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76mm"/>
    </style:style>
    <style:style style:name="co3" style:family="table-column">
      <style:table-column-properties fo:break-before="auto" style:column-width="32.9mm"/>
    </style:style>
    <style:style style:name="co4" style:family="table-column">
      <style:table-column-properties fo:break-before="auto" style:column-width="16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ccccc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ild 1-5" table:style-name="ta1">
        <table:shapes>
          <draw:frame draw:z-index="0" draw:style-name="gr1" draw:text-style-name="P1" svg:width="159.99mm" svg:height="89.99mm" svg:x="399.19mm" svg:y="86.09mm">
            <loext:p draw:notify-on-update-of-ranges="'Bild 1-5'.A4:'Bild 1-5'.A4 'Bild 1-5'.B4:'Bild 1-5'.P4 'Bild 1-5'.A5:'Bild 1-5'.A5 'Bild 1-5'.B5:'Bild 1-5'.P5 'Bild 1-5'.A6:'Bild 1-5'.A6 'Bild 1-5'.B6:'Bild 1-5'.P6 'Bild 1-5'.A7:'Bild 1-5'.A7 'Bild 1-5'.B7:'Bild 1-5'.P7 'Bild 1-5'.A8:'Bild 1-5'.A8 'Bild 1-5'.B8:'Bild 1-5'.P8 'Bild 1-5'.A9:'Bild 1-5'.A9 'Bild 1-5'.B9:'Bild 1-5'.P9 'Bild 1-5'.A10:'Bild 1-5'.A10 'Bild 1-5'.B10:'Bild 1-5'.P10 'Bild 1-5'.A11:'Bild 1-5'.A11 'Bild 1-5'.B11:'Bild 1-5'.P11 'Bild 1-5'.A12:'Bild 1-5'.A12 'Bild 1-5'.B12:'Bild 1-5'.P12 'Bild 1-5'.A13:'Bild 1-5'.A13 'Bild 1-5'.B13:'Bild 1-5'.P13 'Bild 1-5'.A14:'Bild 1-5'.A14 'Bild 1-5'.B14:'Bild 1-5'.P14 'Bild 1-5'.A15:'Bild 1-5'.A15 'Bild 1-5'.B15:'Bild 1-5'.P15 'Bild 1-5'.A16:'Bild 1-5'.A16 'Bild 1-5'.B16:'Bild 1-5'.P16 'Bild 1-5'.A17:'Bild 1-5'.A17 'Bild 1-5'.B17:'Bild 1-5'.P17 'Bild 1-5'.A18:'Bild 1-5'.A18 'Bild 1-5'.B18:'Bild 1-5'.P18 'Bild 1-5'.A19:'Bild 1-5'.A19 'Bild 1-5'.B19:'Bild 1-5'.P19 'Bild 1-5'.A20:'Bild 1-5'.A20 'Bild 1-5'.B20:'Bild 1-5'.P20 'Bild 1-5'.A21:'Bild 1-5'.A21 'Bild 1-5'.B21:'Bild 1-5'.P21 'Bild 1-5'.A22:'Bild 1-5'.A22 'Bild 1-5'.B22:'Bild 1-5'.P22 'Bild 1-5'.A23:'Bild 1-5'.A23 'Bild 1-5'.B23:'Bild 1-5'.P23 'Bild 1-5'.A24:'Bild 1-5'.A24 'Bild 1-5'.B24:'Bild 1-5'.P24 'Bild 1-5'.A25:'Bild 1-5'.A25 'Bild 1-5'.B25:'Bild 1-5'.P25 'Bild 1-5'.A26:'Bild 1-5'.A26 'Bild 1-5'.B26:'Bild 1-5'.P26 'Bild 1-5'.A27:'Bild 1-5'.A27 'Bild 1-5'.B27:'Bild 1-5'.P27 'Bild 1-5'.A28:'Bild 1-5'.A28 'Bild 1-5'.B28:'Bild 1-5'.P28 'Bild 1-5'.A29:'Bild 1-5'.A29 'Bild 1-5'.B29:'Bild 1-5'.P29 'Bild 1-5'.A30:'Bild 1-5'.A30 'Bild 1-5'.B30:'Bild 1-5'.P30 'Bild 1-5'.A31:'Bild 1-5'.A31 'Bild 1-5'.B31:'Bild 1-5'.P31 'Bild 1-5'.A32:'Bild 1-5'.A32 'Bild 1-5'.B32:'Bild 1-5'.P32 'Bild 1-5'.A33:'Bild 1-5'.A33 'Bild 1-5'.B33:'Bild 1-5'.P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207.97mm" svg:y="191.35mm">
            <loext:p draw:notify-on-update-of-ranges="'Bild 1-5'.A34:'Bild 1-5'.A34 'Bild 1-5'.B34:'Bild 1-5'.P34 'Bild 1-5'.A35:'Bild 1-5'.A35 'Bild 1-5'.B35:'Bild 1-5'.P35 'Bild 1-5'.A36:'Bild 1-5'.A36 'Bild 1-5'.B36:'Bild 1-5'.P3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--------------------------------------------------------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---------------------------------------------------------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916" calcext:value-type="float">
            <text:p>0,11916</text:p>
          </table:table-cell>
          <table:table-cell office:value-type="float" office:value="0.13701" calcext:value-type="float">
            <text:p>0,13701</text:p>
          </table:table-cell>
          <table:table-cell office:value-type="float" office:value="0.17384" calcext:value-type="float">
            <text:p>0,17384</text:p>
          </table:table-cell>
          <table:table-cell office:value-type="float" office:value="0.22901" calcext:value-type="float">
            <text:p>0,22901</text:p>
          </table:table-cell>
          <table:table-cell office:value-type="float" office:value="0.31766" calcext:value-type="float">
            <text:p>0,31766</text:p>
          </table:table-cell>
          <table:table-cell office:value-type="float" office:value="0.397" calcext:value-type="float">
            <text:p>0,397</text:p>
          </table:table-cell>
          <table:table-cell office:value-type="float" office:value="0.50975" calcext:value-type="float">
            <text:p>0,50975</text:p>
          </table:table-cell>
          <table:table-cell office:value-type="float" office:value="0.674" calcext:value-type="float">
            <text:p>0,674</text:p>
          </table:table-cell>
          <table:table-cell office:value-type="float" office:value="0.74737" calcext:value-type="float">
            <text:p>0,74737</text:p>
          </table:table-cell>
          <table:table-cell office:value-type="float" office:value="0.94108" calcext:value-type="float">
            <text:p>0,94108</text:p>
          </table:table-cell>
          <table:table-cell office:value-type="float" office:value="1.05918" calcext:value-type="float">
            <text:p>1,05918</text:p>
          </table:table-cell>
          <table:table-cell office:value-type="float" office:value="1.21209" calcext:value-type="float">
            <text:p>1,21209</text:p>
          </table:table-cell>
          <table:table-cell office:value-type="float" office:value="1.25246" calcext:value-type="float">
            <text:p>1,25246</text:p>
          </table:table-cell>
          <table:table-cell office:value-type="float" office:value="1.34758" calcext:value-type="float">
            <text:p>1,34758</text:p>
          </table:table-cell>
          <table:table-cell office:value-type="float" office:value="1.37122" calcext:value-type="float">
            <text:p>1,371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499" calcext:value-type="float">
            <text:p>0,07499</text:p>
          </table:table-cell>
          <table:table-cell office:value-type="float" office:value="0.06885" calcext:value-type="float">
            <text:p>0,06885</text:p>
          </table:table-cell>
          <table:table-cell office:value-type="float" office:value="0.06523" calcext:value-type="float">
            <text:p>0,06523</text:p>
          </table:table-cell>
          <table:table-cell office:value-type="float" office:value="0.07982" calcext:value-type="float">
            <text:p>0,07982</text:p>
          </table:table-cell>
          <table:table-cell office:value-type="float" office:value="0.12439" calcext:value-type="float">
            <text:p>0,12439</text:p>
          </table:table-cell>
          <table:table-cell office:value-type="float" office:value="0.16766" calcext:value-type="float">
            <text:p>0,16766</text:p>
          </table:table-cell>
          <table:table-cell office:value-type="float" office:value="0.24823" calcext:value-type="float">
            <text:p>0,24823</text:p>
          </table:table-cell>
          <table:table-cell office:value-type="float" office:value="0.39087" calcext:value-type="float">
            <text:p>0,39087</text:p>
          </table:table-cell>
          <table:table-cell office:value-type="float" office:value="0.46525" calcext:value-type="float">
            <text:p>0,46525</text:p>
          </table:table-cell>
          <table:table-cell office:value-type="float" office:value="0.62628" calcext:value-type="float">
            <text:p>0,62628</text:p>
          </table:table-cell>
          <table:table-cell office:value-type="float" office:value="0.76321" calcext:value-type="float">
            <text:p>0,76321</text:p>
          </table:table-cell>
          <table:table-cell office:value-type="float" office:value="0.90143" calcext:value-type="float">
            <text:p>0,90143</text:p>
          </table:table-cell>
          <table:table-cell office:value-type="float" office:value="0.97993" calcext:value-type="float">
            <text:p>0,97993</text:p>
          </table:table-cell>
          <table:table-cell office:value-type="float" office:value="1.07654" calcext:value-type="float">
            <text:p>1,07654</text:p>
          </table:table-cell>
          <table:table-cell office:value-type="float" office:value="1.13813" calcext:value-type="float">
            <text:p>1,138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188" calcext:value-type="float">
            <text:p>0,19188</text:p>
          </table:table-cell>
          <table:table-cell office:value-type="float" office:value="0.18756" calcext:value-type="float">
            <text:p>0,18756</text:p>
          </table:table-cell>
          <table:table-cell office:value-type="float" office:value="0.1906" calcext:value-type="float">
            <text:p>0,1906</text:p>
          </table:table-cell>
          <table:table-cell office:value-type="float" office:value="0.21253" calcext:value-type="float">
            <text:p>0,21253</text:p>
          </table:table-cell>
          <table:table-cell office:value-type="float" office:value="0.24763" calcext:value-type="float">
            <text:p>0,24763</text:p>
          </table:table-cell>
          <table:table-cell office:value-type="float" office:value="0.3099" calcext:value-type="float">
            <text:p>0,3099</text:p>
          </table:table-cell>
          <table:table-cell office:value-type="float" office:value="0.40167" calcext:value-type="float">
            <text:p>0,40167</text:p>
          </table:table-cell>
          <table:table-cell office:value-type="float" office:value="0.53792" calcext:value-type="float">
            <text:p>0,53792</text:p>
          </table:table-cell>
          <table:table-cell office:value-type="float" office:value="0.5801" calcext:value-type="float">
            <text:p>0,5801</text:p>
          </table:table-cell>
          <table:table-cell office:value-type="float" office:value="0.74969" calcext:value-type="float">
            <text:p>0,74969</text:p>
          </table:table-cell>
          <table:table-cell office:value-type="float" office:value="0.86483" calcext:value-type="float">
            <text:p>0,86483</text:p>
          </table:table-cell>
          <table:table-cell office:value-type="float" office:value="0.99503" calcext:value-type="float">
            <text:p>0,99503</text:p>
          </table:table-cell>
          <table:table-cell office:value-type="float" office:value="1.05583" calcext:value-type="float">
            <text:p>1,05583</text:p>
          </table:table-cell>
          <table:table-cell office:value-type="float" office:value="1.14637" calcext:value-type="float">
            <text:p>1,14637</text:p>
          </table:table-cell>
          <table:table-cell office:value-type="float" office:value="1.18339" calcext:value-type="float">
            <text:p>1,183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0874" calcext:value-type="float">
            <text:p>1,30874</text:p>
          </table:table-cell>
          <table:table-cell office:value-type="float" office:value="1.25716" calcext:value-type="float">
            <text:p>1,25716</text:p>
          </table:table-cell>
          <table:table-cell office:value-type="float" office:value="1.17656" calcext:value-type="float">
            <text:p>1,17656</text:p>
          </table:table-cell>
          <table:table-cell office:value-type="float" office:value="1.08009" calcext:value-type="float">
            <text:p>1,08009</text:p>
          </table:table-cell>
          <table:table-cell office:value-type="float" office:value="0.89989" calcext:value-type="float">
            <text:p>0,89989</text:p>
          </table:table-cell>
          <table:table-cell office:value-type="float" office:value="0.83492" calcext:value-type="float">
            <text:p>0,83492</text:p>
          </table:table-cell>
          <table:table-cell office:value-type="float" office:value="0.72848" calcext:value-type="float">
            <text:p>0,72848</text:p>
          </table:table-cell>
          <table:table-cell office:value-type="float" office:value="0.60985" calcext:value-type="float">
            <text:p>0,60985</text:p>
          </table:table-cell>
          <table:table-cell office:value-type="float" office:value="0.52552" calcext:value-type="float">
            <text:p>0,52552</text:p>
          </table:table-cell>
          <table:table-cell office:value-type="float" office:value="0.40924" calcext:value-type="float">
            <text:p>0,40924</text:p>
          </table:table-cell>
          <table:table-cell office:value-type="float" office:value="0.32472" calcext:value-type="float">
            <text:p>0,32472</text:p>
          </table:table-cell>
          <table:table-cell office:value-type="float" office:value="0.25177" calcext:value-type="float">
            <text:p>0,25177</text:p>
          </table:table-cell>
          <table:table-cell office:value-type="float" office:value="0.19876" calcext:value-type="float">
            <text:p>0,19876</text:p>
          </table:table-cell>
          <table:table-cell office:value-type="float" office:value="0.19252" calcext:value-type="float">
            <text:p>0,19252</text:p>
          </table:table-cell>
          <table:table-cell office:value-type="float" office:value="0.14941" calcext:value-type="float">
            <text:p>0,149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6709" calcext:value-type="float">
            <text:p>1,16709</text:p>
          </table:table-cell>
          <table:table-cell office:value-type="float" office:value="1.10248" calcext:value-type="float">
            <text:p>1,10248</text:p>
          </table:table-cell>
          <table:table-cell office:value-type="float" office:value="1.01354" calcext:value-type="float">
            <text:p>1,01354</text:p>
          </table:table-cell>
          <table:table-cell office:value-type="float" office:value="0.90457" calcext:value-type="float">
            <text:p>0,90457</text:p>
          </table:table-cell>
          <table:table-cell office:value-type="float" office:value="0.70834" calcext:value-type="float">
            <text:p>0,70834</text:p>
          </table:table-cell>
          <table:table-cell office:value-type="float" office:value="0.62518" calcext:value-type="float">
            <text:p>0,62518</text:p>
          </table:table-cell>
          <table:table-cell office:value-type="float" office:value="0.51501" calcext:value-type="float">
            <text:p>0,51501</text:p>
          </table:table-cell>
          <table:table-cell office:value-type="float" office:value="0.39251" calcext:value-type="float">
            <text:p>0,39251</text:p>
          </table:table-cell>
          <table:table-cell office:value-type="float" office:value="0.32146" calcext:value-type="float">
            <text:p>0,32146</text:p>
          </table:table-cell>
          <table:table-cell office:value-type="float" office:value="0.2106" calcext:value-type="float">
            <text:p>0,2106</text:p>
          </table:table-cell>
          <table:table-cell office:value-type="float" office:value="0.13804" calcext:value-type="float">
            <text:p>0,13804</text:p>
          </table:table-cell>
          <table:table-cell office:value-type="float" office:value="0.08833" calcext:value-type="float">
            <text:p>0,08833</text:p>
          </table:table-cell>
          <table:table-cell office:value-type="float" office:value="0.05832" calcext:value-type="float">
            <text:p>0,05832</text:p>
          </table:table-cell>
          <table:table-cell office:value-type="float" office:value="0.04679" calcext:value-type="float">
            <text:p>0,04679</text:p>
          </table:table-cell>
          <table:table-cell office:value-type="float" office:value="0.05522" calcext:value-type="float">
            <text:p>0,055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1322" calcext:value-type="float">
            <text:p>1,31322</text:p>
          </table:table-cell>
          <table:table-cell office:value-type="float" office:value="1.25841" calcext:value-type="float">
            <text:p>1,25841</text:p>
          </table:table-cell>
          <table:table-cell office:value-type="float" office:value="1.17311" calcext:value-type="float">
            <text:p>1,17311</text:p>
          </table:table-cell>
          <table:table-cell office:value-type="float" office:value="1.06856" calcext:value-type="float">
            <text:p>1,06856</text:p>
          </table:table-cell>
          <table:table-cell office:value-type="float" office:value="0.88006" calcext:value-type="float">
            <text:p>0,88006</text:p>
          </table:table-cell>
          <table:table-cell office:value-type="float" office:value="0.81035" calcext:value-type="float">
            <text:p>0,81035</text:p>
          </table:table-cell>
          <table:table-cell office:value-type="float" office:value="0.70676" calcext:value-type="float">
            <text:p>0,70676</text:p>
          </table:table-cell>
          <table:table-cell office:value-type="float" office:value="0.59632" calcext:value-type="float">
            <text:p>0,59632</text:p>
          </table:table-cell>
          <table:table-cell office:value-type="float" office:value="0.50314" calcext:value-type="float">
            <text:p>0,50314</text:p>
          </table:table-cell>
          <table:table-cell office:value-type="float" office:value="0.37129" calcext:value-type="float">
            <text:p>0,37129</text:p>
          </table:table-cell>
          <table:table-cell office:value-type="float" office:value="0.28219" calcext:value-type="float">
            <text:p>0,28219</text:p>
          </table:table-cell>
          <table:table-cell office:value-type="float" office:value="0.20977" calcext:value-type="float">
            <text:p>0,20977</text:p>
          </table:table-cell>
          <table:table-cell office:value-type="float" office:value="0.17236" calcext:value-type="float">
            <text:p>0,17236</text:p>
          </table:table-cell>
          <table:table-cell office:value-type="float" office:value="0.16232" calcext:value-type="float">
            <text:p>0,16232</text:p>
          </table:table-cell>
          <table:table-cell office:value-type="float" office:value="0.13605" calcext:value-type="float">
            <text:p>0,136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779" calcext:value-type="float">
            <text:p>0,15779</text:p>
          </table:table-cell>
          <table:table-cell office:value-type="float" office:value="0.16551" calcext:value-type="float">
            <text:p>0,16551</text:p>
          </table:table-cell>
          <table:table-cell office:value-type="float" office:value="0.23517" calcext:value-type="float">
            <text:p>0,23517</text:p>
          </table:table-cell>
          <table:table-cell office:value-type="float" office:value="0.30739" calcext:value-type="float">
            <text:p>0,30739</text:p>
          </table:table-cell>
          <table:table-cell office:value-type="float" office:value="0.37763" calcext:value-type="float">
            <text:p>0,37763</text:p>
          </table:table-cell>
          <table:table-cell office:value-type="float" office:value="0.40365" calcext:value-type="float">
            <text:p>0,40365</text:p>
          </table:table-cell>
          <table:table-cell office:value-type="float" office:value="0.52334" calcext:value-type="float">
            <text:p>0,52334</text:p>
          </table:table-cell>
          <table:table-cell office:value-type="float" office:value="0.637" calcext:value-type="float">
            <text:p>0,637</text:p>
          </table:table-cell>
          <table:table-cell office:value-type="float" office:value="0.70648" calcext:value-type="float">
            <text:p>0,70648</text:p>
          </table:table-cell>
          <table:table-cell office:value-type="float" office:value="0.90751" calcext:value-type="float">
            <text:p>0,90751</text:p>
          </table:table-cell>
          <table:table-cell office:value-type="float" office:value="1.0377" calcext:value-type="float">
            <text:p>1,0377</text:p>
          </table:table-cell>
          <table:table-cell office:value-type="float" office:value="1.20926" calcext:value-type="float">
            <text:p>1,20926</text:p>
          </table:table-cell>
          <table:table-cell office:value-type="float" office:value="1.31001" calcext:value-type="float">
            <text:p>1,31001</text:p>
          </table:table-cell>
          <table:table-cell office:value-type="float" office:value="1.47433" calcext:value-type="float">
            <text:p>1,47433</text:p>
          </table:table-cell>
          <table:table-cell office:value-type="float" office:value="1.5244" calcext:value-type="float">
            <text:p>1,52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414" calcext:value-type="float">
            <text:p>0,05414</text:p>
          </table:table-cell>
          <table:table-cell office:value-type="float" office:value="0.0519" calcext:value-type="float">
            <text:p>0,0519</text:p>
          </table:table-cell>
          <table:table-cell office:value-type="float" office:value="0.07469" calcext:value-type="float">
            <text:p>0,07469</text:p>
          </table:table-cell>
          <table:table-cell office:value-type="float" office:value="0.09361" calcext:value-type="float">
            <text:p>0,09361</text:p>
          </table:table-cell>
          <table:table-cell office:value-type="float" office:value="0.1377" calcext:value-type="float">
            <text:p>0,1377</text:p>
          </table:table-cell>
          <table:table-cell office:value-type="float" office:value="0.14957" calcext:value-type="float">
            <text:p>0,14957</text:p>
          </table:table-cell>
          <table:table-cell office:value-type="float" office:value="0.23557" calcext:value-type="float">
            <text:p>0,23557</text:p>
          </table:table-cell>
          <table:table-cell office:value-type="float" office:value="0.34449" calcext:value-type="float">
            <text:p>0,34449</text:p>
          </table:table-cell>
          <table:table-cell office:value-type="float" office:value="0.44211" calcext:value-type="float">
            <text:p>0,44211</text:p>
          </table:table-cell>
          <table:table-cell office:value-type="float" office:value="0.60945" calcext:value-type="float">
            <text:p>0,60945</text:p>
          </table:table-cell>
          <table:table-cell office:value-type="float" office:value="0.77833" calcext:value-type="float">
            <text:p>0,77833</text:p>
          </table:table-cell>
          <table:table-cell office:value-type="float" office:value="0.94285" calcext:value-type="float">
            <text:p>0,94285</text:p>
          </table:table-cell>
          <table:table-cell office:value-type="float" office:value="1.04408" calcext:value-type="float">
            <text:p>1,04408</text:p>
          </table:table-cell>
          <table:table-cell office:value-type="float" office:value="1.24526" calcext:value-type="float">
            <text:p>1,24526</text:p>
          </table:table-cell>
          <table:table-cell office:value-type="float" office:value="1.32303" calcext:value-type="float">
            <text:p>1,323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6903" calcext:value-type="float">
            <text:p>0,16903</text:p>
          </table:table-cell>
          <table:table-cell office:value-type="float" office:value="0.12761" calcext:value-type="float">
            <text:p>0,12761</text:p>
          </table:table-cell>
          <table:table-cell office:value-type="float" office:value="0.16352" calcext:value-type="float">
            <text:p>0,16352</text:p>
          </table:table-cell>
          <table:table-cell office:value-type="float" office:value="0.22385" calcext:value-type="float">
            <text:p>0,22385</text:p>
          </table:table-cell>
          <table:table-cell office:value-type="float" office:value="0.27434" calcext:value-type="float">
            <text:p>0,27434</text:p>
          </table:table-cell>
          <table:table-cell office:value-type="float" office:value="0.27838" calcext:value-type="float">
            <text:p>0,27838</text:p>
          </table:table-cell>
          <table:table-cell office:value-type="float" office:value="0.37654" calcext:value-type="float">
            <text:p>0,37654</text:p>
          </table:table-cell>
          <table:table-cell office:value-type="float" office:value="0.46683" calcext:value-type="float">
            <text:p>0,46683</text:p>
          </table:table-cell>
          <table:table-cell office:value-type="float" office:value="0.53855" calcext:value-type="float">
            <text:p>0,53855</text:p>
          </table:table-cell>
          <table:table-cell office:value-type="float" office:value="0.71924" calcext:value-type="float">
            <text:p>0,71924</text:p>
          </table:table-cell>
          <table:table-cell office:value-type="float" office:value="0.84829" calcext:value-type="float">
            <text:p>0,84829</text:p>
          </table:table-cell>
          <table:table-cell office:value-type="float" office:value="1.00983" calcext:value-type="float">
            <text:p>1,00983</text:p>
          </table:table-cell>
          <table:table-cell office:value-type="float" office:value="1.08628" calcext:value-type="float">
            <text:p>1,08628</text:p>
          </table:table-cell>
          <table:table-cell office:value-type="float" office:value="1.2632" calcext:value-type="float">
            <text:p>1,2632</text:p>
          </table:table-cell>
          <table:table-cell office:value-type="float" office:value="1.31859" calcext:value-type="float">
            <text:p>1,318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3163" calcext:value-type="float">
            <text:p>1,33163</text:p>
          </table:table-cell>
          <table:table-cell office:value-type="float" office:value="1.2536" calcext:value-type="float">
            <text:p>1,2536</text:p>
          </table:table-cell>
          <table:table-cell office:value-type="float" office:value="1.18819" calcext:value-type="float">
            <text:p>1,18819</text:p>
          </table:table-cell>
          <table:table-cell office:value-type="float" office:value="1.03819" calcext:value-type="float">
            <text:p>1,03819</text:p>
          </table:table-cell>
          <table:table-cell office:value-type="float" office:value="0.8951" calcext:value-type="float">
            <text:p>0,8951</text:p>
          </table:table-cell>
          <table:table-cell office:value-type="float" office:value="0.82794" calcext:value-type="float">
            <text:p>0,82794</text:p>
          </table:table-cell>
          <table:table-cell office:value-type="float" office:value="0.63179" calcext:value-type="float">
            <text:p>0,63179</text:p>
          </table:table-cell>
          <table:table-cell office:value-type="float" office:value="0.48889" calcext:value-type="float">
            <text:p>0,48889</text:p>
          </table:table-cell>
          <table:table-cell office:value-type="float" office:value="0.35346" calcext:value-type="float">
            <text:p>0,35346</text:p>
          </table:table-cell>
          <table:table-cell office:value-type="float" office:value="0.21778" calcext:value-type="float">
            <text:p>0,21778</text:p>
          </table:table-cell>
          <table:table-cell office:value-type="float" office:value="0.12309" calcext:value-type="float">
            <text:p>0,12309</text:p>
          </table:table-cell>
          <table:table-cell office:value-type="float" office:value="0.06665" calcext:value-type="float">
            <text:p>0,06665</text:p>
          </table:table-cell>
          <table:table-cell office:value-type="float" office:value="0.04027" calcext:value-type="float">
            <text:p>0,04027</text:p>
          </table:table-cell>
          <table:table-cell office:value-type="float" office:value="0.01862" calcext:value-type="float">
            <text:p>0,01862</text:p>
          </table:table-cell>
          <table:table-cell office:value-type="float" office:value="0.01565" calcext:value-type="float">
            <text:p>0,015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9522" calcext:value-type="float">
            <text:p>1,29522</text:p>
          </table:table-cell>
          <table:table-cell office:value-type="float" office:value="1.20292" calcext:value-type="float">
            <text:p>1,20292</text:p>
          </table:table-cell>
          <table:table-cell office:value-type="float" office:value="1.15097" calcext:value-type="float">
            <text:p>1,15097</text:p>
          </table:table-cell>
          <table:table-cell office:value-type="float" office:value="1.00195" calcext:value-type="float">
            <text:p>1,00195</text:p>
          </table:table-cell>
          <table:table-cell office:value-type="float" office:value="0.86333" calcext:value-type="float">
            <text:p>0,86333</text:p>
          </table:table-cell>
          <table:table-cell office:value-type="float" office:value="0.80031" calcext:value-type="float">
            <text:p>0,80031</text:p>
          </table:table-cell>
          <table:table-cell office:value-type="float" office:value="0.6058" calcext:value-type="float">
            <text:p>0,6058</text:p>
          </table:table-cell>
          <table:table-cell office:value-type="float" office:value="0.46796" calcext:value-type="float">
            <text:p>0,46796</text:p>
          </table:table-cell>
          <table:table-cell office:value-type="float" office:value="0.33455" calcext:value-type="float">
            <text:p>0,33455</text:p>
          </table:table-cell>
          <table:table-cell office:value-type="float" office:value="0.21057" calcext:value-type="float">
            <text:p>0,21057</text:p>
          </table:table-cell>
          <table:table-cell office:value-type="float" office:value="0.12399" calcext:value-type="float">
            <text:p>0,12399</text:p>
          </table:table-cell>
          <table:table-cell office:value-type="float" office:value="0.07383" calcext:value-type="float">
            <text:p>0,07383</text:p>
          </table:table-cell>
          <table:table-cell office:value-type="float" office:value="0.04954" calcext:value-type="float">
            <text:p>0,04954</text:p>
          </table:table-cell>
          <table:table-cell office:value-type="float" office:value="0.04206" calcext:value-type="float">
            <text:p>0,04206</text:p>
          </table:table-cell>
          <table:table-cell office:value-type="float" office:value="0.04059" calcext:value-type="float">
            <text:p>0,040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1115" calcext:value-type="float">
            <text:p>1,41115</text:p>
          </table:table-cell>
          <table:table-cell office:value-type="float" office:value="1.32935" calcext:value-type="float">
            <text:p>1,32935</text:p>
          </table:table-cell>
          <table:table-cell office:value-type="float" office:value="1.28329" calcext:value-type="float">
            <text:p>1,28329</text:p>
          </table:table-cell>
          <table:table-cell office:value-type="float" office:value="1.13415" calcext:value-type="float">
            <text:p>1,13415</text:p>
          </table:table-cell>
          <table:table-cell office:value-type="float" office:value="0.99402" calcext:value-type="float">
            <text:p>0,99402</text:p>
          </table:table-cell>
          <table:table-cell office:value-type="float" office:value="0.92467" calcext:value-type="float">
            <text:p>0,92467</text:p>
          </table:table-cell>
          <table:table-cell office:value-type="float" office:value="0.73841" calcext:value-type="float">
            <text:p>0,73841</text:p>
          </table:table-cell>
          <table:table-cell office:value-type="float" office:value="0.59668" calcext:value-type="float">
            <text:p>0,59668</text:p>
          </table:table-cell>
          <table:table-cell office:value-type="float" office:value="0.45106" calcext:value-type="float">
            <text:p>0,45106</text:p>
          </table:table-cell>
          <table:table-cell office:value-type="float" office:value="0.31425" calcext:value-type="float">
            <text:p>0,31425</text:p>
          </table:table-cell>
          <table:table-cell office:value-type="float" office:value="0.21788" calcext:value-type="float">
            <text:p>0,21788</text:p>
          </table:table-cell>
          <table:table-cell office:value-type="float" office:value="0.17073" calcext:value-type="float">
            <text:p>0,17073</text:p>
          </table:table-cell>
          <table:table-cell office:value-type="float" office:value="0.14631" calcext:value-type="float">
            <text:p>0,14631</text:p>
          </table:table-cell>
          <table:table-cell office:value-type="float" office:value="0.11492" calcext:value-type="float">
            <text:p>0,11492</text:p>
          </table:table-cell>
          <table:table-cell office:value-type="float" office:value="0.09938" calcext:value-type="float">
            <text:p>0,099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702" calcext:value-type="float">
            <text:p>0,07702</text:p>
          </table:table-cell>
          <table:table-cell office:value-type="float" office:value="0.10171" calcext:value-type="float">
            <text:p>0,10171</text:p>
          </table:table-cell>
          <table:table-cell office:value-type="float" office:value="0.11335" calcext:value-type="float">
            <text:p>0,11335</text:p>
          </table:table-cell>
          <table:table-cell office:value-type="float" office:value="0.16347" calcext:value-type="float">
            <text:p>0,16347</text:p>
          </table:table-cell>
          <table:table-cell office:value-type="float" office:value="0.19398" calcext:value-type="float">
            <text:p>0,19398</text:p>
          </table:table-cell>
          <table:table-cell office:value-type="float" office:value="0.22736" calcext:value-type="float">
            <text:p>0,22736</text:p>
          </table:table-cell>
          <table:table-cell office:value-type="float" office:value="0.30544" calcext:value-type="float">
            <text:p>0,30544</text:p>
          </table:table-cell>
          <table:table-cell office:value-type="float" office:value="0.36133" calcext:value-type="float">
            <text:p>0,36133</text:p>
          </table:table-cell>
          <table:table-cell office:value-type="float" office:value="0.41317" calcext:value-type="float">
            <text:p>0,41317</text:p>
          </table:table-cell>
          <table:table-cell office:value-type="float" office:value="0.51302" calcext:value-type="float">
            <text:p>0,51302</text:p>
          </table:table-cell>
          <table:table-cell office:value-type="float" office:value="0.55528" calcext:value-type="float">
            <text:p>0,55528</text:p>
          </table:table-cell>
          <table:table-cell office:value-type="float" office:value="0.61222" calcext:value-type="float">
            <text:p>0,61222</text:p>
          </table:table-cell>
          <table:table-cell office:value-type="float" office:value="0.71808" calcext:value-type="float">
            <text:p>0,71808</text:p>
          </table:table-cell>
          <table:table-cell office:value-type="float" office:value="0.75072" calcext:value-type="float">
            <text:p>0,75072</text:p>
          </table:table-cell>
          <table:table-cell office:value-type="float" office:value="0.8057" calcext:value-type="float">
            <text:p>0,80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105" calcext:value-type="float">
            <text:p>0,23105</text:p>
          </table:table-cell>
          <table:table-cell office:value-type="float" office:value="0.29749" calcext:value-type="float">
            <text:p>0,29749</text:p>
          </table:table-cell>
          <table:table-cell office:value-type="float" office:value="0.30915" calcext:value-type="float">
            <text:p>0,30915</text:p>
          </table:table-cell>
          <table:table-cell office:value-type="float" office:value="0.37703" calcext:value-type="float">
            <text:p>0,37703</text:p>
          </table:table-cell>
          <table:table-cell office:value-type="float" office:value="0.424" calcext:value-type="float">
            <text:p>0,424</text:p>
          </table:table-cell>
          <table:table-cell office:value-type="float" office:value="0.44993" calcext:value-type="float">
            <text:p>0,44993</text:p>
          </table:table-cell>
          <table:table-cell office:value-type="float" office:value="0.54993" calcext:value-type="float">
            <text:p>0,54993</text:p>
          </table:table-cell>
          <table:table-cell office:value-type="float" office:value="0.60648" calcext:value-type="float">
            <text:p>0,60648</text:p>
          </table:table-cell>
          <table:table-cell office:value-type="float" office:value="0.65342" calcext:value-type="float">
            <text:p>0,65342</text:p>
          </table:table-cell>
          <table:table-cell office:value-type="float" office:value="0.75198" calcext:value-type="float">
            <text:p>0,75198</text:p>
          </table:table-cell>
          <table:table-cell office:value-type="float" office:value="0.79055" calcext:value-type="float">
            <text:p>0,79055</text:p>
          </table:table-cell>
          <table:table-cell office:value-type="float" office:value="0.83294" calcext:value-type="float">
            <text:p>0,83294</text:p>
          </table:table-cell>
          <table:table-cell office:value-type="float" office:value="0.94555" calcext:value-type="float">
            <text:p>0,94555</text:p>
          </table:table-cell>
          <table:table-cell office:value-type="float" office:value="0.96098" calcext:value-type="float">
            <text:p>0,96098</text:p>
          </table:table-cell>
          <table:table-cell office:value-type="float" office:value="1.02099" calcext:value-type="float">
            <text:p>1,020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8148" calcext:value-type="float">
            <text:p>0,18148</text:p>
          </table:table-cell>
          <table:table-cell office:value-type="float" office:value="0.17964" calcext:value-type="float">
            <text:p>0,17964</text:p>
          </table:table-cell>
          <table:table-cell office:value-type="float" office:value="0.17996" calcext:value-type="float">
            <text:p>0,17996</text:p>
          </table:table-cell>
          <table:table-cell office:value-type="float" office:value="0.21403" calcext:value-type="float">
            <text:p>0,21403</text:p>
          </table:table-cell>
          <table:table-cell office:value-type="float" office:value="0.2495" calcext:value-type="float">
            <text:p>0,2495</text:p>
          </table:table-cell>
          <table:table-cell office:value-type="float" office:value="0.26924" calcext:value-type="float">
            <text:p>0,26924</text:p>
          </table:table-cell>
          <table:table-cell office:value-type="float" office:value="0.30901" calcext:value-type="float">
            <text:p>0,30901</text:p>
          </table:table-cell>
          <table:table-cell office:value-type="float" office:value="0.35892" calcext:value-type="float">
            <text:p>0,35892</text:p>
          </table:table-cell>
          <table:table-cell office:value-type="float" office:value="0.37858" calcext:value-type="float">
            <text:p>0,37858</text:p>
          </table:table-cell>
          <table:table-cell office:value-type="float" office:value="0.43803" calcext:value-type="float">
            <text:p>0,43803</text:p>
          </table:table-cell>
          <table:table-cell office:value-type="float" office:value="0.47342" calcext:value-type="float">
            <text:p>0,47342</text:p>
          </table:table-cell>
          <table:table-cell office:value-type="float" office:value="0.5147" calcext:value-type="float">
            <text:p>0,5147</text:p>
          </table:table-cell>
          <table:table-cell office:value-type="float" office:value="0.61699" calcext:value-type="float">
            <text:p>0,61699</text:p>
          </table:table-cell>
          <table:table-cell office:value-type="float" office:value="0.63673" calcext:value-type="float">
            <text:p>0,63673</text:p>
          </table:table-cell>
          <table:table-cell office:value-type="float" office:value="0.70051" calcext:value-type="float">
            <text:p>0,700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7989" calcext:value-type="float">
            <text:p>0,87989</text:p>
          </table:table-cell>
          <table:table-cell office:value-type="float" office:value="0.72022" calcext:value-type="float">
            <text:p>0,72022</text:p>
          </table:table-cell>
          <table:table-cell office:value-type="float" office:value="0.66009" calcext:value-type="float">
            <text:p>0,66009</text:p>
          </table:table-cell>
          <table:table-cell office:value-type="float" office:value="0.58559" calcext:value-type="float">
            <text:p>0,58559</text:p>
          </table:table-cell>
          <table:table-cell office:value-type="float" office:value="0.54234" calcext:value-type="float">
            <text:p>0,54234</text:p>
          </table:table-cell>
          <table:table-cell office:value-type="float" office:value="0.46907" calcext:value-type="float">
            <text:p>0,46907</text:p>
          </table:table-cell>
          <table:table-cell office:value-type="float" office:value="0.39072" calcext:value-type="float">
            <text:p>0,39072</text:p>
          </table:table-cell>
          <table:table-cell office:value-type="float" office:value="0.28494" calcext:value-type="float">
            <text:p>0,28494</text:p>
          </table:table-cell>
          <table:table-cell office:value-type="float" office:value="0.20841" calcext:value-type="float">
            <text:p>0,20841</text:p>
          </table:table-cell>
          <table:table-cell office:value-type="float" office:value="0.14324" calcext:value-type="float">
            <text:p>0,14324</text:p>
          </table:table-cell>
          <table:table-cell office:value-type="float" office:value="0.10076" calcext:value-type="float">
            <text:p>0,10076</text:p>
          </table:table-cell>
          <table:table-cell office:value-type="float" office:value="0.07403" calcext:value-type="float">
            <text:p>0,07403</text:p>
          </table:table-cell>
          <table:table-cell office:value-type="float" office:value="0.03521" calcext:value-type="float">
            <text:p>0,03521</text:p>
          </table:table-cell>
          <table:table-cell office:value-type="float" office:value="0.0269" calcext:value-type="float">
            <text:p>0,0269</text:p>
          </table:table-cell>
          <table:table-cell office:value-type="float" office:value="0.01565" calcext:value-type="float">
            <text:p>0,015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01963" calcext:value-type="float">
            <text:p>1,01963</text:p>
          </table:table-cell>
          <table:table-cell office:value-type="float" office:value="0.85414" calcext:value-type="float">
            <text:p>0,85414</text:p>
          </table:table-cell>
          <table:table-cell office:value-type="float" office:value="0.78791" calcext:value-type="float">
            <text:p>0,78791</text:p>
          </table:table-cell>
          <table:table-cell office:value-type="float" office:value="0.7065" calcext:value-type="float">
            <text:p>0,7065</text:p>
          </table:table-cell>
          <table:table-cell office:value-type="float" office:value="0.64459" calcext:value-type="float">
            <text:p>0,64459</text:p>
          </table:table-cell>
          <table:table-cell office:value-type="float" office:value="0.57782" calcext:value-type="float">
            <text:p>0,57782</text:p>
          </table:table-cell>
          <table:table-cell office:value-type="float" office:value="0.4817" calcext:value-type="float">
            <text:p>0,4817</text:p>
          </table:table-cell>
          <table:table-cell office:value-type="float" office:value="0.36828" calcext:value-type="float">
            <text:p>0,36828</text:p>
          </table:table-cell>
          <table:table-cell office:value-type="float" office:value="0.28436" calcext:value-type="float">
            <text:p>0,28436</text:p>
          </table:table-cell>
          <table:table-cell office:value-type="float" office:value="0.19526" calcext:value-type="float">
            <text:p>0,19526</text:p>
          </table:table-cell>
          <table:table-cell office:value-type="float" office:value="0.15175" calcext:value-type="float">
            <text:p>0,15175</text:p>
          </table:table-cell>
          <table:table-cell office:value-type="float" office:value="0.12394" calcext:value-type="float">
            <text:p>0,12394</text:p>
          </table:table-cell>
          <table:table-cell office:value-type="float" office:value="0.06644" calcext:value-type="float">
            <text:p>0,06644</text:p>
          </table:table-cell>
          <table:table-cell office:value-type="float" office:value="0.05554" calcext:value-type="float">
            <text:p>0,05554</text:p>
          </table:table-cell>
          <table:table-cell office:value-type="float" office:value="0.04059" calcext:value-type="float">
            <text:p>0,040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6553" calcext:value-type="float">
            <text:p>1,16553</text:p>
          </table:table-cell>
          <table:table-cell office:value-type="float" office:value="0.99787" calcext:value-type="float">
            <text:p>0,99787</text:p>
          </table:table-cell>
          <table:table-cell office:value-type="float" office:value="0.92388" calcext:value-type="float">
            <text:p>0,92388</text:p>
          </table:table-cell>
          <table:table-cell office:value-type="float" office:value="0.85585" calcext:value-type="float">
            <text:p>0,85585</text:p>
          </table:table-cell>
          <table:table-cell office:value-type="float" office:value="0.77439" calcext:value-type="float">
            <text:p>0,77439</text:p>
          </table:table-cell>
          <table:table-cell office:value-type="float" office:value="0.70334" calcext:value-type="float">
            <text:p>0,70334</text:p>
          </table:table-cell>
          <table:table-cell office:value-type="float" office:value="0.61314" calcext:value-type="float">
            <text:p>0,61314</text:p>
          </table:table-cell>
          <table:table-cell office:value-type="float" office:value="0.48528" calcext:value-type="float">
            <text:p>0,48528</text:p>
          </table:table-cell>
          <table:table-cell office:value-type="float" office:value="0.39577" calcext:value-type="float">
            <text:p>0,39577</text:p>
          </table:table-cell>
          <table:table-cell office:value-type="float" office:value="0.2981" calcext:value-type="float">
            <text:p>0,2981</text:p>
          </table:table-cell>
          <table:table-cell office:value-type="float" office:value="0.24471" calcext:value-type="float">
            <text:p>0,24471</text:p>
          </table:table-cell>
          <table:table-cell office:value-type="float" office:value="0.20793" calcext:value-type="float">
            <text:p>0,20793</text:p>
          </table:table-cell>
          <table:table-cell office:value-type="float" office:value="0.14902" calcext:value-type="float">
            <text:p>0,14902</text:p>
          </table:table-cell>
          <table:table-cell office:value-type="float" office:value="0.12972" calcext:value-type="float">
            <text:p>0,12972</text:p>
          </table:table-cell>
          <table:table-cell office:value-type="float" office:value="0.09938" calcext:value-type="float">
            <text:p>0,099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9522" calcext:value-type="float">
            <text:p>0,09522</text:p>
          </table:table-cell>
          <table:table-cell office:value-type="float" office:value="0.08508" calcext:value-type="float">
            <text:p>0,08508</text:p>
          </table:table-cell>
          <table:table-cell office:value-type="float" office:value="0.0782" calcext:value-type="float">
            <text:p>0,0782</text:p>
          </table:table-cell>
          <table:table-cell office:value-type="float" office:value="0.0761" calcext:value-type="float">
            <text:p>0,0761</text:p>
          </table:table-cell>
          <table:table-cell office:value-type="float" office:value="0.08267" calcext:value-type="float">
            <text:p>0,08267</text:p>
          </table:table-cell>
          <table:table-cell office:value-type="float" office:value="0.11294" calcext:value-type="float">
            <text:p>0,11294</text:p>
          </table:table-cell>
          <table:table-cell office:value-type="float" office:value="0.13124" calcext:value-type="float">
            <text:p>0,13124</text:p>
          </table:table-cell>
          <table:table-cell office:value-type="float" office:value="0.18957" calcext:value-type="float">
            <text:p>0,18957</text:p>
          </table:table-cell>
          <table:table-cell office:value-type="float" office:value="0.23121" calcext:value-type="float">
            <text:p>0,23121</text:p>
          </table:table-cell>
          <table:table-cell office:value-type="float" office:value="0.26686" calcext:value-type="float">
            <text:p>0,26686</text:p>
          </table:table-cell>
          <table:table-cell office:value-type="float" office:value="0.31239" calcext:value-type="float">
            <text:p>0,31239</text:p>
          </table:table-cell>
          <table:table-cell office:value-type="float" office:value="0.35349" calcext:value-type="float">
            <text:p>0,35349</text:p>
          </table:table-cell>
          <table:table-cell office:value-type="float" office:value="0.42636" calcext:value-type="float">
            <text:p>0,42636</text:p>
          </table:table-cell>
          <table:table-cell office:value-type="float" office:value="0.47668" calcext:value-type="float">
            <text:p>0,47668</text:p>
          </table:table-cell>
          <table:table-cell office:value-type="float" office:value="0.56788" calcext:value-type="float">
            <text:p>0,567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18" calcext:value-type="float">
            <text:p>0,1918</text:p>
          </table:table-cell>
          <table:table-cell office:value-type="float" office:value="0.16915" calcext:value-type="float">
            <text:p>0,16915</text:p>
          </table:table-cell>
          <table:table-cell office:value-type="float" office:value="0.17251" calcext:value-type="float">
            <text:p>0,17251</text:p>
          </table:table-cell>
          <table:table-cell office:value-type="float" office:value="0.14312" calcext:value-type="float">
            <text:p>0,14312</text:p>
          </table:table-cell>
          <table:table-cell office:value-type="float" office:value="0.144" calcext:value-type="float">
            <text:p>0,144</text:p>
          </table:table-cell>
          <table:table-cell office:value-type="float" office:value="0.15055" calcext:value-type="float">
            <text:p>0,15055</text:p>
          </table:table-cell>
          <table:table-cell office:value-type="float" office:value="0.16652" calcext:value-type="float">
            <text:p>0,16652</text:p>
          </table:table-cell>
          <table:table-cell office:value-type="float" office:value="0.19036" calcext:value-type="float">
            <text:p>0,19036</text:p>
          </table:table-cell>
          <table:table-cell office:value-type="float" office:value="0.23407" calcext:value-type="float">
            <text:p>0,23407</text:p>
          </table:table-cell>
          <table:table-cell office:value-type="float" office:value="0.26222" calcext:value-type="float">
            <text:p>0,26222</text:p>
          </table:table-cell>
          <table:table-cell office:value-type="float" office:value="0.29777" calcext:value-type="float">
            <text:p>0,29777</text:p>
          </table:table-cell>
          <table:table-cell office:value-type="float" office:value="0.34755" calcext:value-type="float">
            <text:p>0,34755</text:p>
          </table:table-cell>
          <table:table-cell office:value-type="float" office:value="0.41819" calcext:value-type="float">
            <text:p>0,41819</text:p>
          </table:table-cell>
          <table:table-cell office:value-type="float" office:value="0.46178" calcext:value-type="float">
            <text:p>0,46178</text:p>
          </table:table-cell>
          <table:table-cell office:value-type="float" office:value="0.51599" calcext:value-type="float">
            <text:p>0,515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227" calcext:value-type="float">
            <text:p>0,12227</text:p>
          </table:table-cell>
          <table:table-cell office:value-type="float" office:value="0.11061" calcext:value-type="float">
            <text:p>0,11061</text:p>
          </table:table-cell>
          <table:table-cell office:value-type="float" office:value="0.11551" calcext:value-type="float">
            <text:p>0,11551</text:p>
          </table:table-cell>
          <table:table-cell office:value-type="float" office:value="0.11973" calcext:value-type="float">
            <text:p>0,11973</text:p>
          </table:table-cell>
          <table:table-cell office:value-type="float" office:value="0.13637" calcext:value-type="float">
            <text:p>0,13637</text:p>
          </table:table-cell>
          <table:table-cell office:value-type="float" office:value="0.15907" calcext:value-type="float">
            <text:p>0,15907</text:p>
          </table:table-cell>
          <table:table-cell office:value-type="float" office:value="0.17575" calcext:value-type="float">
            <text:p>0,17575</text:p>
          </table:table-cell>
          <table:table-cell office:value-type="float" office:value="0.22122" calcext:value-type="float">
            <text:p>0,22122</text:p>
          </table:table-cell>
          <table:table-cell office:value-type="float" office:value="0.27253" calcext:value-type="float">
            <text:p>0,27253</text:p>
          </table:table-cell>
          <table:table-cell office:value-type="float" office:value="0.29761" calcext:value-type="float">
            <text:p>0,29761</text:p>
          </table:table-cell>
          <table:table-cell office:value-type="float" office:value="0.34378" calcext:value-type="float">
            <text:p>0,34378</text:p>
          </table:table-cell>
          <table:table-cell office:value-type="float" office:value="0.40168" calcext:value-type="float">
            <text:p>0,40168</text:p>
          </table:table-cell>
          <table:table-cell office:value-type="float" office:value="0.48073" calcext:value-type="float">
            <text:p>0,48073</text:p>
          </table:table-cell>
          <table:table-cell office:value-type="float" office:value="0.54478" calcext:value-type="float">
            <text:p>0,54478</text:p>
          </table:table-cell>
          <table:table-cell office:value-type="float" office:value="0.60691" calcext:value-type="float">
            <text:p>0,606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7084" calcext:value-type="float">
            <text:p>0,77084</text:p>
          </table:table-cell>
          <table:table-cell office:value-type="float" office:value="0.69541" calcext:value-type="float">
            <text:p>0,69541</text:p>
          </table:table-cell>
          <table:table-cell office:value-type="float" office:value="0.68787" calcext:value-type="float">
            <text:p>0,68787</text:p>
          </table:table-cell>
          <table:table-cell office:value-type="float" office:value="0.53344" calcext:value-type="float">
            <text:p>0,53344</text:p>
          </table:table-cell>
          <table:table-cell office:value-type="float" office:value="0.47964" calcext:value-type="float">
            <text:p>0,47964</text:p>
          </table:table-cell>
          <table:table-cell office:value-type="float" office:value="0.39052" calcext:value-type="float">
            <text:p>0,39052</text:p>
          </table:table-cell>
          <table:table-cell office:value-type="float" office:value="0.37589" calcext:value-type="float">
            <text:p>0,37589</text:p>
          </table:table-cell>
          <table:table-cell office:value-type="float" office:value="0.27414" calcext:value-type="float">
            <text:p>0,27414</text:p>
          </table:table-cell>
          <table:table-cell office:value-type="float" office:value="0.21914" calcext:value-type="float">
            <text:p>0,21914</text:p>
          </table:table-cell>
          <table:table-cell office:value-type="float" office:value="0.18494" calcext:value-type="float">
            <text:p>0,18494</text:p>
          </table:table-cell>
          <table:table-cell office:value-type="float" office:value="0.15244" calcext:value-type="float">
            <text:p>0,15244</text:p>
          </table:table-cell>
          <table:table-cell office:value-type="float" office:value="0.12774" calcext:value-type="float">
            <text:p>0,12774</text:p>
          </table:table-cell>
          <table:table-cell office:value-type="float" office:value="0.10258" calcext:value-type="float">
            <text:p>0,10258</text:p>
          </table:table-cell>
          <table:table-cell office:value-type="float" office:value="0.09555" calcext:value-type="float">
            <text:p>0,09555</text:p>
          </table:table-cell>
          <table:table-cell office:value-type="float" office:value="0.06904" calcext:value-type="float">
            <text:p>0,069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3468" calcext:value-type="float">
            <text:p>0,83468</text:p>
          </table:table-cell>
          <table:table-cell office:value-type="float" office:value="0.76219" calcext:value-type="float">
            <text:p>0,76219</text:p>
          </table:table-cell>
          <table:table-cell office:value-type="float" office:value="0.74373" calcext:value-type="float">
            <text:p>0,74373</text:p>
          </table:table-cell>
          <table:table-cell office:value-type="float" office:value="0.59028" calcext:value-type="float">
            <text:p>0,59028</text:p>
          </table:table-cell>
          <table:table-cell office:value-type="float" office:value="0.5495" calcext:value-type="float">
            <text:p>0,5495</text:p>
          </table:table-cell>
          <table:table-cell office:value-type="float" office:value="0.45578" calcext:value-type="float">
            <text:p>0,45578</text:p>
          </table:table-cell>
          <table:table-cell office:value-type="float" office:value="0.43603" calcext:value-type="float">
            <text:p>0,43603</text:p>
          </table:table-cell>
          <table:table-cell office:value-type="float" office:value="0.33529" calcext:value-type="float">
            <text:p>0,33529</text:p>
          </table:table-cell>
          <table:table-cell office:value-type="float" office:value="0.29186" calcext:value-type="float">
            <text:p>0,29186</text:p>
          </table:table-cell>
          <table:table-cell office:value-type="float" office:value="0.25758" calcext:value-type="float">
            <text:p>0,25758</text:p>
          </table:table-cell>
          <table:table-cell office:value-type="float" office:value="0.22555" calcext:value-type="float">
            <text:p>0,22555</text:p>
          </table:table-cell>
          <table:table-cell office:value-type="float" office:value="0.20401" calcext:value-type="float">
            <text:p>0,20401</text:p>
          </table:table-cell>
          <table:table-cell office:value-type="float" office:value="0.1725" calcext:value-type="float">
            <text:p>0,1725</text:p>
          </table:table-cell>
          <table:table-cell office:value-type="float" office:value="0.16682" calcext:value-type="float">
            <text:p>0,16682</text:p>
          </table:table-cell>
          <table:table-cell office:value-type="float" office:value="0.14637" calcext:value-type="float">
            <text:p>0,146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4189" calcext:value-type="float">
            <text:p>0,84189</text:p>
          </table:table-cell>
          <table:table-cell office:value-type="float" office:value="0.77383" calcext:value-type="float">
            <text:p>0,77383</text:p>
          </table:table-cell>
          <table:table-cell office:value-type="float" office:value="0.75535" calcext:value-type="float">
            <text:p>0,75535</text:p>
          </table:table-cell>
          <table:table-cell office:value-type="float" office:value="0.6186" calcext:value-type="float">
            <text:p>0,6186</text:p>
          </table:table-cell>
          <table:table-cell office:value-type="float" office:value="0.5888" calcext:value-type="float">
            <text:p>0,5888</text:p>
          </table:table-cell>
          <table:table-cell office:value-type="float" office:value="0.49855" calcext:value-type="float">
            <text:p>0,49855</text:p>
          </table:table-cell>
          <table:table-cell office:value-type="float" office:value="0.46563" calcext:value-type="float">
            <text:p>0,46563</text:p>
          </table:table-cell>
          <table:table-cell office:value-type="float" office:value="0.37633" calcext:value-type="float">
            <text:p>0,37633</text:p>
          </table:table-cell>
          <table:table-cell office:value-type="float" office:value="0.33406" calcext:value-type="float">
            <text:p>0,33406</text:p>
          </table:table-cell>
          <table:table-cell office:value-type="float" office:value="0.30138" calcext:value-type="float">
            <text:p>0,30138</text:p>
          </table:table-cell>
          <table:table-cell office:value-type="float" office:value="0.26498" calcext:value-type="float">
            <text:p>0,26498</text:p>
          </table:table-cell>
          <table:table-cell office:value-type="float" office:value="0.2456" calcext:value-type="float">
            <text:p>0,2456</text:p>
          </table:table-cell>
          <table:table-cell office:value-type="float" office:value="0.208" calcext:value-type="float">
            <text:p>0,208</text:p>
          </table:table-cell>
          <table:table-cell office:value-type="float" office:value="0.19863" calcext:value-type="float">
            <text:p>0,19863</text:p>
          </table:table-cell>
          <table:table-cell office:value-type="float" office:value="0.20254" calcext:value-type="float">
            <text:p>0,202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735" calcext:value-type="float">
            <text:p>0,01735</text:p>
          </table:table-cell>
          <table:table-cell office:value-type="float" office:value="0.03016" calcext:value-type="float">
            <text:p>0,03016</text:p>
          </table:table-cell>
          <table:table-cell office:value-type="float" office:value="0.06124" calcext:value-type="float">
            <text:p>0,06124</text:p>
          </table:table-cell>
          <table:table-cell office:value-type="float" office:value="0.10048" calcext:value-type="float">
            <text:p>0,10048</text:p>
          </table:table-cell>
          <table:table-cell office:value-type="float" office:value="0.13755" calcext:value-type="float">
            <text:p>0,13755</text:p>
          </table:table-cell>
          <table:table-cell office:value-type="float" office:value="0.18444" calcext:value-type="float">
            <text:p>0,18444</text:p>
          </table:table-cell>
          <table:table-cell office:value-type="float" office:value="0.24981" calcext:value-type="float">
            <text:p>0,24981</text:p>
          </table:table-cell>
          <table:table-cell office:value-type="float" office:value="0.34328" calcext:value-type="float">
            <text:p>0,34328</text:p>
          </table:table-cell>
          <table:table-cell office:value-type="float" office:value="0.48662" calcext:value-type="float">
            <text:p>0,48662</text:p>
          </table:table-cell>
          <table:table-cell office:value-type="float" office:value="0.5447" calcext:value-type="float">
            <text:p>0,5447</text:p>
          </table:table-cell>
          <table:table-cell office:value-type="float" office:value="0.78559" calcext:value-type="float">
            <text:p>0,78559</text:p>
          </table:table-cell>
          <table:table-cell office:value-type="float" office:value="0.79772" calcext:value-type="float">
            <text:p>0,79772</text:p>
          </table:table-cell>
          <table:table-cell office:value-type="float" office:value="1.02575" calcext:value-type="float">
            <text:p>1,02575</text:p>
          </table:table-cell>
          <table:table-cell office:value-type="float" office:value="1.03247" calcext:value-type="float">
            <text:p>1,03247</text:p>
          </table:table-cell>
          <table:table-cell office:value-type="float" office:value="1.24707" calcext:value-type="float">
            <text:p>1,247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323" calcext:value-type="float">
            <text:p>0,06323</text:p>
          </table:table-cell>
          <table:table-cell office:value-type="float" office:value="0.06705" calcext:value-type="float">
            <text:p>0,06705</text:p>
          </table:table-cell>
          <table:table-cell office:value-type="float" office:value="0.08554" calcext:value-type="float">
            <text:p>0,08554</text:p>
          </table:table-cell>
          <table:table-cell office:value-type="float" office:value="0.13345" calcext:value-type="float">
            <text:p>0,13345</text:p>
          </table:table-cell>
          <table:table-cell office:value-type="float" office:value="0.16592" calcext:value-type="float">
            <text:p>0,16592</text:p>
          </table:table-cell>
          <table:table-cell office:value-type="float" office:value="0.20992" calcext:value-type="float">
            <text:p>0,20992</text:p>
          </table:table-cell>
          <table:table-cell office:value-type="float" office:value="0.28511" calcext:value-type="float">
            <text:p>0,28511</text:p>
          </table:table-cell>
          <table:table-cell office:value-type="float" office:value="0.38137" calcext:value-type="float">
            <text:p>0,38137</text:p>
          </table:table-cell>
          <table:table-cell office:value-type="float" office:value="0.52998" calcext:value-type="float">
            <text:p>0,52998</text:p>
          </table:table-cell>
          <table:table-cell office:value-type="float" office:value="0.5862" calcext:value-type="float">
            <text:p>0,5862</text:p>
          </table:table-cell>
          <table:table-cell office:value-type="float" office:value="0.86991" calcext:value-type="float">
            <text:p>0,86991</text:p>
          </table:table-cell>
          <table:table-cell office:value-type="float" office:value="0.89578" calcext:value-type="float">
            <text:p>0,89578</text:p>
          </table:table-cell>
          <table:table-cell office:value-type="float" office:value="1.13076" calcext:value-type="float">
            <text:p>1,13076</text:p>
          </table:table-cell>
          <table:table-cell office:value-type="float" office:value="1.11536" calcext:value-type="float">
            <text:p>1,11536</text:p>
          </table:table-cell>
          <table:table-cell office:value-type="float" office:value="1.33512" calcext:value-type="float">
            <text:p>1,335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2362" calcext:value-type="float">
            <text:p>0,12362</text:p>
          </table:table-cell>
          <table:table-cell office:value-type="float" office:value="0.12479" calcext:value-type="float">
            <text:p>0,12479</text:p>
          </table:table-cell>
          <table:table-cell office:value-type="float" office:value="0.14801" calcext:value-type="float">
            <text:p>0,14801</text:p>
          </table:table-cell>
          <table:table-cell office:value-type="float" office:value="0.20458" calcext:value-type="float">
            <text:p>0,20458</text:p>
          </table:table-cell>
          <table:table-cell office:value-type="float" office:value="0.19586" calcext:value-type="float">
            <text:p>0,19586</text:p>
          </table:table-cell>
          <table:table-cell office:value-type="float" office:value="0.24675" calcext:value-type="float">
            <text:p>0,24675</text:p>
          </table:table-cell>
          <table:table-cell office:value-type="float" office:value="0.29966" calcext:value-type="float">
            <text:p>0,29966</text:p>
          </table:table-cell>
          <table:table-cell office:value-type="float" office:value="0.39484" calcext:value-type="float">
            <text:p>0,39484</text:p>
          </table:table-cell>
          <table:table-cell office:value-type="float" office:value="0.53846" calcext:value-type="float">
            <text:p>0,53846</text:p>
          </table:table-cell>
          <table:table-cell office:value-type="float" office:value="0.57383" calcext:value-type="float">
            <text:p>0,57383</text:p>
          </table:table-cell>
          <table:table-cell office:value-type="float" office:value="0.82894" calcext:value-type="float">
            <text:p>0,82894</text:p>
          </table:table-cell>
          <table:table-cell office:value-type="float" office:value="0.86921" calcext:value-type="float">
            <text:p>0,86921</text:p>
          </table:table-cell>
          <table:table-cell office:value-type="float" office:value="1.1333" calcext:value-type="float">
            <text:p>1,1333</text:p>
          </table:table-cell>
          <table:table-cell office:value-type="float" office:value="1.13253" calcext:value-type="float">
            <text:p>1,13253</text:p>
          </table:table-cell>
          <table:table-cell office:value-type="float" office:value="1.38441" calcext:value-type="float">
            <text:p>1,384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29082" calcext:value-type="float">
            <text:p>1,29082</text:p>
          </table:table-cell>
          <table:table-cell office:value-type="float" office:value="1.15394" calcext:value-type="float">
            <text:p>1,15394</text:p>
          </table:table-cell>
          <table:table-cell office:value-type="float" office:value="1.09841" calcext:value-type="float">
            <text:p>1,09841</text:p>
          </table:table-cell>
          <table:table-cell office:value-type="float" office:value="1.07545" calcext:value-type="float">
            <text:p>1,07545</text:p>
          </table:table-cell>
          <table:table-cell office:value-type="float" office:value="1.04281" calcext:value-type="float">
            <text:p>1,04281</text:p>
          </table:table-cell>
          <table:table-cell office:value-type="float" office:value="1.0578" calcext:value-type="float">
            <text:p>1,0578</text:p>
          </table:table-cell>
          <table:table-cell office:value-type="float" office:value="0.97113" calcext:value-type="float">
            <text:p>0,97113</text:p>
          </table:table-cell>
          <table:table-cell office:value-type="float" office:value="0.91849" calcext:value-type="float">
            <text:p>0,91849</text:p>
          </table:table-cell>
          <table:table-cell office:value-type="float" office:value="0.89738" calcext:value-type="float">
            <text:p>0,89738</text:p>
          </table:table-cell>
          <table:table-cell office:value-type="float" office:value="0.89074" calcext:value-type="float">
            <text:p>0,89074</text:p>
          </table:table-cell>
          <table:table-cell office:value-type="float" office:value="0.79736" calcext:value-type="float">
            <text:p>0,79736</text:p>
          </table:table-cell>
          <table:table-cell office:value-type="float" office:value="0.74758" calcext:value-type="float">
            <text:p>0,74758</text:p>
          </table:table-cell>
          <table:table-cell office:value-type="float" office:value="0.6939" calcext:value-type="float">
            <text:p>0,6939</text:p>
          </table:table-cell>
          <table:table-cell office:value-type="float" office:value="0.67733" calcext:value-type="float">
            <text:p>0,67733</text:p>
          </table:table-cell>
          <table:table-cell office:value-type="float" office:value="0.71486" calcext:value-type="float">
            <text:p>0,714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29327" calcext:value-type="float">
            <text:p>1,29327</text:p>
          </table:table-cell>
          <table:table-cell office:value-type="float" office:value="1.19922" calcext:value-type="float">
            <text:p>1,19922</text:p>
          </table:table-cell>
          <table:table-cell office:value-type="float" office:value="1.17305" calcext:value-type="float">
            <text:p>1,17305</text:p>
          </table:table-cell>
          <table:table-cell office:value-type="float" office:value="1.17626" calcext:value-type="float">
            <text:p>1,17626</text:p>
          </table:table-cell>
          <table:table-cell office:value-type="float" office:value="1.15413" calcext:value-type="float">
            <text:p>1,15413</text:p>
          </table:table-cell>
          <table:table-cell office:value-type="float" office:value="1.19315" calcext:value-type="float">
            <text:p>1,19315</text:p>
          </table:table-cell>
          <table:table-cell office:value-type="float" office:value="1.11436" calcext:value-type="float">
            <text:p>1,11436</text:p>
          </table:table-cell>
          <table:table-cell office:value-type="float" office:value="1.06925" calcext:value-type="float">
            <text:p>1,06925</text:p>
          </table:table-cell>
          <table:table-cell office:value-type="float" office:value="1.04241" calcext:value-type="float">
            <text:p>1,04241</text:p>
          </table:table-cell>
          <table:table-cell office:value-type="float" office:value="1.01272" calcext:value-type="float">
            <text:p>1,01272</text:p>
          </table:table-cell>
          <table:table-cell office:value-type="float" office:value="0.91072" calcext:value-type="float">
            <text:p>0,91072</text:p>
          </table:table-cell>
          <table:table-cell office:value-type="float" office:value="0.87379" calcext:value-type="float">
            <text:p>0,87379</text:p>
          </table:table-cell>
          <table:table-cell office:value-type="float" office:value="0.80621" calcext:value-type="float">
            <text:p>0,80621</text:p>
          </table:table-cell>
          <table:table-cell office:value-type="float" office:value="0.77322" calcext:value-type="float">
            <text:p>0,77322</text:p>
          </table:table-cell>
          <table:table-cell office:value-type="float" office:value="0.76143" calcext:value-type="float">
            <text:p>0,761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3117" calcext:value-type="float">
            <text:p>1,43117</text:p>
          </table:table-cell>
          <table:table-cell office:value-type="float" office:value="1.34043" calcext:value-type="float">
            <text:p>1,34043</text:p>
          </table:table-cell>
          <table:table-cell office:value-type="float" office:value="1.33721" calcext:value-type="float">
            <text:p>1,33721</text:p>
          </table:table-cell>
          <table:table-cell office:value-type="float" office:value="1.33803" calcext:value-type="float">
            <text:p>1,33803</text:p>
          </table:table-cell>
          <table:table-cell office:value-type="float" office:value="1.30637" calcext:value-type="float">
            <text:p>1,30637</text:p>
          </table:table-cell>
          <table:table-cell office:value-type="float" office:value="1.36066" calcext:value-type="float">
            <text:p>1,36066</text:p>
          </table:table-cell>
          <table:table-cell office:value-type="float" office:value="1.25195" calcext:value-type="float">
            <text:p>1,25195</text:p>
          </table:table-cell>
          <table:table-cell office:value-type="float" office:value="1.19039" calcext:value-type="float">
            <text:p>1,19039</text:p>
          </table:table-cell>
          <table:table-cell office:value-type="float" office:value="1.16798" calcext:value-type="float">
            <text:p>1,16798</text:p>
          </table:table-cell>
          <table:table-cell office:value-type="float" office:value="1.12608" calcext:value-type="float">
            <text:p>1,12608</text:p>
          </table:table-cell>
          <table:table-cell office:value-type="float" office:value="0.98209" calcext:value-type="float">
            <text:p>0,98209</text:p>
          </table:table-cell>
          <table:table-cell office:value-type="float" office:value="0.92911" calcext:value-type="float">
            <text:p>0,92911</text:p>
          </table:table-cell>
          <table:table-cell office:value-type="float" office:value="0.79471" calcext:value-type="float">
            <text:p>0,79471</text:p>
          </table:table-cell>
          <table:table-cell office:value-type="float" office:value="0.85752" calcext:value-type="float">
            <text:p>0,85752</text:p>
          </table:table-cell>
          <table:table-cell office:value-type="float" office:value="0.80887" calcext:value-type="float">
            <text:p>0,80887</text:p>
          </table:table-cell>
        </table:table-row>
        <table:table-row table:style-name="ro1">
          <table:table-cell office:value-type="string" calcext:value-type="string">
            <text:p>Average 1</text:p>
          </table:table-cell>
          <table:table-cell table:formula="of:=(187003/1500000)" office:value-type="float" office:value="0.124668666666667" calcext:value-type="float">
            <text:p>0,1246686667</text:p>
          </table:table-cell>
          <table:table-cell table:formula="of:=(47603/375000)" office:value-type="float" office:value="0.126941333333333" calcext:value-type="float">
            <text:p>0,1269413333</text:p>
          </table:table-cell>
          <table:table-cell table:formula="of:=(54163/375000)" office:value-type="float" office:value="0.144434666666667" calcext:value-type="float">
            <text:p>0,1444346667</text:p>
          </table:table-cell>
          <table:table-cell table:formula="of:=(13391/75000)" office:value-type="float" office:value="0.178546666666667" calcext:value-type="float">
            <text:p>0,1785466667</text:p>
          </table:table-cell>
          <table:table-cell table:formula="of:=(8023/37500)" office:value-type="float" office:value="0.213946666666667" calcext:value-type="float">
            <text:p>0,2139466667</text:p>
          </table:table-cell>
          <table:table-cell table:formula="of:=(92909/375000)" office:value-type="float" office:value="0.247757333333333" calcext:value-type="float">
            <text:p>0,2477573333</text:p>
          </table:table-cell>
          <table:table-cell table:formula="of:=(158919/500000)" office:value-type="float" office:value="0.317838" calcext:value-type="float">
            <text:p>0,317838</text:p>
          </table:table-cell>
          <table:table-cell table:formula="of:=(76231/187500)" office:value-type="float" office:value="0.406565333333333" calcext:value-type="float">
            <text:p>0,4065653333</text:p>
          </table:table-cell>
          <table:table-cell table:formula="of:=(72179/150000)" office:value-type="float" office:value="0.481193333333333" calcext:value-type="float">
            <text:p>0,4811933333</text:p>
          </table:table-cell>
          <table:table-cell table:formula="of:=(87877/150000)" office:value-type="float" office:value="0.585846666666667" calcext:value-type="float">
            <text:p>0,5858466667</text:p>
          </table:table-cell>
          <table:table-cell table:formula="of:=(353639/500000)" office:value-type="float" office:value="0.707278" calcext:value-type="float">
            <text:p>0,707278</text:p>
          </table:table-cell>
          <table:table-cell table:formula="of:=(198263/250000)" office:value-type="float" office:value="0.793052" calcext:value-type="float">
            <text:p>0,793052</text:p>
          </table:table-cell>
          <table:table-cell table:formula="of:=(136243/150000)" office:value-type="float" office:value="0.908286666666667" calcext:value-type="float">
            <text:p>0,9082866667</text:p>
          </table:table-cell>
          <table:table-cell table:formula="of:=(1466531/1500000)" office:value-type="float" office:value="0.977687333333333" calcext:value-type="float">
            <text:p>0,9776873333</text:p>
          </table:table-cell>
          <table:table-cell table:formula="of:=(267389/250000)" office:value-type="float" office:value="1.069556" calcext:value-type="float">
            <text:p>1,069556</text:p>
          </table:table-cell>
        </table:table-row>
        <table:table-row table:style-name="ro1">
          <table:table-cell office:value-type="string" calcext:value-type="string">
            <text:p>Average 2</text:p>
          </table:table-cell>
          <table:table-cell table:formula="of:=(1735477/1500000)" office:value-type="float" office:value="1.15698466666667" calcext:value-type="float">
            <text:p>1,1569846667</text:p>
          </table:table-cell>
          <table:table-cell table:formula="of:=(530039/500000)" office:value-type="float" office:value="1.060078" calcext:value-type="float">
            <text:p>1,060078</text:p>
          </table:table-cell>
          <table:table-cell table:formula="of:=(378829/375000)" office:value-type="float" office:value="1.01021066666667" calcext:value-type="float">
            <text:p>1,0102106667</text:p>
          </table:table-cell>
          <table:table-cell table:formula="of:=(456917/500000)" office:value-type="float" office:value="0.913834" calcext:value-type="float">
            <text:p>0,913834</text:p>
          </table:table-cell>
          <table:table-cell table:formula="of:=(410777/500000)" office:value-type="float" office:value="0.821554" calcext:value-type="float">
            <text:p>0,821554</text:p>
          </table:table-cell>
          <table:table-cell table:formula="of:=(576503/750000)" office:value-type="float" office:value="0.768670666666667" calcext:value-type="float">
            <text:p>0,7686706667</text:p>
          </table:table-cell>
          <table:table-cell table:formula="of:=(25067/37500)" office:value-type="float" office:value="0.668453333333333" calcext:value-type="float">
            <text:p>0,6684533333</text:p>
          </table:table-cell>
          <table:table-cell table:formula="of:=(14091/25000)" office:value-type="float" office:value="0.56364" calcext:value-type="float">
            <text:p>0,56364</text:p>
          </table:table-cell>
          <table:table-cell table:formula="of:=(7636/15625)" office:value-type="float" office:value="0.488704" calcext:value-type="float">
            <text:p>0,488704</text:p>
          </table:table-cell>
          <table:table-cell table:formula="of:=(614377/1500000)" office:value-type="float" office:value="0.409584666666667" calcext:value-type="float">
            <text:p>0,4095846667</text:p>
          </table:table-cell>
          <table:table-cell table:formula="of:=(168009/500000)" office:value-type="float" office:value="0.336018" calcext:value-type="float">
            <text:p>0,336018</text:p>
          </table:table-cell>
          <table:table-cell table:formula="of:=(439481/1500000)" office:value-type="float" office:value="0.292987333333333" calcext:value-type="float">
            <text:p>0,2929873333</text:p>
          </table:table-cell>
          <table:table-cell table:formula="of:=(369413/1500000)" office:value-type="float" office:value="0.246275333333333" calcext:value-type="float">
            <text:p>0,2462753333</text:p>
          </table:table-cell>
          <table:table-cell table:formula="of:=(177923/750000)" office:value-type="float" office:value="0.237230666666667" calcext:value-type="float">
            <text:p>0,2372306667</text:p>
          </table:table-cell>
          <table:table-cell table:formula="of:=(335503/1500000)" office:value-type="float" office:value="0.223668666666667" calcext:value-type="float">
            <text:p>0,2236686667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15" office:value-type="float" office:value="0.99" calcext:value-type="float">
            <text:p>0,99</text:p>
          </table:table-cell>
        </table:table-row>
      </table:table>
      <table:table table:name="Bild 1" table:style-name="ta1">
        <table:shapes>
          <draw:frame draw:z-index="0" draw:style-name="gr1" draw:text-style-name="P1" svg:width="159.99mm" svg:height="89.99mm" svg:x="164.7mm" svg:y="69.56mm">
            <loext:p draw:notify-on-update-of-ranges="'Bild 1'.A4:'Bild 1'.A4 'Bild 1'.B4:'Bild 1'.P4 'Bild 1'.A5:'Bild 1'.A5 'Bild 1'.B5:'Bild 1'.P5 'Bild 1'.A6:'Bild 1'.A6 'Bild 1'.B6:'Bild 1'.P6 'Bild 1'.A7:'Bild 1'.A7 'Bild 1'.B7:'Bild 1'.P7 'Bild 1'.A8:'Bild 1'.A8 'Bild 1'.B8:'Bild 1'.P8 'Bild 1'.A9:'Bild 1'.A9 'Bild 1'.B9:'Bild 1'.P9 'Bild 1'.A10:'Bild 1'.A10 'Bild 1'.B10:'Bild 1'.P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r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344" calcext:value-type="float">
            <text:p>0,11344</text:p>
          </table:table-cell>
          <table:table-cell office:value-type="float" office:value="0.13068" calcext:value-type="float">
            <text:p>0,13068</text:p>
          </table:table-cell>
          <table:table-cell office:value-type="float" office:value="0.16974" calcext:value-type="float">
            <text:p>0,16974</text:p>
          </table:table-cell>
          <table:table-cell office:value-type="float" office:value="0.23149" calcext:value-type="float">
            <text:p>0,23149</text:p>
          </table:table-cell>
          <table:table-cell office:value-type="float" office:value="0.32879" calcext:value-type="float">
            <text:p>0,32879</text:p>
          </table:table-cell>
          <table:table-cell office:value-type="float" office:value="0.41237" calcext:value-type="float">
            <text:p>0,41237</text:p>
          </table:table-cell>
          <table:table-cell office:value-type="float" office:value="0.53428" calcext:value-type="float">
            <text:p>0,53428</text:p>
          </table:table-cell>
          <table:table-cell office:value-type="float" office:value="0.7063" calcext:value-type="float">
            <text:p>0,7063</text:p>
          </table:table-cell>
          <table:table-cell office:value-type="float" office:value="0.77819" calcext:value-type="float">
            <text:p>0,77819</text:p>
          </table:table-cell>
          <table:table-cell office:value-type="float" office:value="0.97653" calcext:value-type="float">
            <text:p>0,97653</text:p>
          </table:table-cell>
          <table:table-cell office:value-type="float" office:value="1.1041" calcext:value-type="float">
            <text:p>1,1041</text:p>
          </table:table-cell>
          <table:table-cell office:value-type="float" office:value="1.25416" calcext:value-type="float">
            <text:p>1,25416</text:p>
          </table:table-cell>
          <table:table-cell office:value-type="float" office:value="1.30084" calcext:value-type="float">
            <text:p>1,30084</text:p>
          </table:table-cell>
          <table:table-cell office:value-type="float" office:value="1.39747" calcext:value-type="float">
            <text:p>1,39747</text:p>
          </table:table-cell>
          <table:table-cell office:value-type="float" office:value="1.42258" calcext:value-type="float">
            <text:p>1,42258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33" calcext:value-type="float">
            <text:p>0,0633</text:p>
          </table:table-cell>
          <table:table-cell office:value-type="float" office:value="0.05664" calcext:value-type="float">
            <text:p>0,05664</text:p>
          </table:table-cell>
          <table:table-cell office:value-type="float" office:value="0.05546" calcext:value-type="float">
            <text:p>0,05546</text:p>
          </table:table-cell>
          <table:table-cell office:value-type="float" office:value="0.07463" calcext:value-type="float">
            <text:p>0,07463</text:p>
          </table:table-cell>
          <table:table-cell office:value-type="float" office:value="0.12911" calcext:value-type="float">
            <text:p>0,12911</text:p>
          </table:table-cell>
          <table:table-cell office:value-type="float" office:value="0.17382" calcext:value-type="float">
            <text:p>0,17382</text:p>
          </table:table-cell>
          <table:table-cell office:value-type="float" office:value="0.25823" calcext:value-type="float">
            <text:p>0,25823</text:p>
          </table:table-cell>
          <table:table-cell office:value-type="float" office:value="0.4032" calcext:value-type="float">
            <text:p>0,4032</text:p>
          </table:table-cell>
          <table:table-cell office:value-type="float" office:value="0.47956" calcext:value-type="float">
            <text:p>0,47956</text:p>
          </table:table-cell>
          <table:table-cell office:value-type="float" office:value="0.64249" calcext:value-type="float">
            <text:p>0,64249</text:p>
          </table:table-cell>
          <table:table-cell office:value-type="float" office:value="0.78148" calcext:value-type="float">
            <text:p>0,78148</text:p>
          </table:table-cell>
          <table:table-cell office:value-type="float" office:value="0.91872" calcext:value-type="float">
            <text:p>0,91872</text:p>
          </table:table-cell>
          <table:table-cell office:value-type="float" office:value="0.99591" calcext:value-type="float">
            <text:p>0,99591</text:p>
          </table:table-cell>
          <table:table-cell office:value-type="float" office:value="1.08794" calcext:value-type="float">
            <text:p>1,08794</text:p>
          </table:table-cell>
          <table:table-cell office:value-type="float" office:value="1.14893" calcext:value-type="float">
            <text:p>1,1489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96" calcext:value-type="float">
            <text:p>0,1896</text:p>
          </table:table-cell>
          <table:table-cell office:value-type="float" office:value="0.18725" calcext:value-type="float">
            <text:p>0,18725</text:p>
          </table:table-cell>
          <table:table-cell office:value-type="float" office:value="0.19375" calcext:value-type="float">
            <text:p>0,19375</text:p>
          </table:table-cell>
          <table:table-cell office:value-type="float" office:value="0.21917" calcext:value-type="float">
            <text:p>0,21917</text:p>
          </table:table-cell>
          <table:table-cell office:value-type="float" office:value="0.2698" calcext:value-type="float">
            <text:p>0,2698</text:p>
          </table:table-cell>
          <table:table-cell office:value-type="float" office:value="0.33691" calcext:value-type="float">
            <text:p>0,33691</text:p>
          </table:table-cell>
          <table:table-cell office:value-type="float" office:value="0.43388" calcext:value-type="float">
            <text:p>0,43388</text:p>
          </table:table-cell>
          <table:table-cell office:value-type="float" office:value="0.57748" calcext:value-type="float">
            <text:p>0,57748</text:p>
          </table:table-cell>
          <table:table-cell office:value-type="float" office:value="0.62852" calcext:value-type="float">
            <text:p>0,62852</text:p>
          </table:table-cell>
          <table:table-cell office:value-type="float" office:value="0.79917" calcext:value-type="float">
            <text:p>0,79917</text:p>
          </table:table-cell>
          <table:table-cell office:value-type="float" office:value="0.91877" calcext:value-type="float">
            <text:p>0,91877</text:p>
          </table:table-cell>
          <table:table-cell office:value-type="float" office:value="1.05006" calcext:value-type="float">
            <text:p>1,05006</text:p>
          </table:table-cell>
          <table:table-cell office:value-type="float" office:value="1.11297" calcext:value-type="float">
            <text:p>1,11297</text:p>
          </table:table-cell>
          <table:table-cell office:value-type="float" office:value="1.20092" calcext:value-type="float">
            <text:p>1,20092</text:p>
          </table:table-cell>
          <table:table-cell office:value-type="float" office:value="1.23576" calcext:value-type="float">
            <text:p>1,23576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2121" calcext:value-type="float">
            <text:p>1,32121</text:p>
          </table:table-cell>
          <table:table-cell office:value-type="float" office:value="1.27242" calcext:value-type="float">
            <text:p>1,27242</text:p>
          </table:table-cell>
          <table:table-cell office:value-type="float" office:value="1.18754" calcext:value-type="float">
            <text:p>1,18754</text:p>
          </table:table-cell>
          <table:table-cell office:value-type="float" office:value="1.08403" calcext:value-type="float">
            <text:p>1,08403</text:p>
          </table:table-cell>
          <table:table-cell office:value-type="float" office:value="0.89656" calcext:value-type="float">
            <text:p>0,89656</text:p>
          </table:table-cell>
          <table:table-cell office:value-type="float" office:value="0.81969" calcext:value-type="float">
            <text:p>0,81969</text:p>
          </table:table-cell>
          <table:table-cell office:value-type="float" office:value="0.70031" calcext:value-type="float">
            <text:p>0,70031</text:p>
          </table:table-cell>
          <table:table-cell office:value-type="float" office:value="0.57274" calcext:value-type="float">
            <text:p>0,57274</text:p>
          </table:table-cell>
          <table:table-cell office:value-type="float" office:value="0.48529" calcext:value-type="float">
            <text:p>0,48529</text:p>
          </table:table-cell>
          <table:table-cell office:value-type="float" office:value="0.37072" calcext:value-type="float">
            <text:p>0,37072</text:p>
          </table:table-cell>
          <table:table-cell office:value-type="float" office:value="0.29041" calcext:value-type="float">
            <text:p>0,29041</text:p>
          </table:table-cell>
          <table:table-cell office:value-type="float" office:value="0.23381" calcext:value-type="float">
            <text:p>0,23381</text:p>
          </table:table-cell>
          <table:table-cell office:value-type="float" office:value="0.18938" calcext:value-type="float">
            <text:p>0,18938</text:p>
          </table:table-cell>
          <table:table-cell office:value-type="float" office:value="0.19237" calcext:value-type="float">
            <text:p>0,19237</text:p>
          </table:table-cell>
          <table:table-cell office:value-type="float" office:value="0.16472" calcext:value-type="float">
            <text:p>0,16472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6901" calcext:value-type="float">
            <text:p>1,16901</text:p>
          </table:table-cell>
          <table:table-cell office:value-type="float" office:value="1.1089" calcext:value-type="float">
            <text:p>1,1089</text:p>
          </table:table-cell>
          <table:table-cell office:value-type="float" office:value="1.02155" calcext:value-type="float">
            <text:p>1,02155</text:p>
          </table:table-cell>
          <table:table-cell office:value-type="float" office:value="0.91436" calcext:value-type="float">
            <text:p>0,91436</text:p>
          </table:table-cell>
          <table:table-cell office:value-type="float" office:value="0.71203" calcext:value-type="float">
            <text:p>0,71203</text:p>
          </table:table-cell>
          <table:table-cell office:value-type="float" office:value="0.62901" calcext:value-type="float">
            <text:p>0,62901</text:p>
          </table:table-cell>
          <table:table-cell office:value-type="float" office:value="0.51845" calcext:value-type="float">
            <text:p>0,51845</text:p>
          </table:table-cell>
          <table:table-cell office:value-type="float" office:value="0.39714" calcext:value-type="float">
            <text:p>0,39714</text:p>
          </table:table-cell>
          <table:table-cell office:value-type="float" office:value="0.32771" calcext:value-type="float">
            <text:p>0,32771</text:p>
          </table:table-cell>
          <table:table-cell office:value-type="float" office:value="0.22137" calcext:value-type="float">
            <text:p>0,22137</text:p>
          </table:table-cell>
          <table:table-cell office:value-type="float" office:value="0.14471" calcext:value-type="float">
            <text:p>0,14471</text:p>
          </table:table-cell>
          <table:table-cell office:value-type="float" office:value="0.09616" calcext:value-type="float">
            <text:p>0,09616</text:p>
          </table:table-cell>
          <table:table-cell office:value-type="float" office:value="0.05921" calcext:value-type="float">
            <text:p>0,05921</text:p>
          </table:table-cell>
          <table:table-cell office:value-type="float" office:value="0.05179" calcext:value-type="float">
            <text:p>0,05179</text:p>
          </table:table-cell>
          <table:table-cell office:value-type="float" office:value="0.0613" calcext:value-type="float">
            <text:p>0,0613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3838" calcext:value-type="float">
            <text:p>1,33838</text:p>
          </table:table-cell>
          <table:table-cell office:value-type="float" office:value="1.28482" calcext:value-type="float">
            <text:p>1,28482</text:p>
          </table:table-cell>
          <table:table-cell office:value-type="float" office:value="1.19649" calcext:value-type="float">
            <text:p>1,19649</text:p>
          </table:table-cell>
          <table:table-cell office:value-type="float" office:value="1.08572" calcext:value-type="float">
            <text:p>1,08572</text:p>
          </table:table-cell>
          <table:table-cell office:value-type="float" office:value="0.89211" calcext:value-type="float">
            <text:p>0,89211</text:p>
          </table:table-cell>
          <table:table-cell office:value-type="float" office:value="0.81884" calcext:value-type="float">
            <text:p>0,81884</text:p>
          </table:table-cell>
          <table:table-cell office:value-type="float" office:value="0.70893" calcext:value-type="float">
            <text:p>0,70893</text:p>
          </table:table-cell>
          <table:table-cell office:value-type="float" office:value="0.59146" calcext:value-type="float">
            <text:p>0,59146</text:p>
          </table:table-cell>
          <table:table-cell office:value-type="float" office:value="0.49857" calcext:value-type="float">
            <text:p>0,49857</text:p>
          </table:table-cell>
          <table:table-cell office:value-type="float" office:value="0.36651" calcext:value-type="float">
            <text:p>0,36651</text:p>
          </table:table-cell>
          <table:table-cell office:value-type="float" office:value="0.27518" calcext:value-type="float">
            <text:p>0,27518</text:p>
          </table:table-cell>
          <table:table-cell office:value-type="float" office:value="0.21277" calcext:value-type="float">
            <text:p>0,21277</text:p>
          </table:table-cell>
          <table:table-cell office:value-type="float" office:value="0.17477" calcext:value-type="float">
            <text:p>0,17477</text:p>
          </table:table-cell>
          <table:table-cell office:value-type="float" office:value="0.17104" calcext:value-type="float">
            <text:p>0,17104</text:p>
          </table:table-cell>
          <table:table-cell office:value-type="float" office:value="0.14236" calcext:value-type="float">
            <text:p>0,142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15" office:value-type="float" office:value="0.99" calcext:value-type="float">
            <text:p>0,99</text:p>
          </table:table-cell>
          <table:table-cell table:number-columns-repeated="1008"/>
        </table:table-row>
      </table:table>
      <table:table table:name="Jannis morph" table:style-name="ta1">
        <table:shapes>
          <draw:frame draw:z-index="0" draw:style-name="gr1" draw:text-style-name="P1" svg:width="159.99mm" svg:height="89.99mm" svg:x="700.92mm" svg:y="14.54mm">
            <loext:p draw:notify-on-update-of-ranges="'Jannis morph'.A4:'Jannis morph'.A4 'Jannis morph'.B4:'Jannis morph'.AE4 'Jannis morph'.A5:'Jannis morph'.A5 'Jannis morph'.B5:'Jannis morph'.AE5 'Jannis morph'.A6:'Jannis morph'.A6 'Jannis morph'.B6:'Jannis morph'.AE6 'Jannis morph'.A7:'Jannis morph'.A7 'Jannis morph'.B7:'Jannis morph'.AE7 'Jannis morph'.A8:'Jannis morph'.A8 'Jannis morph'.B8:'Jannis morph'.AE8 'Jannis morph'.A9:'Jannis morph'.A9 'Jannis morph'.B9:'Jannis morph'.AE9 'Jannis morph'.A10:'Jannis morph'.A10 'Jannis morph'.B10:'Jannis morph'.AE10 'Jannis morph'.A11:'Jannis morph'.A11 'Jannis morph'.B11:'Jannis morph'.AE11 'Jannis morph'.A12:'Jannis morph'.A12 'Jannis morph'.B12:'Jannis morph'.AE12 'Jannis morph'.A13:'Jannis morph'.A13 'Jannis morph'.B13:'Jannis morph'.AE13 'Jannis morph'.A14:'Jannis morph'.A14 'Jannis morph'.B14:'Jannis morph'.AE14 'Jannis morph'.A15:'Jannis morph'.A15 'Jannis morph'.B15:'Jannis morph'.AE15 'Jannis morph'.A16:'Jannis morph'.A16 'Jannis morph'.B16:'Jannis morph'.AE16 'Jannis morph'.A17:'Jannis morph'.A17 'Jannis morph'.B17:'Jannis morph'.AE17 'Jannis morph'.A18:'Jannis morph'.A18 'Jannis morph'.B18:'Jannis morph'.AE18 'Jannis morph'.A19:'Jannis morph'.A19 'Jannis morph'.B19:'Jannis morph'.AE1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750.52mm" svg:y="178.14mm">
            <loext:p draw:notify-on-update-of-ranges="'Jannis morph'.A20:'Jannis morph'.A20 'Jannis morph'.B20:'Jannis morph'.AE20 'Jannis morph'.A21:'Jannis morph'.A21 'Jannis morph'.B21:'Jannis morph'.AE2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9.99mm" svg:height="89.99mm" svg:x="475.82mm" svg:y="152.09mm">
            <loext:p draw:notify-on-update-of-ranges="'Jannis morph'.A22:'Jannis morph'.A22 'Jannis morph'.B22:'Jannis morph'.AE22 'Jannis morph'.A23:'Jannis morph'.A23 'Jannis morph'.B23:'Jannis morph'.AE23 'Jannis morph'.A24:'Jannis morph'.A24 'Jannis morph'.B24:'Jannis morph'.AE2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---------------------------------------------------------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Wert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---------------------------------------------------------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-1</text:p>
          </table:table-cell>
          <table:table-cell office:value-type="float" office:value="0.12684" calcext:value-type="float">
            <text:p>0,12684</text:p>
          </table:table-cell>
          <table:table-cell office:value-type="float" office:value="0.13871" calcext:value-type="float">
            <text:p>0,13871</text:p>
          </table:table-cell>
          <table:table-cell office:value-type="float" office:value="0.1418" calcext:value-type="float">
            <text:p>0,1418</text:p>
          </table:table-cell>
          <table:table-cell office:value-type="float" office:value="0.15076" calcext:value-type="float">
            <text:p>0,15076</text:p>
          </table:table-cell>
          <table:table-cell office:value-type="float" office:value="0.17805" calcext:value-type="float">
            <text:p>0,17805</text:p>
          </table:table-cell>
          <table:table-cell office:value-type="float" office:value="0.17577" calcext:value-type="float">
            <text:p>0,17577</text:p>
          </table:table-cell>
          <table:table-cell office:value-type="float" office:value="0.19834" calcext:value-type="float">
            <text:p>0,19834</text:p>
          </table:table-cell>
          <table:table-cell office:value-type="float" office:value="0.22485" calcext:value-type="float">
            <text:p>0,22485</text:p>
          </table:table-cell>
          <table:table-cell office:value-type="float" office:value="0.27128" calcext:value-type="float">
            <text:p>0,27128</text:p>
          </table:table-cell>
          <table:table-cell office:value-type="float" office:value="0.31509" calcext:value-type="float">
            <text:p>0,31509</text:p>
          </table:table-cell>
          <table:table-cell office:value-type="float" office:value="0.36171" calcext:value-type="float">
            <text:p>0,36171</text:p>
          </table:table-cell>
          <table:table-cell office:value-type="float" office:value="0.43005" calcext:value-type="float">
            <text:p>0,43005</text:p>
          </table:table-cell>
          <table:table-cell office:value-type="float" office:value="0.43645" calcext:value-type="float">
            <text:p>0,43645</text:p>
          </table:table-cell>
          <table:table-cell office:value-type="float" office:value="0.55472" calcext:value-type="float">
            <text:p>0,55472</text:p>
          </table:table-cell>
          <table:table-cell office:value-type="float" office:value="0.58617" calcext:value-type="float">
            <text:p>0,58617</text:p>
          </table:table-cell>
          <table:table-cell office:value-type="float" office:value="0.68074" calcext:value-type="float">
            <text:p>0,68074</text:p>
          </table:table-cell>
          <table:table-cell office:value-type="float" office:value="0.72931" calcext:value-type="float">
            <text:p>0,72931</text:p>
          </table:table-cell>
          <table:table-cell office:value-type="float" office:value="0.82347" calcext:value-type="float">
            <text:p>0,82347</text:p>
          </table:table-cell>
          <table:table-cell office:value-type="float" office:value="0.87884" calcext:value-type="float">
            <text:p>0,87884</text:p>
          </table:table-cell>
          <table:table-cell office:value-type="float" office:value="0.92654" calcext:value-type="float">
            <text:p>0,92654</text:p>
          </table:table-cell>
          <table:table-cell office:value-type="float" office:value="0.92077" calcext:value-type="float">
            <text:p>0,92077</text:p>
          </table:table-cell>
          <table:table-cell office:value-type="float" office:value="1.02258" calcext:value-type="float">
            <text:p>1,02258</text:p>
          </table:table-cell>
          <table:table-cell office:value-type="float" office:value="1.04053" calcext:value-type="float">
            <text:p>1,04053</text:p>
          </table:table-cell>
          <table:table-cell office:value-type="float" office:value="1.0914" calcext:value-type="float">
            <text:p>1,0914</text:p>
          </table:table-cell>
          <table:table-cell office:value-type="float" office:value="1.13075" calcext:value-type="float">
            <text:p>1,13075</text:p>
          </table:table-cell>
          <table:table-cell office:value-type="float" office:value="1.129" calcext:value-type="float">
            <text:p>1,129</text:p>
          </table:table-cell>
          <table:table-cell office:value-type="float" office:value="1.15044" calcext:value-type="float">
            <text:p>1,15044</text:p>
          </table:table-cell>
          <table:table-cell office:value-type="float" office:value="1.21227" calcext:value-type="float">
            <text:p>1,21227</text:p>
          </table:table-cell>
          <table:table-cell office:value-type="float" office:value="1.2077" calcext:value-type="float">
            <text:p>1,2077</text:p>
          </table:table-cell>
          <table:table-cell office:value-type="float" office:value="1.23852" calcext:value-type="float">
            <text:p>1,23852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1.25099" calcext:value-type="float">
            <text:p>1,25099</text:p>
          </table:table-cell>
          <table:table-cell office:value-type="float" office:value="1.24057" calcext:value-type="float">
            <text:p>1,24057</text:p>
          </table:table-cell>
          <table:table-cell office:value-type="float" office:value="1.20297" calcext:value-type="float">
            <text:p>1,20297</text:p>
          </table:table-cell>
          <table:table-cell office:value-type="float" office:value="1.171" calcext:value-type="float">
            <text:p>1,171</text:p>
          </table:table-cell>
          <table:table-cell office:value-type="float" office:value="1.08012" calcext:value-type="float">
            <text:p>1,08012</text:p>
          </table:table-cell>
          <table:table-cell office:value-type="float" office:value="1.0332" calcext:value-type="float">
            <text:p>1,0332</text:p>
          </table:table-cell>
          <table:table-cell office:value-type="float" office:value="0.98297" calcext:value-type="float">
            <text:p>0,98297</text:p>
          </table:table-cell>
          <table:table-cell office:value-type="float" office:value="0.93059" calcext:value-type="float">
            <text:p>0,93059</text:p>
          </table:table-cell>
          <table:table-cell office:value-type="float" office:value="0.85989" calcext:value-type="float">
            <text:p>0,85989</text:p>
          </table:table-cell>
          <table:table-cell office:value-type="float" office:value="0.80009" calcext:value-type="float">
            <text:p>0,80009</text:p>
          </table:table-cell>
          <table:table-cell office:value-type="float" office:value="0.73349" calcext:value-type="float">
            <text:p>0,73349</text:p>
          </table:table-cell>
          <table:table-cell office:value-type="float" office:value="0.67755" calcext:value-type="float">
            <text:p>0,67755</text:p>
          </table:table-cell>
          <table:table-cell office:value-type="float" office:value="0.66145" calcext:value-type="float">
            <text:p>0,66145</text:p>
          </table:table-cell>
          <table:table-cell office:value-type="float" office:value="0.61475" calcext:value-type="float">
            <text:p>0,61475</text:p>
          </table:table-cell>
          <table:table-cell office:value-type="float" office:value="0.51513" calcext:value-type="float">
            <text:p>0,51513</text:p>
          </table:table-cell>
          <table:table-cell office:value-type="float" office:value="0.47455" calcext:value-type="float">
            <text:p>0,47455</text:p>
          </table:table-cell>
          <table:table-cell office:value-type="float" office:value="0.42398" calcext:value-type="float">
            <text:p>0,42398</text:p>
          </table:table-cell>
          <table:table-cell office:value-type="float" office:value="0.38511" calcext:value-type="float">
            <text:p>0,38511</text:p>
          </table:table-cell>
          <table:table-cell office:value-type="float" office:value="0.33711" calcext:value-type="float">
            <text:p>0,33711</text:p>
          </table:table-cell>
          <table:table-cell office:value-type="float" office:value="0.30597" calcext:value-type="float">
            <text:p>0,30597</text:p>
          </table:table-cell>
          <table:table-cell office:value-type="float" office:value="0.28645" calcext:value-type="float">
            <text:p>0,28645</text:p>
          </table:table-cell>
          <table:table-cell office:value-type="float" office:value="0.21716" calcext:value-type="float">
            <text:p>0,21716</text:p>
          </table:table-cell>
          <table:table-cell office:value-type="float" office:value="0.21388" calcext:value-type="float">
            <text:p>0,21388</text:p>
          </table:table-cell>
          <table:table-cell office:value-type="float" office:value="0.17131" calcext:value-type="float">
            <text:p>0,17131</text:p>
          </table:table-cell>
          <table:table-cell office:value-type="float" office:value="0.14505" calcext:value-type="float">
            <text:p>0,14505</text:p>
          </table:table-cell>
          <table:table-cell office:value-type="float" office:value="0.16342" calcext:value-type="float">
            <text:p>0,16342</text:p>
          </table:table-cell>
          <table:table-cell office:value-type="float" office:value="0.15776" calcext:value-type="float">
            <text:p>0,15776</text:p>
          </table:table-cell>
          <table:table-cell office:value-type="float" office:value="0.1223" calcext:value-type="float">
            <text:p>0,1223</text:p>
          </table:table-cell>
          <table:table-cell office:value-type="float" office:value="0.14838" calcext:value-type="float">
            <text:p>0,14838</text:p>
          </table:table-cell>
          <table:table-cell office:value-type="float" office:value="0.13686" calcext:value-type="float">
            <text:p>0,13686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float" office:value="1.32461" calcext:value-type="float">
            <text:p>1,32461</text:p>
          </table:table-cell>
          <table:table-cell office:value-type="float" office:value="1.27373" calcext:value-type="float">
            <text:p>1,27373</text:p>
          </table:table-cell>
          <table:table-cell office:value-type="float" office:value="1.19596" calcext:value-type="float">
            <text:p>1,19596</text:p>
          </table:table-cell>
          <table:table-cell office:value-type="float" office:value="1.12716" calcext:value-type="float">
            <text:p>1,12716</text:p>
          </table:table-cell>
          <table:table-cell office:value-type="float" office:value="1.04352" calcext:value-type="float">
            <text:p>1,04352</text:p>
          </table:table-cell>
          <table:table-cell office:value-type="float" office:value="0.98347" calcext:value-type="float">
            <text:p>0,98347</text:p>
          </table:table-cell>
          <table:table-cell office:value-type="float" office:value="0.93215" calcext:value-type="float">
            <text:p>0,93215</text:p>
          </table:table-cell>
          <table:table-cell office:value-type="float" office:value="0.86074" calcext:value-type="float">
            <text:p>0,86074</text:p>
          </table:table-cell>
          <table:table-cell office:value-type="float" office:value="0.79936" calcext:value-type="float">
            <text:p>0,79936</text:p>
          </table:table-cell>
          <table:table-cell office:value-type="float" office:value="0.73856" calcext:value-type="float">
            <text:p>0,73856</text:p>
          </table:table-cell>
          <table:table-cell office:value-type="float" office:value="0.65469" calcext:value-type="float">
            <text:p>0,65469</text:p>
          </table:table-cell>
          <table:table-cell office:value-type="float" office:value="0.60296" calcext:value-type="float">
            <text:p>0,60296</text:p>
          </table:table-cell>
          <table:table-cell office:value-type="float" office:value="0.54502" calcext:value-type="float">
            <text:p>0,54502</text:p>
          </table:table-cell>
          <table:table-cell office:value-type="float" office:value="0.50735" calcext:value-type="float">
            <text:p>0,50735</text:p>
          </table:table-cell>
          <table:table-cell office:value-type="float" office:value="0.4534" calcext:value-type="float">
            <text:p>0,4534</text:p>
          </table:table-cell>
          <table:table-cell office:value-type="float" office:value="0.43136" calcext:value-type="float">
            <text:p>0,43136</text:p>
          </table:table-cell>
          <table:table-cell office:value-type="float" office:value="0.38703" calcext:value-type="float">
            <text:p>0,38703</text:p>
          </table:table-cell>
          <table:table-cell office:value-type="float" office:value="0.36497" calcext:value-type="float">
            <text:p>0,36497</text:p>
          </table:table-cell>
          <table:table-cell office:value-type="float" office:value="0.31109" calcext:value-type="float">
            <text:p>0,31109</text:p>
          </table:table-cell>
          <table:table-cell office:value-type="float" office:value="0.28509" calcext:value-type="float">
            <text:p>0,28509</text:p>
          </table:table-cell>
          <table:table-cell office:value-type="float" office:value="0.24235" calcext:value-type="float">
            <text:p>0,24235</text:p>
          </table:table-cell>
          <table:table-cell office:value-type="float" office:value="0.23747" calcext:value-type="float">
            <text:p>0,23747</text:p>
          </table:table-cell>
          <table:table-cell office:value-type="float" office:value="0.21033" calcext:value-type="float">
            <text:p>0,21033</text:p>
          </table:table-cell>
          <table:table-cell office:value-type="float" office:value="0.19149" calcext:value-type="float">
            <text:p>0,19149</text:p>
          </table:table-cell>
          <table:table-cell office:value-type="float" office:value="0.17927" calcext:value-type="float">
            <text:p>0,17927</text:p>
          </table:table-cell>
          <table:table-cell office:value-type="float" office:value="0.15715" calcext:value-type="float">
            <text:p>0,15715</text:p>
          </table:table-cell>
          <table:table-cell office:value-type="float" office:value="0.14969" calcext:value-type="float">
            <text:p>0,14969</text:p>
          </table:table-cell>
          <table:table-cell office:value-type="float" office:value="0.14095" calcext:value-type="float">
            <text:p>0,14095</text:p>
          </table:table-cell>
          <table:table-cell office:value-type="float" office:value="0.10765" calcext:value-type="float">
            <text:p>0,10765</text:p>
          </table:table-cell>
          <table:table-cell office:value-type="float" office:value="0.13231" calcext:value-type="float">
            <text:p>0,13231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float" office:value="0.05295" calcext:value-type="float">
            <text:p>0,05295</text:p>
          </table:table-cell>
          <table:table-cell office:value-type="float" office:value="0.0585" calcext:value-type="float">
            <text:p>0,0585</text:p>
          </table:table-cell>
          <table:table-cell office:value-type="float" office:value="0.07042" calcext:value-type="float">
            <text:p>0,07042</text:p>
          </table:table-cell>
          <table:table-cell office:value-type="float" office:value="0.08203" calcext:value-type="float">
            <text:p>0,08203</text:p>
          </table:table-cell>
          <table:table-cell office:value-type="float" office:value="0.10669" calcext:value-type="float">
            <text:p>0,10669</text:p>
          </table:table-cell>
          <table:table-cell office:value-type="float" office:value="0.13007" calcext:value-type="float">
            <text:p>0,13007</text:p>
          </table:table-cell>
          <table:table-cell office:value-type="float" office:value="0.14422" calcext:value-type="float">
            <text:p>0,14422</text:p>
          </table:table-cell>
          <table:table-cell office:value-type="float" office:value="0.1784" calcext:value-type="float">
            <text:p>0,1784</text:p>
          </table:table-cell>
          <table:table-cell office:value-type="float" office:value="0.21299" calcext:value-type="float">
            <text:p>0,21299</text:p>
          </table:table-cell>
          <table:table-cell office:value-type="float" office:value="0.25451" calcext:value-type="float">
            <text:p>0,25451</text:p>
          </table:table-cell>
          <table:table-cell office:value-type="float" office:value="0.31559" calcext:value-type="float">
            <text:p>0,31559</text:p>
          </table:table-cell>
          <table:table-cell office:value-type="float" office:value="0.37928" calcext:value-type="float">
            <text:p>0,37928</text:p>
          </table:table-cell>
          <table:table-cell office:value-type="float" office:value="0.43801" calcext:value-type="float">
            <text:p>0,43801</text:p>
          </table:table-cell>
          <table:table-cell office:value-type="float" office:value="0.47064" calcext:value-type="float">
            <text:p>0,47064</text:p>
          </table:table-cell>
          <table:table-cell office:value-type="float" office:value="0.57584" calcext:value-type="float">
            <text:p>0,57584</text:p>
          </table:table-cell>
          <table:table-cell office:value-type="float" office:value="0.59844" calcext:value-type="float">
            <text:p>0,59844</text:p>
          </table:table-cell>
          <table:table-cell office:value-type="float" office:value="0.66846" calcext:value-type="float">
            <text:p>0,66846</text:p>
          </table:table-cell>
          <table:table-cell office:value-type="float" office:value="0.73399" calcext:value-type="float">
            <text:p>0,73399</text:p>
          </table:table-cell>
          <table:table-cell office:value-type="float" office:value="0.82226" calcext:value-type="float">
            <text:p>0,82226</text:p>
          </table:table-cell>
          <table:table-cell office:value-type="float" office:value="0.88165" calcext:value-type="float">
            <text:p>0,88165</text:p>
          </table:table-cell>
          <table:table-cell office:value-type="float" office:value="0.90871" calcext:value-type="float">
            <text:p>0,90871</text:p>
          </table:table-cell>
          <table:table-cell office:value-type="float" office:value="0.92923" calcext:value-type="float">
            <text:p>0,92923</text:p>
          </table:table-cell>
          <table:table-cell office:value-type="float" office:value="0.97806" calcext:value-type="float">
            <text:p>0,97806</text:p>
          </table:table-cell>
          <table:table-cell office:value-type="float" office:value="1.02844" calcext:value-type="float">
            <text:p>1,02844</text:p>
          </table:table-cell>
          <table:table-cell office:value-type="float" office:value="1.07914" calcext:value-type="float">
            <text:p>1,07914</text:p>
          </table:table-cell>
          <table:table-cell office:value-type="float" office:value="1.13462" calcext:value-type="float">
            <text:p>1,13462</text:p>
          </table:table-cell>
          <table:table-cell office:value-type="float" office:value="1.19283" calcext:value-type="float">
            <text:p>1,19283</text:p>
          </table:table-cell>
          <table:table-cell office:value-type="float" office:value="1.24507" calcext:value-type="float">
            <text:p>1,24507</text:p>
          </table:table-cell>
          <table:table-cell office:value-type="float" office:value="1.32641" calcext:value-type="float">
            <text:p>1,32641</text:p>
          </table:table-cell>
          <table:table-cell office:value-type="float" office:value="1.35534" calcext:value-type="float">
            <text:p>1,35534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float" office:value="0.82065" calcext:value-type="float">
            <text:p>0,82065</text:p>
          </table:table-cell>
          <table:table-cell office:value-type="float" office:value="0.81107" calcext:value-type="float">
            <text:p>0,81107</text:p>
          </table:table-cell>
          <table:table-cell office:value-type="float" office:value="0.79389" calcext:value-type="float">
            <text:p>0,79389</text:p>
          </table:table-cell>
          <table:table-cell office:value-type="float" office:value="0.77201" calcext:value-type="float">
            <text:p>0,77201</text:p>
          </table:table-cell>
          <table:table-cell office:value-type="float" office:value="0.75067" calcext:value-type="float">
            <text:p>0,75067</text:p>
          </table:table-cell>
          <table:table-cell office:value-type="float" office:value="0.72125" calcext:value-type="float">
            <text:p>0,72125</text:p>
          </table:table-cell>
          <table:table-cell office:value-type="float" office:value="0.66913" calcext:value-type="float">
            <text:p>0,66913</text:p>
          </table:table-cell>
          <table:table-cell office:value-type="float" office:value="0.62941" calcext:value-type="float">
            <text:p>0,62941</text:p>
          </table:table-cell>
          <table:table-cell office:value-type="float" office:value="0.6558" calcext:value-type="float">
            <text:p>0,6558</text:p>
          </table:table-cell>
          <table:table-cell office:value-type="float" office:value="0.62884" calcext:value-type="float">
            <text:p>0,62884</text:p>
          </table:table-cell>
          <table:table-cell office:value-type="float" office:value="0.577" calcext:value-type="float">
            <text:p>0,577</text:p>
          </table:table-cell>
          <table:table-cell office:value-type="float" office:value="0.59202" calcext:value-type="float">
            <text:p>0,59202</text:p>
          </table:table-cell>
          <table:table-cell office:value-type="float" office:value="0.56109" calcext:value-type="float">
            <text:p>0,56109</text:p>
          </table:table-cell>
          <table:table-cell office:value-type="float" office:value="0.51025" calcext:value-type="float">
            <text:p>0,51025</text:p>
          </table:table-cell>
          <table:table-cell office:value-type="float" office:value="0.4913" calcext:value-type="float">
            <text:p>0,4913</text:p>
          </table:table-cell>
          <table:table-cell office:value-type="float" office:value="0.4653" calcext:value-type="float">
            <text:p>0,4653</text:p>
          </table:table-cell>
          <table:table-cell office:value-type="float" office:value="0.42633" calcext:value-type="float">
            <text:p>0,42633</text:p>
          </table:table-cell>
          <table:table-cell office:value-type="float" office:value="0.40023" calcext:value-type="float">
            <text:p>0,40023</text:p>
          </table:table-cell>
          <table:table-cell office:value-type="float" office:value="0.34936" calcext:value-type="float">
            <text:p>0,34936</text:p>
          </table:table-cell>
          <table:table-cell office:value-type="float" office:value="0.3182" calcext:value-type="float">
            <text:p>0,3182</text:p>
          </table:table-cell>
          <table:table-cell office:value-type="float" office:value="0.29047" calcext:value-type="float">
            <text:p>0,29047</text:p>
          </table:table-cell>
          <table:table-cell office:value-type="float" office:value="0.2545" calcext:value-type="float">
            <text:p>0,2545</text:p>
          </table:table-cell>
          <table:table-cell office:value-type="float" office:value="0.22164" calcext:value-type="float">
            <text:p>0,22164</text:p>
          </table:table-cell>
          <table:table-cell office:value-type="float" office:value="0.21017" calcext:value-type="float">
            <text:p>0,21017</text:p>
          </table:table-cell>
          <table:table-cell office:value-type="float" office:value="0.20208" calcext:value-type="float">
            <text:p>0,20208</text:p>
          </table:table-cell>
          <table:table-cell office:value-type="float" office:value="0.20902" calcext:value-type="float">
            <text:p>0,20902</text:p>
          </table:table-cell>
          <table:table-cell office:value-type="float" office:value="0.17492" calcext:value-type="float">
            <text:p>0,17492</text:p>
          </table:table-cell>
          <table:table-cell office:value-type="float" office:value="0.17746" calcext:value-type="float">
            <text:p>0,17746</text:p>
          </table:table-cell>
          <table:table-cell office:value-type="float" office:value="0.16879" calcext:value-type="float">
            <text:p>0,16879</text:p>
          </table:table-cell>
          <table:table-cell office:value-type="float" office:value="0.19056" calcext:value-type="float">
            <text:p>0,19056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float" office:value="0.05816" calcext:value-type="float">
            <text:p>0,05816</text:p>
          </table:table-cell>
          <table:table-cell office:value-type="float" office:value="0.06424" calcext:value-type="float">
            <text:p>0,06424</text:p>
          </table:table-cell>
          <table:table-cell office:value-type="float" office:value="0.06838" calcext:value-type="float">
            <text:p>0,06838</text:p>
          </table:table-cell>
          <table:table-cell office:value-type="float" office:value="0.07448" calcext:value-type="float">
            <text:p>0,07448</text:p>
          </table:table-cell>
          <table:table-cell office:value-type="float" office:value="0.08142" calcext:value-type="float">
            <text:p>0,08142</text:p>
          </table:table-cell>
          <table:table-cell office:value-type="float" office:value="0.08929" calcext:value-type="float">
            <text:p>0,08929</text:p>
          </table:table-cell>
          <table:table-cell office:value-type="float" office:value="0.11213" calcext:value-type="float">
            <text:p>0,11213</text:p>
          </table:table-cell>
          <table:table-cell office:value-type="float" office:value="0.12835" calcext:value-type="float">
            <text:p>0,12835</text:p>
          </table:table-cell>
          <table:table-cell office:value-type="float" office:value="0.12171" calcext:value-type="float">
            <text:p>0,12171</text:p>
          </table:table-cell>
          <table:table-cell office:value-type="float" office:value="0.14576" calcext:value-type="float">
            <text:p>0,14576</text:p>
          </table:table-cell>
          <table:table-cell office:value-type="float" office:value="0.16266" calcext:value-type="float">
            <text:p>0,16266</text:p>
          </table:table-cell>
          <table:table-cell office:value-type="float" office:value="0.18173" calcext:value-type="float">
            <text:p>0,18173</text:p>
          </table:table-cell>
          <table:table-cell office:value-type="float" office:value="0.20586" calcext:value-type="float">
            <text:p>0,20586</text:p>
          </table:table-cell>
          <table:table-cell office:value-type="float" office:value="0.23288" calcext:value-type="float">
            <text:p>0,23288</text:p>
          </table:table-cell>
          <table:table-cell office:value-type="float" office:value="0.26692" calcext:value-type="float">
            <text:p>0,26692</text:p>
          </table:table-cell>
          <table:table-cell office:value-type="float" office:value="0.2852" calcext:value-type="float">
            <text:p>0,2852</text:p>
          </table:table-cell>
          <table:table-cell office:value-type="float" office:value="0.33183" calcext:value-type="float">
            <text:p>0,33183</text:p>
          </table:table-cell>
          <table:table-cell office:value-type="float" office:value="0.36388" calcext:value-type="float">
            <text:p>0,36388</text:p>
          </table:table-cell>
          <table:table-cell office:value-type="float" office:value="0.3949" calcext:value-type="float">
            <text:p>0,3949</text:p>
          </table:table-cell>
          <table:table-cell office:value-type="float" office:value="0.44386" calcext:value-type="float">
            <text:p>0,44386</text:p>
          </table:table-cell>
          <table:table-cell office:value-type="float" office:value="0.48924" calcext:value-type="float">
            <text:p>0,48924</text:p>
          </table:table-cell>
          <table:table-cell office:value-type="float" office:value="0.5502" calcext:value-type="float">
            <text:p>0,5502</text:p>
          </table:table-cell>
          <table:table-cell office:value-type="float" office:value="0.6138" calcext:value-type="float">
            <text:p>0,6138</text:p>
          </table:table-cell>
          <table:table-cell office:value-type="float" office:value="0.64855" calcext:value-type="float">
            <text:p>0,64855</text:p>
          </table:table-cell>
          <table:table-cell office:value-type="float" office:value="0.69427" calcext:value-type="float">
            <text:p>0,69427</text:p>
          </table:table-cell>
          <table:table-cell office:value-type="float" office:value="0.75925" calcext:value-type="float">
            <text:p>0,75925</text:p>
          </table:table-cell>
          <table:table-cell office:value-type="float" office:value="0.83346" calcext:value-type="float">
            <text:p>0,83346</text:p>
          </table:table-cell>
          <table:table-cell office:value-type="float" office:value="0.8755" calcext:value-type="float">
            <text:p>0,8755</text:p>
          </table:table-cell>
          <table:table-cell office:value-type="float" office:value="0.92322" calcext:value-type="float">
            <text:p>0,92322</text:p>
          </table:table-cell>
          <table:table-cell office:value-type="float" office:value="0.92256" calcext:value-type="float">
            <text:p>0,92256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float" office:value="1.09834" calcext:value-type="float">
            <text:p>1,09834</text:p>
          </table:table-cell>
          <table:table-cell office:value-type="float" office:value="1.11624" calcext:value-type="float">
            <text:p>1,11624</text:p>
          </table:table-cell>
          <table:table-cell office:value-type="float" office:value="1.1111" calcext:value-type="float">
            <text:p>1,1111</text:p>
          </table:table-cell>
          <table:table-cell office:value-type="float" office:value="1.07467" calcext:value-type="float">
            <text:p>1,07467</text:p>
          </table:table-cell>
          <table:table-cell office:value-type="float" office:value="1.07699" calcext:value-type="float">
            <text:p>1,07699</text:p>
          </table:table-cell>
          <table:table-cell office:value-type="float" office:value="0.96696" calcext:value-type="float">
            <text:p>0,96696</text:p>
          </table:table-cell>
          <table:table-cell office:value-type="float" office:value="0.9083" calcext:value-type="float">
            <text:p>0,9083</text:p>
          </table:table-cell>
          <table:table-cell office:value-type="float" office:value="0.86173" calcext:value-type="float">
            <text:p>0,86173</text:p>
          </table:table-cell>
          <table:table-cell office:value-type="float" office:value="0.82267" calcext:value-type="float">
            <text:p>0,82267</text:p>
          </table:table-cell>
          <table:table-cell office:value-type="float" office:value="0.74089" calcext:value-type="float">
            <text:p>0,74089</text:p>
          </table:table-cell>
          <table:table-cell office:value-type="float" office:value="0.70306" calcext:value-type="float">
            <text:p>0,70306</text:p>
          </table:table-cell>
          <table:table-cell office:value-type="float" office:value="0.58174" calcext:value-type="float">
            <text:p>0,58174</text:p>
          </table:table-cell>
          <table:table-cell office:value-type="float" office:value="0.53833" calcext:value-type="float">
            <text:p>0,53833</text:p>
          </table:table-cell>
          <table:table-cell office:value-type="float" office:value="0.48982" calcext:value-type="float">
            <text:p>0,48982</text:p>
          </table:table-cell>
          <table:table-cell office:value-type="float" office:value="0.41732" calcext:value-type="float">
            <text:p>0,41732</text:p>
          </table:table-cell>
          <table:table-cell office:value-type="float" office:value="0.384" calcext:value-type="float">
            <text:p>0,384</text:p>
          </table:table-cell>
          <table:table-cell office:value-type="float" office:value="0.33143" calcext:value-type="float">
            <text:p>0,33143</text:p>
          </table:table-cell>
          <table:table-cell office:value-type="float" office:value="0.29657" calcext:value-type="float">
            <text:p>0,29657</text:p>
          </table:table-cell>
          <table:table-cell office:value-type="float" office:value="0.26704" calcext:value-type="float">
            <text:p>0,26704</text:p>
          </table:table-cell>
          <table:table-cell office:value-type="float" office:value="0.23471" calcext:value-type="float">
            <text:p>0,23471</text:p>
          </table:table-cell>
          <table:table-cell office:value-type="float" office:value="0.22305" calcext:value-type="float">
            <text:p>0,22305</text:p>
          </table:table-cell>
          <table:table-cell office:value-type="float" office:value="0.18867" calcext:value-type="float">
            <text:p>0,18867</text:p>
          </table:table-cell>
          <table:table-cell office:value-type="float" office:value="0.16731" calcext:value-type="float">
            <text:p>0,16731</text:p>
          </table:table-cell>
          <table:table-cell office:value-type="float" office:value="0.13834" calcext:value-type="float">
            <text:p>0,13834</text:p>
          </table:table-cell>
          <table:table-cell office:value-type="float" office:value="0.13791" calcext:value-type="float">
            <text:p>0,13791</text:p>
          </table:table-cell>
          <table:table-cell office:value-type="float" office:value="0.11654" calcext:value-type="float">
            <text:p>0,11654</text:p>
          </table:table-cell>
          <table:table-cell office:value-type="float" office:value="0.08993" calcext:value-type="float">
            <text:p>0,08993</text:p>
          </table:table-cell>
          <table:table-cell office:value-type="float" office:value="0.07101" calcext:value-type="float">
            <text:p>0,07101</text:p>
          </table:table-cell>
          <table:table-cell office:value-type="float" office:value="0.06083" calcext:value-type="float">
            <text:p>0,06083</text:p>
          </table:table-cell>
          <table:table-cell office:value-type="float" office:value="0.06652" calcext:value-type="float">
            <text:p>0,06652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float" office:value="0.72149" calcext:value-type="float">
            <text:p>0,72149</text:p>
          </table:table-cell>
          <table:table-cell office:value-type="float" office:value="0.71165" calcext:value-type="float">
            <text:p>0,71165</text:p>
          </table:table-cell>
          <table:table-cell office:value-type="float" office:value="0.75696" calcext:value-type="float">
            <text:p>0,75696</text:p>
          </table:table-cell>
          <table:table-cell office:value-type="float" office:value="0.71996" calcext:value-type="float">
            <text:p>0,71996</text:p>
          </table:table-cell>
          <table:table-cell office:value-type="float" office:value="0.84197" calcext:value-type="float">
            <text:p>0,84197</text:p>
          </table:table-cell>
          <table:table-cell office:value-type="float" office:value="0.7878" calcext:value-type="float">
            <text:p>0,7878</text:p>
          </table:table-cell>
          <table:table-cell office:value-type="float" office:value="0.82114" calcext:value-type="float">
            <text:p>0,82114</text:p>
          </table:table-cell>
          <table:table-cell office:value-type="float" office:value="0.87035" calcext:value-type="float">
            <text:p>0,87035</text:p>
          </table:table-cell>
          <table:table-cell office:value-type="float" office:value="0.84772" calcext:value-type="float">
            <text:p>0,84772</text:p>
          </table:table-cell>
          <table:table-cell office:value-type="float" office:value="0.89867" calcext:value-type="float">
            <text:p>0,89867</text:p>
          </table:table-cell>
          <table:table-cell office:value-type="float" office:value="0.92271" calcext:value-type="float">
            <text:p>0,92271</text:p>
          </table:table-cell>
          <table:table-cell office:value-type="float" office:value="0.94798" calcext:value-type="float">
            <text:p>0,94798</text:p>
          </table:table-cell>
          <table:table-cell office:value-type="float" office:value="0.95445" calcext:value-type="float">
            <text:p>0,95445</text:p>
          </table:table-cell>
          <table:table-cell office:value-type="float" office:value="0.98534" calcext:value-type="float">
            <text:p>0,98534</text:p>
          </table:table-cell>
          <table:table-cell office:value-type="float" office:value="1.01332" calcext:value-type="float">
            <text:p>1,01332</text:p>
          </table:table-cell>
          <table:table-cell office:value-type="float" office:value="1.03189" calcext:value-type="float">
            <text:p>1,03189</text:p>
          </table:table-cell>
          <table:table-cell office:value-type="float" office:value="1.0457" calcext:value-type="float">
            <text:p>1,0457</text:p>
          </table:table-cell>
          <table:table-cell office:value-type="float" office:value="1.08007" calcext:value-type="float">
            <text:p>1,08007</text:p>
          </table:table-cell>
          <table:table-cell office:value-type="float" office:value="1.09652" calcext:value-type="float">
            <text:p>1,09652</text:p>
          </table:table-cell>
          <table:table-cell office:value-type="float" office:value="1.13329" calcext:value-type="float">
            <text:p>1,13329</text:p>
          </table:table-cell>
          <table:table-cell office:value-type="float" office:value="1.13095" calcext:value-type="float">
            <text:p>1,13095</text:p>
          </table:table-cell>
          <table:table-cell office:value-type="float" office:value="1.11597" calcext:value-type="float">
            <text:p>1,11597</text:p>
          </table:table-cell>
          <table:table-cell office:value-type="float" office:value="1.1225" calcext:value-type="float">
            <text:p>1,1225</text:p>
          </table:table-cell>
          <table:table-cell office:value-type="float" office:value="1.16113" calcext:value-type="float">
            <text:p>1,16113</text:p>
          </table:table-cell>
          <table:table-cell office:value-type="float" office:value="1.21087" calcext:value-type="float">
            <text:p>1,21087</text:p>
          </table:table-cell>
          <table:table-cell office:value-type="float" office:value="1.22076" calcext:value-type="float">
            <text:p>1,22076</text:p>
          </table:table-cell>
          <table:table-cell office:value-type="float" office:value="1.23547" calcext:value-type="float">
            <text:p>1,23547</text:p>
          </table:table-cell>
          <table:table-cell office:value-type="float" office:value="1.26336" calcext:value-type="float">
            <text:p>1,26336</text:p>
          </table:table-cell>
          <table:table-cell office:value-type="float" office:value="1.28809" calcext:value-type="float">
            <text:p>1,28809</text:p>
          </table:table-cell>
          <table:table-cell office:value-type="float" office:value="1.30965" calcext:value-type="float">
            <text:p>1,30965</text:p>
          </table:table-cell>
        </table:table-row>
        <table:table-row table:style-name="ro1">
          <table:table-cell office:value-type="string" calcext:value-type="string">
            <text:p>5-1</text:p>
          </table:table-cell>
          <table:table-cell office:value-type="float" office:value="0.53417" calcext:value-type="float">
            <text:p>0,53417</text:p>
          </table:table-cell>
          <table:table-cell office:value-type="float" office:value="0.51311" calcext:value-type="float">
            <text:p>0,51311</text:p>
          </table:table-cell>
          <table:table-cell office:value-type="float" office:value="0.47176" calcext:value-type="float">
            <text:p>0,47176</text:p>
          </table:table-cell>
          <table:table-cell office:value-type="float" office:value="0.43104" calcext:value-type="float">
            <text:p>0,43104</text:p>
          </table:table-cell>
          <table:table-cell office:value-type="float" office:value="0.40719" calcext:value-type="float">
            <text:p>0,40719</text:p>
          </table:table-cell>
          <table:table-cell office:value-type="float" office:value="0.37264" calcext:value-type="float">
            <text:p>0,37264</text:p>
          </table:table-cell>
          <table:table-cell office:value-type="float" office:value="0.34898" calcext:value-type="float">
            <text:p>0,34898</text:p>
          </table:table-cell>
          <table:table-cell office:value-type="float" office:value="0.32397" calcext:value-type="float">
            <text:p>0,32397</text:p>
          </table:table-cell>
          <table:table-cell office:value-type="float" office:value="0.30035" calcext:value-type="float">
            <text:p>0,30035</text:p>
          </table:table-cell>
          <table:table-cell office:value-type="float" office:value="0.27842" calcext:value-type="float">
            <text:p>0,27842</text:p>
          </table:table-cell>
          <table:table-cell office:value-type="float" office:value="0.26449" calcext:value-type="float">
            <text:p>0,26449</text:p>
          </table:table-cell>
          <table:table-cell office:value-type="float" office:value="0.23684" calcext:value-type="float">
            <text:p>0,23684</text:p>
          </table:table-cell>
          <table:table-cell office:value-type="float" office:value="0.22626" calcext:value-type="float">
            <text:p>0,22626</text:p>
          </table:table-cell>
          <table:table-cell office:value-type="float" office:value="0.20348" calcext:value-type="float">
            <text:p>0,20348</text:p>
          </table:table-cell>
          <table:table-cell office:value-type="float" office:value="0.18728" calcext:value-type="float">
            <text:p>0,18728</text:p>
          </table:table-cell>
          <table:table-cell office:value-type="float" office:value="0.17166" calcext:value-type="float">
            <text:p>0,17166</text:p>
          </table:table-cell>
          <table:table-cell office:value-type="float" office:value="0.16667" calcext:value-type="float">
            <text:p>0,16667</text:p>
          </table:table-cell>
          <table:table-cell office:value-type="float" office:value="0.15448" calcext:value-type="float">
            <text:p>0,15448</text:p>
          </table:table-cell>
          <table:table-cell office:value-type="float" office:value="0.14375" calcext:value-type="float">
            <text:p>0,14375</text:p>
          </table:table-cell>
          <table:table-cell office:value-type="float" office:value="0.14922" calcext:value-type="float">
            <text:p>0,14922</text:p>
          </table:table-cell>
          <table:table-cell office:value-type="float" office:value="0.12613" calcext:value-type="float">
            <text:p>0,12613</text:p>
          </table:table-cell>
          <table:table-cell office:value-type="float" office:value="0.12729" calcext:value-type="float">
            <text:p>0,12729</text:p>
          </table:table-cell>
          <table:table-cell office:value-type="float" office:value="0.1175" calcext:value-type="float">
            <text:p>0,1175</text:p>
          </table:table-cell>
          <table:table-cell office:value-type="float" office:value="0.12416" calcext:value-type="float">
            <text:p>0,12416</text:p>
          </table:table-cell>
          <table:table-cell office:value-type="float" office:value="0.11639" calcext:value-type="float">
            <text:p>0,11639</text:p>
          </table:table-cell>
          <table:table-cell office:value-type="float" office:value="0.11612" calcext:value-type="float">
            <text:p>0,11612</text:p>
          </table:table-cell>
          <table:table-cell office:value-type="float" office:value="0.11875" calcext:value-type="float">
            <text:p>0,11875</text:p>
          </table:table-cell>
          <table:table-cell office:value-type="float" office:value="0.11982" calcext:value-type="float">
            <text:p>0,11982</text:p>
          </table:table-cell>
          <table:table-cell office:value-type="float" office:value="0.11995" calcext:value-type="float">
            <text:p>0,11995</text:p>
          </table:table-cell>
          <table:table-cell office:value-type="float" office:value="0.12811" calcext:value-type="float">
            <text:p>0,12811</text:p>
          </table:table-cell>
        </table:table-row>
        <table:table-row table:style-name="ro1">
          <table:table-cell office:value-type="string" calcext:value-type="string">
            <text:p>5-2</text:p>
          </table:table-cell>
          <table:table-cell office:value-type="float" office:value="0.13973" calcext:value-type="float">
            <text:p>0,13973</text:p>
          </table:table-cell>
          <table:table-cell office:value-type="float" office:value="0.1439" calcext:value-type="float">
            <text:p>0,1439</text:p>
          </table:table-cell>
          <table:table-cell office:value-type="float" office:value="0.14779" calcext:value-type="float">
            <text:p>0,14779</text:p>
          </table:table-cell>
          <table:table-cell office:value-type="float" office:value="0.15754" calcext:value-type="float">
            <text:p>0,15754</text:p>
          </table:table-cell>
          <table:table-cell office:value-type="float" office:value="0.16826" calcext:value-type="float">
            <text:p>0,16826</text:p>
          </table:table-cell>
          <table:table-cell office:value-type="float" office:value="0.18014" calcext:value-type="float">
            <text:p>0,18014</text:p>
          </table:table-cell>
          <table:table-cell office:value-type="float" office:value="0.20404" calcext:value-type="float">
            <text:p>0,20404</text:p>
          </table:table-cell>
          <table:table-cell office:value-type="float" office:value="0.20736" calcext:value-type="float">
            <text:p>0,20736</text:p>
          </table:table-cell>
          <table:table-cell office:value-type="float" office:value="0.22569" calcext:value-type="float">
            <text:p>0,22569</text:p>
          </table:table-cell>
          <table:table-cell office:value-type="float" office:value="0.24464" calcext:value-type="float">
            <text:p>0,24464</text:p>
          </table:table-cell>
          <table:table-cell office:value-type="float" office:value="0.25873" calcext:value-type="float">
            <text:p>0,25873</text:p>
          </table:table-cell>
          <table:table-cell office:value-type="float" office:value="0.28542" calcext:value-type="float">
            <text:p>0,28542</text:p>
          </table:table-cell>
          <table:table-cell office:value-type="float" office:value="0.29665" calcext:value-type="float">
            <text:p>0,29665</text:p>
          </table:table-cell>
          <table:table-cell office:value-type="float" office:value="0.33268" calcext:value-type="float">
            <text:p>0,33268</text:p>
          </table:table-cell>
          <table:table-cell office:value-type="float" office:value="0.36452" calcext:value-type="float">
            <text:p>0,36452</text:p>
          </table:table-cell>
          <table:table-cell office:value-type="float" office:value="0.39056" calcext:value-type="float">
            <text:p>0,39056</text:p>
          </table:table-cell>
          <table:table-cell office:value-type="float" office:value="0.40504" calcext:value-type="float">
            <text:p>0,40504</text:p>
          </table:table-cell>
          <table:table-cell office:value-type="float" office:value="0.43819" calcext:value-type="float">
            <text:p>0,43819</text:p>
          </table:table-cell>
          <table:table-cell office:value-type="float" office:value="0.46629" calcext:value-type="float">
            <text:p>0,46629</text:p>
          </table:table-cell>
          <table:table-cell office:value-type="float" office:value="0.48814" calcext:value-type="float">
            <text:p>0,48814</text:p>
          </table:table-cell>
          <table:table-cell office:value-type="float" office:value="0.52269" calcext:value-type="float">
            <text:p>0,52269</text:p>
          </table:table-cell>
          <table:table-cell office:value-type="float" office:value="0.55705" calcext:value-type="float">
            <text:p>0,55705</text:p>
          </table:table-cell>
          <table:table-cell office:value-type="float" office:value="0.58769" calcext:value-type="float">
            <text:p>0,58769</text:p>
          </table:table-cell>
          <table:table-cell office:value-type="float" office:value="0.62447" calcext:value-type="float">
            <text:p>0,62447</text:p>
          </table:table-cell>
          <table:table-cell office:value-type="float" office:value="0.65362" calcext:value-type="float">
            <text:p>0,65362</text:p>
          </table:table-cell>
          <table:table-cell office:value-type="float" office:value="0.68395" calcext:value-type="float">
            <text:p>0,68395</text:p>
          </table:table-cell>
          <table:table-cell office:value-type="float" office:value="0.72255" calcext:value-type="float">
            <text:p>0,72255</text:p>
          </table:table-cell>
          <table:table-cell office:value-type="float" office:value="0.69077" calcext:value-type="float">
            <text:p>0,69077</text:p>
          </table:table-cell>
          <table:table-cell office:value-type="float" office:value="0.78034" calcext:value-type="float">
            <text:p>0,78034</text:p>
          </table:table-cell>
          <table:table-cell office:value-type="float" office:value="0.75066" calcext:value-type="float">
            <text:p>0,75066</text:p>
          </table:table-cell>
        </table:table-row>
        <table:table-row table:style-name="ro1">
          <table:table-cell office:value-type="string" calcext:value-type="string">
            <text:p>6-1</text:p>
          </table:table-cell>
          <table:table-cell office:value-type="float" office:value="0.19874" calcext:value-type="float">
            <text:p>0,19874</text:p>
          </table:table-cell>
          <table:table-cell office:value-type="float" office:value="0.2253" calcext:value-type="float">
            <text:p>0,2253</text:p>
          </table:table-cell>
          <table:table-cell office:value-type="float" office:value="0.22538" calcext:value-type="float">
            <text:p>0,22538</text:p>
          </table:table-cell>
          <table:table-cell office:value-type="float" office:value="0.23358" calcext:value-type="float">
            <text:p>0,23358</text:p>
          </table:table-cell>
          <table:table-cell office:value-type="float" office:value="0.25473" calcext:value-type="float">
            <text:p>0,25473</text:p>
          </table:table-cell>
          <table:table-cell office:value-type="float" office:value="0.2402" calcext:value-type="float">
            <text:p>0,2402</text:p>
          </table:table-cell>
          <table:table-cell office:value-type="float" office:value="0.2454" calcext:value-type="float">
            <text:p>0,2454</text:p>
          </table:table-cell>
          <table:table-cell office:value-type="float" office:value="0.26124" calcext:value-type="float">
            <text:p>0,26124</text:p>
          </table:table-cell>
          <table:table-cell office:value-type="float" office:value="0.26363" calcext:value-type="float">
            <text:p>0,26363</text:p>
          </table:table-cell>
          <table:table-cell office:value-type="float" office:value="0.29097" calcext:value-type="float">
            <text:p>0,29097</text:p>
          </table:table-cell>
          <table:table-cell office:value-type="float" office:value="0.30845" calcext:value-type="float">
            <text:p>0,30845</text:p>
          </table:table-cell>
          <table:table-cell office:value-type="float" office:value="0.39097" calcext:value-type="float">
            <text:p>0,39097</text:p>
          </table:table-cell>
          <table:table-cell office:value-type="float" office:value="0.40723" calcext:value-type="float">
            <text:p>0,40723</text:p>
          </table:table-cell>
          <table:table-cell office:value-type="float" office:value="0.42502" calcext:value-type="float">
            <text:p>0,42502</text:p>
          </table:table-cell>
          <table:table-cell office:value-type="float" office:value="0.48199" calcext:value-type="float">
            <text:p>0,48199</text:p>
          </table:table-cell>
          <table:table-cell office:value-type="float" office:value="0.47331" calcext:value-type="float">
            <text:p>0,47331</text:p>
          </table:table-cell>
          <table:table-cell office:value-type="float" office:value="0.50531" calcext:value-type="float">
            <text:p>0,50531</text:p>
          </table:table-cell>
          <table:table-cell office:value-type="float" office:value="0.55398" calcext:value-type="float">
            <text:p>0,55398</text:p>
          </table:table-cell>
          <table:table-cell office:value-type="float" office:value="0.71003" calcext:value-type="float">
            <text:p>0,71003</text:p>
          </table:table-cell>
          <table:table-cell office:value-type="float" office:value="0.63533" calcext:value-type="float">
            <text:p>0,63533</text:p>
          </table:table-cell>
          <table:table-cell office:value-type="float" office:value="0.69928" calcext:value-type="float">
            <text:p>0,69928</text:p>
          </table:table-cell>
          <table:table-cell office:value-type="float" office:value="0.81519" calcext:value-type="float">
            <text:p>0,81519</text:p>
          </table:table-cell>
          <table:table-cell office:value-type="float" office:value="0.80805" calcext:value-type="float">
            <text:p>0,80805</text:p>
          </table:table-cell>
          <table:table-cell office:value-type="float" office:value="0.84962" calcext:value-type="float">
            <text:p>0,84962</text:p>
          </table:table-cell>
          <table:table-cell office:value-type="float" office:value="0.84978" calcext:value-type="float">
            <text:p>0,84978</text:p>
          </table:table-cell>
          <table:table-cell office:value-type="float" office:value="0.86938" calcext:value-type="float">
            <text:p>0,86938</text:p>
          </table:table-cell>
          <table:table-cell office:value-type="float" office:value="0.90343" calcext:value-type="float">
            <text:p>0,90343</text:p>
          </table:table-cell>
          <table:table-cell office:value-type="float" office:value="0.93139" calcext:value-type="float">
            <text:p>0,93139</text:p>
          </table:table-cell>
          <table:table-cell office:value-type="float" office:value="0.91167" calcext:value-type="float">
            <text:p>0,91167</text:p>
          </table:table-cell>
          <table:table-cell office:value-type="float" office:value="0.90527" calcext:value-type="float">
            <text:p>0,90527</text:p>
          </table:table-cell>
        </table:table-row>
        <table:table-row table:style-name="ro1">
          <table:table-cell office:value-type="string" calcext:value-type="string">
            <text:p>6-2</text:p>
          </table:table-cell>
          <table:table-cell office:value-type="float" office:value="1.1678" calcext:value-type="float">
            <text:p>1,1678</text:p>
          </table:table-cell>
          <table:table-cell office:value-type="float" office:value="1.03592" calcext:value-type="float">
            <text:p>1,03592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92112" calcext:value-type="float">
            <text:p>0,92112</text:p>
          </table:table-cell>
          <table:table-cell office:value-type="float" office:value="0.92166" calcext:value-type="float">
            <text:p>0,92166</text:p>
          </table:table-cell>
          <table:table-cell office:value-type="float" office:value="0.90148" calcext:value-type="float">
            <text:p>0,90148</text:p>
          </table:table-cell>
          <table:table-cell office:value-type="float" office:value="0.84841" calcext:value-type="float">
            <text:p>0,84841</text:p>
          </table:table-cell>
          <table:table-cell office:value-type="float" office:value="0.80935" calcext:value-type="float">
            <text:p>0,80935</text:p>
          </table:table-cell>
          <table:table-cell office:value-type="float" office:value="0.78585" calcext:value-type="float">
            <text:p>0,78585</text:p>
          </table:table-cell>
          <table:table-cell office:value-type="float" office:value="0.70257" calcext:value-type="float">
            <text:p>0,70257</text:p>
          </table:table-cell>
          <table:table-cell office:value-type="float" office:value="0.73351" calcext:value-type="float">
            <text:p>0,73351</text:p>
          </table:table-cell>
          <table:table-cell office:value-type="float" office:value="0.69986" calcext:value-type="float">
            <text:p>0,69986</text:p>
          </table:table-cell>
          <table:table-cell office:value-type="float" office:value="0.64594" calcext:value-type="float">
            <text:p>0,64594</text:p>
          </table:table-cell>
          <table:table-cell office:value-type="float" office:value="0.60819" calcext:value-type="float">
            <text:p>0,60819</text:p>
          </table:table-cell>
          <table:table-cell office:value-type="float" office:value="0.53481" calcext:value-type="float">
            <text:p>0,53481</text:p>
          </table:table-cell>
          <table:table-cell office:value-type="float" office:value="0.54614" calcext:value-type="float">
            <text:p>0,54614</text:p>
          </table:table-cell>
          <table:table-cell office:value-type="float" office:value="0.51679" calcext:value-type="float">
            <text:p>0,51679</text:p>
          </table:table-cell>
          <table:table-cell office:value-type="float" office:value="0.46776" calcext:value-type="float">
            <text:p>0,46776</text:p>
          </table:table-cell>
          <table:table-cell office:value-type="float" office:value="0.43061" calcext:value-type="float">
            <text:p>0,43061</text:p>
          </table:table-cell>
          <table:table-cell office:value-type="float" office:value="0.41079" calcext:value-type="float">
            <text:p>0,41079</text:p>
          </table:table-cell>
          <table:table-cell office:value-type="float" office:value="0.37329" calcext:value-type="float">
            <text:p>0,37329</text:p>
          </table:table-cell>
          <table:table-cell office:value-type="float" office:value="0.32852" calcext:value-type="float">
            <text:p>0,32852</text:p>
          </table:table-cell>
          <table:table-cell office:value-type="float" office:value="0.32652" calcext:value-type="float">
            <text:p>0,32652</text:p>
          </table:table-cell>
          <table:table-cell office:value-type="float" office:value="0.29424" calcext:value-type="float">
            <text:p>0,29424</text:p>
          </table:table-cell>
          <table:table-cell office:value-type="float" office:value="0.28641" calcext:value-type="float">
            <text:p>0,28641</text:p>
          </table:table-cell>
          <table:table-cell office:value-type="float" office:value="0.26043" calcext:value-type="float">
            <text:p>0,26043</text:p>
          </table:table-cell>
          <table:table-cell office:value-type="float" office:value="0.27024" calcext:value-type="float">
            <text:p>0,27024</text:p>
          </table:table-cell>
          <table:table-cell office:value-type="float" office:value="0.25996" calcext:value-type="float">
            <text:p>0,25996</text:p>
          </table:table-cell>
          <table:table-cell office:value-type="float" office:value="0.25387" calcext:value-type="float">
            <text:p>0,25387</text:p>
          </table:table-cell>
          <table:table-cell office:value-type="float" office:value="0.23905" calcext:value-type="float">
            <text:p>0,23905</text:p>
          </table:table-cell>
        </table:table-row>
        <table:table-row table:style-name="ro1">
          <table:table-cell office:value-type="string" calcext:value-type="string">
            <text:p>7-1</text:p>
          </table:table-cell>
          <table:table-cell office:value-type="float" office:value="2.07729" calcext:value-type="float">
            <text:p>2,07729</text:p>
          </table:table-cell>
          <table:table-cell office:value-type="float" office:value="2.01141" calcext:value-type="float">
            <text:p>2,01141</text:p>
          </table:table-cell>
          <table:table-cell office:value-type="float" office:value="1.91151" calcext:value-type="float">
            <text:p>1,91151</text:p>
          </table:table-cell>
          <table:table-cell office:value-type="float" office:value="1.92441" calcext:value-type="float">
            <text:p>1,92441</text:p>
          </table:table-cell>
          <table:table-cell office:value-type="float" office:value="1.77114" calcext:value-type="float">
            <text:p>1,77114</text:p>
          </table:table-cell>
          <table:table-cell office:value-type="float" office:value="1.6638" calcext:value-type="float">
            <text:p>1,6638</text:p>
          </table:table-cell>
          <table:table-cell office:value-type="float" office:value="1.57489" calcext:value-type="float">
            <text:p>1,57489</text:p>
          </table:table-cell>
          <table:table-cell office:value-type="float" office:value="1.49767" calcext:value-type="float">
            <text:p>1,49767</text:p>
          </table:table-cell>
          <table:table-cell office:value-type="float" office:value="1.38321" calcext:value-type="float">
            <text:p>1,38321</text:p>
          </table:table-cell>
          <table:table-cell office:value-type="float" office:value="1.25725" calcext:value-type="float">
            <text:p>1,25725</text:p>
          </table:table-cell>
          <table:table-cell office:value-type="float" office:value="1.15319" calcext:value-type="float">
            <text:p>1,15319</text:p>
          </table:table-cell>
          <table:table-cell office:value-type="float" office:value="1.04257" calcext:value-type="float">
            <text:p>1,04257</text:p>
          </table:table-cell>
          <table:table-cell office:value-type="float" office:value="0.93939" calcext:value-type="float">
            <text:p>0,93939</text:p>
          </table:table-cell>
          <table:table-cell office:value-type="float" office:value="0.85082" calcext:value-type="float">
            <text:p>0,85082</text:p>
          </table:table-cell>
          <table:table-cell office:value-type="float" office:value="0.72128" calcext:value-type="float">
            <text:p>0,72128</text:p>
          </table:table-cell>
          <table:table-cell office:value-type="float" office:value="0.61516" calcext:value-type="float">
            <text:p>0,61516</text:p>
          </table:table-cell>
          <table:table-cell office:value-type="float" office:value="0.51814" calcext:value-type="float">
            <text:p>0,51814</text:p>
          </table:table-cell>
          <table:table-cell office:value-type="float" office:value="0.43313" calcext:value-type="float">
            <text:p>0,43313</text:p>
          </table:table-cell>
          <table:table-cell office:value-type="float" office:value="0.38319" calcext:value-type="float">
            <text:p>0,38319</text:p>
          </table:table-cell>
          <table:table-cell office:value-type="float" office:value="0.3483" calcext:value-type="float">
            <text:p>0,3483</text:p>
          </table:table-cell>
          <table:table-cell office:value-type="float" office:value="0.27419" calcext:value-type="float">
            <text:p>0,27419</text:p>
          </table:table-cell>
          <table:table-cell office:value-type="float" office:value="0.24028" calcext:value-type="float">
            <text:p>0,24028</text:p>
          </table:table-cell>
          <table:table-cell office:value-type="float" office:value="0.2022" calcext:value-type="float">
            <text:p>0,2022</text:p>
          </table:table-cell>
          <table:table-cell office:value-type="float" office:value="0.17533" calcext:value-type="float">
            <text:p>0,17533</text:p>
          </table:table-cell>
          <table:table-cell office:value-type="float" office:value="0.15453" calcext:value-type="float">
            <text:p>0,15453</text:p>
          </table:table-cell>
          <table:table-cell office:value-type="float" office:value="0.12775" calcext:value-type="float">
            <text:p>0,12775</text:p>
          </table:table-cell>
          <table:table-cell office:value-type="float" office:value="0.11685" calcext:value-type="float">
            <text:p>0,11685</text:p>
          </table:table-cell>
          <table:table-cell office:value-type="float" office:value="0.11594" calcext:value-type="float">
            <text:p>0,11594</text:p>
          </table:table-cell>
          <table:table-cell office:value-type="float" office:value="0.10714" calcext:value-type="float">
            <text:p>0,10714</text:p>
          </table:table-cell>
          <table:table-cell office:value-type="float" office:value="0.1034" calcext:value-type="float">
            <text:p>0,1034</text:p>
          </table:table-cell>
        </table:table-row>
        <table:table-row table:style-name="ro1">
          <table:table-cell office:value-type="string" calcext:value-type="string">
            <text:p>7-2</text:p>
          </table:table-cell>
          <table:table-cell office:value-type="float" office:value="0.20543" calcext:value-type="float">
            <text:p>0,20543</text:p>
          </table:table-cell>
          <table:table-cell office:value-type="float" office:value="0.23561" calcext:value-type="float">
            <text:p>0,23561</text:p>
          </table:table-cell>
          <table:table-cell office:value-type="float" office:value="0.27386" calcext:value-type="float">
            <text:p>0,27386</text:p>
          </table:table-cell>
          <table:table-cell office:value-type="float" office:value="0.26112" calcext:value-type="float">
            <text:p>0,26112</text:p>
          </table:table-cell>
          <table:table-cell office:value-type="float" office:value="0.36867" calcext:value-type="float">
            <text:p>0,36867</text:p>
          </table:table-cell>
          <table:table-cell office:value-type="float" office:value="0.41923" calcext:value-type="float">
            <text:p>0,41923</text:p>
          </table:table-cell>
          <table:table-cell office:value-type="float" office:value="0.4826" calcext:value-type="float">
            <text:p>0,4826</text:p>
          </table:table-cell>
          <table:table-cell office:value-type="float" office:value="0.55732" calcext:value-type="float">
            <text:p>0,55732</text:p>
          </table:table-cell>
          <table:table-cell office:value-type="float" office:value="0.65351" calcext:value-type="float">
            <text:p>0,65351</text:p>
          </table:table-cell>
          <table:table-cell office:value-type="float" office:value="0.72167" calcext:value-type="float">
            <text:p>0,72167</text:p>
          </table:table-cell>
          <table:table-cell office:value-type="float" office:value="0.80775" calcext:value-type="float">
            <text:p>0,80775</text:p>
          </table:table-cell>
          <table:table-cell office:value-type="float" office:value="0.92914" calcext:value-type="float">
            <text:p>0,92914</text:p>
          </table:table-cell>
          <table:table-cell office:value-type="float" office:value="1.02468" calcext:value-type="float">
            <text:p>1,02468</text:p>
          </table:table-cell>
          <table:table-cell office:value-type="float" office:value="1.12556" calcext:value-type="float">
            <text:p>1,12556</text:p>
          </table:table-cell>
          <table:table-cell office:value-type="float" office:value="1.24717" calcext:value-type="float">
            <text:p>1,24717</text:p>
          </table:table-cell>
          <table:table-cell office:value-type="float" office:value="1.3674" calcext:value-type="float">
            <text:p>1,3674</text:p>
          </table:table-cell>
          <table:table-cell office:value-type="float" office:value="1.45805" calcext:value-type="float">
            <text:p>1,45805</text:p>
          </table:table-cell>
          <table:table-cell office:value-type="float" office:value="1.61484" calcext:value-type="float">
            <text:p>1,61484</text:p>
          </table:table-cell>
          <table:table-cell office:value-type="float" office:value="1.69659" calcext:value-type="float">
            <text:p>1,69659</text:p>
          </table:table-cell>
          <table:table-cell office:value-type="float" office:value="1.7273" calcext:value-type="float">
            <text:p>1,7273</text:p>
          </table:table-cell>
          <table:table-cell office:value-type="float" office:value="1.8743" calcext:value-type="float">
            <text:p>1,8743</text:p>
          </table:table-cell>
          <table:table-cell office:value-type="float" office:value="1.90494" calcext:value-type="float">
            <text:p>1,90494</text:p>
          </table:table-cell>
          <table:table-cell office:value-type="float" office:value="1.98947" calcext:value-type="float">
            <text:p>1,98947</text:p>
          </table:table-cell>
          <table:table-cell office:value-type="float" office:value="2.0633" calcext:value-type="float">
            <text:p>2,0633</text:p>
          </table:table-cell>
          <table:table-cell office:value-type="float" office:value="2.14612" calcext:value-type="float">
            <text:p>2,14612</text:p>
          </table:table-cell>
          <table:table-cell office:value-type="float" office:value="2.19487" calcext:value-type="float">
            <text:p>2,19487</text:p>
          </table:table-cell>
          <table:table-cell office:value-type="float" office:value="2.24102" calcext:value-type="float">
            <text:p>2,24102</text:p>
          </table:table-cell>
          <table:table-cell office:value-type="float" office:value="2.24024" calcext:value-type="float">
            <text:p>2,24024</text:p>
          </table:table-cell>
          <table:table-cell office:value-type="float" office:value="2.29355" calcext:value-type="float">
            <text:p>2,29355</text:p>
          </table:table-cell>
          <table:table-cell office:value-type="float" office:value="2.32553" calcext:value-type="float">
            <text:p>2,32553</text:p>
          </table:table-cell>
        </table:table-row>
        <table:table-row table:style-name="ro1">
          <table:table-cell office:value-type="string" calcext:value-type="string">
            <text:p>8-1</text:p>
          </table:table-cell>
          <table:table-cell office:value-type="float" office:value="0.09241" calcext:value-type="float">
            <text:p>0,09241</text:p>
          </table:table-cell>
          <table:table-cell office:value-type="float" office:value="0.09678" calcext:value-type="float">
            <text:p>0,09678</text:p>
          </table:table-cell>
          <table:table-cell office:value-type="float" office:value="0.11163" calcext:value-type="float">
            <text:p>0,11163</text:p>
          </table:table-cell>
          <table:table-cell office:value-type="float" office:value="0.11834" calcext:value-type="float">
            <text:p>0,11834</text:p>
          </table:table-cell>
          <table:table-cell office:value-type="float" office:value="0.12872" calcext:value-type="float">
            <text:p>0,12872</text:p>
          </table:table-cell>
          <table:table-cell office:value-type="float" office:value="0.13657" calcext:value-type="float">
            <text:p>0,13657</text:p>
          </table:table-cell>
          <table:table-cell office:value-type="float" office:value="0.14746" calcext:value-type="float">
            <text:p>0,14746</text:p>
          </table:table-cell>
          <table:table-cell office:value-type="float" office:value="0.17472" calcext:value-type="float">
            <text:p>0,17472</text:p>
          </table:table-cell>
          <table:table-cell office:value-type="float" office:value="0.19183" calcext:value-type="float">
            <text:p>0,19183</text:p>
          </table:table-cell>
          <table:table-cell office:value-type="float" office:value="0.21341" calcext:value-type="float">
            <text:p>0,21341</text:p>
          </table:table-cell>
          <table:table-cell office:value-type="float" office:value="0.23528" calcext:value-type="float">
            <text:p>0,23528</text:p>
          </table:table-cell>
          <table:table-cell office:value-type="float" office:value="0.26386" calcext:value-type="float">
            <text:p>0,26386</text:p>
          </table:table-cell>
          <table:table-cell office:value-type="float" office:value="0.27416" calcext:value-type="float">
            <text:p>0,27416</text:p>
          </table:table-cell>
          <table:table-cell office:value-type="float" office:value="0.32309" calcext:value-type="float">
            <text:p>0,32309</text:p>
          </table:table-cell>
          <table:table-cell office:value-type="float" office:value="0.33468" calcext:value-type="float">
            <text:p>0,33468</text:p>
          </table:table-cell>
          <table:table-cell office:value-type="float" office:value="0.36594" calcext:value-type="float">
            <text:p>0,36594</text:p>
          </table:table-cell>
          <table:table-cell office:value-type="float" office:value="0.38209" calcext:value-type="float">
            <text:p>0,38209</text:p>
          </table:table-cell>
          <table:table-cell office:value-type="float" office:value="0.41205" calcext:value-type="float">
            <text:p>0,41205</text:p>
          </table:table-cell>
          <table:table-cell office:value-type="float" office:value="0.45531" calcext:value-type="float">
            <text:p>0,45531</text:p>
          </table:table-cell>
          <table:table-cell office:value-type="float" office:value="0.49094" calcext:value-type="float">
            <text:p>0,49094</text:p>
          </table:table-cell>
          <table:table-cell office:value-type="float" office:value="0.50043" calcext:value-type="float">
            <text:p>0,50043</text:p>
          </table:table-cell>
          <table:table-cell office:value-type="float" office:value="0.59389" calcext:value-type="float">
            <text:p>0,59389</text:p>
          </table:table-cell>
          <table:table-cell office:value-type="float" office:value="0.63514" calcext:value-type="float">
            <text:p>0,63514</text:p>
          </table:table-cell>
          <table:table-cell office:value-type="float" office:value="0.67989" calcext:value-type="float">
            <text:p>0,67989</text:p>
          </table:table-cell>
          <table:table-cell office:value-type="float" office:value="0.69759" calcext:value-type="float">
            <text:p>0,69759</text:p>
          </table:table-cell>
          <table:table-cell office:value-type="float" office:value="0.74829" calcext:value-type="float">
            <text:p>0,74829</text:p>
          </table:table-cell>
          <table:table-cell office:value-type="float" office:value="0.83552" calcext:value-type="float">
            <text:p>0,83552</text:p>
          </table:table-cell>
          <table:table-cell office:value-type="float" office:value="0.85409" calcext:value-type="float">
            <text:p>0,85409</text:p>
          </table:table-cell>
          <table:table-cell office:value-type="float" office:value="0.93366" calcext:value-type="float">
            <text:p>0,93366</text:p>
          </table:table-cell>
          <table:table-cell office:value-type="float" office:value="0.93515" calcext:value-type="float">
            <text:p>0,93515</text:p>
          </table:table-cell>
        </table:table-row>
        <table:table-row table:style-name="ro1">
          <table:table-cell office:value-type="string" calcext:value-type="string">
            <text:p>8-2</text:p>
          </table:table-cell>
          <table:table-cell office:value-type="float" office:value="0.85069" calcext:value-type="float">
            <text:p>0,85069</text:p>
          </table:table-cell>
          <table:table-cell office:value-type="float" office:value="0.81269" calcext:value-type="float">
            <text:p>0,81269</text:p>
          </table:table-cell>
          <table:table-cell office:value-type="float" office:value="0.73404" calcext:value-type="float">
            <text:p>0,73404</text:p>
          </table:table-cell>
          <table:table-cell office:value-type="float" office:value="0.69441" calcext:value-type="float">
            <text:p>0,69441</text:p>
          </table:table-cell>
          <table:table-cell office:value-type="float" office:value="0.68033" calcext:value-type="float">
            <text:p>0,68033</text:p>
          </table:table-cell>
          <table:table-cell office:value-type="float" office:value="0.66565" calcext:value-type="float">
            <text:p>0,66565</text:p>
          </table:table-cell>
          <table:table-cell office:value-type="float" office:value="0.63754" calcext:value-type="float">
            <text:p>0,63754</text:p>
          </table:table-cell>
          <table:table-cell office:value-type="float" office:value="0.61672" calcext:value-type="float">
            <text:p>0,61672</text:p>
          </table:table-cell>
          <table:table-cell office:value-type="float" office:value="0.58824" calcext:value-type="float">
            <text:p>0,58824</text:p>
          </table:table-cell>
          <table:table-cell office:value-type="float" office:value="0.56344" calcext:value-type="float">
            <text:p>0,56344</text:p>
          </table:table-cell>
          <table:table-cell office:value-type="float" office:value="0.54034" calcext:value-type="float">
            <text:p>0,54034</text:p>
          </table:table-cell>
          <table:table-cell office:value-type="float" office:value="0.50338" calcext:value-type="float">
            <text:p>0,50338</text:p>
          </table:table-cell>
          <table:table-cell office:value-type="float" office:value="0.44292" calcext:value-type="float">
            <text:p>0,44292</text:p>
          </table:table-cell>
          <table:table-cell office:value-type="float" office:value="0.3897" calcext:value-type="float">
            <text:p>0,3897</text:p>
          </table:table-cell>
          <table:table-cell office:value-type="float" office:value="0.35736" calcext:value-type="float">
            <text:p>0,35736</text:p>
          </table:table-cell>
          <table:table-cell office:value-type="float" office:value="0.38023" calcext:value-type="float">
            <text:p>0,38023</text:p>
          </table:table-cell>
          <table:table-cell office:value-type="float" office:value="0.34139" calcext:value-type="float">
            <text:p>0,34139</text:p>
          </table:table-cell>
          <table:table-cell office:value-type="float" office:value="0.2921" calcext:value-type="float">
            <text:p>0,2921</text:p>
          </table:table-cell>
          <table:table-cell office:value-type="float" office:value="0.27265" calcext:value-type="float">
            <text:p>0,27265</text:p>
          </table:table-cell>
          <table:table-cell office:value-type="float" office:value="0.17454" calcext:value-type="float">
            <text:p>0,17454</text:p>
          </table:table-cell>
          <table:table-cell office:value-type="float" office:value="0.17745" calcext:value-type="float">
            <text:p>0,17745</text:p>
          </table:table-cell>
          <table:table-cell office:value-type="float" office:value="0.11892" calcext:value-type="float">
            <text:p>0,11892</text:p>
          </table:table-cell>
          <table:table-cell office:value-type="float" office:value="0.10006" calcext:value-type="float">
            <text:p>0,10006</text:p>
          </table:table-cell>
          <table:table-cell office:value-type="float" office:value="0.08828" calcext:value-type="float">
            <text:p>0,08828</text:p>
          </table:table-cell>
          <table:table-cell office:value-type="float" office:value="0.08055" calcext:value-type="float">
            <text:p>0,08055</text:p>
          </table:table-cell>
          <table:table-cell office:value-type="float" office:value="0.07256" calcext:value-type="float">
            <text:p>0,07256</text:p>
          </table:table-cell>
          <table:table-cell office:value-type="float" office:value="0.07787" calcext:value-type="float">
            <text:p>0,07787</text:p>
          </table:table-cell>
          <table:table-cell office:value-type="float" office:value="0.079" calcext:value-type="float">
            <text:p>0,079</text:p>
          </table:table-cell>
          <table:table-cell office:value-type="float" office:value="0.09359" calcext:value-type="float">
            <text:p>0,09359</text:p>
          </table:table-cell>
          <table:table-cell office:value-type="float" office:value="0.09822" calcext:value-type="float">
            <text:p>0,09822</text:p>
          </table:table-cell>
        </table:table-row>
        <table:table-row table:style-name="ro1">
          <table:table-cell office:value-type="string" calcext:value-type="string">
            <text:p>Average 1</text:p>
          </table:table-cell>
          <table:table-cell table:formula="of:=(6383/32000)" office:value-type="float" office:value="0.19946875" calcext:value-type="float">
            <text:p>0,19946875</text:p>
          </table:table-cell>
          <table:table-cell table:number-matrix-columns-spanned="1" table:number-matrix-rows-spanned="1" table:formula="of:=(167469/800000)" office:value-type="float" office:value="0.20933625" calcext:value-type="float">
            <text:p>0,20933625</text:p>
          </table:table-cell>
          <table:table-cell table:formula="of:=(89811/400000)" office:value-type="float" office:value="0.2245275" calcext:value-type="float">
            <text:p>0,2245275</text:p>
          </table:table-cell>
          <table:table-cell table:formula="of:=(179781/800000)" office:value-type="float" office:value="0.22472625" calcext:value-type="float">
            <text:p>0,22472625</text:p>
          </table:table-cell>
          <table:table-cell table:formula="of:=(212851/800000)" office:value-type="float" office:value="0.26606375" calcext:value-type="float">
            <text:p>0,26606375</text:p>
          </table:table-cell>
          <table:table-cell table:formula="of:=(215907/800000)" office:value-type="float" office:value="0.26988375" calcext:value-type="float">
            <text:p>0,26988375</text:p>
          </table:table-cell>
          <table:table-cell table:formula="of:=(235533/800000)" office:value-type="float" office:value="0.29441625" calcext:value-type="float">
            <text:p>0,29441625</text:p>
          </table:table-cell>
          <table:table-cell table:formula="of:=(260259/800000)" office:value-type="float" office:value="0.32532375" calcext:value-type="float">
            <text:p>0,32532375</text:p>
          </table:table-cell>
          <table:table-cell table:formula="of:=(69709/200000)" office:value-type="float" office:value="0.348545" calcext:value-type="float">
            <text:p>0,348545</text:p>
          </table:table-cell>
          <table:table-cell table:formula="of:=(38559/100000)" office:value-type="float" office:value="0.38559" calcext:value-type="float">
            <text:p>0,38559</text:p>
          </table:table-cell>
          <table:table-cell table:formula="of:=(42161/100000)" office:value-type="float" office:value="0.42161" calcext:value-type="float">
            <text:p>0,42161</text:p>
          </table:table-cell>
          <table:table-cell table:formula="of:=(380843/800000)" office:value-type="float" office:value="0.47605375" calcext:value-type="float">
            <text:p>0,47605375</text:p>
          </table:table-cell>
          <table:table-cell table:formula="of:=(403749/800000)" office:value-type="float" office:value="0.50468625" calcext:value-type="float">
            <text:p>0,50468625</text:p>
          </table:table-cell>
          <table:table-cell table:formula="of:=(444993/800000)" office:value-type="float" office:value="0.55624125" calcext:value-type="float">
            <text:p>0,55624125</text:p>
          </table:table-cell>
          <table:table-cell table:formula="of:=(487061/800000)" office:value-type="float" office:value="0.60882625" calcext:value-type="float">
            <text:p>0,60882625</text:p>
          </table:table-cell>
          <table:table-cell table:formula="of:=(129837/200000)" office:value-type="float" office:value="0.649185" calcext:value-type="float">
            <text:p>0,649185</text:p>
          </table:table-cell>
          <table:table-cell table:formula="of:=(552579/800000)" office:value-type="float" office:value="0.69072375" calcext:value-type="float">
            <text:p>0,69072375</text:p>
          </table:table-cell>
          <table:table-cell table:formula="of:=(602047/800000)" office:value-type="float" office:value="0.75255875" calcext:value-type="float">
            <text:p>0,75255875</text:p>
          </table:table-cell>
          <table:table-cell table:formula="of:=(326037/400000)" office:value-type="float" office:value="0.8150925" calcext:value-type="float">
            <text:p>0,8150925</text:p>
          </table:table-cell>
          <table:table-cell table:formula="of:=(134541/160000)" office:value-type="float" office:value="0.84088125" calcext:value-type="float">
            <text:p>0,84088125</text:p>
          </table:table-cell>
          <table:table-cell table:formula="of:=(704637/800000)" office:value-type="float" office:value="0.88079625" calcext:value-type="float">
            <text:p>0,88079625</text:p>
          </table:table-cell>
          <table:table-cell table:formula="of:=(149781/160000)" office:value-type="float" office:value="0.93613125" calcext:value-type="float">
            <text:p>0,93613125</text:p>
          </table:table-cell>
          <table:table-cell table:formula="of:=(194381/200000)" office:value-type="float" office:value="0.971905" calcext:value-type="float">
            <text:p>0,971905</text:p>
          </table:table-cell>
          <table:table-cell table:formula="of:=(20367/20000)" office:value-type="float" office:value="1.01835" calcext:value-type="float">
            <text:p>1,01835</text:p>
          </table:table-cell>
          <table:table-cell table:formula="of:=(423107/400000)" office:value-type="float" office:value="1.0577675" calcext:value-type="float">
            <text:p>1,0577675</text:p>
          </table:table-cell>
          <table:table-cell table:formula="of:=(218503/200000)" office:value-type="float" office:value="1.092515" calcext:value-type="float">
            <text:p>1,092515</text:p>
          </table:table-cell>
          <table:table-cell table:formula="of:=(56967/50000)" office:value-type="float" office:value="1.13934" calcext:value-type="float">
            <text:p>1,13934</text:p>
          </table:table-cell>
          <table:table-cell table:formula="of:=(931269/800000)" office:value-type="float" office:value="1.16408625" calcext:value-type="float">
            <text:p>1,16408625</text:p>
          </table:table-cell>
          <table:table-cell table:formula="of:=(15101/12500)" office:value-type="float" office:value="1.20808" calcext:value-type="float">
            <text:p>1,20808</text:p>
          </table:table-cell>
          <table:table-cell table:formula="of:=(243567/200000)" office:value-type="float" office:value="1.217835" calcext:value-type="float">
            <text:p>1,217835</text:p>
          </table:table-cell>
        </table:table-row>
        <table:table-row table:style-name="ro1">
          <table:table-cell office:value-type="string" calcext:value-type="string">
            <text:p>Average 2</text:p>
          </table:table-cell>
          <table:table-cell table:formula="of:=(456227/400000)" office:value-type="float" office:value="1.1405675" calcext:value-type="float">
            <text:p>1,1405675</text:p>
          </table:table-cell>
          <table:table-cell table:formula="of:=(440737/400000)" office:value-type="float" office:value="1.1018425" calcext:value-type="float">
            <text:p>1,1018425</text:p>
          </table:table-cell>
          <table:table-cell table:formula="of:=(842109/800000)" office:value-type="float" office:value="1.05263625" calcext:value-type="float">
            <text:p>1,05263625</text:p>
          </table:table-cell>
          <table:table-cell table:formula="of:=(405791/400000)" office:value-type="float" office:value="1.0144775" calcext:value-type="float">
            <text:p>1,0144775</text:p>
          </table:table-cell>
          <table:table-cell table:formula="of:=(386581/400000)" office:value-type="float" office:value="0.9664525" calcext:value-type="float">
            <text:p>0,9664525</text:p>
          </table:table-cell>
          <table:table-cell table:formula="of:=(146169/160000)" office:value-type="float" office:value="0.91355625" calcext:value-type="float">
            <text:p>0,91355625</text:p>
          </table:table-cell>
          <table:table-cell table:formula="of:=(690237/800000)" office:value-type="float" office:value="0.86279625" calcext:value-type="float">
            <text:p>0,86279625</text:p>
          </table:table-cell>
          <table:table-cell table:formula="of:=(326509/400000)" office:value-type="float" office:value="0.8162725" calcext:value-type="float">
            <text:p>0,8162725</text:p>
          </table:table-cell>
          <table:table-cell table:formula="of:=(619537/800000)" office:value-type="float" office:value="0.77442125" calcext:value-type="float">
            <text:p>0,77442125</text:p>
          </table:table-cell>
          <table:table-cell table:formula="of:=(285503/400000)" office:value-type="float" office:value="0.7137575" calcext:value-type="float">
            <text:p>0,7137575</text:p>
          </table:table-cell>
          <table:table-cell table:formula="of:=(535977/800000)" office:value-type="float" office:value="0.66997125" calcext:value-type="float">
            <text:p>0,66997125</text:p>
          </table:table-cell>
          <table:table-cell table:formula="of:=(123423/200000)" office:value-type="float" office:value="0.617115" calcext:value-type="float">
            <text:p>0,617115</text:p>
          </table:table-cell>
          <table:table-cell table:formula="of:=(11401/20000)" office:value-type="float" office:value="0.57005" calcext:value-type="float">
            <text:p>0,57005</text:p>
          </table:table-cell>
          <table:table-cell table:formula="of:=(104359/200000)" office:value-type="float" office:value="0.521795" calcext:value-type="float">
            <text:p>0,521795</text:p>
          </table:table-cell>
          <table:table-cell table:formula="of:=(91947/200000)" office:value-type="float" office:value="0.459735" calcext:value-type="float">
            <text:p>0,459735</text:p>
          </table:table-cell>
          <table:table-cell table:formula="of:=(8671/20000)" office:value-type="float" office:value="0.43355" calcext:value-type="float">
            <text:p>0,43355</text:p>
          </table:table-cell>
          <table:table-cell table:formula="of:=(38897/100000)" office:value-type="float" office:value="0.38897" calcext:value-type="float">
            <text:p>0,38897</text:p>
          </table:table-cell>
          <table:table-cell table:formula="of:=(55887/160000)" office:value-type="float" office:value="0.34929375" calcext:value-type="float">
            <text:p>0,34929375</text:p>
          </table:table-cell>
          <table:table-cell table:formula="of:=(6237/20000)" office:value-type="float" office:value="0.31185" calcext:value-type="float">
            <text:p>0,31185</text:p>
          </table:table-cell>
          <table:table-cell table:formula="of:=(111341/400000)" office:value-type="float" office:value="0.2783525" calcext:value-type="float">
            <text:p>0,2783525</text:p>
          </table:table-cell>
          <table:table-cell table:formula="of:=(99669/400000)" office:value-type="float" office:value="0.2491725" calcext:value-type="float">
            <text:p>0,2491725</text:p>
          </table:table-cell>
          <table:table-cell table:formula="of:=(171281/800000)" office:value-type="float" office:value="0.21410125" calcext:value-type="float">
            <text:p>0,21410125</text:p>
          </table:table-cell>
          <table:table-cell table:formula="of:=(19493/100000)" office:value-type="float" office:value="0.19493" calcext:value-type="float">
            <text:p>0,19493</text:p>
          </table:table-cell>
          <table:table-cell table:formula="of:=(34833/200000)" office:value-type="float" office:value="0.174165" calcext:value-type="float">
            <text:p>0,174165</text:p>
          </table:table-cell>
          <table:table-cell table:formula="of:=(130219/800000)" office:value-type="float" office:value="0.16277375" calcext:value-type="float">
            <text:p>0,16277375</text:p>
          </table:table-cell>
          <table:table-cell table:formula="of:=(122299/800000)" office:value-type="float" office:value="0.15287375" calcext:value-type="float">
            <text:p>0,15287375</text:p>
          </table:table-cell>
          <table:table-cell table:formula="of:=(115601/800000)" office:value-type="float" office:value="0.14450125" calcext:value-type="float">
            <text:p>0,14450125</text:p>
          </table:table-cell>
          <table:table-cell table:formula="of:=(27161/200000)" office:value-type="float" office:value="0.135805" calcext:value-type="float">
            <text:p>0,135805</text:p>
          </table:table-cell>
          <table:table-cell table:formula="of:=(5301/40000)" office:value-type="float" office:value="0.132525" calcext:value-type="float">
            <text:p>0,132525</text:p>
          </table:table-cell>
          <table:table-cell table:formula="of:=(109503/800000)" office:value-type="float" office:value="0.13687875" calcext:value-type="float">
            <text:p>0,1368787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(456227/400000)" office:value-type="float" office:value="1.1405675" calcext:value-type="float">
            <text:p>1,1405675</text:p>
          </table:table-cell>
          <table:table-cell table:formula="of:=(440737/400000)" office:value-type="float" office:value="1.1018425" calcext:value-type="float">
            <text:p>1,1018425</text:p>
          </table:table-cell>
          <table:table-cell table:formula="of:=(842109/800000)" office:value-type="float" office:value="1.05263625" calcext:value-type="float">
            <text:p>1,05263625</text:p>
          </table:table-cell>
          <table:table-cell table:formula="of:=(405791/400000)" office:value-type="float" office:value="1.0144775" calcext:value-type="float">
            <text:p>1,0144775</text:p>
          </table:table-cell>
          <table:table-cell table:formula="of:=(386581/400000)" office:value-type="float" office:value="0.9664525" calcext:value-type="float">
            <text:p>0,9664525</text:p>
          </table:table-cell>
          <table:table-cell table:formula="of:=(146169/160000)" office:value-type="float" office:value="0.91355625" calcext:value-type="float">
            <text:p>0,91355625</text:p>
          </table:table-cell>
          <table:table-cell table:formula="of:=(690237/800000)" office:value-type="float" office:value="0.86279625" calcext:value-type="float">
            <text:p>0,86279625</text:p>
          </table:table-cell>
          <table:table-cell table:formula="of:=(326509/400000)" office:value-type="float" office:value="0.8162725" calcext:value-type="float">
            <text:p>0,8162725</text:p>
          </table:table-cell>
          <table:table-cell table:formula="of:=(619537/800000)" office:value-type="float" office:value="0.77442125" calcext:value-type="float">
            <text:p>0,77442125</text:p>
          </table:table-cell>
          <table:table-cell table:formula="of:=(285503/400000)" office:value-type="float" office:value="0.7137575" calcext:value-type="float">
            <text:p>0,7137575</text:p>
          </table:table-cell>
          <table:table-cell table:formula="of:=(535977/800000)" office:value-type="float" office:value="0.66997125" calcext:value-type="float">
            <text:p>0,66997125</text:p>
          </table:table-cell>
          <table:table-cell table:formula="of:=(123423/200000)" office:value-type="float" office:value="0.617115" calcext:value-type="float">
            <text:p>0,617115</text:p>
          </table:table-cell>
          <table:table-cell table:formula="of:=(11401/20000)" office:value-type="float" office:value="0.57005" calcext:value-type="float">
            <text:p>0,57005</text:p>
          </table:table-cell>
          <table:table-cell table:formula="of:=(444993/800000)" office:value-type="float" office:value="0.55624125" calcext:value-type="float">
            <text:p>0,55624125</text:p>
          </table:table-cell>
          <table:table-cell table:formula="of:=(487061/800000)" office:value-type="float" office:value="0.60882625" calcext:value-type="float">
            <text:p>0,60882625</text:p>
          </table:table-cell>
          <table:table-cell table:formula="of:=(129837/200000)" office:value-type="float" office:value="0.649185" calcext:value-type="float">
            <text:p>0,649185</text:p>
          </table:table-cell>
          <table:table-cell table:formula="of:=(552579/800000)" office:value-type="float" office:value="0.69072375" calcext:value-type="float">
            <text:p>0,69072375</text:p>
          </table:table-cell>
          <table:table-cell table:formula="of:=(602047/800000)" office:value-type="float" office:value="0.75255875" calcext:value-type="float">
            <text:p>0,75255875</text:p>
          </table:table-cell>
          <table:table-cell table:formula="of:=(326037/400000)" office:value-type="float" office:value="0.8150925" calcext:value-type="float">
            <text:p>0,8150925</text:p>
          </table:table-cell>
          <table:table-cell table:formula="of:=(134541/160000)" office:value-type="float" office:value="0.84088125" calcext:value-type="float">
            <text:p>0,84088125</text:p>
          </table:table-cell>
          <table:table-cell table:formula="of:=(704637/800000)" office:value-type="float" office:value="0.88079625" calcext:value-type="float">
            <text:p>0,88079625</text:p>
          </table:table-cell>
          <table:table-cell table:formula="of:=(149781/160000)" office:value-type="float" office:value="0.93613125" calcext:value-type="float">
            <text:p>0,93613125</text:p>
          </table:table-cell>
          <table:table-cell table:formula="of:=(194381/200000)" office:value-type="float" office:value="0.971905" calcext:value-type="float">
            <text:p>0,971905</text:p>
          </table:table-cell>
          <table:table-cell table:formula="of:=(20367/20000)" office:value-type="float" office:value="1.01835" calcext:value-type="float">
            <text:p>1,01835</text:p>
          </table:table-cell>
          <table:table-cell table:formula="of:=(423107/400000)" office:value-type="float" office:value="1.0577675" calcext:value-type="float">
            <text:p>1,0577675</text:p>
          </table:table-cell>
          <table:table-cell table:formula="of:=(218503/200000)" office:value-type="float" office:value="1.092515" calcext:value-type="float">
            <text:p>1,092515</text:p>
          </table:table-cell>
          <table:table-cell table:formula="of:=(56967/50000)" office:value-type="float" office:value="1.13934" calcext:value-type="float">
            <text:p>1,13934</text:p>
          </table:table-cell>
          <table:table-cell table:formula="of:=(931269/800000)" office:value-type="float" office:value="1.16408625" calcext:value-type="float">
            <text:p>1,16408625</text:p>
          </table:table-cell>
          <table:table-cell table:formula="of:=(15101/12500)" office:value-type="float" office:value="1.20808" calcext:value-type="float">
            <text:p>1,20808</text:p>
          </table:table-cell>
          <table:table-cell table:formula="of:=(243567/200000)" office:value-type="float" office:value="1.217835" calcext:value-type="float">
            <text:p>1,217835</text:p>
          </table:table-cell>
        </table:table-row>
        <table:table-row table:style-name="ro1">
          <table:table-cell office:value-type="string" calcext:value-type="string">
            <text:p>OpenFace Thershold</text:p>
          </table:table-cell>
          <table:table-cell table:number-columns-repeated="30"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90-10 Threshold</text:p>
          </table:table-cell>
          <table:table-cell table:number-columns-repeated="30" office:value-type="float" office:value="0.7172467154" calcext:value-type="float">
            <text:p>0,7172467154</text:p>
          </table:table-cell>
        </table:table-row>
      </table:table>
      <table:table table:name="39subsets" table:style-name="ta1">
        <table:shapes>
          <draw:frame draw:z-index="0" draw:style-name="gr1" draw:text-style-name="P1" svg:width="424.34mm" svg:height="262.12mm" svg:x="291.88mm" svg:y="14.37mm">
            <loext:p draw:notify-on-update-of-ranges="39subsets.A4:39subsets.A4 39subsets.B4:39subsets.P4 39subsets.A5:39subsets.A5 39subsets.B5:39subsets.P5 39subsets.A6:39subsets.A6 39subsets.B6:39subsets.P6 39subsets.A7:39subsets.A7 39subsets.B7:39subsets.P7 39subsets.A8:39subsets.A8 39subsets.B8:39subsets.P8 39subsets.A9:39subsets.A9 39subsets.B9:39subsets.P9 39subsets.A10:39subsets.A10 39subsets.B10:39subsets.P10 39subsets.A11:39subsets.A11 39subsets.B11:39subsets.P11 39subsets.A12:39subsets.A12 39subsets.B12:39subsets.P12 39subsets.A13:39subsets.A13 39subsets.B13:39subsets.P13 39subsets.A14:39subsets.A14 39subsets.B14:39subsets.P14 39subsets.A15:39subsets.A15 39subsets.B15:39subsets.P15 39subsets.A16:39subsets.A16 39subsets.B16:39subsets.P16 39subsets.A17:39subsets.A17 39subsets.B17:39subsets.P17 39subsets.A18:39subsets.A18 39subsets.B18:39subsets.P18 39subsets.A19:39subsets.A19 39subsets.B19:39subsets.P19 39subsets.A20:39subsets.A20 39subsets.B20:39subsets.P20 39subsets.A21:39subsets.A21 39subsets.B21:39subsets.P21 39subsets.A22:39subsets.A22 39subsets.B22:39subsets.P22 39subsets.A23:39subsets.A23 39subsets.B23:39subsets.P23 39subsets.A24:39subsets.A24 39subsets.B24:39subsets.P24 39subsets.A25:39subsets.A25 39subsets.B25:39subsets.P25 39subsets.A26:39subsets.A26 39subsets.B26:39subsets.P26 39subsets.A27:39subsets.A27 39subsets.B27:39subsets.P27 39subsets.A28:39subsets.A28 39subsets.B28:39subsets.P28 39subsets.A29:39subsets.A29 39subsets.B29:39subsets.P29 39subsets.A30:39subsets.A30 39subsets.B30:39subsets.P30 39subsets.A31:39subsets.A31 39subsets.B31:39subsets.P31 39subsets.A32:39subsets.A32 39subsets.B32:39subsets.P32 39subsets.A33:39subsets.A33 39subsets.B33:39subsets.P33 39subsets.A34:39subsets.A34 39subsets.B34:39subsets.P34 39subsets.A35:39subsets.A35 39subsets.B35:39subsets.P35 39subsets.A36:39subsets.A36 39subsets.B36:39subsets.P36 39subsets.A37:39subsets.A37 39subsets.B37:39subsets.P37 39subsets.A38:39subsets.A38 39subsets.B38:39subsets.P38 39subsets.A39:39subsets.A39 39subsets.B39:39subsets.P39 39subsets.A40:39subsets.A40 39subsets.B40:39subsets.P40 39subsets.A41:39subsets.A41 39subsets.B41:39subsets.P41 39subsets.A42:39subsets.A42 39subsets.B42:39subsets.P42 39subsets.A43:39subsets.A43 39subsets.B43:39subsets.P43 39subsets.A44:39subsets.A44 39subsets.B44:39subsets.P44 39subsets.A45:39subsets.A45 39subsets.B45:39subsets.P45 39subsets.A46:39subsets.A46 39subsets.B46:39subsets.P46 39subsets.A47:39subsets.A47 39subsets.B47:39subsets.P47 39subsets.A48:39subsets.A48 39subsets.B48:39subsets.P48 39subsets.A49:39subsets.A49 39subsets.B49:39subsets.P49 39subsets.A50:39subsets.A50 39subsets.B50:39subsets.P50 39subsets.A51:39subsets.A51 39subsets.B51:39subsets.P51 39subsets.A52:39subsets.A52 39subsets.B52:39subsets.P52 39subsets.A53:39subsets.A53 39subsets.B53:39subsets.P53 39subsets.A54:39subsets.A54 39subsets.B54:39subsets.P54 39subsets.A55:39subsets.A55 39subsets.B55:39subsets.P55 39subsets.A56:39subsets.A56 39subsets.B56:39subsets.P56 39subsets.A57:39subsets.A57 39subsets.B57:39subsets.P57 39subsets.A58:39subsets.A58 39subsets.B58:39subsets.P58 39subsets.A59:39subsets.A59 39subsets.B59:39subsets.P59 39subsets.A60:39subsets.A60 39subsets.B60:39subsets.P60 39subsets.A61:39subsets.A61 39subsets.B61:39subsets.P61 39subsets.A62:39subsets.A62 39subsets.B62:39subsets.P62 39subsets.A63:39subsets.A63 39subsets.B63:39subsets.P63 39subsets.A64:39subsets.A64 39subsets.B64:39subsets.P64 39subsets.A65:39subsets.A65 39subsets.B65:39subsets.P65 39subsets.A66:39subsets.A66 39subsets.B66:39subsets.P66 39subsets.A67:39subsets.A67 39subsets.B67:39subsets.P67 39subsets.A68:39subsets.A68 39subsets.B68:39subsets.P68 39subsets.A69:39subsets.A69 39subsets.B69:39subsets.P69 39subsets.A70:39subsets.A70 39subsets.B70:39subsets.P70 39subsets.A71:39subsets.A71 39subsets.B71:39subsets.P71 39subsets.A72:39subsets.A72 39subsets.B72:39subsets.P72 39subsets.A73:39subsets.A73 39subsets.B73:39subsets.P73 39subsets.A74:39subsets.A74 39subsets.B74:39subsets.P74 39subsets.A75:39subsets.A75 39subsets.B75:39subsets.P75 39subsets.A76:39subsets.A76 39subsets.B76:39subsets.P76 39subsets.A77:39subsets.A77 39subsets.B77:39subsets.P77 39subsets.A78:39subsets.A78 39subsets.B78:39subsets.P78 39subsets.A79:39subsets.A79 39subsets.B79:39subsets.P79 39subsets.A80:39subsets.A80 39subsets.B80:39subsets.P80 39subsets.A81:39subsets.A81 39subsets.B81:39subsets.P81 39subsets.A82:39subsets.A82 39subsets.B82:39subsets.P82 39subsets.A83:39subsets.A83 39subsets.B83:39subsets.P83 39subsets.A84:39subsets.A84 39subsets.B84:39subsets.P84 39subsets.A85:39subsets.A85 39subsets.B85:39subsets.P85 39subsets.A86:39subsets.A86 39subsets.B86:39subsets.P8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7.44mm" svg:height="134.76mm" svg:x="278.91mm" svg:y="317.49mm">
            <loext:p draw:notify-on-update-of-ranges="39subsets.A84:39subsets.A84 39subsets.B84:39subsets.P84 39subsets.A85:39subsets.A85 39subsets.B85:39subsets.P85 39subsets.A86:39subsets.A86 39subsets.B86:39subsets.P8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224.32mm" svg:height="133.02mm" svg:x="280.3mm" svg:y="319.23mm">
            <loext:p draw:notify-on-update-of-ranges="39subsets.A82:39subsets.A82 39subsets.B82:39subsets.P82 39subsets.A83:39subsets.A83 39subsets.B83:39subsets.P83 39subsets.A85:39subsets.A85 39subsets.B85:39subsets.P85 39subsets.A86:39subsets.A86 39subsets.B86:39subsets.P8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15" table:default-cell-style-name="ce1"/>
        <table:table-column table:style-name="co4" table:number-columns-repeated="1008" table:default-cell-style-name="Default"/>
        <table:table-row table:style-name="ro1">
          <table:table-cell office:value-type="string" calcext:value-type="string">
            <text:p>---------------------------------------------------------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Werte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---------------------------------------------------------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1-1</text:p>
          </table:table-cell>
          <table:table-cell office:value-type="float" office:value="0.13375" calcext:value-type="float">
            <text:p>0,13375</text:p>
          </table:table-cell>
          <table:table-cell office:value-type="float" office:value="0.14896" calcext:value-type="float">
            <text:p>0,14896</text:p>
          </table:table-cell>
          <table:table-cell office:value-type="float" office:value="0.15091" calcext:value-type="float">
            <text:p>0,15091</text:p>
          </table:table-cell>
          <table:table-cell office:value-type="float" office:value="0.19429" calcext:value-type="float">
            <text:p>0,19429</text:p>
          </table:table-cell>
          <table:table-cell office:value-type="float" office:value="0.23547" calcext:value-type="float">
            <text:p>0,23547</text:p>
          </table:table-cell>
          <table:table-cell office:value-type="float" office:value="0.31067" calcext:value-type="float">
            <text:p>0,31067</text:p>
          </table:table-cell>
          <table:table-cell office:value-type="float" office:value="0.39133" calcext:value-type="float">
            <text:p>0,39133</text:p>
          </table:table-cell>
          <table:table-cell office:value-type="float" office:value="0.54253" calcext:value-type="float">
            <text:p>0,54253</text:p>
          </table:table-cell>
          <table:table-cell office:value-type="float" office:value="0.65201" calcext:value-type="float">
            <text:p>0,65201</text:p>
          </table:table-cell>
          <table:table-cell office:value-type="float" office:value="0.74998" calcext:value-type="float">
            <text:p>0,74998</text:p>
          </table:table-cell>
          <table:table-cell office:value-type="float" office:value="0.89407" calcext:value-type="float">
            <text:p>0,89407</text:p>
          </table:table-cell>
          <table:table-cell office:value-type="float" office:value="1.02823" calcext:value-type="float">
            <text:p>1,02823</text:p>
          </table:table-cell>
          <table:table-cell office:value-type="float" office:value="1.09983" calcext:value-type="float">
            <text:p>1,09983</text:p>
          </table:table-cell>
          <table:table-cell office:value-type="float" office:value="1.16868" calcext:value-type="float">
            <text:p>1,16868</text:p>
          </table:table-cell>
          <table:table-cell office:value-type="float" office:value="1.18859" calcext:value-type="float">
            <text:p>1,1885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1.2721" calcext:value-type="float">
            <text:p>1,2721</text:p>
          </table:table-cell>
          <table:table-cell office:value-type="float" office:value="1.22926" calcext:value-type="float">
            <text:p>1,22926</text:p>
          </table:table-cell>
          <table:table-cell office:value-type="float" office:value="1.12308" calcext:value-type="float">
            <text:p>1,12308</text:p>
          </table:table-cell>
          <table:table-cell office:value-type="float" office:value="1.02081" calcext:value-type="float">
            <text:p>1,02081</text:p>
          </table:table-cell>
          <table:table-cell office:value-type="float" office:value="0.82602" calcext:value-type="float">
            <text:p>0,82602</text:p>
          </table:table-cell>
          <table:table-cell office:value-type="float" office:value="0.7315" calcext:value-type="float">
            <text:p>0,7315</text:p>
          </table:table-cell>
          <table:table-cell office:value-type="float" office:value="0.63614" calcext:value-type="float">
            <text:p>0,63614</text:p>
          </table:table-cell>
          <table:table-cell office:value-type="float" office:value="0.52631" calcext:value-type="float">
            <text:p>0,52631</text:p>
          </table:table-cell>
          <table:table-cell office:value-type="float" office:value="0.45024" calcext:value-type="float">
            <text:p>0,45024</text:p>
          </table:table-cell>
          <table:table-cell office:value-type="float" office:value="0.33353" calcext:value-type="float">
            <text:p>0,33353</text:p>
          </table:table-cell>
          <table:table-cell office:value-type="float" office:value="0.23534" calcext:value-type="float">
            <text:p>0,23534</text:p>
          </table:table-cell>
          <table:table-cell office:value-type="float" office:value="0.1664" calcext:value-type="float">
            <text:p>0,1664</text:p>
          </table:table-cell>
          <table:table-cell office:value-type="float" office:value="0.13573" calcext:value-type="float">
            <text:p>0,13573</text:p>
          </table:table-cell>
          <table:table-cell office:value-type="float" office:value="0.14609" calcext:value-type="float">
            <text:p>0,14609</text:p>
          </table:table-cell>
          <table:table-cell office:value-type="float" office:value="0.12699" calcext:value-type="float">
            <text:p>0,126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-1</text:p>
          </table:table-cell>
          <table:table-cell office:value-type="float" office:value="0.12699" calcext:value-type="float">
            <text:p>0,12699</text:p>
          </table:table-cell>
          <table:table-cell office:value-type="float" office:value="0.14792" calcext:value-type="float">
            <text:p>0,14792</text:p>
          </table:table-cell>
          <table:table-cell office:value-type="float" office:value="0.18214" calcext:value-type="float">
            <text:p>0,18214</text:p>
          </table:table-cell>
          <table:table-cell office:value-type="float" office:value="0.2779" calcext:value-type="float">
            <text:p>0,2779</text:p>
          </table:table-cell>
          <table:table-cell office:value-type="float" office:value="0.40324" calcext:value-type="float">
            <text:p>0,40324</text:p>
          </table:table-cell>
          <table:table-cell office:value-type="float" office:value="0.53474" calcext:value-type="float">
            <text:p>0,53474</text:p>
          </table:table-cell>
          <table:table-cell office:value-type="float" office:value="0.67872" calcext:value-type="float">
            <text:p>0,67872</text:p>
          </table:table-cell>
          <table:table-cell office:value-type="float" office:value="0.76757" calcext:value-type="float">
            <text:p>0,76757</text:p>
          </table:table-cell>
          <table:table-cell office:value-type="float" office:value="0.93039" calcext:value-type="float">
            <text:p>0,93039</text:p>
          </table:table-cell>
          <table:table-cell office:value-type="float" office:value="1.0881" calcext:value-type="float">
            <text:p>1,0881</text:p>
          </table:table-cell>
          <table:table-cell office:value-type="float" office:value="1.24175" calcext:value-type="float">
            <text:p>1,24175</text:p>
          </table:table-cell>
          <table:table-cell office:value-type="float" office:value="1.41906" calcext:value-type="float">
            <text:p>1,41906</text:p>
          </table:table-cell>
          <table:table-cell office:value-type="float" office:value="1.59374" calcext:value-type="float">
            <text:p>1,59374</text:p>
          </table:table-cell>
          <table:table-cell office:value-type="float" office:value="1.73509" calcext:value-type="float">
            <text:p>1,73509</text:p>
          </table:table-cell>
          <table:table-cell office:value-type="float" office:value="1.84074" calcext:value-type="float">
            <text:p>1,840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-2</text:p>
          </table:table-cell>
          <table:table-cell office:value-type="float" office:value="1.6596" calcext:value-type="float">
            <text:p>1,6596</text:p>
          </table:table-cell>
          <table:table-cell office:value-type="float" office:value="1.60134" calcext:value-type="float">
            <text:p>1,60134</text:p>
          </table:table-cell>
          <table:table-cell office:value-type="float" office:value="1.53648" calcext:value-type="float">
            <text:p>1,53648</text:p>
          </table:table-cell>
          <table:table-cell office:value-type="float" office:value="1.38004" calcext:value-type="float">
            <text:p>1,38004</text:p>
          </table:table-cell>
          <table:table-cell office:value-type="float" office:value="1.15982" calcext:value-type="float">
            <text:p>1,15982</text:p>
          </table:table-cell>
          <table:table-cell office:value-type="float" office:value="0.99846" calcext:value-type="float">
            <text:p>0,99846</text:p>
          </table:table-cell>
          <table:table-cell office:value-type="float" office:value="0.86354" calcext:value-type="float">
            <text:p>0,86354</text:p>
          </table:table-cell>
          <table:table-cell office:value-type="float" office:value="0.71977" calcext:value-type="float">
            <text:p>0,71977</text:p>
          </table:table-cell>
          <table:table-cell office:value-type="float" office:value="0.59687" calcext:value-type="float">
            <text:p>0,59687</text:p>
          </table:table-cell>
          <table:table-cell office:value-type="float" office:value="0.47907" calcext:value-type="float">
            <text:p>0,47907</text:p>
          </table:table-cell>
          <table:table-cell office:value-type="float" office:value="0.38972" calcext:value-type="float">
            <text:p>0,38972</text:p>
          </table:table-cell>
          <table:table-cell office:value-type="float" office:value="0.296" calcext:value-type="float">
            <text:p>0,296</text:p>
          </table:table-cell>
          <table:table-cell office:value-type="float" office:value="0.19659" calcext:value-type="float">
            <text:p>0,19659</text:p>
          </table:table-cell>
          <table:table-cell office:value-type="float" office:value="0.16673" calcext:value-type="float">
            <text:p>0,16673</text:p>
          </table:table-cell>
          <table:table-cell office:value-type="float" office:value="0.16318" calcext:value-type="float">
            <text:p>0,163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-1</text:p>
          </table:table-cell>
          <table:table-cell office:value-type="float" office:value="0.16318" calcext:value-type="float">
            <text:p>0,16318</text:p>
          </table:table-cell>
          <table:table-cell office:value-type="float" office:value="0.19295" calcext:value-type="float">
            <text:p>0,19295</text:p>
          </table:table-cell>
          <table:table-cell office:value-type="float" office:value="0.20082" calcext:value-type="float">
            <text:p>0,20082</text:p>
          </table:table-cell>
          <table:table-cell office:value-type="float" office:value="0.25151" calcext:value-type="float">
            <text:p>0,25151</text:p>
          </table:table-cell>
          <table:table-cell office:value-type="float" office:value="0.28916" calcext:value-type="float">
            <text:p>0,28916</text:p>
          </table:table-cell>
          <table:table-cell office:value-type="float" office:value="0.31551" calcext:value-type="float">
            <text:p>0,31551</text:p>
          </table:table-cell>
          <table:table-cell office:value-type="float" office:value="0.38813" calcext:value-type="float">
            <text:p>0,38813</text:p>
          </table:table-cell>
          <table:table-cell office:value-type="float" office:value="0.44224" calcext:value-type="float">
            <text:p>0,44224</text:p>
          </table:table-cell>
          <table:table-cell office:value-type="float" office:value="0.48172" calcext:value-type="float">
            <text:p>0,48172</text:p>
          </table:table-cell>
          <table:table-cell office:value-type="float" office:value="0.56767" calcext:value-type="float">
            <text:p>0,56767</text:p>
          </table:table-cell>
          <table:table-cell office:value-type="float" office:value="0.60642" calcext:value-type="float">
            <text:p>0,60642</text:p>
          </table:table-cell>
          <table:table-cell office:value-type="float" office:value="0.65329" calcext:value-type="float">
            <text:p>0,65329</text:p>
          </table:table-cell>
          <table:table-cell office:value-type="float" office:value="0.76021" calcext:value-type="float">
            <text:p>0,76021</text:p>
          </table:table-cell>
          <table:table-cell office:value-type="float" office:value="0.78281" calcext:value-type="float">
            <text:p>0,78281</text:p>
          </table:table-cell>
          <table:table-cell office:value-type="float" office:value="0.8424" calcext:value-type="float">
            <text:p>0,84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-2</text:p>
          </table:table-cell>
          <table:table-cell office:value-type="float" office:value="1.02168" calcext:value-type="float">
            <text:p>1,02168</text:p>
          </table:table-cell>
          <table:table-cell office:value-type="float" office:value="0.85741" calcext:value-type="float">
            <text:p>0,85741</text:p>
          </table:table-cell>
          <table:table-cell office:value-type="float" office:value="0.79063" calcext:value-type="float">
            <text:p>0,79063</text:p>
          </table:table-cell>
          <table:table-cell office:value-type="float" office:value="0.71598" calcext:value-type="float">
            <text:p>0,71598</text:p>
          </table:table-cell>
          <table:table-cell office:value-type="float" office:value="0.65377" calcext:value-type="float">
            <text:p>0,65377</text:p>
          </table:table-cell>
          <table:table-cell office:value-type="float" office:value="0.58341" calcext:value-type="float">
            <text:p>0,58341</text:p>
          </table:table-cell>
          <table:table-cell office:value-type="float" office:value="0.49519" calcext:value-type="float">
            <text:p>0,49519</text:p>
          </table:table-cell>
          <table:table-cell office:value-type="float" office:value="0.3795" calcext:value-type="float">
            <text:p>0,3795</text:p>
          </table:table-cell>
          <table:table-cell office:value-type="float" office:value="0.29618" calcext:value-type="float">
            <text:p>0,29618</text:p>
          </table:table-cell>
          <table:table-cell office:value-type="float" office:value="0.2122" calcext:value-type="float">
            <text:p>0,2122</text:p>
          </table:table-cell>
          <table:table-cell office:value-type="float" office:value="0.16574" calcext:value-type="float">
            <text:p>0,16574</text:p>
          </table:table-cell>
          <table:table-cell office:value-type="float" office:value="0.1353" calcext:value-type="float">
            <text:p>0,1353</text:p>
          </table:table-cell>
          <table:table-cell office:value-type="float" office:value="0.08356" calcext:value-type="float">
            <text:p>0,08356</text:p>
          </table:table-cell>
          <table:table-cell office:value-type="float" office:value="0.07072" calcext:value-type="float">
            <text:p>0,07072</text:p>
          </table:table-cell>
          <table:table-cell office:value-type="float" office:value="0.05187" calcext:value-type="float">
            <text:p>0,0518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-1</text:p>
          </table:table-cell>
          <table:table-cell office:value-type="float" office:value="0.13932" calcext:value-type="float">
            <text:p>0,13932</text:p>
          </table:table-cell>
          <table:table-cell office:value-type="float" office:value="0.1456" calcext:value-type="float">
            <text:p>0,1456</text:p>
          </table:table-cell>
          <table:table-cell office:value-type="float" office:value="0.14347" calcext:value-type="float">
            <text:p>0,14347</text:p>
          </table:table-cell>
          <table:table-cell office:value-type="float" office:value="0.17638" calcext:value-type="float">
            <text:p>0,17638</text:p>
          </table:table-cell>
          <table:table-cell office:value-type="float" office:value="0.18816" calcext:value-type="float">
            <text:p>0,18816</text:p>
          </table:table-cell>
          <table:table-cell office:value-type="float" office:value="0.22285" calcext:value-type="float">
            <text:p>0,22285</text:p>
          </table:table-cell>
          <table:table-cell office:value-type="float" office:value="0.26577" calcext:value-type="float">
            <text:p>0,26577</text:p>
          </table:table-cell>
          <table:table-cell office:value-type="float" office:value="0.28963" calcext:value-type="float">
            <text:p>0,28963</text:p>
          </table:table-cell>
          <table:table-cell office:value-type="float" office:value="0.34325" calcext:value-type="float">
            <text:p>0,34325</text:p>
          </table:table-cell>
          <table:table-cell office:value-type="float" office:value="0.40686" calcext:value-type="float">
            <text:p>0,40686</text:p>
          </table:table-cell>
          <table:table-cell office:value-type="float" office:value="0.53788" calcext:value-type="float">
            <text:p>0,53788</text:p>
          </table:table-cell>
          <table:table-cell office:value-type="float" office:value="0.61629" calcext:value-type="float">
            <text:p>0,61629</text:p>
          </table:table-cell>
          <table:table-cell office:value-type="float" office:value="0.76194" calcext:value-type="float">
            <text:p>0,76194</text:p>
          </table:table-cell>
          <table:table-cell office:value-type="float" office:value="0.83603" calcext:value-type="float">
            <text:p>0,83603</text:p>
          </table:table-cell>
          <table:table-cell office:value-type="float" office:value="0.94322" calcext:value-type="float">
            <text:p>0,943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-2</text:p>
          </table:table-cell>
          <table:table-cell office:value-type="float" office:value="0.89361" calcext:value-type="float">
            <text:p>0,89361</text:p>
          </table:table-cell>
          <table:table-cell office:value-type="float" office:value="0.85556" calcext:value-type="float">
            <text:p>0,85556</text:p>
          </table:table-cell>
          <table:table-cell office:value-type="float" office:value="0.7576" calcext:value-type="float">
            <text:p>0,7576</text:p>
          </table:table-cell>
          <table:table-cell office:value-type="float" office:value="0.6803" calcext:value-type="float">
            <text:p>0,6803</text:p>
          </table:table-cell>
          <table:table-cell office:value-type="float" office:value="0.62754" calcext:value-type="float">
            <text:p>0,62754</text:p>
          </table:table-cell>
          <table:table-cell office:value-type="float" office:value="0.56048" calcext:value-type="float">
            <text:p>0,56048</text:p>
          </table:table-cell>
          <table:table-cell office:value-type="float" office:value="0.45329" calcext:value-type="float">
            <text:p>0,45329</text:p>
          </table:table-cell>
          <table:table-cell office:value-type="float" office:value="0.41629" calcext:value-type="float">
            <text:p>0,41629</text:p>
          </table:table-cell>
          <table:table-cell office:value-type="float" office:value="0.33903" calcext:value-type="float">
            <text:p>0,33903</text:p>
          </table:table-cell>
          <table:table-cell office:value-type="float" office:value="0.26826" calcext:value-type="float">
            <text:p>0,26826</text:p>
          </table:table-cell>
          <table:table-cell office:value-type="float" office:value="0.17032" calcext:value-type="float">
            <text:p>0,17032</text:p>
          </table:table-cell>
          <table:table-cell office:value-type="float" office:value="0.12879" calcext:value-type="float">
            <text:p>0,12879</text:p>
          </table:table-cell>
          <table:table-cell office:value-type="float" office:value="0.09351" calcext:value-type="float">
            <text:p>0,09351</text:p>
          </table:table-cell>
          <table:table-cell office:value-type="float" office:value="0.07825" calcext:value-type="float">
            <text:p>0,07825</text:p>
          </table:table-cell>
          <table:table-cell office:value-type="float" office:value="0.06807" calcext:value-type="float">
            <text:p>0,068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-1</text:p>
          </table:table-cell>
          <table:table-cell office:value-type="float" office:value="0.09967" calcext:value-type="float">
            <text:p>0,09967</text:p>
          </table:table-cell>
          <table:table-cell office:value-type="float" office:value="0.1063" calcext:value-type="float">
            <text:p>0,1063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09949" calcext:value-type="float">
            <text:p>0,09949</text:p>
          </table:table-cell>
          <table:table-cell office:value-type="float" office:value="0.11014" calcext:value-type="float">
            <text:p>0,11014</text:p>
          </table:table-cell>
          <table:table-cell office:value-type="float" office:value="0.12541" calcext:value-type="float">
            <text:p>0,12541</text:p>
          </table:table-cell>
          <table:table-cell office:value-type="float" office:value="0.13323" calcext:value-type="float">
            <text:p>0,13323</text:p>
          </table:table-cell>
          <table:table-cell office:value-type="float" office:value="0.16195" calcext:value-type="float">
            <text:p>0,16195</text:p>
          </table:table-cell>
          <table:table-cell office:value-type="float" office:value="0.17872" calcext:value-type="float">
            <text:p>0,17872</text:p>
          </table:table-cell>
          <table:table-cell office:value-type="float" office:value="0.18726" calcext:value-type="float">
            <text:p>0,18726</text:p>
          </table:table-cell>
          <table:table-cell office:value-type="float" office:value="0.24687" calcext:value-type="float">
            <text:p>0,24687</text:p>
          </table:table-cell>
          <table:table-cell office:value-type="float" office:value="0.2641" calcext:value-type="float">
            <text:p>0,2641</text:p>
          </table:table-cell>
          <table:table-cell office:value-type="float" office:value="0.29657" calcext:value-type="float">
            <text:p>0,29657</text:p>
          </table:table-cell>
          <table:table-cell office:value-type="float" office:value="0.35231" calcext:value-type="float">
            <text:p>0,35231</text:p>
          </table:table-cell>
          <table:table-cell office:value-type="float" office:value="0.42773" calcext:value-type="float">
            <text:p>0,4277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-2</text:p>
          </table:table-cell>
          <table:table-cell office:value-type="float" office:value="0.59026" calcext:value-type="float">
            <text:p>0,59026</text:p>
          </table:table-cell>
          <table:table-cell office:value-type="float" office:value="0.54738" calcext:value-type="float">
            <text:p>0,54738</text:p>
          </table:table-cell>
          <table:table-cell office:value-type="float" office:value="0.50958" calcext:value-type="float">
            <text:p>0,50958</text:p>
          </table:table-cell>
          <table:table-cell office:value-type="float" office:value="0.48122" calcext:value-type="float">
            <text:p>0,48122</text:p>
          </table:table-cell>
          <table:table-cell office:value-type="float" office:value="0.44642" calcext:value-type="float">
            <text:p>0,44642</text:p>
          </table:table-cell>
          <table:table-cell office:value-type="float" office:value="0.42425" calcext:value-type="float">
            <text:p>0,42425</text:p>
          </table:table-cell>
          <table:table-cell office:value-type="float" office:value="0.38552" calcext:value-type="float">
            <text:p>0,38552</text:p>
          </table:table-cell>
          <table:table-cell office:value-type="float" office:value="0.2934" calcext:value-type="float">
            <text:p>0,2934</text:p>
          </table:table-cell>
          <table:table-cell office:value-type="float" office:value="0.23261" calcext:value-type="float">
            <text:p>0,23261</text:p>
          </table:table-cell>
          <table:table-cell office:value-type="float" office:value="0.24396" calcext:value-type="float">
            <text:p>0,24396</text:p>
          </table:table-cell>
          <table:table-cell office:value-type="float" office:value="0.19453" calcext:value-type="float">
            <text:p>0,19453</text:p>
          </table:table-cell>
          <table:table-cell office:value-type="float" office:value="0.19504" calcext:value-type="float">
            <text:p>0,19504</text:p>
          </table:table-cell>
          <table:table-cell office:value-type="float" office:value="0.16398" calcext:value-type="float">
            <text:p>0,16398</text:p>
          </table:table-cell>
          <table:table-cell office:value-type="float" office:value="0.20124" calcext:value-type="float">
            <text:p>0,20124</text:p>
          </table:table-cell>
          <table:table-cell office:value-type="float" office:value="0.19796" calcext:value-type="float">
            <text:p>0,197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6-1</text:p>
          </table:table-cell>
          <table:table-cell office:value-type="float" office:value="0.19796" calcext:value-type="float">
            <text:p>0,19796</text:p>
          </table:table-cell>
          <table:table-cell office:value-type="float" office:value="0.2258" calcext:value-type="float">
            <text:p>0,2258</text:p>
          </table:table-cell>
          <table:table-cell office:value-type="float" office:value="0.21855" calcext:value-type="float">
            <text:p>0,21855</text:p>
          </table:table-cell>
          <table:table-cell office:value-type="float" office:value="0.24183" calcext:value-type="float">
            <text:p>0,24183</text:p>
          </table:table-cell>
          <table:table-cell office:value-type="float" office:value="0.32321" calcext:value-type="float">
            <text:p>0,32321</text:p>
          </table:table-cell>
          <table:table-cell office:value-type="float" office:value="0.34624" calcext:value-type="float">
            <text:p>0,34624</text:p>
          </table:table-cell>
          <table:table-cell office:value-type="float" office:value="0.43611" calcext:value-type="float">
            <text:p>0,43611</text:p>
          </table:table-cell>
          <table:table-cell office:value-type="float" office:value="0.46641" calcext:value-type="float">
            <text:p>0,46641</text:p>
          </table:table-cell>
          <table:table-cell office:value-type="float" office:value="0.56371" calcext:value-type="float">
            <text:p>0,56371</text:p>
          </table:table-cell>
          <table:table-cell office:value-type="float" office:value="0.58081" calcext:value-type="float">
            <text:p>0,58081</text:p>
          </table:table-cell>
          <table:table-cell office:value-type="float" office:value="0.66151" calcext:value-type="float">
            <text:p>0,66151</text:p>
          </table:table-cell>
          <table:table-cell office:value-type="float" office:value="0.71167" calcext:value-type="float">
            <text:p>0,71167</text:p>
          </table:table-cell>
          <table:table-cell office:value-type="float" office:value="0.75432" calcext:value-type="float">
            <text:p>0,75432</text:p>
          </table:table-cell>
          <table:table-cell office:value-type="float" office:value="0.8214" calcext:value-type="float">
            <text:p>0,8214</text:p>
          </table:table-cell>
          <table:table-cell office:value-type="float" office:value="0.86754" calcext:value-type="float">
            <text:p>0,867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6-2</text:p>
          </table:table-cell>
          <table:table-cell office:value-type="float" office:value="0.84783" calcext:value-type="float">
            <text:p>0,84783</text:p>
          </table:table-cell>
          <table:table-cell office:value-type="float" office:value="0.77901" calcext:value-type="float">
            <text:p>0,77901</text:p>
          </table:table-cell>
          <table:table-cell office:value-type="float" office:value="0.69063" calcext:value-type="float">
            <text:p>0,69063</text:p>
          </table:table-cell>
          <table:table-cell office:value-type="float" office:value="0.58857" calcext:value-type="float">
            <text:p>0,58857</text:p>
          </table:table-cell>
          <table:table-cell office:value-type="float" office:value="0.54454" calcext:value-type="float">
            <text:p>0,54454</text:p>
          </table:table-cell>
          <table:table-cell office:value-type="float" office:value="0.46433" calcext:value-type="float">
            <text:p>0,46433</text:p>
          </table:table-cell>
          <table:table-cell office:value-type="float" office:value="0.42814" calcext:value-type="float">
            <text:p>0,42814</text:p>
          </table:table-cell>
          <table:table-cell office:value-type="float" office:value="0.38465" calcext:value-type="float">
            <text:p>0,38465</text:p>
          </table:table-cell>
          <table:table-cell office:value-type="float" office:value="0.3345" calcext:value-type="float">
            <text:p>0,3345</text:p>
          </table:table-cell>
          <table:table-cell office:value-type="float" office:value="0.29257" calcext:value-type="float">
            <text:p>0,29257</text:p>
          </table:table-cell>
          <table:table-cell office:value-type="float" office:value="0.25598" calcext:value-type="float">
            <text:p>0,25598</text:p>
          </table:table-cell>
          <table:table-cell office:value-type="float" office:value="0.23958" calcext:value-type="float">
            <text:p>0,23958</text:p>
          </table:table-cell>
          <table:table-cell office:value-type="float" office:value="0.23966" calcext:value-type="float">
            <text:p>0,23966</text:p>
          </table:table-cell>
          <table:table-cell office:value-type="float" office:value="0.20889" calcext:value-type="float">
            <text:p>0,20889</text:p>
          </table:table-cell>
          <table:table-cell office:value-type="float" office:value="0.22356" calcext:value-type="float">
            <text:p>0,223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7-1</text:p>
          </table:table-cell>
          <table:table-cell office:value-type="float" office:value="0.22356" calcext:value-type="float">
            <text:p>0,22356</text:p>
          </table:table-cell>
          <table:table-cell office:value-type="float" office:value="0.23896" calcext:value-type="float">
            <text:p>0,23896</text:p>
          </table:table-cell>
          <table:table-cell office:value-type="float" office:value="0.24169" calcext:value-type="float">
            <text:p>0,24169</text:p>
          </table:table-cell>
          <table:table-cell office:value-type="float" office:value="0.2426" calcext:value-type="float">
            <text:p>0,2426</text:p>
          </table:table-cell>
          <table:table-cell office:value-type="float" office:value="0.27212" calcext:value-type="float">
            <text:p>0,27212</text:p>
          </table:table-cell>
          <table:table-cell office:value-type="float" office:value="0.35509" calcext:value-type="float">
            <text:p>0,35509</text:p>
          </table:table-cell>
          <table:table-cell office:value-type="float" office:value="0.39201" calcext:value-type="float">
            <text:p>0,39201</text:p>
          </table:table-cell>
          <table:table-cell office:value-type="float" office:value="0.49224" calcext:value-type="float">
            <text:p>0,49224</text:p>
          </table:table-cell>
          <table:table-cell office:value-type="float" office:value="0.52841" calcext:value-type="float">
            <text:p>0,52841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64197" calcext:value-type="float">
            <text:p>0,64197</text:p>
          </table:table-cell>
          <table:table-cell office:value-type="float" office:value="0.70202" calcext:value-type="float">
            <text:p>0,70202</text:p>
          </table:table-cell>
          <table:table-cell office:value-type="float" office:value="0.7635" calcext:value-type="float">
            <text:p>0,7635</text:p>
          </table:table-cell>
          <table:table-cell office:value-type="float" office:value="0.91754" calcext:value-type="float">
            <text:p>0,91754</text:p>
          </table:table-cell>
          <table:table-cell office:value-type="float" office:value="1.02671" calcext:value-type="float">
            <text:p>1,026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7-2</text:p>
          </table:table-cell>
          <table:table-cell office:value-type="float" office:value="1.05927" calcext:value-type="float">
            <text:p>1,05927</text:p>
          </table:table-cell>
          <table:table-cell office:value-type="float" office:value="0.92283" calcext:value-type="float">
            <text:p>0,92283</text:p>
          </table:table-cell>
          <table:table-cell office:value-type="float" office:value="0.83473" calcext:value-type="float">
            <text:p>0,83473</text:p>
          </table:table-cell>
          <table:table-cell office:value-type="float" office:value="0.74443" calcext:value-type="float">
            <text:p>0,74443</text:p>
          </table:table-cell>
          <table:table-cell office:value-type="float" office:value="0.64111" calcext:value-type="float">
            <text:p>0,64111</text:p>
          </table:table-cell>
          <table:table-cell office:value-type="float" office:value="0.55221" calcext:value-type="float">
            <text:p>0,55221</text:p>
          </table:table-cell>
          <table:table-cell office:value-type="float" office:value="0.48" calcext:value-type="float">
            <text:p>0,48</text:p>
          </table:table-cell>
          <table:table-cell office:value-type="float" office:value="0.37693" calcext:value-type="float">
            <text:p>0,37693</text:p>
          </table:table-cell>
          <table:table-cell office:value-type="float" office:value="0.32288" calcext:value-type="float">
            <text:p>0,32288</text:p>
          </table:table-cell>
          <table:table-cell office:value-type="float" office:value="0.28706" calcext:value-type="float">
            <text:p>0,28706</text:p>
          </table:table-cell>
          <table:table-cell office:value-type="float" office:value="0.19603" calcext:value-type="float">
            <text:p>0,19603</text:p>
          </table:table-cell>
          <table:table-cell office:value-type="float" office:value="0.14695" calcext:value-type="float">
            <text:p>0,14695</text:p>
          </table:table-cell>
          <table:table-cell office:value-type="float" office:value="0.11872" calcext:value-type="float">
            <text:p>0,11872</text:p>
          </table:table-cell>
          <table:table-cell office:value-type="float" office:value="0.09988" calcext:value-type="float">
            <text:p>0,09988</text:p>
          </table:table-cell>
          <table:table-cell office:value-type="float" office:value="0.10655" calcext:value-type="float">
            <text:p>0,106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-1</text:p>
          </table:table-cell>
          <table:table-cell office:value-type="float" office:value="0.17792" calcext:value-type="float">
            <text:p>0,17792</text:p>
          </table:table-cell>
          <table:table-cell office:value-type="float" office:value="0.20295" calcext:value-type="float">
            <text:p>0,20295</text:p>
          </table:table-cell>
          <table:table-cell office:value-type="float" office:value="0.29176" calcext:value-type="float">
            <text:p>0,29176</text:p>
          </table:table-cell>
          <table:table-cell office:value-type="float" office:value="0.39625" calcext:value-type="float">
            <text:p>0,39625</text:p>
          </table:table-cell>
          <table:table-cell office:value-type="float" office:value="0.46571" calcext:value-type="float">
            <text:p>0,46571</text:p>
          </table:table-cell>
          <table:table-cell office:value-type="float" office:value="0.60667" calcext:value-type="float">
            <text:p>0,60667</text:p>
          </table:table-cell>
          <table:table-cell office:value-type="float" office:value="0.70163" calcext:value-type="float">
            <text:p>0,70163</text:p>
          </table:table-cell>
          <table:table-cell office:value-type="float" office:value="0.81637" calcext:value-type="float">
            <text:p>0,81637</text:p>
          </table:table-cell>
          <table:table-cell office:value-type="float" office:value="0.86482" calcext:value-type="float">
            <text:p>0,86482</text:p>
          </table:table-cell>
          <table:table-cell office:value-type="float" office:value="0.94265" calcext:value-type="float">
            <text:p>0,94265</text:p>
          </table:table-cell>
          <table:table-cell office:value-type="float" office:value="0.92308" calcext:value-type="float">
            <text:p>0,92308</text:p>
          </table:table-cell>
          <table:table-cell office:value-type="float" office:value="0.97747" calcext:value-type="float">
            <text:p>0,97747</text:p>
          </table:table-cell>
          <table:table-cell office:value-type="float" office:value="0.95521" calcext:value-type="float">
            <text:p>0,95521</text:p>
          </table:table-cell>
          <table:table-cell office:value-type="float" office:value="1.03784" calcext:value-type="float">
            <text:p>1,03784</text:p>
          </table:table-cell>
          <table:table-cell office:value-type="float" office:value="1.054" calcext:value-type="float">
            <text:p>1,0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-2</text:p>
          </table:table-cell>
          <table:table-cell office:value-type="float" office:value="1.1923" calcext:value-type="float">
            <text:p>1,1923</text:p>
          </table:table-cell>
          <table:table-cell office:value-type="float" office:value="1.10507" calcext:value-type="float">
            <text:p>1,10507</text:p>
          </table:table-cell>
          <table:table-cell office:value-type="float" office:value="0.92461" calcext:value-type="float">
            <text:p>0,92461</text:p>
          </table:table-cell>
          <table:table-cell office:value-type="float" office:value="0.76733" calcext:value-type="float">
            <text:p>0,76733</text:p>
          </table:table-cell>
          <table:table-cell office:value-type="float" office:value="0.72681" calcext:value-type="float">
            <text:p>0,72681</text:p>
          </table:table-cell>
          <table:table-cell office:value-type="float" office:value="0.62595" calcext:value-type="float">
            <text:p>0,62595</text:p>
          </table:table-cell>
          <table:table-cell office:value-type="float" office:value="0.55028" calcext:value-type="float">
            <text:p>0,55028</text:p>
          </table:table-cell>
          <table:table-cell office:value-type="float" office:value="0.43623" calcext:value-type="float">
            <text:p>0,43623</text:p>
          </table:table-cell>
          <table:table-cell office:value-type="float" office:value="0.40063" calcext:value-type="float">
            <text:p>0,40063</text:p>
          </table:table-cell>
          <table:table-cell office:value-type="float" office:value="0.28495" calcext:value-type="float">
            <text:p>0,28495</text:p>
          </table:table-cell>
          <table:table-cell office:value-type="float" office:value="0.25763" calcext:value-type="float">
            <text:p>0,25763</text:p>
          </table:table-cell>
          <table:table-cell office:value-type="float" office:value="0.2374" calcext:value-type="float">
            <text:p>0,2374</text:p>
          </table:table-cell>
          <table:table-cell office:value-type="float" office:value="0.19946" calcext:value-type="float">
            <text:p>0,19946</text:p>
          </table:table-cell>
          <table:table-cell office:value-type="float" office:value="0.18301" calcext:value-type="float">
            <text:p>0,18301</text:p>
          </table:table-cell>
          <table:table-cell office:value-type="float" office:value="0.13804" calcext:value-type="float">
            <text:p>0,138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9-1</text:p>
          </table:table-cell>
          <table:table-cell office:value-type="float" office:value="0.13804" calcext:value-type="float">
            <text:p>0,13804</text:p>
          </table:table-cell>
          <table:table-cell office:value-type="float" office:value="0.17235" calcext:value-type="float">
            <text:p>0,17235</text:p>
          </table:table-cell>
          <table:table-cell office:value-type="float" office:value="0.17585" calcext:value-type="float">
            <text:p>0,17585</text:p>
          </table:table-cell>
          <table:table-cell office:value-type="float" office:value="0.23773" calcext:value-type="float">
            <text:p>0,23773</text:p>
          </table:table-cell>
          <table:table-cell office:value-type="float" office:value="0.29426" calcext:value-type="float">
            <text:p>0,29426</text:p>
          </table:table-cell>
          <table:table-cell office:value-type="float" office:value="0.34532" calcext:value-type="float">
            <text:p>0,34532</text:p>
          </table:table-cell>
          <table:table-cell office:value-type="float" office:value="0.38549" calcext:value-type="float">
            <text:p>0,38549</text:p>
          </table:table-cell>
          <table:table-cell office:value-type="float" office:value="0.4896" calcext:value-type="float">
            <text:p>0,4896</text:p>
          </table:table-cell>
          <table:table-cell office:value-type="float" office:value="0.70541" calcext:value-type="float">
            <text:p>0,70541</text:p>
          </table:table-cell>
          <table:table-cell office:value-type="float" office:value="0.96522" calcext:value-type="float">
            <text:p>0,96522</text:p>
          </table:table-cell>
          <table:table-cell office:value-type="float" office:value="1.12736" calcext:value-type="float">
            <text:p>1,12736</text:p>
          </table:table-cell>
          <table:table-cell office:value-type="float" office:value="1.29599" calcext:value-type="float">
            <text:p>1,29599</text:p>
          </table:table-cell>
          <table:table-cell office:value-type="float" office:value="1.42166" calcext:value-type="float">
            <text:p>1,42166</text:p>
          </table:table-cell>
          <table:table-cell office:value-type="float" office:value="1.61451" calcext:value-type="float">
            <text:p>1,61451</text:p>
          </table:table-cell>
          <table:table-cell office:value-type="float" office:value="1.77536" calcext:value-type="float">
            <text:p>1,775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9-2</text:p>
          </table:table-cell>
          <table:table-cell office:value-type="float" office:value="1.71383" calcext:value-type="float">
            <text:p>1,71383</text:p>
          </table:table-cell>
          <table:table-cell office:value-type="float" office:value="1.67725" calcext:value-type="float">
            <text:p>1,67725</text:p>
          </table:table-cell>
          <table:table-cell office:value-type="float" office:value="1.57888" calcext:value-type="float">
            <text:p>1,57888</text:p>
          </table:table-cell>
          <table:table-cell office:value-type="float" office:value="1.56645" calcext:value-type="float">
            <text:p>1,56645</text:p>
          </table:table-cell>
          <table:table-cell office:value-type="float" office:value="1.50498" calcext:value-type="float">
            <text:p>1,50498</text:p>
          </table:table-cell>
          <table:table-cell office:value-type="float" office:value="1.3199" calcext:value-type="float">
            <text:p>1,3199</text:p>
          </table:table-cell>
          <table:table-cell office:value-type="float" office:value="1.24186" calcext:value-type="float">
            <text:p>1,24186</text:p>
          </table:table-cell>
          <table:table-cell office:value-type="float" office:value="0.96021" calcext:value-type="float">
            <text:p>0,96021</text:p>
          </table:table-cell>
          <table:table-cell office:value-type="float" office:value="0.70706" calcext:value-type="float">
            <text:p>0,70706</text:p>
          </table:table-cell>
          <table:table-cell office:value-type="float" office:value="0.51899" calcext:value-type="float">
            <text:p>0,51899</text:p>
          </table:table-cell>
          <table:table-cell office:value-type="float" office:value="0.38079" calcext:value-type="float">
            <text:p>0,38079</text:p>
          </table:table-cell>
          <table:table-cell office:value-type="float" office:value="0.27062" calcext:value-type="float">
            <text:p>0,27062</text:p>
          </table:table-cell>
          <table:table-cell office:value-type="float" office:value="0.20785" calcext:value-type="float">
            <text:p>0,20785</text:p>
          </table:table-cell>
          <table:table-cell office:value-type="float" office:value="0.12874" calcext:value-type="float">
            <text:p>0,12874</text:p>
          </table:table-cell>
          <table:table-cell office:value-type="float" office:value="0.1141" calcext:value-type="float">
            <text:p>0,11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0-1</text:p>
          </table:table-cell>
          <table:table-cell office:value-type="float" office:value="0.21508" calcext:value-type="float">
            <text:p>0,21508</text:p>
          </table:table-cell>
          <table:table-cell office:value-type="float" office:value="0.16871" calcext:value-type="float">
            <text:p>0,16871</text:p>
          </table:table-cell>
          <table:table-cell office:value-type="float" office:value="0.14172" calcext:value-type="float">
            <text:p>0,14172</text:p>
          </table:table-cell>
          <table:table-cell office:value-type="float" office:value="0.15397" calcext:value-type="float">
            <text:p>0,15397</text:p>
          </table:table-cell>
          <table:table-cell office:value-type="float" office:value="0.16947" calcext:value-type="float">
            <text:p>0,16947</text:p>
          </table:table-cell>
          <table:table-cell office:value-type="float" office:value="0.19626" calcext:value-type="float">
            <text:p>0,19626</text:p>
          </table:table-cell>
          <table:table-cell office:value-type="float" office:value="0.22527" calcext:value-type="float">
            <text:p>0,22527</text:p>
          </table:table-cell>
          <table:table-cell office:value-type="float" office:value="0.27103" calcext:value-type="float">
            <text:p>0,27103</text:p>
          </table:table-cell>
          <table:table-cell office:value-type="float" office:value="0.28499" calcext:value-type="float">
            <text:p>0,28499</text:p>
          </table:table-cell>
          <table:table-cell office:value-type="float" office:value="0.34931" calcext:value-type="float">
            <text:p>0,34931</text:p>
          </table:table-cell>
          <table:table-cell office:value-type="float" office:value="0.3552" calcext:value-type="float">
            <text:p>0,3552</text:p>
          </table:table-cell>
          <table:table-cell office:value-type="float" office:value="0.45311" calcext:value-type="float">
            <text:p>0,45311</text:p>
          </table:table-cell>
          <table:table-cell office:value-type="float" office:value="0.4956" calcext:value-type="float">
            <text:p>0,4956</text:p>
          </table:table-cell>
          <table:table-cell office:value-type="float" office:value="0.53087" calcext:value-type="float">
            <text:p>0,53087</text:p>
          </table:table-cell>
          <table:table-cell office:value-type="float" office:value="0.61637" calcext:value-type="float">
            <text:p>0,6163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0-2</text:p>
          </table:table-cell>
          <table:table-cell office:value-type="float" office:value="0.54314" calcext:value-type="float">
            <text:p>0,54314</text:p>
          </table:table-cell>
          <table:table-cell office:value-type="float" office:value="0.52271" calcext:value-type="float">
            <text:p>0,52271</text:p>
          </table:table-cell>
          <table:table-cell office:value-type="float" office:value="0.4469" calcext:value-type="float">
            <text:p>0,4469</text:p>
          </table:table-cell>
          <table:table-cell office:value-type="float" office:value="0.38594" calcext:value-type="float">
            <text:p>0,38594</text:p>
          </table:table-cell>
          <table:table-cell office:value-type="float" office:value="0.35544" calcext:value-type="float">
            <text:p>0,35544</text:p>
          </table:table-cell>
          <table:table-cell office:value-type="float" office:value="0.31076" calcext:value-type="float">
            <text:p>0,31076</text:p>
          </table:table-cell>
          <table:table-cell office:value-type="float" office:value="0.27605" calcext:value-type="float">
            <text:p>0,27605</text:p>
          </table:table-cell>
          <table:table-cell office:value-type="float" office:value="0.22199" calcext:value-type="float">
            <text:p>0,22199</text:p>
          </table:table-cell>
          <table:table-cell office:value-type="float" office:value="0.21251" calcext:value-type="float">
            <text:p>0,21251</text:p>
          </table:table-cell>
          <table:table-cell office:value-type="float" office:value="0.19514" calcext:value-type="float">
            <text:p>0,19514</text:p>
          </table:table-cell>
          <table:table-cell office:value-type="float" office:value="0.17594" calcext:value-type="float">
            <text:p>0,17594</text:p>
          </table:table-cell>
          <table:table-cell office:value-type="float" office:value="0.12691" calcext:value-type="float">
            <text:p>0,12691</text:p>
          </table:table-cell>
          <table:table-cell office:value-type="float" office:value="0.11549" calcext:value-type="float">
            <text:p>0,11549</text:p>
          </table:table-cell>
          <table:table-cell office:value-type="float" office:value="0.10794" calcext:value-type="float">
            <text:p>0,10794</text:p>
          </table:table-cell>
          <table:table-cell office:value-type="float" office:value="0.12311" calcext:value-type="float">
            <text:p>0,123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1-1</text:p>
          </table:table-cell>
          <table:table-cell office:value-type="float" office:value="0.12311" calcext:value-type="float">
            <text:p>0,12311</text:p>
          </table:table-cell>
          <table:table-cell office:value-type="float" office:value="0.13699" calcext:value-type="float">
            <text:p>0,13699</text:p>
          </table:table-cell>
          <table:table-cell office:value-type="float" office:value="0.16328" calcext:value-type="float">
            <text:p>0,16328</text:p>
          </table:table-cell>
          <table:table-cell office:value-type="float" office:value="0.23257" calcext:value-type="float">
            <text:p>0,23257</text:p>
          </table:table-cell>
          <table:table-cell office:value-type="float" office:value="0.26598" calcext:value-type="float">
            <text:p>0,26598</text:p>
          </table:table-cell>
          <table:table-cell office:value-type="float" office:value="0.31256" calcext:value-type="float">
            <text:p>0,31256</text:p>
          </table:table-cell>
          <table:table-cell office:value-type="float" office:value="0.40937" calcext:value-type="float">
            <text:p>0,40937</text:p>
          </table:table-cell>
          <table:table-cell office:value-type="float" office:value="0.50811" calcext:value-type="float">
            <text:p>0,50811</text:p>
          </table:table-cell>
          <table:table-cell office:value-type="float" office:value="0.63135" calcext:value-type="float">
            <text:p>0,63135</text:p>
          </table:table-cell>
          <table:table-cell office:value-type="float" office:value="0.81495" calcext:value-type="float">
            <text:p>0,81495</text:p>
          </table:table-cell>
          <table:table-cell office:value-type="float" office:value="0.93133" calcext:value-type="float">
            <text:p>0,93133</text:p>
          </table:table-cell>
          <table:table-cell office:value-type="float" office:value="1.13387" calcext:value-type="float">
            <text:p>1,13387</text:p>
          </table:table-cell>
          <table:table-cell office:value-type="float" office:value="1.07079" calcext:value-type="float">
            <text:p>1,07079</text:p>
          </table:table-cell>
          <table:table-cell office:value-type="float" office:value="1.18528" calcext:value-type="float">
            <text:p>1,18528</text:p>
          </table:table-cell>
          <table:table-cell office:value-type="float" office:value="1.30794" calcext:value-type="float">
            <text:p>1,307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1-2</text:p>
          </table:table-cell>
          <table:table-cell office:value-type="float" office:value="1.39396" calcext:value-type="float">
            <text:p>1,39396</text:p>
          </table:table-cell>
          <table:table-cell office:value-type="float" office:value="1.25808" calcext:value-type="float">
            <text:p>1,25808</text:p>
          </table:table-cell>
          <table:table-cell office:value-type="float" office:value="1.1195" calcext:value-type="float">
            <text:p>1,1195</text:p>
          </table:table-cell>
          <table:table-cell office:value-type="float" office:value="1.0085" calcext:value-type="float">
            <text:p>1,0085</text:p>
          </table:table-cell>
          <table:table-cell office:value-type="float" office:value="0.8359" calcext:value-type="float">
            <text:p>0,8359</text:p>
          </table:table-cell>
          <table:table-cell office:value-type="float" office:value="0.77699" calcext:value-type="float">
            <text:p>0,77699</text:p>
          </table:table-cell>
          <table:table-cell office:value-type="float" office:value="0.63538" calcext:value-type="float">
            <text:p>0,63538</text:p>
          </table:table-cell>
          <table:table-cell office:value-type="float" office:value="0.49766" calcext:value-type="float">
            <text:p>0,49766</text:p>
          </table:table-cell>
          <table:table-cell office:value-type="float" office:value="0.36082" calcext:value-type="float">
            <text:p>0,36082</text:p>
          </table:table-cell>
          <table:table-cell office:value-type="float" office:value="0.21507" calcext:value-type="float">
            <text:p>0,21507</text:p>
          </table:table-cell>
          <table:table-cell office:value-type="float" office:value="0.15632" calcext:value-type="float">
            <text:p>0,15632</text:p>
          </table:table-cell>
          <table:table-cell office:value-type="float" office:value="0.10261" calcext:value-type="float">
            <text:p>0,10261</text:p>
          </table:table-cell>
          <table:table-cell office:value-type="float" office:value="0.13455" calcext:value-type="float">
            <text:p>0,13455</text:p>
          </table:table-cell>
          <table:table-cell office:value-type="float" office:value="0.14437" calcext:value-type="float">
            <text:p>0,14437</text:p>
          </table:table-cell>
          <table:table-cell office:value-type="float" office:value="0.07101" calcext:value-type="float">
            <text:p>0,071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-1</text:p>
          </table:table-cell>
          <table:table-cell office:value-type="float" office:value="0.07101" calcext:value-type="float">
            <text:p>0,07101</text:p>
          </table:table-cell>
          <table:table-cell office:value-type="float" office:value="0.11088" calcext:value-type="float">
            <text:p>0,11088</text:p>
          </table:table-cell>
          <table:table-cell office:value-type="float" office:value="0.11231" calcext:value-type="float">
            <text:p>0,11231</text:p>
          </table:table-cell>
          <table:table-cell office:value-type="float" office:value="0.12393" calcext:value-type="float">
            <text:p>0,12393</text:p>
          </table:table-cell>
          <table:table-cell office:value-type="float" office:value="0.15833" calcext:value-type="float">
            <text:p>0,15833</text:p>
          </table:table-cell>
          <table:table-cell office:value-type="float" office:value="0.25902" calcext:value-type="float">
            <text:p>0,25902</text:p>
          </table:table-cell>
          <table:table-cell office:value-type="float" office:value="0.37607" calcext:value-type="float">
            <text:p>0,37607</text:p>
          </table:table-cell>
          <table:table-cell office:value-type="float" office:value="0.49447" calcext:value-type="float">
            <text:p>0,49447</text:p>
          </table:table-cell>
          <table:table-cell office:value-type="float" office:value="0.63449" calcext:value-type="float">
            <text:p>0,63449</text:p>
          </table:table-cell>
          <table:table-cell office:value-type="float" office:value="0.72566" calcext:value-type="float">
            <text:p>0,72566</text:p>
          </table:table-cell>
          <table:table-cell office:value-type="float" office:value="0.88078" calcext:value-type="float">
            <text:p>0,88078</text:p>
          </table:table-cell>
          <table:table-cell office:value-type="float" office:value="1.00796" calcext:value-type="float">
            <text:p>1,00796</text:p>
          </table:table-cell>
          <table:table-cell office:value-type="float" office:value="1.14657" calcext:value-type="float">
            <text:p>1,14657</text:p>
          </table:table-cell>
          <table:table-cell office:value-type="float" office:value="1.25947" calcext:value-type="float">
            <text:p>1,25947</text:p>
          </table:table-cell>
          <table:table-cell office:value-type="float" office:value="1.3077" calcext:value-type="float">
            <text:p>1,30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-2</text:p>
          </table:table-cell>
          <table:table-cell office:value-type="float" office:value="1.2006" calcext:value-type="float">
            <text:p>1,2006</text:p>
          </table:table-cell>
          <table:table-cell office:value-type="float" office:value="1.11455" calcext:value-type="float">
            <text:p>1,11455</text:p>
          </table:table-cell>
          <table:table-cell office:value-type="float" office:value="1.086" calcext:value-type="float">
            <text:p>1,086</text:p>
          </table:table-cell>
          <table:table-cell office:value-type="float" office:value="1.04628" calcext:value-type="float">
            <text:p>1,04628</text:p>
          </table:table-cell>
          <table:table-cell office:value-type="float" office:value="0.90384" calcext:value-type="float">
            <text:p>0,90384</text:p>
          </table:table-cell>
          <table:table-cell office:value-type="float" office:value="0.71706" calcext:value-type="float">
            <text:p>0,71706</text:p>
          </table:table-cell>
          <table:table-cell office:value-type="float" office:value="0.5717" calcext:value-type="float">
            <text:p>0,5717</text:p>
          </table:table-cell>
          <table:table-cell office:value-type="float" office:value="0.47573" calcext:value-type="float">
            <text:p>0,47573</text:p>
          </table:table-cell>
          <table:table-cell office:value-type="float" office:value="0.3808" calcext:value-type="float">
            <text:p>0,3808</text:p>
          </table:table-cell>
          <table:table-cell office:value-type="float" office:value="0.36646" calcext:value-type="float">
            <text:p>0,36646</text:p>
          </table:table-cell>
          <table:table-cell office:value-type="float" office:value="0.24759" calcext:value-type="float">
            <text:p>0,24759</text:p>
          </table:table-cell>
          <table:table-cell office:value-type="float" office:value="0.1795" calcext:value-type="float">
            <text:p>0,1795</text:p>
          </table:table-cell>
          <table:table-cell office:value-type="float" office:value="0.10939" calcext:value-type="float">
            <text:p>0,10939</text:p>
          </table:table-cell>
          <table:table-cell office:value-type="float" office:value="0.08137" calcext:value-type="float">
            <text:p>0,08137</text:p>
          </table:table-cell>
          <table:table-cell office:value-type="float" office:value="0.05996" calcext:value-type="float">
            <text:p>0,059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3-1</text:p>
          </table:table-cell>
          <table:table-cell office:value-type="float" office:value="0.1272" calcext:value-type="float">
            <text:p>0,1272</text:p>
          </table:table-cell>
          <table:table-cell office:value-type="float" office:value="0.14148" calcext:value-type="float">
            <text:p>0,14148</text:p>
          </table:table-cell>
          <table:table-cell office:value-type="float" office:value="0.25612" calcext:value-type="float">
            <text:p>0,25612</text:p>
          </table:table-cell>
          <table:table-cell office:value-type="float" office:value="0.46201" calcext:value-type="float">
            <text:p>0,46201</text:p>
          </table:table-cell>
          <table:table-cell office:value-type="float" office:value="0.74054" calcext:value-type="float">
            <text:p>0,74054</text:p>
          </table:table-cell>
          <table:table-cell office:value-type="float" office:value="1.00298" calcext:value-type="float">
            <text:p>1,00298</text:p>
          </table:table-cell>
          <table:table-cell office:value-type="float" office:value="1.16227" calcext:value-type="float">
            <text:p>1,16227</text:p>
          </table:table-cell>
          <table:table-cell office:value-type="float" office:value="1.23819" calcext:value-type="float">
            <text:p>1,23819</text:p>
          </table:table-cell>
          <table:table-cell office:value-type="float" office:value="1.40933" calcext:value-type="float">
            <text:p>1,40933</text:p>
          </table:table-cell>
          <table:table-cell office:value-type="float" office:value="1.42021" calcext:value-type="float">
            <text:p>1,42021</text:p>
          </table:table-cell>
          <table:table-cell office:value-type="float" office:value="1.46067" calcext:value-type="float">
            <text:p>1,46067</text:p>
          </table:table-cell>
          <table:table-cell office:value-type="float" office:value="1.47729" calcext:value-type="float">
            <text:p>1,47729</text:p>
          </table:table-cell>
          <table:table-cell office:value-type="float" office:value="1.5391" calcext:value-type="float">
            <text:p>1,5391</text:p>
          </table:table-cell>
          <table:table-cell office:value-type="float" office:value="1.53705" calcext:value-type="float">
            <text:p>1,53705</text:p>
          </table:table-cell>
          <table:table-cell office:value-type="float" office:value="1.59245" calcext:value-type="float">
            <text:p>1,5924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3-2</text:p>
          </table:table-cell>
          <table:table-cell office:value-type="float" office:value="1.34123" calcext:value-type="float">
            <text:p>1,34123</text:p>
          </table:table-cell>
          <table:table-cell office:value-type="float" office:value="1.22418" calcext:value-type="float">
            <text:p>1,22418</text:p>
          </table:table-cell>
          <table:table-cell office:value-type="float" office:value="1.13304" calcext:value-type="float">
            <text:p>1,13304</text:p>
          </table:table-cell>
          <table:table-cell office:value-type="float" office:value="0.9158" calcext:value-type="float">
            <text:p>0,9158</text:p>
          </table:table-cell>
          <table:table-cell office:value-type="float" office:value="0.82344" calcext:value-type="float">
            <text:p>0,82344</text:p>
          </table:table-cell>
          <table:table-cell office:value-type="float" office:value="0.80004" calcext:value-type="float">
            <text:p>0,80004</text:p>
          </table:table-cell>
          <table:table-cell office:value-type="float" office:value="0.6739" calcext:value-type="float">
            <text:p>0,6739</text:p>
          </table:table-cell>
          <table:table-cell office:value-type="float" office:value="0.4348" calcext:value-type="float">
            <text:p>0,4348</text:p>
          </table:table-cell>
          <table:table-cell office:value-type="float" office:value="0.31421" calcext:value-type="float">
            <text:p>0,31421</text:p>
          </table:table-cell>
          <table:table-cell office:value-type="float" office:value="0.26952" calcext:value-type="float">
            <text:p>0,26952</text:p>
          </table:table-cell>
          <table:table-cell office:value-type="float" office:value="0.30961" calcext:value-type="float">
            <text:p>0,30961</text:p>
          </table:table-cell>
          <table:table-cell office:value-type="float" office:value="0.28819" calcext:value-type="float">
            <text:p>0,28819</text:p>
          </table:table-cell>
          <table:table-cell office:value-type="float" office:value="0.29107" calcext:value-type="float">
            <text:p>0,29107</text:p>
          </table:table-cell>
          <table:table-cell office:value-type="float" office:value="0.28284" calcext:value-type="float">
            <text:p>0,28284</text:p>
          </table:table-cell>
          <table:table-cell office:value-type="float" office:value="0.29848" calcext:value-type="float">
            <text:p>0,298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4-1</text:p>
          </table:table-cell>
          <table:table-cell office:value-type="float" office:value="0.29848" calcext:value-type="float">
            <text:p>0,29848</text:p>
          </table:table-cell>
          <table:table-cell office:value-type="float" office:value="0.36158" calcext:value-type="float">
            <text:p>0,36158</text:p>
          </table:table-cell>
          <table:table-cell office:value-type="float" office:value="0.24231" calcext:value-type="float">
            <text:p>0,24231</text:p>
          </table:table-cell>
          <table:table-cell office:value-type="float" office:value="0.32358" calcext:value-type="float">
            <text:p>0,32358</text:p>
          </table:table-cell>
          <table:table-cell office:value-type="float" office:value="0.25074" calcext:value-type="float">
            <text:p>0,25074</text:p>
          </table:table-cell>
          <table:table-cell office:value-type="float" office:value="0.32811" calcext:value-type="float">
            <text:p>0,32811</text:p>
          </table:table-cell>
          <table:table-cell office:value-type="float" office:value="0.4338" calcext:value-type="float">
            <text:p>0,4338</text:p>
          </table:table-cell>
          <table:table-cell office:value-type="float" office:value="0.50466" calcext:value-type="float">
            <text:p>0,50466</text:p>
          </table:table-cell>
          <table:table-cell office:value-type="float" office:value="0.61293" calcext:value-type="float">
            <text:p>0,61293</text:p>
          </table:table-cell>
          <table:table-cell office:value-type="float" office:value="0.9275" calcext:value-type="float">
            <text:p>0,9275</text:p>
          </table:table-cell>
          <table:table-cell office:value-type="float" office:value="1.30589" calcext:value-type="float">
            <text:p>1,30589</text:p>
          </table:table-cell>
          <table:table-cell office:value-type="float" office:value="1.52223" calcext:value-type="float">
            <text:p>1,52223</text:p>
          </table:table-cell>
          <table:table-cell office:value-type="float" office:value="1.73745" calcext:value-type="float">
            <text:p>1,73745</text:p>
          </table:table-cell>
          <table:table-cell office:value-type="float" office:value="1.88222" calcext:value-type="float">
            <text:p>1,88222</text:p>
          </table:table-cell>
          <table:table-cell office:value-type="float" office:value="1.90031" calcext:value-type="float">
            <text:p>1,900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4-2</text:p>
          </table:table-cell>
          <table:table-cell office:value-type="float" office:value="1.95091" calcext:value-type="float">
            <text:p>1,95091</text:p>
          </table:table-cell>
          <table:table-cell office:value-type="float" office:value="1.82999" calcext:value-type="float">
            <text:p>1,82999</text:p>
          </table:table-cell>
          <table:table-cell office:value-type="float" office:value="1.98218" calcext:value-type="float">
            <text:p>1,98218</text:p>
          </table:table-cell>
          <table:table-cell office:value-type="float" office:value="2.07407" calcext:value-type="float">
            <text:p>2,07407</text:p>
          </table:table-cell>
          <table:table-cell office:value-type="float" office:value="1.94728" calcext:value-type="float">
            <text:p>1,94728</text:p>
          </table:table-cell>
          <table:table-cell office:value-type="float" office:value="2.01764" calcext:value-type="float">
            <text:p>2,01764</text:p>
          </table:table-cell>
          <table:table-cell office:value-type="float" office:value="1.91371" calcext:value-type="float">
            <text:p>1,91371</text:p>
          </table:table-cell>
          <table:table-cell office:value-type="float" office:value="1.80148" calcext:value-type="float">
            <text:p>1,80148</text:p>
          </table:table-cell>
          <table:table-cell office:value-type="float" office:value="1.65773" calcext:value-type="float">
            <text:p>1,65773</text:p>
          </table:table-cell>
          <table:table-cell office:value-type="float" office:value="1.46944" calcext:value-type="float">
            <text:p>1,46944</text:p>
          </table:table-cell>
          <table:table-cell office:value-type="float" office:value="1.24132" calcext:value-type="float">
            <text:p>1,24132</text:p>
          </table:table-cell>
          <table:table-cell office:value-type="float" office:value="1.08534" calcext:value-type="float">
            <text:p>1,08534</text:p>
          </table:table-cell>
          <table:table-cell office:value-type="float" office:value="1.02788" calcext:value-type="float">
            <text:p>1,02788</text:p>
          </table:table-cell>
          <table:table-cell office:value-type="float" office:value="0.89016" calcext:value-type="float">
            <text:p>0,89016</text:p>
          </table:table-cell>
          <table:table-cell office:value-type="float" office:value="0.90789" calcext:value-type="float">
            <text:p>0,907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5-1</text:p>
          </table:table-cell>
          <table:table-cell office:value-type="float" office:value="0.90789" calcext:value-type="float">
            <text:p>0,90789</text:p>
          </table:table-cell>
          <table:table-cell office:value-type="float" office:value="0.69962" calcext:value-type="float">
            <text:p>0,69962</text:p>
          </table:table-cell>
          <table:table-cell office:value-type="float" office:value="0.8522" calcext:value-type="float">
            <text:p>0,8522</text:p>
          </table:table-cell>
          <table:table-cell office:value-type="float" office:value="0.98579" calcext:value-type="float">
            <text:p>0,98579</text:p>
          </table:table-cell>
          <table:table-cell office:value-type="float" office:value="1.01021" calcext:value-type="float">
            <text:p>1,01021</text:p>
          </table:table-cell>
          <table:table-cell office:value-type="float" office:value="1.09573" calcext:value-type="float">
            <text:p>1,09573</text:p>
          </table:table-cell>
          <table:table-cell office:value-type="float" office:value="1.04904" calcext:value-type="float">
            <text:p>1,04904</text:p>
          </table:table-cell>
          <table:table-cell office:value-type="float" office:value="1.09101" calcext:value-type="float">
            <text:p>1,09101</text:p>
          </table:table-cell>
          <table:table-cell office:value-type="float" office:value="1.26897" calcext:value-type="float">
            <text:p>1,26897</text:p>
          </table:table-cell>
          <table:table-cell office:value-type="float" office:value="1.29745" calcext:value-type="float">
            <text:p>1,29745</text:p>
          </table:table-cell>
          <table:table-cell office:value-type="float" office:value="1.44612" calcext:value-type="float">
            <text:p>1,44612</text:p>
          </table:table-cell>
          <table:table-cell office:value-type="float" office:value="1.65376" calcext:value-type="float">
            <text:p>1,65376</text:p>
          </table:table-cell>
          <table:table-cell office:value-type="float" office:value="1.62423" calcext:value-type="float">
            <text:p>1,62423</text:p>
          </table:table-cell>
          <table:table-cell office:value-type="float" office:value="1.44774" calcext:value-type="float">
            <text:p>1,44774</text:p>
          </table:table-cell>
          <table:table-cell office:value-type="float" office:value="1.36787" calcext:value-type="float">
            <text:p>1,3678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5-2</text:p>
          </table:table-cell>
          <table:table-cell office:value-type="float" office:value="2.02763" calcext:value-type="float">
            <text:p>2,02763</text:p>
          </table:table-cell>
          <table:table-cell office:value-type="float" office:value="1.78015" calcext:value-type="float">
            <text:p>1,78015</text:p>
          </table:table-cell>
          <table:table-cell office:value-type="float" office:value="1.57387" calcext:value-type="float">
            <text:p>1,57387</text:p>
          </table:table-cell>
          <table:table-cell office:value-type="float" office:value="1.86724" calcext:value-type="float">
            <text:p>1,86724</text:p>
          </table:table-cell>
          <table:table-cell office:value-type="float" office:value="1.74065" calcext:value-type="float">
            <text:p>1,74065</text:p>
          </table:table-cell>
          <table:table-cell office:value-type="float" office:value="1.58733" calcext:value-type="float">
            <text:p>1,58733</text:p>
          </table:table-cell>
          <table:table-cell office:value-type="float" office:value="1.24388" calcext:value-type="float">
            <text:p>1,24388</text:p>
          </table:table-cell>
          <table:table-cell office:value-type="float" office:value="1.20743" calcext:value-type="float">
            <text:p>1,20743</text:p>
          </table:table-cell>
          <table:table-cell office:value-type="float" office:value="0.94495" calcext:value-type="float">
            <text:p>0,94495</text:p>
          </table:table-cell>
          <table:table-cell office:value-type="float" office:value="0.83262" calcext:value-type="float">
            <text:p>0,83262</text:p>
          </table:table-cell>
          <table:table-cell office:value-type="float" office:value="0.61338" calcext:value-type="float">
            <text:p>0,61338</text:p>
          </table:table-cell>
          <table:table-cell office:value-type="float" office:value="0.33188" calcext:value-type="float">
            <text:p>0,33188</text:p>
          </table:table-cell>
          <table:table-cell office:value-type="float" office:value="0.27961" calcext:value-type="float">
            <text:p>0,27961</text:p>
          </table:table-cell>
          <table:table-cell office:value-type="float" office:value="0.15615" calcext:value-type="float">
            <text:p>0,15615</text:p>
          </table:table-cell>
          <table:table-cell office:value-type="float" office:value="0.16846" calcext:value-type="float">
            <text:p>0,168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6-1</text:p>
          </table:table-cell>
          <table:table-cell office:value-type="float" office:value="0.16846" calcext:value-type="float">
            <text:p>0,16846</text:p>
          </table:table-cell>
          <table:table-cell office:value-type="float" office:value="0.13356" calcext:value-type="float">
            <text:p>0,13356</text:p>
          </table:table-cell>
          <table:table-cell office:value-type="float" office:value="0.26084" calcext:value-type="float">
            <text:p>0,26084</text:p>
          </table:table-cell>
          <table:table-cell office:value-type="float" office:value="0.2568" calcext:value-type="float">
            <text:p>0,2568</text:p>
          </table:table-cell>
          <table:table-cell office:value-type="float" office:value="0.29985" calcext:value-type="float">
            <text:p>0,29985</text:p>
          </table:table-cell>
          <table:table-cell office:value-type="float" office:value="0.3984" calcext:value-type="float">
            <text:p>0,3984</text:p>
          </table:table-cell>
          <table:table-cell office:value-type="float" office:value="0.53153" calcext:value-type="float">
            <text:p>0,53153</text:p>
          </table:table-cell>
          <table:table-cell office:value-type="float" office:value="0.72699" calcext:value-type="float">
            <text:p>0,72699</text:p>
          </table:table-cell>
          <table:table-cell office:value-type="float" office:value="0.80257" calcext:value-type="float">
            <text:p>0,80257</text:p>
          </table:table-cell>
          <table:table-cell office:value-type="float" office:value="0.97399" calcext:value-type="float">
            <text:p>0,97399</text:p>
          </table:table-cell>
          <table:table-cell office:value-type="float" office:value="1.02282" calcext:value-type="float">
            <text:p>1,02282</text:p>
          </table:table-cell>
          <table:table-cell office:value-type="float" office:value="0.96729" calcext:value-type="float">
            <text:p>0,96729</text:p>
          </table:table-cell>
          <table:table-cell office:value-type="float" office:value="0.93058" calcext:value-type="float">
            <text:p>0,93058</text:p>
          </table:table-cell>
          <table:table-cell office:value-type="float" office:value="0.95194" calcext:value-type="float">
            <text:p>0,95194</text:p>
          </table:table-cell>
          <table:table-cell office:value-type="float" office:value="0.89445" calcext:value-type="float">
            <text:p>0,8944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6-2</text:p>
          </table:table-cell>
          <table:table-cell office:value-type="float" office:value="0.72786" calcext:value-type="float">
            <text:p>0,72786</text:p>
          </table:table-cell>
          <table:table-cell office:value-type="float" office:value="0.76254" calcext:value-type="float">
            <text:p>0,76254</text:p>
          </table:table-cell>
          <table:table-cell office:value-type="float" office:value="0.68005" calcext:value-type="float">
            <text:p>0,68005</text:p>
          </table:table-cell>
          <table:table-cell office:value-type="float" office:value="0.67079" calcext:value-type="float">
            <text:p>0,67079</text:p>
          </table:table-cell>
          <table:table-cell office:value-type="float" office:value="0.74446" calcext:value-type="float">
            <text:p>0,74446</text:p>
          </table:table-cell>
          <table:table-cell office:value-type="float" office:value="0.75777" calcext:value-type="float">
            <text:p>0,75777</text:p>
          </table:table-cell>
          <table:table-cell office:value-type="float" office:value="0.81679" calcext:value-type="float">
            <text:p>0,81679</text:p>
          </table:table-cell>
          <table:table-cell office:value-type="float" office:value="0.83255" calcext:value-type="float">
            <text:p>0,83255</text:p>
          </table:table-cell>
          <table:table-cell office:value-type="float" office:value="0.62807" calcext:value-type="float">
            <text:p>0,62807</text:p>
          </table:table-cell>
          <table:table-cell office:value-type="float" office:value="0.74009" calcext:value-type="float">
            <text:p>0,74009</text:p>
          </table:table-cell>
          <table:table-cell office:value-type="float" office:value="0.70081" calcext:value-type="float">
            <text:p>0,70081</text:p>
          </table:table-cell>
          <table:table-cell office:value-type="float" office:value="0.46182" calcext:value-type="float">
            <text:p>0,46182</text:p>
          </table:table-cell>
          <table:table-cell office:value-type="float" office:value="0.43236" calcext:value-type="float">
            <text:p>0,43236</text:p>
          </table:table-cell>
          <table:table-cell office:value-type="float" office:value="0.47712" calcext:value-type="float">
            <text:p>0,47712</text:p>
          </table:table-cell>
          <table:table-cell office:value-type="float" office:value="0.39063" calcext:value-type="float">
            <text:p>0,3906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7-1</text:p>
          </table:table-cell>
          <table:table-cell office:value-type="float" office:value="0.39063" calcext:value-type="float">
            <text:p>0,39063</text:p>
          </table:table-cell>
          <table:table-cell office:value-type="float" office:value="0.37384" calcext:value-type="float">
            <text:p>0,37384</text:p>
          </table:table-cell>
          <table:table-cell office:value-type="float" office:value="0.38554" calcext:value-type="float">
            <text:p>0,38554</text:p>
          </table:table-cell>
          <table:table-cell office:value-type="float" office:value="0.43408" calcext:value-type="float">
            <text:p>0,43408</text:p>
          </table:table-cell>
          <table:table-cell office:value-type="float" office:value="0.52414" calcext:value-type="float">
            <text:p>0,52414</text:p>
          </table:table-cell>
          <table:table-cell office:value-type="float" office:value="0.67946" calcext:value-type="float">
            <text:p>0,67946</text:p>
          </table:table-cell>
          <table:table-cell office:value-type="float" office:value="0.79088" calcext:value-type="float">
            <text:p>0,79088</text:p>
          </table:table-cell>
          <table:table-cell office:value-type="float" office:value="1.04122" calcext:value-type="float">
            <text:p>1,04122</text:p>
          </table:table-cell>
          <table:table-cell office:value-type="float" office:value="1.09956" calcext:value-type="float">
            <text:p>1,09956</text:p>
          </table:table-cell>
          <table:table-cell office:value-type="float" office:value="1.28953" calcext:value-type="float">
            <text:p>1,28953</text:p>
          </table:table-cell>
          <table:table-cell office:value-type="float" office:value="1.40227" calcext:value-type="float">
            <text:p>1,40227</text:p>
          </table:table-cell>
          <table:table-cell office:value-type="float" office:value="1.56037" calcext:value-type="float">
            <text:p>1,56037</text:p>
          </table:table-cell>
          <table:table-cell office:value-type="float" office:value="1.56149" calcext:value-type="float">
            <text:p>1,56149</text:p>
          </table:table-cell>
          <table:table-cell office:value-type="float" office:value="1.61874" calcext:value-type="float">
            <text:p>1,61874</text:p>
          </table:table-cell>
          <table:table-cell office:value-type="float" office:value="1.58896" calcext:value-type="float">
            <text:p>1,588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7-2</text:p>
          </table:table-cell>
          <table:table-cell office:value-type="float" office:value="1.38877" calcext:value-type="float">
            <text:p>1,38877</text:p>
          </table:table-cell>
          <table:table-cell office:value-type="float" office:value="1.28819" calcext:value-type="float">
            <text:p>1,28819</text:p>
          </table:table-cell>
          <table:table-cell office:value-type="float" office:value="1.19591" calcext:value-type="float">
            <text:p>1,19591</text:p>
          </table:table-cell>
          <table:table-cell office:value-type="float" office:value="1.03645" calcext:value-type="float">
            <text:p>1,03645</text:p>
          </table:table-cell>
          <table:table-cell office:value-type="float" office:value="0.91463" calcext:value-type="float">
            <text:p>0,91463</text:p>
          </table:table-cell>
          <table:table-cell office:value-type="float" office:value="0.79364" calcext:value-type="float">
            <text:p>0,79364</text:p>
          </table:table-cell>
          <table:table-cell office:value-type="float" office:value="0.64883" calcext:value-type="float">
            <text:p>0,64883</text:p>
          </table:table-cell>
          <table:table-cell office:value-type="float" office:value="0.49095" calcext:value-type="float">
            <text:p>0,49095</text:p>
          </table:table-cell>
          <table:table-cell office:value-type="float" office:value="0.49247" calcext:value-type="float">
            <text:p>0,49247</text:p>
          </table:table-cell>
          <table:table-cell office:value-type="float" office:value="0.44463" calcext:value-type="float">
            <text:p>0,44463</text:p>
          </table:table-cell>
          <table:table-cell office:value-type="float" office:value="0.41341" calcext:value-type="float">
            <text:p>0,41341</text:p>
          </table:table-cell>
          <table:table-cell office:value-type="float" office:value="0.37539" calcext:value-type="float">
            <text:p>0,37539</text:p>
          </table:table-cell>
          <table:table-cell office:value-type="float" office:value="0.41126" calcext:value-type="float">
            <text:p>0,41126</text:p>
          </table:table-cell>
          <table:table-cell office:value-type="float" office:value="0.40937" calcext:value-type="float">
            <text:p>0,40937</text:p>
          </table:table-cell>
          <table:table-cell office:value-type="float" office:value="0.42812" calcext:value-type="float">
            <text:p>0,428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-1</text:p>
          </table:table-cell>
          <table:table-cell office:value-type="float" office:value="0.42812" calcext:value-type="float">
            <text:p>0,42812</text:p>
          </table:table-cell>
          <table:table-cell office:value-type="float" office:value="0.43188" calcext:value-type="float">
            <text:p>0,43188</text:p>
          </table:table-cell>
          <table:table-cell office:value-type="float" office:value="0.42372" calcext:value-type="float">
            <text:p>0,42372</text:p>
          </table:table-cell>
          <table:table-cell office:value-type="float" office:value="0.47269" calcext:value-type="float">
            <text:p>0,47269</text:p>
          </table:table-cell>
          <table:table-cell office:value-type="float" office:value="0.51809" calcext:value-type="float">
            <text:p>0,51809</text:p>
          </table:table-cell>
          <table:table-cell office:value-type="float" office:value="0.59994" calcext:value-type="float">
            <text:p>0,59994</text:p>
          </table:table-cell>
          <table:table-cell office:value-type="float" office:value="0.73073" calcext:value-type="float">
            <text:p>0,73073</text:p>
          </table:table-cell>
          <table:table-cell office:value-type="float" office:value="0.87858" calcext:value-type="float">
            <text:p>0,87858</text:p>
          </table:table-cell>
          <table:table-cell office:value-type="float" office:value="0.97399" calcext:value-type="float">
            <text:p>0,97399</text:p>
          </table:table-cell>
          <table:table-cell office:value-type="float" office:value="1.17693" calcext:value-type="float">
            <text:p>1,17693</text:p>
          </table:table-cell>
          <table:table-cell office:value-type="float" office:value="1.2959" calcext:value-type="float">
            <text:p>1,2959</text:p>
          </table:table-cell>
          <table:table-cell office:value-type="float" office:value="1.39351" calcext:value-type="float">
            <text:p>1,39351</text:p>
          </table:table-cell>
          <table:table-cell office:value-type="float" office:value="1.50233" calcext:value-type="float">
            <text:p>1,50233</text:p>
          </table:table-cell>
          <table:table-cell office:value-type="float" office:value="1.51897" calcext:value-type="float">
            <text:p>1,51897</text:p>
          </table:table-cell>
          <table:table-cell office:value-type="float" office:value="1.61215" calcext:value-type="float">
            <text:p>1,612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-2</text:p>
          </table:table-cell>
          <table:table-cell office:value-type="float" office:value="1.32501" calcext:value-type="float">
            <text:p>1,32501</text:p>
          </table:table-cell>
          <table:table-cell office:value-type="float" office:value="1.2283" calcext:value-type="float">
            <text:p>1,2283</text:p>
          </table:table-cell>
          <table:table-cell office:value-type="float" office:value="1.14324" calcext:value-type="float">
            <text:p>1,14324</text:p>
          </table:table-cell>
          <table:table-cell office:value-type="float" office:value="1.03983" calcext:value-type="float">
            <text:p>1,03983</text:p>
          </table:table-cell>
          <table:table-cell office:value-type="float" office:value="0.88644" calcext:value-type="float">
            <text:p>0,88644</text:p>
          </table:table-cell>
          <table:table-cell office:value-type="float" office:value="0.6781" calcext:value-type="float">
            <text:p>0,6781</text:p>
          </table:table-cell>
          <table:table-cell office:value-type="float" office:value="0.52994" calcext:value-type="float">
            <text:p>0,52994</text:p>
          </table:table-cell>
          <table:table-cell office:value-type="float" office:value="0.40411" calcext:value-type="float">
            <text:p>0,40411</text:p>
          </table:table-cell>
          <table:table-cell office:value-type="float" office:value="0.314" calcext:value-type="float">
            <text:p>0,314</text:p>
          </table:table-cell>
          <table:table-cell office:value-type="float" office:value="0.20442" calcext:value-type="float">
            <text:p>0,20442</text:p>
          </table:table-cell>
          <table:table-cell office:value-type="float" office:value="0.14763" calcext:value-type="float">
            <text:p>0,14763</text:p>
          </table:table-cell>
          <table:table-cell office:value-type="float" office:value="0.13169" calcext:value-type="float">
            <text:p>0,13169</text:p>
          </table:table-cell>
          <table:table-cell office:value-type="float" office:value="0.11671" calcext:value-type="float">
            <text:p>0,11671</text:p>
          </table:table-cell>
          <table:table-cell office:value-type="float" office:value="0.10064" calcext:value-type="float">
            <text:p>0,10064</text:p>
          </table:table-cell>
          <table:table-cell office:value-type="float" office:value="0.09769" calcext:value-type="float">
            <text:p>0,097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-1</text:p>
          </table:table-cell>
          <table:table-cell office:value-type="float" office:value="0.09769" calcext:value-type="float">
            <text:p>0,09769</text:p>
          </table:table-cell>
          <table:table-cell office:value-type="float" office:value="0.10157" calcext:value-type="float">
            <text:p>0,10157</text:p>
          </table:table-cell>
          <table:table-cell office:value-type="float" office:value="0.10411" calcext:value-type="float">
            <text:p>0,10411</text:p>
          </table:table-cell>
          <table:table-cell office:value-type="float" office:value="0.12343" calcext:value-type="float">
            <text:p>0,12343</text:p>
          </table:table-cell>
          <table:table-cell office:value-type="float" office:value="0.15067" calcext:value-type="float">
            <text:p>0,15067</text:p>
          </table:table-cell>
          <table:table-cell office:value-type="float" office:value="0.17441" calcext:value-type="float">
            <text:p>0,17441</text:p>
          </table:table-cell>
          <table:table-cell office:value-type="float" office:value="0.24815" calcext:value-type="float">
            <text:p>0,24815</text:p>
          </table:table-cell>
          <table:table-cell office:value-type="float" office:value="0.30131" calcext:value-type="float">
            <text:p>0,30131</text:p>
          </table:table-cell>
          <table:table-cell office:value-type="float" office:value="0.41928" calcext:value-type="float">
            <text:p>0,41928</text:p>
          </table:table-cell>
          <table:table-cell office:value-type="float" office:value="0.49136" calcext:value-type="float">
            <text:p>0,49136</text:p>
          </table:table-cell>
          <table:table-cell office:value-type="float" office:value="0.51497" calcext:value-type="float">
            <text:p>0,51497</text:p>
          </table:table-cell>
          <table:table-cell office:value-type="float" office:value="0.60836" calcext:value-type="float">
            <text:p>0,60836</text:p>
          </table:table-cell>
          <table:table-cell office:value-type="float" office:value="0.71871" calcext:value-type="float">
            <text:p>0,71871</text:p>
          </table:table-cell>
          <table:table-cell office:value-type="float" office:value="0.82744" calcext:value-type="float">
            <text:p>0,82744</text:p>
          </table:table-cell>
          <table:table-cell office:value-type="float" office:value="0.85163" calcext:value-type="float">
            <text:p>0,8516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-2</text:p>
          </table:table-cell>
          <table:table-cell office:value-type="float" office:value="0.70746" calcext:value-type="float">
            <text:p>0,70746</text:p>
          </table:table-cell>
          <table:table-cell office:value-type="float" office:value="0.72655" calcext:value-type="float">
            <text:p>0,72655</text:p>
          </table:table-cell>
          <table:table-cell office:value-type="float" office:value="0.65055" calcext:value-type="float">
            <text:p>0,65055</text:p>
          </table:table-cell>
          <table:table-cell office:value-type="float" office:value="0.5299" calcext:value-type="float">
            <text:p>0,5299</text:p>
          </table:table-cell>
          <table:table-cell office:value-type="float" office:value="0.46722" calcext:value-type="float">
            <text:p>0,46722</text:p>
          </table:table-cell>
          <table:table-cell office:value-type="float" office:value="0.40457" calcext:value-type="float">
            <text:p>0,40457</text:p>
          </table:table-cell>
          <table:table-cell office:value-type="float" office:value="0.34562" calcext:value-type="float">
            <text:p>0,34562</text:p>
          </table:table-cell>
          <table:table-cell office:value-type="float" office:value="0.26088" calcext:value-type="float">
            <text:p>0,26088</text:p>
          </table:table-cell>
          <table:table-cell office:value-type="float" office:value="0.2069" calcext:value-type="float">
            <text:p>0,2069</text:p>
          </table:table-cell>
          <table:table-cell office:value-type="float" office:value="0.16036" calcext:value-type="float">
            <text:p>0,16036</text:p>
          </table:table-cell>
          <table:table-cell office:value-type="float" office:value="0.16541" calcext:value-type="float">
            <text:p>0,16541</text:p>
          </table:table-cell>
          <table:table-cell office:value-type="float" office:value="0.13632" calcext:value-type="float">
            <text:p>0,13632</text:p>
          </table:table-cell>
          <table:table-cell office:value-type="float" office:value="0.13541" calcext:value-type="float">
            <text:p>0,13541</text:p>
          </table:table-cell>
          <table:table-cell office:value-type="float" office:value="0.1467" calcext:value-type="float">
            <text:p>0,1467</text:p>
          </table:table-cell>
          <table:table-cell office:value-type="float" office:value="0.15161" calcext:value-type="float">
            <text:p>0,1516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-1</text:p>
          </table:table-cell>
          <table:table-cell office:value-type="float" office:value="0.15161" calcext:value-type="float">
            <text:p>0,15161</text:p>
          </table:table-cell>
          <table:table-cell office:value-type="float" office:value="0.14603" calcext:value-type="float">
            <text:p>0,14603</text:p>
          </table:table-cell>
          <table:table-cell office:value-type="float" office:value="0.163" calcext:value-type="float">
            <text:p>0,163</text:p>
          </table:table-cell>
          <table:table-cell office:value-type="float" office:value="0.15806" calcext:value-type="float">
            <text:p>0,15806</text:p>
          </table:table-cell>
          <table:table-cell office:value-type="float" office:value="0.20773" calcext:value-type="float">
            <text:p>0,20773</text:p>
          </table:table-cell>
          <table:table-cell office:value-type="float" office:value="0.21333" calcext:value-type="float">
            <text:p>0,21333</text:p>
          </table:table-cell>
          <table:table-cell office:value-type="float" office:value="0.34858" calcext:value-type="float">
            <text:p>0,34858</text:p>
          </table:table-cell>
          <table:table-cell office:value-type="float" office:value="0.43143" calcext:value-type="float">
            <text:p>0,43143</text:p>
          </table:table-cell>
          <table:table-cell office:value-type="float" office:value="0.57412" calcext:value-type="float">
            <text:p>0,57412</text:p>
          </table:table-cell>
          <table:table-cell office:value-type="float" office:value="0.79679" calcext:value-type="float">
            <text:p>0,79679</text:p>
          </table:table-cell>
          <table:table-cell office:value-type="float" office:value="0.9552" calcext:value-type="float">
            <text:p>0,9552</text:p>
          </table:table-cell>
          <table:table-cell office:value-type="float" office:value="1.0626" calcext:value-type="float">
            <text:p>1,0626</text:p>
          </table:table-cell>
          <table:table-cell office:value-type="float" office:value="1.24722" calcext:value-type="float">
            <text:p>1,24722</text:p>
          </table:table-cell>
          <table:table-cell office:value-type="float" office:value="1.35114" calcext:value-type="float">
            <text:p>1,35114</text:p>
          </table:table-cell>
          <table:table-cell office:value-type="float" office:value="1.44406" calcext:value-type="float">
            <text:p>1,444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-2</text:p>
          </table:table-cell>
          <table:table-cell office:value-type="float" office:value="1.23416" calcext:value-type="float">
            <text:p>1,23416</text:p>
          </table:table-cell>
          <table:table-cell office:value-type="float" office:value="1.15559" calcext:value-type="float">
            <text:p>1,15559</text:p>
          </table:table-cell>
          <table:table-cell office:value-type="float" office:value="1.0348" calcext:value-type="float">
            <text:p>1,0348</text:p>
          </table:table-cell>
          <table:table-cell office:value-type="float" office:value="1.05817" calcext:value-type="float">
            <text:p>1,05817</text:p>
          </table:table-cell>
          <table:table-cell office:value-type="float" office:value="0.9488" calcext:value-type="float">
            <text:p>0,9488</text:p>
          </table:table-cell>
          <table:table-cell office:value-type="float" office:value="0.98307" calcext:value-type="float">
            <text:p>0,98307</text:p>
          </table:table-cell>
          <table:table-cell office:value-type="float" office:value="0.72283" calcext:value-type="float">
            <text:p>0,72283</text:p>
          </table:table-cell>
          <table:table-cell office:value-type="float" office:value="0.63418" calcext:value-type="float">
            <text:p>0,63418</text:p>
          </table:table-cell>
          <table:table-cell office:value-type="float" office:value="0.43365" calcext:value-type="float">
            <text:p>0,43365</text:p>
          </table:table-cell>
          <table:table-cell office:value-type="float" office:value="0.30355" calcext:value-type="float">
            <text:p>0,30355</text:p>
          </table:table-cell>
          <table:table-cell office:value-type="float" office:value="0.25757" calcext:value-type="float">
            <text:p>0,25757</text:p>
          </table:table-cell>
          <table:table-cell office:value-type="float" office:value="0.23827" calcext:value-type="float">
            <text:p>0,23827</text:p>
          </table:table-cell>
          <table:table-cell office:value-type="float" office:value="0.20615" calcext:value-type="float">
            <text:p>0,20615</text:p>
          </table:table-cell>
          <table:table-cell office:value-type="float" office:value="0.1904" calcext:value-type="float">
            <text:p>0,1904</text:p>
          </table:table-cell>
          <table:table-cell office:value-type="float" office:value="0.23603" calcext:value-type="float">
            <text:p>0,236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-1</text:p>
          </table:table-cell>
          <table:table-cell office:value-type="float" office:value="0.23603" calcext:value-type="float">
            <text:p>0,23603</text:p>
          </table:table-cell>
          <table:table-cell office:value-type="float" office:value="0.19659" calcext:value-type="float">
            <text:p>0,19659</text:p>
          </table:table-cell>
          <table:table-cell office:value-type="float" office:value="0.26075" calcext:value-type="float">
            <text:p>0,26075</text:p>
          </table:table-cell>
          <table:table-cell office:value-type="float" office:value="0.28847" calcext:value-type="float">
            <text:p>0,28847</text:p>
          </table:table-cell>
          <table:table-cell office:value-type="float" office:value="0.29897" calcext:value-type="float">
            <text:p>0,29897</text:p>
          </table:table-cell>
          <table:table-cell office:value-type="float" office:value="0.34752" calcext:value-type="float">
            <text:p>0,34752</text:p>
          </table:table-cell>
          <table:table-cell office:value-type="float" office:value="0.36611" calcext:value-type="float">
            <text:p>0,36611</text:p>
          </table:table-cell>
          <table:table-cell office:value-type="float" office:value="0.43888" calcext:value-type="float">
            <text:p>0,43888</text:p>
          </table:table-cell>
          <table:table-cell office:value-type="float" office:value="0.531" calcext:value-type="float">
            <text:p>0,531</text:p>
          </table:table-cell>
          <table:table-cell office:value-type="float" office:value="0.64501" calcext:value-type="float">
            <text:p>0,64501</text:p>
          </table:table-cell>
          <table:table-cell office:value-type="float" office:value="0.65757" calcext:value-type="float">
            <text:p>0,65757</text:p>
          </table:table-cell>
          <table:table-cell office:value-type="float" office:value="0.75232" calcext:value-type="float">
            <text:p>0,75232</text:p>
          </table:table-cell>
          <table:table-cell office:value-type="float" office:value="0.78624" calcext:value-type="float">
            <text:p>0,78624</text:p>
          </table:table-cell>
          <table:table-cell office:value-type="float" office:value="0.92064" calcext:value-type="float">
            <text:p>0,92064</text:p>
          </table:table-cell>
          <table:table-cell office:value-type="float" office:value="1.04872" calcext:value-type="float">
            <text:p>1,048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-2</text:p>
          </table:table-cell>
          <table:table-cell office:value-type="float" office:value="1.31474" calcext:value-type="float">
            <text:p>1,31474</text:p>
          </table:table-cell>
          <table:table-cell office:value-type="float" office:value="1.12638" calcext:value-type="float">
            <text:p>1,12638</text:p>
          </table:table-cell>
          <table:table-cell office:value-type="float" office:value="0.95415" calcext:value-type="float">
            <text:p>0,95415</text:p>
          </table:table-cell>
          <table:table-cell office:value-type="float" office:value="0.94972" calcext:value-type="float">
            <text:p>0,94972</text:p>
          </table:table-cell>
          <table:table-cell office:value-type="float" office:value="0.85926" calcext:value-type="float">
            <text:p>0,85926</text:p>
          </table:table-cell>
          <table:table-cell office:value-type="float" office:value="0.72054" calcext:value-type="float">
            <text:p>0,72054</text:p>
          </table:table-cell>
          <table:table-cell office:value-type="float" office:value="0.71938" calcext:value-type="float">
            <text:p>0,71938</text:p>
          </table:table-cell>
          <table:table-cell office:value-type="float" office:value="0.61927" calcext:value-type="float">
            <text:p>0,61927</text:p>
          </table:table-cell>
          <table:table-cell office:value-type="float" office:value="0.56311" calcext:value-type="float">
            <text:p>0,56311</text:p>
          </table:table-cell>
          <table:table-cell office:value-type="float" office:value="0.48198" calcext:value-type="float">
            <text:p>0,48198</text:p>
          </table:table-cell>
          <table:table-cell office:value-type="float" office:value="0.45994" calcext:value-type="float">
            <text:p>0,45994</text:p>
          </table:table-cell>
          <table:table-cell office:value-type="float" office:value="0.39885" calcext:value-type="float">
            <text:p>0,39885</text:p>
          </table:table-cell>
          <table:table-cell office:value-type="float" office:value="0.40976" calcext:value-type="float">
            <text:p>0,40976</text:p>
          </table:table-cell>
          <table:table-cell office:value-type="float" office:value="0.39137" calcext:value-type="float">
            <text:p>0,39137</text:p>
          </table:table-cell>
          <table:table-cell office:value-type="float" office:value="0.37414" calcext:value-type="float">
            <text:p>0,374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2-1</text:p>
          </table:table-cell>
          <table:table-cell office:value-type="float" office:value="0.37414" calcext:value-type="float">
            <text:p>0,37414</text:p>
          </table:table-cell>
          <table:table-cell office:value-type="float" office:value="0.31543" calcext:value-type="float">
            <text:p>0,31543</text:p>
          </table:table-cell>
          <table:table-cell office:value-type="float" office:value="0.39037" calcext:value-type="float">
            <text:p>0,39037</text:p>
          </table:table-cell>
          <table:table-cell office:value-type="float" office:value="0.46004" calcext:value-type="float">
            <text:p>0,46004</text:p>
          </table:table-cell>
          <table:table-cell office:value-type="float" office:value="0.47837" calcext:value-type="float">
            <text:p>0,47837</text:p>
          </table:table-cell>
          <table:table-cell office:value-type="float" office:value="0.53395" calcext:value-type="float">
            <text:p>0,53395</text:p>
          </table:table-cell>
          <table:table-cell office:value-type="float" office:value="0.60652" calcext:value-type="float">
            <text:p>0,60652</text:p>
          </table:table-cell>
          <table:table-cell office:value-type="float" office:value="0.63593" calcext:value-type="float">
            <text:p>0,63593</text:p>
          </table:table-cell>
          <table:table-cell office:value-type="float" office:value="0.85355" calcext:value-type="float">
            <text:p>0,85355</text:p>
          </table:table-cell>
          <table:table-cell office:value-type="float" office:value="1.02916" calcext:value-type="float">
            <text:p>1,02916</text:p>
          </table:table-cell>
          <table:table-cell office:value-type="float" office:value="1.15544" calcext:value-type="float">
            <text:p>1,15544</text:p>
          </table:table-cell>
          <table:table-cell office:value-type="float" office:value="1.09577" calcext:value-type="float">
            <text:p>1,09577</text:p>
          </table:table-cell>
          <table:table-cell office:value-type="float" office:value="1.0616" calcext:value-type="float">
            <text:p>1,0616</text:p>
          </table:table-cell>
          <table:table-cell office:value-type="float" office:value="1.24485" calcext:value-type="float">
            <text:p>1,24485</text:p>
          </table:table-cell>
          <table:table-cell office:value-type="float" office:value="1.31382" calcext:value-type="float">
            <text:p>1,3138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2-2</text:p>
          </table:table-cell>
          <table:table-cell office:value-type="float" office:value="0.90472" calcext:value-type="float">
            <text:p>0,90472</text:p>
          </table:table-cell>
          <table:table-cell office:value-type="float" office:value="0.81343" calcext:value-type="float">
            <text:p>0,81343</text:p>
          </table:table-cell>
          <table:table-cell office:value-type="float" office:value="0.87032" calcext:value-type="float">
            <text:p>0,87032</text:p>
          </table:table-cell>
          <table:table-cell office:value-type="float" office:value="0.79186" calcext:value-type="float">
            <text:p>0,79186</text:p>
          </table:table-cell>
          <table:table-cell office:value-type="float" office:value="0.69309" calcext:value-type="float">
            <text:p>0,69309</text:p>
          </table:table-cell>
          <table:table-cell office:value-type="float" office:value="0.68174" calcext:value-type="float">
            <text:p>0,68174</text:p>
          </table:table-cell>
          <table:table-cell office:value-type="float" office:value="0.58735" calcext:value-type="float">
            <text:p>0,58735</text:p>
          </table:table-cell>
          <table:table-cell office:value-type="float" office:value="0.6154" calcext:value-type="float">
            <text:p>0,6154</text:p>
          </table:table-cell>
          <table:table-cell office:value-type="float" office:value="0.61802" calcext:value-type="float">
            <text:p>0,61802</text:p>
          </table:table-cell>
          <table:table-cell office:value-type="float" office:value="0.70468" calcext:value-type="float">
            <text:p>0,70468</text:p>
          </table:table-cell>
          <table:table-cell office:value-type="float" office:value="0.81123" calcext:value-type="float">
            <text:p>0,81123</text:p>
          </table:table-cell>
          <table:table-cell office:value-type="float" office:value="0.67335" calcext:value-type="float">
            <text:p>0,67335</text:p>
          </table:table-cell>
          <table:table-cell office:value-type="float" office:value="0.63812" calcext:value-type="float">
            <text:p>0,63812</text:p>
          </table:table-cell>
          <table:table-cell office:value-type="float" office:value="0.75488" calcext:value-type="float">
            <text:p>0,75488</text:p>
          </table:table-cell>
          <table:table-cell office:value-type="float" office:value="0.77969" calcext:value-type="float">
            <text:p>0,779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-1</text:p>
          </table:table-cell>
          <table:table-cell office:value-type="float" office:value="0.77969" calcext:value-type="float">
            <text:p>0,77969</text:p>
          </table:table-cell>
          <table:table-cell office:value-type="float" office:value="0.62489" calcext:value-type="float">
            <text:p>0,62489</text:p>
          </table:table-cell>
          <table:table-cell office:value-type="float" office:value="0.73995" calcext:value-type="float">
            <text:p>0,73995</text:p>
          </table:table-cell>
          <table:table-cell office:value-type="float" office:value="0.99033" calcext:value-type="float">
            <text:p>0,99033</text:p>
          </table:table-cell>
          <table:table-cell office:value-type="float" office:value="0.81341" calcext:value-type="float">
            <text:p>0,81341</text:p>
          </table:table-cell>
          <table:table-cell office:value-type="float" office:value="0.7598" calcext:value-type="float">
            <text:p>0,7598</text:p>
          </table:table-cell>
          <table:table-cell office:value-type="float" office:value="0.81818" calcext:value-type="float">
            <text:p>0,81818</text:p>
          </table:table-cell>
          <table:table-cell office:value-type="float" office:value="0.89398" calcext:value-type="float">
            <text:p>0,89398</text:p>
          </table:table-cell>
          <table:table-cell office:value-type="float" office:value="0.8698" calcext:value-type="float">
            <text:p>0,8698</text:p>
          </table:table-cell>
          <table:table-cell office:value-type="float" office:value="0.86262" calcext:value-type="float">
            <text:p>0,86262</text:p>
          </table:table-cell>
          <table:table-cell office:value-type="float" office:value="0.91278" calcext:value-type="float">
            <text:p>0,91278</text:p>
          </table:table-cell>
          <table:table-cell office:value-type="float" office:value="0.99535" calcext:value-type="float">
            <text:p>0,99535</text:p>
          </table:table-cell>
          <table:table-cell office:value-type="float" office:value="1.01189" calcext:value-type="float">
            <text:p>1,01189</text:p>
          </table:table-cell>
          <table:table-cell office:value-type="float" office:value="1.0282" calcext:value-type="float">
            <text:p>1,0282</text:p>
          </table:table-cell>
          <table:table-cell office:value-type="float" office:value="1.02728" calcext:value-type="float">
            <text:p>1,0272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-2</text:p>
          </table:table-cell>
          <table:table-cell office:value-type="float" office:value="1.41357" calcext:value-type="float">
            <text:p>1,41357</text:p>
          </table:table-cell>
          <table:table-cell office:value-type="float" office:value="1.4104" calcext:value-type="float">
            <text:p>1,4104</text:p>
          </table:table-cell>
          <table:table-cell office:value-type="float" office:value="1.31604" calcext:value-type="float">
            <text:p>1,31604</text:p>
          </table:table-cell>
          <table:table-cell office:value-type="float" office:value="1.61078" calcext:value-type="float">
            <text:p>1,61078</text:p>
          </table:table-cell>
          <table:table-cell office:value-type="float" office:value="1.28525" calcext:value-type="float">
            <text:p>1,28525</text:p>
          </table:table-cell>
          <table:table-cell office:value-type="float" office:value="1.09455" calcext:value-type="float">
            <text:p>1,09455</text:p>
          </table:table-cell>
          <table:table-cell office:value-type="float" office:value="0.89477" calcext:value-type="float">
            <text:p>0,89477</text:p>
          </table:table-cell>
          <table:table-cell office:value-type="float" office:value="0.79782" calcext:value-type="float">
            <text:p>0,79782</text:p>
          </table:table-cell>
          <table:table-cell office:value-type="float" office:value="0.4522" calcext:value-type="float">
            <text:p>0,4522</text:p>
          </table:table-cell>
          <table:table-cell office:value-type="float" office:value="0.3369" calcext:value-type="float">
            <text:p>0,3369</text:p>
          </table:table-cell>
          <table:table-cell office:value-type="float" office:value="0.17196" calcext:value-type="float">
            <text:p>0,17196</text:p>
          </table:table-cell>
          <table:table-cell office:value-type="float" office:value="0.12898" calcext:value-type="float">
            <text:p>0,12898</text:p>
          </table:table-cell>
          <table:table-cell office:value-type="float" office:value="0.08328" calcext:value-type="float">
            <text:p>0,08328</text:p>
          </table:table-cell>
          <table:table-cell office:value-type="float" office:value="0.06367" calcext:value-type="float">
            <text:p>0,06367</text:p>
          </table:table-cell>
          <table:table-cell office:value-type="float" office:value="0.07073" calcext:value-type="float">
            <text:p>0,0707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-1</text:p>
          </table:table-cell>
          <table:table-cell office:value-type="float" office:value="0.07073" calcext:value-type="float">
            <text:p>0,07073</text:p>
          </table:table-cell>
          <table:table-cell office:value-type="float" office:value="0.0626" calcext:value-type="float">
            <text:p>0,0626</text:p>
          </table:table-cell>
          <table:table-cell office:value-type="float" office:value="0.09233" calcext:value-type="float">
            <text:p>0,09233</text:p>
          </table:table-cell>
          <table:table-cell office:value-type="float" office:value="0.12706" calcext:value-type="float">
            <text:p>0,12706</text:p>
          </table:table-cell>
          <table:table-cell office:value-type="float" office:value="0.21019" calcext:value-type="float">
            <text:p>0,21019</text:p>
          </table:table-cell>
          <table:table-cell office:value-type="float" office:value="0.29805" calcext:value-type="float">
            <text:p>0,29805</text:p>
          </table:table-cell>
          <table:table-cell office:value-type="float" office:value="0.42072" calcext:value-type="float">
            <text:p>0,42072</text:p>
          </table:table-cell>
          <table:table-cell office:value-type="float" office:value="0.65817" calcext:value-type="float">
            <text:p>0,65817</text:p>
          </table:table-cell>
          <table:table-cell office:value-type="float" office:value="0.92092" calcext:value-type="float">
            <text:p>0,92092</text:p>
          </table:table-cell>
          <table:table-cell office:value-type="float" office:value="1.15521" calcext:value-type="float">
            <text:p>1,15521</text:p>
          </table:table-cell>
          <table:table-cell office:value-type="float" office:value="1.3833" calcext:value-type="float">
            <text:p>1,3833</text:p>
          </table:table-cell>
          <table:table-cell office:value-type="float" office:value="1.49922" calcext:value-type="float">
            <text:p>1,49922</text:p>
          </table:table-cell>
          <table:table-cell office:value-type="float" office:value="1.69565" calcext:value-type="float">
            <text:p>1,69565</text:p>
          </table:table-cell>
          <table:table-cell office:value-type="float" office:value="1.74879" calcext:value-type="float">
            <text:p>1,74879</text:p>
          </table:table-cell>
          <table:table-cell office:value-type="float" office:value="1.88067" calcext:value-type="float">
            <text:p>1,880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-2</text:p>
          </table:table-cell>
          <table:table-cell office:value-type="float" office:value="1.45142" calcext:value-type="float">
            <text:p>1,45142</text:p>
          </table:table-cell>
          <table:table-cell office:value-type="float" office:value="1.39389" calcext:value-type="float">
            <text:p>1,39389</text:p>
          </table:table-cell>
          <table:table-cell office:value-type="float" office:value="1.33756" calcext:value-type="float">
            <text:p>1,33756</text:p>
          </table:table-cell>
          <table:table-cell office:value-type="float" office:value="1.299" calcext:value-type="float">
            <text:p>1,299</text:p>
          </table:table-cell>
          <table:table-cell office:value-type="float" office:value="1.23305" calcext:value-type="float">
            <text:p>1,23305</text:p>
          </table:table-cell>
          <table:table-cell office:value-type="float" office:value="1.10689" calcext:value-type="float">
            <text:p>1,10689</text:p>
          </table:table-cell>
          <table:table-cell office:value-type="float" office:value="1.00479" calcext:value-type="float">
            <text:p>1,00479</text:p>
          </table:table-cell>
          <table:table-cell office:value-type="float" office:value="0.74897" calcext:value-type="float">
            <text:p>0,74897</text:p>
          </table:table-cell>
          <table:table-cell office:value-type="float" office:value="0.55955" calcext:value-type="float">
            <text:p>0,55955</text:p>
          </table:table-cell>
          <table:table-cell office:value-type="float" office:value="0.41705" calcext:value-type="float">
            <text:p>0,41705</text:p>
          </table:table-cell>
          <table:table-cell office:value-type="float" office:value="0.34962" calcext:value-type="float">
            <text:p>0,34962</text:p>
          </table:table-cell>
          <table:table-cell office:value-type="float" office:value="0.33797" calcext:value-type="float">
            <text:p>0,33797</text:p>
          </table:table-cell>
          <table:table-cell office:value-type="float" office:value="0.31628" calcext:value-type="float">
            <text:p>0,31628</text:p>
          </table:table-cell>
          <table:table-cell office:value-type="float" office:value="0.30971" calcext:value-type="float">
            <text:p>0,30971</text:p>
          </table:table-cell>
          <table:table-cell office:value-type="float" office:value="0.3134" calcext:value-type="float">
            <text:p>0,31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0.13924" calcext:value-type="float">
            <text:p>0,13924</text:p>
          </table:table-cell>
          <table:table-cell office:value-type="float" office:value="0.1441" calcext:value-type="float">
            <text:p>0,1441</text:p>
          </table:table-cell>
          <table:table-cell office:value-type="float" office:value="0.15326" calcext:value-type="float">
            <text:p>0,15326</text:p>
          </table:table-cell>
          <table:table-cell office:value-type="float" office:value="0.16807" calcext:value-type="float">
            <text:p>0,16807</text:p>
          </table:table-cell>
          <table:table-cell office:value-type="float" office:value="0.21203" calcext:value-type="float">
            <text:p>0,21203</text:p>
          </table:table-cell>
          <table:table-cell office:value-type="float" office:value="0.2529" calcext:value-type="float">
            <text:p>0,2529</text:p>
          </table:table-cell>
          <table:table-cell office:value-type="float" office:value="0.32551" calcext:value-type="float">
            <text:p>0,32551</text:p>
          </table:table-cell>
          <table:table-cell office:value-type="float" office:value="0.41086" calcext:value-type="float">
            <text:p>0,41086</text:p>
          </table:table-cell>
          <table:table-cell office:value-type="float" office:value="0.49555" calcext:value-type="float">
            <text:p>0,49555</text:p>
          </table:table-cell>
          <table:table-cell office:value-type="float" office:value="0.56853" calcext:value-type="float">
            <text:p>0,56853</text:p>
          </table:table-cell>
          <table:table-cell office:value-type="float" office:value="0.59653" calcext:value-type="float">
            <text:p>0,59653</text:p>
          </table:table-cell>
          <table:table-cell office:value-type="float" office:value="0.62965" calcext:value-type="float">
            <text:p>0,62965</text:p>
          </table:table-cell>
          <table:table-cell office:value-type="float" office:value="0.6601" calcext:value-type="float">
            <text:p>0,6601</text:p>
          </table:table-cell>
          <table:table-cell office:value-type="float" office:value="0.69419" calcext:value-type="float">
            <text:p>0,69419</text:p>
          </table:table-cell>
          <table:table-cell office:value-type="float" office:value="0.67325" calcext:value-type="float">
            <text:p>0,673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5-2</text:p>
          </table:table-cell>
          <table:table-cell office:value-type="float" office:value="0.80844" calcext:value-type="float">
            <text:p>0,80844</text:p>
          </table:table-cell>
          <table:table-cell office:value-type="float" office:value="0.75957" calcext:value-type="float">
            <text:p>0,75957</text:p>
          </table:table-cell>
          <table:table-cell office:value-type="float" office:value="0.70884" calcext:value-type="float">
            <text:p>0,70884</text:p>
          </table:table-cell>
          <table:table-cell office:value-type="float" office:value="0.63847" calcext:value-type="float">
            <text:p>0,63847</text:p>
          </table:table-cell>
          <table:table-cell office:value-type="float" office:value="0.56386" calcext:value-type="float">
            <text:p>0,56386</text:p>
          </table:table-cell>
          <table:table-cell office:value-type="float" office:value="0.48423" calcext:value-type="float">
            <text:p>0,48423</text:p>
          </table:table-cell>
          <table:table-cell office:value-type="float" office:value="0.45927" calcext:value-type="float">
            <text:p>0,45927</text:p>
          </table:table-cell>
          <table:table-cell office:value-type="float" office:value="0.37143" calcext:value-type="float">
            <text:p>0,37143</text:p>
          </table:table-cell>
          <table:table-cell office:value-type="float" office:value="0.31857" calcext:value-type="float">
            <text:p>0,31857</text:p>
          </table:table-cell>
          <table:table-cell office:value-type="float" office:value="0.28753" calcext:value-type="float">
            <text:p>0,28753</text:p>
          </table:table-cell>
          <table:table-cell office:value-type="float" office:value="0.25838" calcext:value-type="float">
            <text:p>0,25838</text:p>
          </table:table-cell>
          <table:table-cell office:value-type="float" office:value="0.21653" calcext:value-type="float">
            <text:p>0,21653</text:p>
          </table:table-cell>
          <table:table-cell office:value-type="float" office:value="0.20266" calcext:value-type="float">
            <text:p>0,20266</text:p>
          </table:table-cell>
          <table:table-cell office:value-type="float" office:value="0.17767" calcext:value-type="float">
            <text:p>0,17767</text:p>
          </table:table-cell>
          <table:table-cell office:value-type="float" office:value="0.16755" calcext:value-type="float">
            <text:p>0,167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6-1</text:p>
          </table:table-cell>
          <table:table-cell office:value-type="float" office:value="0.16755" calcext:value-type="float">
            <text:p>0,16755</text:p>
          </table:table-cell>
          <table:table-cell office:value-type="float" office:value="0.16559" calcext:value-type="float">
            <text:p>0,16559</text:p>
          </table:table-cell>
          <table:table-cell office:value-type="float" office:value="0.14797" calcext:value-type="float">
            <text:p>0,14797</text:p>
          </table:table-cell>
          <table:table-cell office:value-type="float" office:value="0.16533" calcext:value-type="float">
            <text:p>0,16533</text:p>
          </table:table-cell>
          <table:table-cell office:value-type="float" office:value="0.18614" calcext:value-type="float">
            <text:p>0,18614</text:p>
          </table:table-cell>
          <table:table-cell office:value-type="float" office:value="0.20326" calcext:value-type="float">
            <text:p>0,20326</text:p>
          </table:table-cell>
          <table:table-cell office:value-type="float" office:value="0.23288" calcext:value-type="float">
            <text:p>0,23288</text:p>
          </table:table-cell>
          <table:table-cell office:value-type="float" office:value="0.25291" calcext:value-type="float">
            <text:p>0,25291</text:p>
          </table:table-cell>
          <table:table-cell office:value-type="float" office:value="0.24519" calcext:value-type="float">
            <text:p>0,24519</text:p>
          </table:table-cell>
          <table:table-cell office:value-type="float" office:value="0.32732" calcext:value-type="float">
            <text:p>0,32732</text:p>
          </table:table-cell>
          <table:table-cell office:value-type="float" office:value="0.40742" calcext:value-type="float">
            <text:p>0,40742</text:p>
          </table:table-cell>
          <table:table-cell office:value-type="float" office:value="0.40862" calcext:value-type="float">
            <text:p>0,40862</text:p>
          </table:table-cell>
          <table:table-cell office:value-type="float" office:value="0.43769" calcext:value-type="float">
            <text:p>0,43769</text:p>
          </table:table-cell>
          <table:table-cell office:value-type="float" office:value="0.45082" calcext:value-type="float">
            <text:p>0,45082</text:p>
          </table:table-cell>
          <table:table-cell office:value-type="float" office:value="0.52613" calcext:value-type="float">
            <text:p>0,526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6-2</text:p>
          </table:table-cell>
          <table:table-cell office:value-type="float" office:value="0.94067" calcext:value-type="float">
            <text:p>0,94067</text:p>
          </table:table-cell>
          <table:table-cell office:value-type="float" office:value="0.90224" calcext:value-type="float">
            <text:p>0,90224</text:p>
          </table:table-cell>
          <table:table-cell office:value-type="float" office:value="0.84556" calcext:value-type="float">
            <text:p>0,84556</text:p>
          </table:table-cell>
          <table:table-cell office:value-type="float" office:value="0.78515" calcext:value-type="float">
            <text:p>0,78515</text:p>
          </table:table-cell>
          <table:table-cell office:value-type="float" office:value="0.7764" calcext:value-type="float">
            <text:p>0,7764</text:p>
          </table:table-cell>
          <table:table-cell office:value-type="float" office:value="0.71442" calcext:value-type="float">
            <text:p>0,71442</text:p>
          </table:table-cell>
          <table:table-cell office:value-type="float" office:value="0.67263" calcext:value-type="float">
            <text:p>0,67263</text:p>
          </table:table-cell>
          <table:table-cell office:value-type="float" office:value="0.58655" calcext:value-type="float">
            <text:p>0,58655</text:p>
          </table:table-cell>
          <table:table-cell office:value-type="float" office:value="0.53293" calcext:value-type="float">
            <text:p>0,53293</text:p>
          </table:table-cell>
          <table:table-cell office:value-type="float" office:value="0.443" calcext:value-type="float">
            <text:p>0,443</text:p>
          </table:table-cell>
          <table:table-cell office:value-type="float" office:value="0.39854" calcext:value-type="float">
            <text:p>0,39854</text:p>
          </table:table-cell>
          <table:table-cell office:value-type="float" office:value="0.35351" calcext:value-type="float">
            <text:p>0,35351</text:p>
          </table:table-cell>
          <table:table-cell office:value-type="float" office:value="0.33758" calcext:value-type="float">
            <text:p>0,33758</text:p>
          </table:table-cell>
          <table:table-cell office:value-type="float" office:value="0.33241" calcext:value-type="float">
            <text:p>0,33241</text:p>
          </table:table-cell>
          <table:table-cell office:value-type="float" office:value="0.30387" calcext:value-type="float">
            <text:p>0,3038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7-1</text:p>
          </table:table-cell>
          <table:table-cell office:value-type="float" office:value="0.30387" calcext:value-type="float">
            <text:p>0,30387</text:p>
          </table:table-cell>
          <table:table-cell office:value-type="float" office:value="0.29218" calcext:value-type="float">
            <text:p>0,29218</text:p>
          </table:table-cell>
          <table:table-cell office:value-type="float" office:value="0.30763" calcext:value-type="float">
            <text:p>0,30763</text:p>
          </table:table-cell>
          <table:table-cell office:value-type="float" office:value="0.32005" calcext:value-type="float">
            <text:p>0,32005</text:p>
          </table:table-cell>
          <table:table-cell office:value-type="float" office:value="0.31772" calcext:value-type="float">
            <text:p>0,31772</text:p>
          </table:table-cell>
          <table:table-cell office:value-type="float" office:value="0.33221" calcext:value-type="float">
            <text:p>0,33221</text:p>
          </table:table-cell>
          <table:table-cell office:value-type="float" office:value="0.36138" calcext:value-type="float">
            <text:p>0,36138</text:p>
          </table:table-cell>
          <table:table-cell office:value-type="float" office:value="0.38337" calcext:value-type="float">
            <text:p>0,38337</text:p>
          </table:table-cell>
          <table:table-cell office:value-type="float" office:value="0.44056" calcext:value-type="float">
            <text:p>0,44056</text:p>
          </table:table-cell>
          <table:table-cell office:value-type="float" office:value="0.47933" calcext:value-type="float">
            <text:p>0,47933</text:p>
          </table:table-cell>
          <table:table-cell office:value-type="float" office:value="0.53461" calcext:value-type="float">
            <text:p>0,53461</text:p>
          </table:table-cell>
          <table:table-cell office:value-type="float" office:value="0.57632" calcext:value-type="float">
            <text:p>0,57632</text:p>
          </table:table-cell>
          <table:table-cell office:value-type="float" office:value="0.60659" calcext:value-type="float">
            <text:p>0,60659</text:p>
          </table:table-cell>
          <table:table-cell office:value-type="float" office:value="0.64185" calcext:value-type="float">
            <text:p>0,64185</text:p>
          </table:table-cell>
          <table:table-cell office:value-type="float" office:value="0.69092" calcext:value-type="float">
            <text:p>0,690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7-2</text:p>
          </table:table-cell>
          <table:table-cell office:value-type="float" office:value="0.50693" calcext:value-type="float">
            <text:p>0,50693</text:p>
          </table:table-cell>
          <table:table-cell office:value-type="float" office:value="0.48763" calcext:value-type="float">
            <text:p>0,48763</text:p>
          </table:table-cell>
          <table:table-cell office:value-type="float" office:value="0.40521" calcext:value-type="float">
            <text:p>0,40521</text:p>
          </table:table-cell>
          <table:table-cell office:value-type="float" office:value="0.32506" calcext:value-type="float">
            <text:p>0,32506</text:p>
          </table:table-cell>
          <table:table-cell office:value-type="float" office:value="0.30022" calcext:value-type="float">
            <text:p>0,30022</text:p>
          </table:table-cell>
          <table:table-cell office:value-type="float" office:value="0.248" calcext:value-type="float">
            <text:p>0,248</text:p>
          </table:table-cell>
          <table:table-cell office:value-type="float" office:value="0.17443" calcext:value-type="float">
            <text:p>0,17443</text:p>
          </table:table-cell>
          <table:table-cell office:value-type="float" office:value="0.14054" calcext:value-type="float">
            <text:p>0,14054</text:p>
          </table:table-cell>
          <table:table-cell office:value-type="float" office:value="0.0923" calcext:value-type="float">
            <text:p>0,0923</text:p>
          </table:table-cell>
          <table:table-cell office:value-type="float" office:value="0.06484" calcext:value-type="float">
            <text:p>0,06484</text:p>
          </table:table-cell>
          <table:table-cell office:value-type="float" office:value="0.04643" calcext:value-type="float">
            <text:p>0,04643</text:p>
          </table:table-cell>
          <table:table-cell office:value-type="float" office:value="0.03462" calcext:value-type="float">
            <text:p>0,03462</text:p>
          </table:table-cell>
          <table:table-cell office:value-type="float" office:value="0.02652" calcext:value-type="float">
            <text:p>0,02652</text:p>
          </table:table-cell>
          <table:table-cell office:value-type="float" office:value="0.0233" calcext:value-type="float">
            <text:p>0,0233</text:p>
          </table:table-cell>
          <table:table-cell office:value-type="float" office:value="0.02557" calcext:value-type="float">
            <text:p>0,025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8-1</text:p>
          </table:table-cell>
          <table:table-cell office:value-type="float" office:value="0.02557" calcext:value-type="float">
            <text:p>0,02557</text:p>
          </table:table-cell>
          <table:table-cell office:value-type="float" office:value="0.02608" calcext:value-type="float">
            <text:p>0,02608</text:p>
          </table:table-cell>
          <table:table-cell office:value-type="float" office:value="0.03173" calcext:value-type="float">
            <text:p>0,03173</text:p>
          </table:table-cell>
          <table:table-cell office:value-type="float" office:value="0.04501" calcext:value-type="float">
            <text:p>0,04501</text:p>
          </table:table-cell>
          <table:table-cell office:value-type="float" office:value="0.07013" calcext:value-type="float">
            <text:p>0,07013</text:p>
          </table:table-cell>
          <table:table-cell office:value-type="float" office:value="0.12632" calcext:value-type="float">
            <text:p>0,12632</text:p>
          </table:table-cell>
          <table:table-cell office:value-type="float" office:value="0.16805" calcext:value-type="float">
            <text:p>0,16805</text:p>
          </table:table-cell>
          <table:table-cell office:value-type="float" office:value="0.24395" calcext:value-type="float">
            <text:p>0,24395</text:p>
          </table:table-cell>
          <table:table-cell office:value-type="float" office:value="0.3247" calcext:value-type="float">
            <text:p>0,3247</text:p>
          </table:table-cell>
          <table:table-cell office:value-type="float" office:value="0.4357" calcext:value-type="float">
            <text:p>0,4357</text:p>
          </table:table-cell>
          <table:table-cell office:value-type="float" office:value="0.5677" calcext:value-type="float">
            <text:p>0,5677</text:p>
          </table:table-cell>
          <table:table-cell office:value-type="float" office:value="0.71118" calcext:value-type="float">
            <text:p>0,71118</text:p>
          </table:table-cell>
          <table:table-cell office:value-type="float" office:value="0.83627" calcext:value-type="float">
            <text:p>0,83627</text:p>
          </table:table-cell>
          <table:table-cell office:value-type="float" office:value="0.9757" calcext:value-type="float">
            <text:p>0,9757</text:p>
          </table:table-cell>
          <table:table-cell office:value-type="float" office:value="1.13046" calcext:value-type="float">
            <text:p>1,130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8-2</text:p>
          </table:table-cell>
          <table:table-cell office:value-type="float" office:value="1.22489" calcext:value-type="float">
            <text:p>1,22489</text:p>
          </table:table-cell>
          <table:table-cell office:value-type="float" office:value="1.17563" calcext:value-type="float">
            <text:p>1,17563</text:p>
          </table:table-cell>
          <table:table-cell office:value-type="float" office:value="1.1033" calcext:value-type="float">
            <text:p>1,1033</text:p>
          </table:table-cell>
          <table:table-cell office:value-type="float" office:value="1.09316" calcext:value-type="float">
            <text:p>1,09316</text:p>
          </table:table-cell>
          <table:table-cell office:value-type="float" office:value="1.00518" calcext:value-type="float">
            <text:p>1,00518</text:p>
          </table:table-cell>
          <table:table-cell office:value-type="float" office:value="0.91093" calcext:value-type="float">
            <text:p>0,91093</text:p>
          </table:table-cell>
          <table:table-cell office:value-type="float" office:value="0.83758" calcext:value-type="float">
            <text:p>0,83758</text:p>
          </table:table-cell>
          <table:table-cell office:value-type="float" office:value="0.73943" calcext:value-type="float">
            <text:p>0,73943</text:p>
          </table:table-cell>
          <table:table-cell office:value-type="float" office:value="0.6829" calcext:value-type="float">
            <text:p>0,6829</text:p>
          </table:table-cell>
          <table:table-cell office:value-type="float" office:value="0.61021" calcext:value-type="float">
            <text:p>0,61021</text:p>
          </table:table-cell>
          <table:table-cell office:value-type="float" office:value="0.53403" calcext:value-type="float">
            <text:p>0,53403</text:p>
          </table:table-cell>
          <table:table-cell office:value-type="float" office:value="0.46211" calcext:value-type="float">
            <text:p>0,46211</text:p>
          </table:table-cell>
          <table:table-cell office:value-type="float" office:value="0.40068" calcext:value-type="float">
            <text:p>0,40068</text:p>
          </table:table-cell>
          <table:table-cell office:value-type="float" office:value="0.38404" calcext:value-type="float">
            <text:p>0,38404</text:p>
          </table:table-cell>
          <table:table-cell office:value-type="float" office:value="0.4284" calcext:value-type="float">
            <text:p>0,42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9-1</text:p>
          </table:table-cell>
          <table:table-cell office:value-type="float" office:value="0.42562" calcext:value-type="float">
            <text:p>0,42562</text:p>
          </table:table-cell>
          <table:table-cell office:value-type="float" office:value="0.39088" calcext:value-type="float">
            <text:p>0,39088</text:p>
          </table:table-cell>
          <table:table-cell office:value-type="float" office:value="0.46069" calcext:value-type="float">
            <text:p>0,46069</text:p>
          </table:table-cell>
          <table:table-cell office:value-type="float" office:value="0.45505" calcext:value-type="float">
            <text:p>0,45505</text:p>
          </table:table-cell>
          <table:table-cell office:value-type="float" office:value="0.50534" calcext:value-type="float">
            <text:p>0,50534</text:p>
          </table:table-cell>
          <table:table-cell office:value-type="float" office:value="0.55936" calcext:value-type="float">
            <text:p>0,55936</text:p>
          </table:table-cell>
          <table:table-cell office:value-type="float" office:value="0.62895" calcext:value-type="float">
            <text:p>0,62895</text:p>
          </table:table-cell>
          <table:table-cell office:value-type="float" office:value="0.72559" calcext:value-type="float">
            <text:p>0,72559</text:p>
          </table:table-cell>
          <table:table-cell office:value-type="float" office:value="0.94261" calcext:value-type="float">
            <text:p>0,94261</text:p>
          </table:table-cell>
          <table:table-cell office:value-type="float" office:value="0.97193" calcext:value-type="float">
            <text:p>0,97193</text:p>
          </table:table-cell>
          <table:table-cell office:value-type="float" office:value="1.12481" calcext:value-type="float">
            <text:p>1,12481</text:p>
          </table:table-cell>
          <table:table-cell office:value-type="float" office:value="1.16892" calcext:value-type="float">
            <text:p>1,16892</text:p>
          </table:table-cell>
          <table:table-cell office:value-type="float" office:value="1.26323" calcext:value-type="float">
            <text:p>1,26323</text:p>
          </table:table-cell>
          <table:table-cell office:value-type="float" office:value="1.36949" calcext:value-type="float">
            <text:p>1,36949</text:p>
          </table:table-cell>
          <table:table-cell office:value-type="float" office:value="1.4764" calcext:value-type="float">
            <text:p>1,47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9-2</text:p>
          </table:table-cell>
          <table:table-cell office:value-type="float" office:value="1.27587" calcext:value-type="float">
            <text:p>1,27587</text:p>
          </table:table-cell>
          <table:table-cell office:value-type="float" office:value="1.32505" calcext:value-type="float">
            <text:p>1,32505</text:p>
          </table:table-cell>
          <table:table-cell office:value-type="float" office:value="1.08821" calcext:value-type="float">
            <text:p>1,08821</text:p>
          </table:table-cell>
          <table:table-cell office:value-type="float" office:value="0.96466" calcext:value-type="float">
            <text:p>0,96466</text:p>
          </table:table-cell>
          <table:table-cell office:value-type="float" office:value="0.89156" calcext:value-type="float">
            <text:p>0,89156</text:p>
          </table:table-cell>
          <table:table-cell office:value-type="float" office:value="0.78287" calcext:value-type="float">
            <text:p>0,78287</text:p>
          </table:table-cell>
          <table:table-cell office:value-type="float" office:value="0.71039" calcext:value-type="float">
            <text:p>0,71039</text:p>
          </table:table-cell>
          <table:table-cell office:value-type="float" office:value="0.53601" calcext:value-type="float">
            <text:p>0,53601</text:p>
          </table:table-cell>
          <table:table-cell office:value-type="float" office:value="0.32029" calcext:value-type="float">
            <text:p>0,32029</text:p>
          </table:table-cell>
          <table:table-cell office:value-type="float" office:value="0.31234" calcext:value-type="float">
            <text:p>0,31234</text:p>
          </table:table-cell>
          <table:table-cell office:value-type="float" office:value="0.19915" calcext:value-type="float">
            <text:p>0,19915</text:p>
          </table:table-cell>
          <table:table-cell office:value-type="float" office:value="0.16143" calcext:value-type="float">
            <text:p>0,16143</text:p>
          </table:table-cell>
          <table:table-cell office:value-type="float" office:value="0.15876" calcext:value-type="float">
            <text:p>0,15876</text:p>
          </table:table-cell>
          <table:table-cell office:value-type="float" office:value="0.11616" calcext:value-type="float">
            <text:p>0,11616</text:p>
          </table:table-cell>
          <table:table-cell office:value-type="float" office:value="0.09173" calcext:value-type="float">
            <text:p>0,0917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0-1</text:p>
          </table:table-cell>
          <table:table-cell office:value-type="float" office:value="0.20012" calcext:value-type="float">
            <text:p>0,20012</text:p>
          </table:table-cell>
          <table:table-cell office:value-type="float" office:value="0.21386" calcext:value-type="float">
            <text:p>0,21386</text:p>
          </table:table-cell>
          <table:table-cell office:value-type="float" office:value="0.29197" calcext:value-type="float">
            <text:p>0,29197</text:p>
          </table:table-cell>
          <table:table-cell office:value-type="float" office:value="0.29304" calcext:value-type="float">
            <text:p>0,29304</text:p>
          </table:table-cell>
          <table:table-cell office:value-type="float" office:value="0.39144" calcext:value-type="float">
            <text:p>0,39144</text:p>
          </table:table-cell>
          <table:table-cell office:value-type="float" office:value="0.45186" calcext:value-type="float">
            <text:p>0,45186</text:p>
          </table:table-cell>
          <table:table-cell office:value-type="float" office:value="0.56784" calcext:value-type="float">
            <text:p>0,56784</text:p>
          </table:table-cell>
          <table:table-cell office:value-type="float" office:value="0.744" calcext:value-type="float">
            <text:p>0,744</text:p>
          </table:table-cell>
          <table:table-cell office:value-type="float" office:value="0.73817" calcext:value-type="float">
            <text:p>0,73817</text:p>
          </table:table-cell>
          <table:table-cell office:value-type="float" office:value="0.8001" calcext:value-type="float">
            <text:p>0,8001</text:p>
          </table:table-cell>
          <table:table-cell office:value-type="float" office:value="0.98842" calcext:value-type="float">
            <text:p>0,98842</text:p>
          </table:table-cell>
          <table:table-cell office:value-type="float" office:value="1.207" calcext:value-type="float">
            <text:p>1,207</text:p>
          </table:table-cell>
          <table:table-cell office:value-type="float" office:value="1.46548" calcext:value-type="float">
            <text:p>1,46548</text:p>
          </table:table-cell>
          <table:table-cell office:value-type="float" office:value="1.63716" calcext:value-type="float">
            <text:p>1,63716</text:p>
          </table:table-cell>
          <table:table-cell office:value-type="float" office:value="1.83718" calcext:value-type="float">
            <text:p>1,837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0-2</text:p>
          </table:table-cell>
          <table:table-cell office:value-type="float" office:value="1.68267" calcext:value-type="float">
            <text:p>1,68267</text:p>
          </table:table-cell>
          <table:table-cell office:value-type="float" office:value="1.58813" calcext:value-type="float">
            <text:p>1,58813</text:p>
          </table:table-cell>
          <table:table-cell office:value-type="float" office:value="1.41003" calcext:value-type="float">
            <text:p>1,41003</text:p>
          </table:table-cell>
          <table:table-cell office:value-type="float" office:value="1.37877" calcext:value-type="float">
            <text:p>1,37877</text:p>
          </table:table-cell>
          <table:table-cell office:value-type="float" office:value="1.23693" calcext:value-type="float">
            <text:p>1,23693</text:p>
          </table:table-cell>
          <table:table-cell office:value-type="float" office:value="1.13409" calcext:value-type="float">
            <text:p>1,13409</text:p>
          </table:table-cell>
          <table:table-cell office:value-type="float" office:value="0.9976" calcext:value-type="float">
            <text:p>0,9976</text:p>
          </table:table-cell>
          <table:table-cell office:value-type="float" office:value="0.73489" calcext:value-type="float">
            <text:p>0,73489</text:p>
          </table:table-cell>
          <table:table-cell office:value-type="float" office:value="0.76941" calcext:value-type="float">
            <text:p>0,76941</text:p>
          </table:table-cell>
          <table:table-cell office:value-type="float" office:value="0.6484" calcext:value-type="float">
            <text:p>0,6484</text:p>
          </table:table-cell>
          <table:table-cell office:value-type="float" office:value="0.47584" calcext:value-type="float">
            <text:p>0,47584</text:p>
          </table:table-cell>
          <table:table-cell office:value-type="float" office:value="0.32051" calcext:value-type="float">
            <text:p>0,32051</text:p>
          </table:table-cell>
          <table:table-cell office:value-type="float" office:value="0.26694" calcext:value-type="float">
            <text:p>0,26694</text:p>
          </table:table-cell>
          <table:table-cell office:value-type="float" office:value="0.26104" calcext:value-type="float">
            <text:p>0,26104</text:p>
          </table:table-cell>
          <table:table-cell office:value-type="float" office:value="0.29743" calcext:value-type="float">
            <text:p>0,297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1-1</text:p>
          </table:table-cell>
          <table:table-cell office:value-type="float" office:value="0.29743" calcext:value-type="float">
            <text:p>0,29743</text:p>
          </table:table-cell>
          <table:table-cell office:value-type="float" office:value="0.27568" calcext:value-type="float">
            <text:p>0,27568</text:p>
          </table:table-cell>
          <table:table-cell office:value-type="float" office:value="0.26605" calcext:value-type="float">
            <text:p>0,26605</text:p>
          </table:table-cell>
          <table:table-cell office:value-type="float" office:value="0.29072" calcext:value-type="float">
            <text:p>0,29072</text:p>
          </table:table-cell>
          <table:table-cell office:value-type="float" office:value="0.32761" calcext:value-type="float">
            <text:p>0,32761</text:p>
          </table:table-cell>
          <table:table-cell office:value-type="float" office:value="0.37034" calcext:value-type="float">
            <text:p>0,37034</text:p>
          </table:table-cell>
          <table:table-cell office:value-type="float" office:value="0.43124" calcext:value-type="float">
            <text:p>0,43124</text:p>
          </table:table-cell>
          <table:table-cell office:value-type="float" office:value="0.50302" calcext:value-type="float">
            <text:p>0,50302</text:p>
          </table:table-cell>
          <table:table-cell office:value-type="float" office:value="0.54618" calcext:value-type="float">
            <text:p>0,54618</text:p>
          </table:table-cell>
          <table:table-cell office:value-type="float" office:value="0.621" calcext:value-type="float">
            <text:p>0,621</text:p>
          </table:table-cell>
          <table:table-cell office:value-type="float" office:value="0.76838" calcext:value-type="float">
            <text:p>0,76838</text:p>
          </table:table-cell>
          <table:table-cell office:value-type="float" office:value="0.82435" calcext:value-type="float">
            <text:p>0,82435</text:p>
          </table:table-cell>
          <table:table-cell office:value-type="float" office:value="0.90014" calcext:value-type="float">
            <text:p>0,90014</text:p>
          </table:table-cell>
          <table:table-cell office:value-type="float" office:value="1.02918" calcext:value-type="float">
            <text:p>1,02918</text:p>
          </table:table-cell>
          <table:table-cell office:value-type="float" office:value="1.0194" calcext:value-type="float">
            <text:p>1,01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1-2</text:p>
          </table:table-cell>
          <table:table-cell office:value-type="float" office:value="1.44219" calcext:value-type="float">
            <text:p>1,44219</text:p>
          </table:table-cell>
          <table:table-cell office:value-type="float" office:value="1.41946" calcext:value-type="float">
            <text:p>1,41946</text:p>
          </table:table-cell>
          <table:table-cell office:value-type="float" office:value="1.34243" calcext:value-type="float">
            <text:p>1,34243</text:p>
          </table:table-cell>
          <table:table-cell office:value-type="float" office:value="1.21888" calcext:value-type="float">
            <text:p>1,21888</text:p>
          </table:table-cell>
          <table:table-cell office:value-type="float" office:value="1.15832" calcext:value-type="float">
            <text:p>1,15832</text:p>
          </table:table-cell>
          <table:table-cell office:value-type="float" office:value="1.06862" calcext:value-type="float">
            <text:p>1,06862</text:p>
          </table:table-cell>
          <table:table-cell office:value-type="float" office:value="1.02188" calcext:value-type="float">
            <text:p>1,02188</text:p>
          </table:table-cell>
          <table:table-cell office:value-type="float" office:value="0.93104" calcext:value-type="float">
            <text:p>0,93104</text:p>
          </table:table-cell>
          <table:table-cell office:value-type="float" office:value="0.89434" calcext:value-type="float">
            <text:p>0,89434</text:p>
          </table:table-cell>
          <table:table-cell office:value-type="float" office:value="0.82172" calcext:value-type="float">
            <text:p>0,82172</text:p>
          </table:table-cell>
          <table:table-cell office:value-type="float" office:value="0.66635" calcext:value-type="float">
            <text:p>0,66635</text:p>
          </table:table-cell>
          <table:table-cell office:value-type="float" office:value="0.70963" calcext:value-type="float">
            <text:p>0,70963</text:p>
          </table:table-cell>
          <table:table-cell office:value-type="float" office:value="0.65284" calcext:value-type="float">
            <text:p>0,65284</text:p>
          </table:table-cell>
          <table:table-cell office:value-type="float" office:value="0.64194" calcext:value-type="float">
            <text:p>0,64194</text:p>
          </table:table-cell>
          <table:table-cell office:value-type="float" office:value="0.58045" calcext:value-type="float">
            <text:p>0,5804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2-1</text:p>
          </table:table-cell>
          <table:table-cell office:value-type="float" office:value="0.18412" calcext:value-type="float">
            <text:p>0,18412</text:p>
          </table:table-cell>
          <table:table-cell office:value-type="float" office:value="0.18631" calcext:value-type="float">
            <text:p>0,18631</text:p>
          </table:table-cell>
          <table:table-cell office:value-type="float" office:value="0.19782" calcext:value-type="float">
            <text:p>0,19782</text:p>
          </table:table-cell>
          <table:table-cell office:value-type="float" office:value="0.25597" calcext:value-type="float">
            <text:p>0,25597</text:p>
          </table:table-cell>
          <table:table-cell office:value-type="float" office:value="0.29681" calcext:value-type="float">
            <text:p>0,29681</text:p>
          </table:table-cell>
          <table:table-cell office:value-type="float" office:value="0.41894" calcext:value-type="float">
            <text:p>0,41894</text:p>
          </table:table-cell>
          <table:table-cell office:value-type="float" office:value="0.50834" calcext:value-type="float">
            <text:p>0,50834</text:p>
          </table:table-cell>
          <table:table-cell office:value-type="float" office:value="0.61185" calcext:value-type="float">
            <text:p>0,61185</text:p>
          </table:table-cell>
          <table:table-cell office:value-type="float" office:value="0.67708" calcext:value-type="float">
            <text:p>0,67708</text:p>
          </table:table-cell>
          <table:table-cell office:value-type="float" office:value="0.81713" calcext:value-type="float">
            <text:p>0,81713</text:p>
          </table:table-cell>
          <table:table-cell office:value-type="float" office:value="0.94632" calcext:value-type="float">
            <text:p>0,94632</text:p>
          </table:table-cell>
          <table:table-cell office:value-type="float" office:value="1.11355" calcext:value-type="float">
            <text:p>1,11355</text:p>
          </table:table-cell>
          <table:table-cell office:value-type="float" office:value="1.21993" calcext:value-type="float">
            <text:p>1,21993</text:p>
          </table:table-cell>
          <table:table-cell office:value-type="float" office:value="1.22982" calcext:value-type="float">
            <text:p>1,22982</text:p>
          </table:table-cell>
          <table:table-cell office:value-type="float" office:value="1.37482" calcext:value-type="float">
            <text:p>1,3748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2-2</text:p>
          </table:table-cell>
          <table:table-cell office:value-type="float" office:value="1.11159" calcext:value-type="float">
            <text:p>1,11159</text:p>
          </table:table-cell>
          <table:table-cell office:value-type="float" office:value="1.03405" calcext:value-type="float">
            <text:p>1,03405</text:p>
          </table:table-cell>
          <table:table-cell office:value-type="float" office:value="0.95462" calcext:value-type="float">
            <text:p>0,95462</text:p>
          </table:table-cell>
          <table:table-cell office:value-type="float" office:value="0.78295" calcext:value-type="float">
            <text:p>0,78295</text:p>
          </table:table-cell>
          <table:table-cell office:value-type="float" office:value="0.7198" calcext:value-type="float">
            <text:p>0,7198</text:p>
          </table:table-cell>
          <table:table-cell office:value-type="float" office:value="0.60451" calcext:value-type="float">
            <text:p>0,60451</text:p>
          </table:table-cell>
          <table:table-cell office:value-type="float" office:value="0.50352" calcext:value-type="float">
            <text:p>0,50352</text:p>
          </table:table-cell>
          <table:table-cell office:value-type="float" office:value="0.44606" calcext:value-type="float">
            <text:p>0,44606</text:p>
          </table:table-cell>
          <table:table-cell office:value-type="float" office:value="0.36755" calcext:value-type="float">
            <text:p>0,36755</text:p>
          </table:table-cell>
          <table:table-cell office:value-type="float" office:value="0.29199" calcext:value-type="float">
            <text:p>0,29199</text:p>
          </table:table-cell>
          <table:table-cell office:value-type="float" office:value="0.20355" calcext:value-type="float">
            <text:p>0,20355</text:p>
          </table:table-cell>
          <table:table-cell office:value-type="float" office:value="0.15724" calcext:value-type="float">
            <text:p>0,15724</text:p>
          </table:table-cell>
          <table:table-cell office:value-type="float" office:value="0.13422" calcext:value-type="float">
            <text:p>0,13422</text:p>
          </table:table-cell>
          <table:table-cell office:value-type="float" office:value="0.12601" calcext:value-type="float">
            <text:p>0,12601</text:p>
          </table:table-cell>
          <table:table-cell office:value-type="float" office:value="0.10731" calcext:value-type="float">
            <text:p>0,107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3-1</text:p>
          </table:table-cell>
          <table:table-cell office:value-type="float" office:value="0.10731" calcext:value-type="float">
            <text:p>0,10731</text:p>
          </table:table-cell>
          <table:table-cell office:value-type="float" office:value="0.12777" calcext:value-type="float">
            <text:p>0,12777</text:p>
          </table:table-cell>
          <table:table-cell office:value-type="float" office:value="0.16298" calcext:value-type="float">
            <text:p>0,16298</text:p>
          </table:table-cell>
          <table:table-cell office:value-type="float" office:value="0.18428" calcext:value-type="float">
            <text:p>0,18428</text:p>
          </table:table-cell>
          <table:table-cell office:value-type="float" office:value="0.24817" calcext:value-type="float">
            <text:p>0,24817</text:p>
          </table:table-cell>
          <table:table-cell office:value-type="float" office:value="0.30031" calcext:value-type="float">
            <text:p>0,30031</text:p>
          </table:table-cell>
          <table:table-cell office:value-type="float" office:value="0.34797" calcext:value-type="float">
            <text:p>0,34797</text:p>
          </table:table-cell>
          <table:table-cell office:value-type="float" office:value="0.44325" calcext:value-type="float">
            <text:p>0,44325</text:p>
          </table:table-cell>
          <table:table-cell office:value-type="float" office:value="0.55308" calcext:value-type="float">
            <text:p>0,55308</text:p>
          </table:table-cell>
          <table:table-cell office:value-type="float" office:value="0.65514" calcext:value-type="float">
            <text:p>0,65514</text:p>
          </table:table-cell>
          <table:table-cell office:value-type="float" office:value="0.71319" calcext:value-type="float">
            <text:p>0,71319</text:p>
          </table:table-cell>
          <table:table-cell office:value-type="float" office:value="0.80496" calcext:value-type="float">
            <text:p>0,80496</text:p>
          </table:table-cell>
          <table:table-cell office:value-type="float" office:value="0.95997" calcext:value-type="float">
            <text:p>0,95997</text:p>
          </table:table-cell>
          <table:table-cell office:value-type="float" office:value="1.02542" calcext:value-type="float">
            <text:p>1,02542</text:p>
          </table:table-cell>
          <table:table-cell office:value-type="float" office:value="1.13906" calcext:value-type="float">
            <text:p>1,139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3-2</text:p>
          </table:table-cell>
          <table:table-cell office:value-type="float" office:value="0.794" calcext:value-type="float">
            <text:p>0,794</text:p>
          </table:table-cell>
          <table:table-cell office:value-type="float" office:value="0.76583" calcext:value-type="float">
            <text:p>0,76583</text:p>
          </table:table-cell>
          <table:table-cell office:value-type="float" office:value="0.65912" calcext:value-type="float">
            <text:p>0,65912</text:p>
          </table:table-cell>
          <table:table-cell office:value-type="float" office:value="0.58298" calcext:value-type="float">
            <text:p>0,58298</text:p>
          </table:table-cell>
          <table:table-cell office:value-type="float" office:value="0.47689" calcext:value-type="float">
            <text:p>0,47689</text:p>
          </table:table-cell>
          <table:table-cell office:value-type="float" office:value="0.39283" calcext:value-type="float">
            <text:p>0,39283</text:p>
          </table:table-cell>
          <table:table-cell office:value-type="float" office:value="0.32822" calcext:value-type="float">
            <text:p>0,32822</text:p>
          </table:table-cell>
          <table:table-cell office:value-type="float" office:value="0.26949" calcext:value-type="float">
            <text:p>0,26949</text:p>
          </table:table-cell>
          <table:table-cell office:value-type="float" office:value="0.2141" calcext:value-type="float">
            <text:p>0,2141</text:p>
          </table:table-cell>
          <table:table-cell office:value-type="float" office:value="0.16608" calcext:value-type="float">
            <text:p>0,16608</text:p>
          </table:table-cell>
          <table:table-cell office:value-type="float" office:value="0.11964" calcext:value-type="float">
            <text:p>0,11964</text:p>
          </table:table-cell>
          <table:table-cell office:value-type="float" office:value="0.11032" calcext:value-type="float">
            <text:p>0,11032</text:p>
          </table:table-cell>
          <table:table-cell office:value-type="float" office:value="0.0948" calcext:value-type="float">
            <text:p>0,0948</text:p>
          </table:table-cell>
          <table:table-cell office:value-type="float" office:value="0.09289" calcext:value-type="float">
            <text:p>0,09289</text:p>
          </table:table-cell>
          <table:table-cell office:value-type="float" office:value="0.10897" calcext:value-type="float">
            <text:p>0,1089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4-1</text:p>
          </table:table-cell>
          <table:table-cell office:value-type="float" office:value="0.11036" calcext:value-type="float">
            <text:p>0,11036</text:p>
          </table:table-cell>
          <table:table-cell office:value-type="float" office:value="0.10447" calcext:value-type="float">
            <text:p>0,10447</text:p>
          </table:table-cell>
          <table:table-cell office:value-type="float" office:value="0.12142" calcext:value-type="float">
            <text:p>0,12142</text:p>
          </table:table-cell>
          <table:table-cell office:value-type="float" office:value="0.16004" calcext:value-type="float">
            <text:p>0,16004</text:p>
          </table:table-cell>
          <table:table-cell office:value-type="float" office:value="0.33173" calcext:value-type="float">
            <text:p>0,33173</text:p>
          </table:table-cell>
          <table:table-cell office:value-type="float" office:value="0.49409" calcext:value-type="float">
            <text:p>0,49409</text:p>
          </table:table-cell>
          <table:table-cell office:value-type="float" office:value="0.7451" calcext:value-type="float">
            <text:p>0,7451</text:p>
          </table:table-cell>
          <table:table-cell office:value-type="float" office:value="1.93669" calcext:value-type="float">
            <text:p>1,93669</text:p>
          </table:table-cell>
          <table:table-cell office:value-type="float" office:value="1.56073" calcext:value-type="float">
            <text:p>1,56073</text:p>
          </table:table-cell>
          <table:table-cell office:value-type="float" office:value="1.78042" calcext:value-type="float">
            <text:p>1,78042</text:p>
          </table:table-cell>
          <table:table-cell office:value-type="float" office:value="1.80647" calcext:value-type="float">
            <text:p>1,80647</text:p>
          </table:table-cell>
          <table:table-cell office:value-type="float" office:value="1.87242" calcext:value-type="float">
            <text:p>1,87242</text:p>
          </table:table-cell>
          <table:table-cell office:value-type="float" office:value="1.98517" calcext:value-type="float">
            <text:p>1,98517</text:p>
          </table:table-cell>
          <table:table-cell office:value-type="float" office:value="1.8067" calcext:value-type="float">
            <text:p>1,8067</text:p>
          </table:table-cell>
          <table:table-cell office:value-type="float" office:value="1.92071" calcext:value-type="float">
            <text:p>1,920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4-2</text:p>
          </table:table-cell>
          <table:table-cell office:value-type="float" office:value="1.6221" calcext:value-type="float">
            <text:p>1,6221</text:p>
          </table:table-cell>
          <table:table-cell office:value-type="float" office:value="1.61577" calcext:value-type="float">
            <text:p>1,61577</text:p>
          </table:table-cell>
          <table:table-cell office:value-type="float" office:value="1.58409" calcext:value-type="float">
            <text:p>1,58409</text:p>
          </table:table-cell>
          <table:table-cell office:value-type="float" office:value="1.48577" calcext:value-type="float">
            <text:p>1,48577</text:p>
          </table:table-cell>
          <table:table-cell office:value-type="float" office:value="1.41114" calcext:value-type="float">
            <text:p>1,41114</text:p>
          </table:table-cell>
          <table:table-cell office:value-type="float" office:value="1.3466" calcext:value-type="float">
            <text:p>1,3466</text:p>
          </table:table-cell>
          <table:table-cell office:value-type="float" office:value="1.44076" calcext:value-type="float">
            <text:p>1,44076</text:p>
          </table:table-cell>
          <table:table-cell office:value-type="float" office:value="0.92283" calcext:value-type="float">
            <text:p>0,92283</text:p>
          </table:table-cell>
          <table:table-cell office:value-type="float" office:value="0.87079" calcext:value-type="float">
            <text:p>0,87079</text:p>
          </table:table-cell>
          <table:table-cell office:value-type="float" office:value="0.6693" calcext:value-type="float">
            <text:p>0,6693</text:p>
          </table:table-cell>
          <table:table-cell office:value-type="float" office:value="0.66342" calcext:value-type="float">
            <text:p>0,66342</text:p>
          </table:table-cell>
          <table:table-cell office:value-type="float" office:value="0.5035" calcext:value-type="float">
            <text:p>0,5035</text:p>
          </table:table-cell>
          <table:table-cell office:value-type="float" office:value="0.52986" calcext:value-type="float">
            <text:p>0,52986</text:p>
          </table:table-cell>
          <table:table-cell office:value-type="float" office:value="0.37314" calcext:value-type="float">
            <text:p>0,37314</text:p>
          </table:table-cell>
          <table:table-cell office:value-type="float" office:value="0.41582" calcext:value-type="float">
            <text:p>0,4158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5-1</text:p>
          </table:table-cell>
          <table:table-cell office:value-type="float" office:value="0.16606" calcext:value-type="float">
            <text:p>0,16606</text:p>
          </table:table-cell>
          <table:table-cell office:value-type="float" office:value="0.16389" calcext:value-type="float">
            <text:p>0,16389</text:p>
          </table:table-cell>
          <table:table-cell office:value-type="float" office:value="0.16538" calcext:value-type="float">
            <text:p>0,16538</text:p>
          </table:table-cell>
          <table:table-cell office:value-type="float" office:value="0.1326" calcext:value-type="float">
            <text:p>0,1326</text:p>
          </table:table-cell>
          <table:table-cell office:value-type="float" office:value="0.15835" calcext:value-type="float">
            <text:p>0,15835</text:p>
          </table:table-cell>
          <table:table-cell office:value-type="float" office:value="0.20338" calcext:value-type="float">
            <text:p>0,20338</text:p>
          </table:table-cell>
          <table:table-cell office:value-type="float" office:value="0.2348" calcext:value-type="float">
            <text:p>0,2348</text:p>
          </table:table-cell>
          <table:table-cell office:value-type="float" office:value="0.25888" calcext:value-type="float">
            <text:p>0,25888</text:p>
          </table:table-cell>
          <table:table-cell office:value-type="float" office:value="0.32989" calcext:value-type="float">
            <text:p>0,32989</text:p>
          </table:table-cell>
          <table:table-cell office:value-type="float" office:value="0.39651" calcext:value-type="float">
            <text:p>0,39651</text:p>
          </table:table-cell>
          <table:table-cell office:value-type="float" office:value="0.4402" calcext:value-type="float">
            <text:p>0,4402</text:p>
          </table:table-cell>
          <table:table-cell office:value-type="float" office:value="0.51413" calcext:value-type="float">
            <text:p>0,51413</text:p>
          </table:table-cell>
          <table:table-cell office:value-type="float" office:value="0.59265" calcext:value-type="float">
            <text:p>0,59265</text:p>
          </table:table-cell>
          <table:table-cell office:value-type="float" office:value="0.63786" calcext:value-type="float">
            <text:p>0,63786</text:p>
          </table:table-cell>
          <table:table-cell office:value-type="float" office:value="0.77282" calcext:value-type="float">
            <text:p>0,7728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5-2</text:p>
          </table:table-cell>
          <table:table-cell office:value-type="float" office:value="0.48995" calcext:value-type="float">
            <text:p>0,48995</text:p>
          </table:table-cell>
          <table:table-cell office:value-type="float" office:value="0.49267" calcext:value-type="float">
            <text:p>0,49267</text:p>
          </table:table-cell>
          <table:table-cell office:value-type="float" office:value="0.44766" calcext:value-type="float">
            <text:p>0,44766</text:p>
          </table:table-cell>
          <table:table-cell office:value-type="float" office:value="0.46086" calcext:value-type="float">
            <text:p>0,46086</text:p>
          </table:table-cell>
          <table:table-cell office:value-type="float" office:value="0.37843" calcext:value-type="float">
            <text:p>0,37843</text:p>
          </table:table-cell>
          <table:table-cell office:value-type="float" office:value="0.37896" calcext:value-type="float">
            <text:p>0,37896</text:p>
          </table:table-cell>
          <table:table-cell office:value-type="float" office:value="0.358" calcext:value-type="float">
            <text:p>0,358</text:p>
          </table:table-cell>
          <table:table-cell office:value-type="float" office:value="0.32666" calcext:value-type="float">
            <text:p>0,32666</text:p>
          </table:table-cell>
          <table:table-cell office:value-type="float" office:value="0.28622" calcext:value-type="float">
            <text:p>0,28622</text:p>
          </table:table-cell>
          <table:table-cell office:value-type="float" office:value="0.25569" calcext:value-type="float">
            <text:p>0,25569</text:p>
          </table:table-cell>
          <table:table-cell office:value-type="float" office:value="0.22554" calcext:value-type="float">
            <text:p>0,22554</text:p>
          </table:table-cell>
          <table:table-cell office:value-type="float" office:value="0.26742" calcext:value-type="float">
            <text:p>0,26742</text:p>
          </table:table-cell>
          <table:table-cell office:value-type="float" office:value="0.23019" calcext:value-type="float">
            <text:p>0,23019</text:p>
          </table:table-cell>
          <table:table-cell office:value-type="float" office:value="0.23633" calcext:value-type="float">
            <text:p>0,23633</text:p>
          </table:table-cell>
          <table:table-cell office:value-type="float" office:value="0.28806" calcext:value-type="float">
            <text:p>0,288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6-1</text:p>
          </table:table-cell>
          <table:table-cell office:value-type="float" office:value="0.28806" calcext:value-type="float">
            <text:p>0,28806</text:p>
          </table:table-cell>
          <table:table-cell office:value-type="float" office:value="0.24602" calcext:value-type="float">
            <text:p>0,24602</text:p>
          </table:table-cell>
          <table:table-cell office:value-type="float" office:value="0.28147" calcext:value-type="float">
            <text:p>0,28147</text:p>
          </table:table-cell>
          <table:table-cell office:value-type="float" office:value="0.2818" calcext:value-type="float">
            <text:p>0,2818</text:p>
          </table:table-cell>
          <table:table-cell office:value-type="float" office:value="0.32416" calcext:value-type="float">
            <text:p>0,32416</text:p>
          </table:table-cell>
          <table:table-cell office:value-type="float" office:value="0.40961" calcext:value-type="float">
            <text:p>0,40961</text:p>
          </table:table-cell>
          <table:table-cell office:value-type="float" office:value="0.4865" calcext:value-type="float">
            <text:p>0,4865</text:p>
          </table:table-cell>
          <table:table-cell office:value-type="float" office:value="0.54036" calcext:value-type="float">
            <text:p>0,54036</text:p>
          </table:table-cell>
          <table:table-cell office:value-type="float" office:value="0.67209" calcext:value-type="float">
            <text:p>0,67209</text:p>
          </table:table-cell>
          <table:table-cell office:value-type="float" office:value="0.73655" calcext:value-type="float">
            <text:p>0,73655</text:p>
          </table:table-cell>
          <table:table-cell office:value-type="float" office:value="0.79736" calcext:value-type="float">
            <text:p>0,79736</text:p>
          </table:table-cell>
          <table:table-cell office:value-type="float" office:value="0.91643" calcext:value-type="float">
            <text:p>0,91643</text:p>
          </table:table-cell>
          <table:table-cell office:value-type="float" office:value="1.10186" calcext:value-type="float">
            <text:p>1,10186</text:p>
          </table:table-cell>
          <table:table-cell office:value-type="float" office:value="1.21228" calcext:value-type="float">
            <text:p>1,21228</text:p>
          </table:table-cell>
          <table:table-cell office:value-type="float" office:value="1.35307" calcext:value-type="float">
            <text:p>1,353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6-2</text:p>
          </table:table-cell>
          <table:table-cell office:value-type="float" office:value="1.07774" calcext:value-type="float">
            <text:p>1,07774</text:p>
          </table:table-cell>
          <table:table-cell office:value-type="float" office:value="1.05541" calcext:value-type="float">
            <text:p>1,05541</text:p>
          </table:table-cell>
          <table:table-cell office:value-type="float" office:value="0.94854" calcext:value-type="float">
            <text:p>0,94854</text:p>
          </table:table-cell>
          <table:table-cell office:value-type="float" office:value="0.89349" calcext:value-type="float">
            <text:p>0,89349</text:p>
          </table:table-cell>
          <table:table-cell office:value-type="float" office:value="0.76805" calcext:value-type="float">
            <text:p>0,76805</text:p>
          </table:table-cell>
          <table:table-cell office:value-type="float" office:value="0.67984" calcext:value-type="float">
            <text:p>0,67984</text:p>
          </table:table-cell>
          <table:table-cell office:value-type="float" office:value="0.56649" calcext:value-type="float">
            <text:p>0,56649</text:p>
          </table:table-cell>
          <table:table-cell office:value-type="float" office:value="0.53866" calcext:value-type="float">
            <text:p>0,53866</text:p>
          </table:table-cell>
          <table:table-cell office:value-type="float" office:value="0.43058" calcext:value-type="float">
            <text:p>0,43058</text:p>
          </table:table-cell>
          <table:table-cell office:value-type="float" office:value="0.40006" calcext:value-type="float">
            <text:p>0,40006</text:p>
          </table:table-cell>
          <table:table-cell office:value-type="float" office:value="0.37831" calcext:value-type="float">
            <text:p>0,37831</text:p>
          </table:table-cell>
          <table:table-cell office:value-type="float" office:value="0.32481" calcext:value-type="float">
            <text:p>0,32481</text:p>
          </table:table-cell>
          <table:table-cell office:value-type="float" office:value="0.3143" calcext:value-type="float">
            <text:p>0,3143</text:p>
          </table:table-cell>
          <table:table-cell office:value-type="float" office:value="0.25168" calcext:value-type="float">
            <text:p>0,25168</text:p>
          </table:table-cell>
          <table:table-cell office:value-type="float" office:value="0.30156" calcext:value-type="float">
            <text:p>0,301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7-1</text:p>
          </table:table-cell>
          <table:table-cell office:value-type="float" office:value="0.30156" calcext:value-type="float">
            <text:p>0,30156</text:p>
          </table:table-cell>
          <table:table-cell office:value-type="float" office:value="0.28267" calcext:value-type="float">
            <text:p>0,28267</text:p>
          </table:table-cell>
          <table:table-cell office:value-type="float" office:value="0.30132" calcext:value-type="float">
            <text:p>0,30132</text:p>
          </table:table-cell>
          <table:table-cell office:value-type="float" office:value="0.41671" calcext:value-type="float">
            <text:p>0,41671</text:p>
          </table:table-cell>
          <table:table-cell office:value-type="float" office:value="0.4876" calcext:value-type="float">
            <text:p>0,4876</text:p>
          </table:table-cell>
          <table:table-cell office:value-type="float" office:value="0.62018" calcext:value-type="float">
            <text:p>0,62018</text:p>
          </table:table-cell>
          <table:table-cell office:value-type="float" office:value="0.63665" calcext:value-type="float">
            <text:p>0,63665</text:p>
          </table:table-cell>
          <table:table-cell office:value-type="float" office:value="0.6398" calcext:value-type="float">
            <text:p>0,6398</text:p>
          </table:table-cell>
          <table:table-cell office:value-type="float" office:value="0.84476" calcext:value-type="float">
            <text:p>0,84476</text:p>
          </table:table-cell>
          <table:table-cell office:value-type="float" office:value="1.04265" calcext:value-type="float">
            <text:p>1,04265</text:p>
          </table:table-cell>
          <table:table-cell office:value-type="float" office:value="1.13437" calcext:value-type="float">
            <text:p>1,13437</text:p>
          </table:table-cell>
          <table:table-cell office:value-type="float" office:value="1.20658" calcext:value-type="float">
            <text:p>1,20658</text:p>
          </table:table-cell>
          <table:table-cell office:value-type="float" office:value="1.22753" calcext:value-type="float">
            <text:p>1,22753</text:p>
          </table:table-cell>
          <table:table-cell office:value-type="float" office:value="1.24201" calcext:value-type="float">
            <text:p>1,24201</text:p>
          </table:table-cell>
          <table:table-cell office:value-type="float" office:value="1.24618" calcext:value-type="float">
            <text:p>1,246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7-2</text:p>
          </table:table-cell>
          <table:table-cell office:value-type="float" office:value="1.48269" calcext:value-type="float">
            <text:p>1,48269</text:p>
          </table:table-cell>
          <table:table-cell office:value-type="float" office:value="1.44064" calcext:value-type="float">
            <text:p>1,44064</text:p>
          </table:table-cell>
          <table:table-cell office:value-type="float" office:value="1.39123" calcext:value-type="float">
            <text:p>1,39123</text:p>
          </table:table-cell>
          <table:table-cell office:value-type="float" office:value="1.2882" calcext:value-type="float">
            <text:p>1,2882</text:p>
          </table:table-cell>
          <table:table-cell office:value-type="float" office:value="1.17566" calcext:value-type="float">
            <text:p>1,17566</text:p>
          </table:table-cell>
          <table:table-cell office:value-type="float" office:value="1.01867" calcext:value-type="float">
            <text:p>1,01867</text:p>
          </table:table-cell>
          <table:table-cell office:value-type="float" office:value="0.90791" calcext:value-type="float">
            <text:p>0,90791</text:p>
          </table:table-cell>
          <table:table-cell office:value-type="float" office:value="0.82187" calcext:value-type="float">
            <text:p>0,82187</text:p>
          </table:table-cell>
          <table:table-cell office:value-type="float" office:value="0.71947" calcext:value-type="float">
            <text:p>0,71947</text:p>
          </table:table-cell>
          <table:table-cell office:value-type="float" office:value="0.69509" calcext:value-type="float">
            <text:p>0,69509</text:p>
          </table:table-cell>
          <table:table-cell office:value-type="float" office:value="0.4718" calcext:value-type="float">
            <text:p>0,4718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33578" calcext:value-type="float">
            <text:p>0,33578</text:p>
          </table:table-cell>
          <table:table-cell office:value-type="float" office:value="0.23871" calcext:value-type="float">
            <text:p>0,23871</text:p>
          </table:table-cell>
          <table:table-cell office:value-type="float" office:value="0.2912" calcext:value-type="float">
            <text:p>0,29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8-1</text:p>
          </table:table-cell>
          <table:table-cell office:value-type="float" office:value="0.76172" calcext:value-type="float">
            <text:p>0,76172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72964" calcext:value-type="float">
            <text:p>0,72964</text:p>
          </table:table-cell>
          <table:table-cell office:value-type="float" office:value="0.67815" calcext:value-type="float">
            <text:p>0,67815</text:p>
          </table:table-cell>
          <table:table-cell office:value-type="float" office:value="0.70113" calcext:value-type="float">
            <text:p>0,70113</text:p>
          </table:table-cell>
          <table:table-cell office:value-type="float" office:value="0.71604" calcext:value-type="float">
            <text:p>0,71604</text:p>
          </table:table-cell>
          <table:table-cell office:value-type="float" office:value="0.74629" calcext:value-type="float">
            <text:p>0,74629</text:p>
          </table:table-cell>
          <table:table-cell office:value-type="float" office:value="0.72331" calcext:value-type="float">
            <text:p>0,72331</text:p>
          </table:table-cell>
          <table:table-cell office:value-type="float" office:value="0.7715" calcext:value-type="float">
            <text:p>0,7715</text:p>
          </table:table-cell>
          <table:table-cell office:value-type="float" office:value="0.83299" calcext:value-type="float">
            <text:p>0,83299</text:p>
          </table:table-cell>
          <table:table-cell office:value-type="float" office:value="0.86437" calcext:value-type="float">
            <text:p>0,86437</text:p>
          </table:table-cell>
          <table:table-cell office:value-type="float" office:value="0.84471" calcext:value-type="float">
            <text:p>0,84471</text:p>
          </table:table-cell>
          <table:table-cell office:value-type="float" office:value="0.824" calcext:value-type="float">
            <text:p>0,824</text:p>
          </table:table-cell>
          <table:table-cell office:value-type="float" office:value="0.798" calcext:value-type="float">
            <text:p>0,798</text:p>
          </table:table-cell>
          <table:table-cell office:value-type="float" office:value="0.87508" calcext:value-type="float">
            <text:p>0,875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8-2</text:p>
          </table:table-cell>
          <table:table-cell office:value-type="float" office:value="0.86347" calcext:value-type="float">
            <text:p>0,86347</text:p>
          </table:table-cell>
          <table:table-cell office:value-type="float" office:value="0.80196" calcext:value-type="float">
            <text:p>0,80196</text:p>
          </table:table-cell>
          <table:table-cell office:value-type="float" office:value="0.71112" calcext:value-type="float">
            <text:p>0,71112</text:p>
          </table:table-cell>
          <table:table-cell office:value-type="float" office:value="0.67376" calcext:value-type="float">
            <text:p>0,67376</text:p>
          </table:table-cell>
          <table:table-cell office:value-type="float" office:value="0.6424" calcext:value-type="float">
            <text:p>0,6424</text:p>
          </table:table-cell>
          <table:table-cell office:value-type="float" office:value="0.50718" calcext:value-type="float">
            <text:p>0,50718</text:p>
          </table:table-cell>
          <table:table-cell office:value-type="float" office:value="0.43916" calcext:value-type="float">
            <text:p>0,43916</text:p>
          </table:table-cell>
          <table:table-cell office:value-type="float" office:value="0.35157" calcext:value-type="float">
            <text:p>0,35157</text:p>
          </table:table-cell>
          <table:table-cell office:value-type="float" office:value="0.29989" calcext:value-type="float">
            <text:p>0,29989</text:p>
          </table:table-cell>
          <table:table-cell office:value-type="float" office:value="0.27519" calcext:value-type="float">
            <text:p>0,27519</text:p>
          </table:table-cell>
          <table:table-cell office:value-type="float" office:value="0.25317" calcext:value-type="float">
            <text:p>0,25317</text:p>
          </table:table-cell>
          <table:table-cell office:value-type="float" office:value="0.21841" calcext:value-type="float">
            <text:p>0,21841</text:p>
          </table:table-cell>
          <table:table-cell office:value-type="float" office:value="0.19683" calcext:value-type="float">
            <text:p>0,19683</text:p>
          </table:table-cell>
          <table:table-cell office:value-type="float" office:value="0.18494" calcext:value-type="float">
            <text:p>0,18494</text:p>
          </table:table-cell>
          <table:table-cell office:value-type="float" office:value="0.23841" calcext:value-type="float">
            <text:p>0,238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9-1</text:p>
          </table:table-cell>
          <table:table-cell office:value-type="float" office:value="0.27188" calcext:value-type="float">
            <text:p>0,27188</text:p>
          </table:table-cell>
          <table:table-cell office:value-type="float" office:value="0.2591" calcext:value-type="float">
            <text:p>0,2591</text:p>
          </table:table-cell>
          <table:table-cell office:value-type="float" office:value="0.27589" calcext:value-type="float">
            <text:p>0,27589</text:p>
          </table:table-cell>
          <table:table-cell office:value-type="float" office:value="0.30231" calcext:value-type="float">
            <text:p>0,30231</text:p>
          </table:table-cell>
          <table:table-cell office:value-type="float" office:value="0.34478" calcext:value-type="float">
            <text:p>0,34478</text:p>
          </table:table-cell>
          <table:table-cell office:value-type="float" office:value="0.38929" calcext:value-type="float">
            <text:p>0,38929</text:p>
          </table:table-cell>
          <table:table-cell office:value-type="float" office:value="0.44335" calcext:value-type="float">
            <text:p>0,44335</text:p>
          </table:table-cell>
          <table:table-cell office:value-type="float" office:value="0.51663" calcext:value-type="float">
            <text:p>0,51663</text:p>
          </table:table-cell>
          <table:table-cell office:value-type="float" office:value="0.62291" calcext:value-type="float">
            <text:p>0,62291</text:p>
          </table:table-cell>
          <table:table-cell office:value-type="float" office:value="0.69156" calcext:value-type="float">
            <text:p>0,69156</text:p>
          </table:table-cell>
          <table:table-cell office:value-type="float" office:value="0.79835" calcext:value-type="float">
            <text:p>0,79835</text:p>
          </table:table-cell>
          <table:table-cell office:value-type="float" office:value="0.95912" calcext:value-type="float">
            <text:p>0,95912</text:p>
          </table:table-cell>
          <table:table-cell office:value-type="float" office:value="1.05999" calcext:value-type="float">
            <text:p>1,05999</text:p>
          </table:table-cell>
          <table:table-cell office:value-type="float" office:value="1.23672" calcext:value-type="float">
            <text:p>1,23672</text:p>
          </table:table-cell>
          <table:table-cell office:value-type="float" office:value="1.33953" calcext:value-type="float">
            <text:p>1,339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9-2</text:p>
          </table:table-cell>
          <table:table-cell office:value-type="float" office:value="1.30307" calcext:value-type="float">
            <text:p>1,30307</text:p>
          </table:table-cell>
          <table:table-cell office:value-type="float" office:value="1.17402" calcext:value-type="float">
            <text:p>1,17402</text:p>
          </table:table-cell>
          <table:table-cell office:value-type="float" office:value="1.15796" calcext:value-type="float">
            <text:p>1,15796</text:p>
          </table:table-cell>
          <table:table-cell office:value-type="float" office:value="1.13097" calcext:value-type="float">
            <text:p>1,13097</text:p>
          </table:table-cell>
          <table:table-cell office:value-type="float" office:value="1.01037" calcext:value-type="float">
            <text:p>1,01037</text:p>
          </table:table-cell>
          <table:table-cell office:value-type="float" office:value="0.85551" calcext:value-type="float">
            <text:p>0,85551</text:p>
          </table:table-cell>
          <table:table-cell office:value-type="float" office:value="0.76869" calcext:value-type="float">
            <text:p>0,76869</text:p>
          </table:table-cell>
          <table:table-cell office:value-type="float" office:value="0.66571" calcext:value-type="float">
            <text:p>0,66571</text:p>
          </table:table-cell>
          <table:table-cell office:value-type="float" office:value="0.48795" calcext:value-type="float">
            <text:p>0,48795</text:p>
          </table:table-cell>
          <table:table-cell office:value-type="float" office:value="0.36997" calcext:value-type="float">
            <text:p>0,36997</text:p>
          </table:table-cell>
          <table:table-cell office:value-type="float" office:value="0.28594" calcext:value-type="float">
            <text:p>0,28594</text:p>
          </table:table-cell>
          <table:table-cell office:value-type="float" office:value="0.20843" calcext:value-type="float">
            <text:p>0,20843</text:p>
          </table:table-cell>
          <table:table-cell office:value-type="float" office:value="0.16024" calcext:value-type="float">
            <text:p>0,16024</text:p>
          </table:table-cell>
          <table:table-cell office:value-type="float" office:value="0.1107" calcext:value-type="float">
            <text:p>0,1107</text:p>
          </table:table-cell>
          <table:table-cell office:value-type="float" office:value="0.09967" calcext:value-type="float">
            <text:p>0,099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verage 1</text:p>
          </table:table-cell>
          <table:table-cell table:style-name="Default" table:formula="of:=(1526731/1300000)" office:value-type="float" office:value="1.17440846153846" calcext:value-type="float">
            <text:p>1,1744084615</text:p>
          </table:table-cell>
          <table:table-cell table:style-name="Default" table:formula="of:=(432481/390000)" office:value-type="float" office:value="1.10892564102564" calcext:value-type="float">
            <text:p>1,108925641</text:p>
          </table:table-cell>
          <table:table-cell table:style-name="Default" table:formula="of:=(53371/52000)" office:value-type="float" office:value="1.02636538461538" calcext:value-type="float">
            <text:p>1,0263653846</text:p>
          </table:table-cell>
          <table:table-cell table:style-name="Default" table:formula="of:=(3793259/3900000)" office:value-type="float" office:value="0.972630512820513" calcext:value-type="float">
            <text:p>0,9726305128</text:p>
          </table:table-cell>
          <table:table-cell table:style-name="Default" table:formula="of:=(3428497/3900000)" office:value-type="float" office:value="0.879101794871795" calcext:value-type="float">
            <text:p>0,8791017949</text:p>
          </table:table-cell>
          <table:table-cell table:style-name="Default" table:formula="of:=(770461/975000)" office:value-type="float" office:value="0.79021641025641" calcext:value-type="float">
            <text:p>0,7902164103</text:p>
          </table:table-cell>
          <table:table-cell table:style-name="Default" table:formula="of:=(2730541/3900000)" office:value-type="float" office:value="0.700138717948718" calcext:value-type="float">
            <text:p>0,7001387179</text:p>
          </table:table-cell>
          <table:table-cell table:style-name="Default" table:formula="of:=(30559/52000)" office:value-type="float" office:value="0.587673076923077" calcext:value-type="float">
            <text:p>0,5876730769</text:p>
          </table:table-cell>
          <table:table-cell table:style-name="Default" table:formula="of:=(159219/325000)" office:value-type="float" office:value="0.489904615384615" calcext:value-type="float">
            <text:p>0,4899046154</text:p>
          </table:table-cell>
          <table:table-cell table:style-name="Default" table:formula="of:=(545797/1300000)" office:value-type="float" office:value="0.419843846153846" calcext:value-type="float">
            <text:p>0,4198438462</text:p>
          </table:table-cell>
          <table:table-cell table:style-name="Default" table:formula="of:=(1364791/3900000)" office:value-type="float" office:value="0.34994641025641" calcext:value-type="float">
            <text:p>0,3499464103</text:p>
          </table:table-cell>
          <table:table-cell table:style-name="Default" table:formula="of:=(280763/975000)" office:value-type="float" office:value="0.287962051282051" calcext:value-type="float">
            <text:p>0,2879620513</text:p>
          </table:table-cell>
          <table:table-cell table:style-name="Default" table:formula="of:=(509429/1950000)" office:value-type="float" office:value="0.261245641025641" calcext:value-type="float">
            <text:p>0,261245641</text:p>
          </table:table-cell>
          <table:table-cell table:style-name="Default" table:formula="of:=(23353/97500)" office:value-type="float" office:value="0.239517948717949" calcext:value-type="float">
            <text:p>0,2395179487</text:p>
          </table:table-cell>
          <table:table-cell table:style-name="Default" table:formula="of:=(940727/3900000)" office:value-type="float" office:value="0.241212051282051" calcext:value-type="float">
            <text:p>0,24121205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verage 2</text:p>
          </table:table-cell>
          <table:table-cell table:style-name="Default" table:formula="of:=(319691/1300000)" office:value-type="float" office:value="0.245916153846154" calcext:value-type="float">
            <text:p>0,2459161538</text:p>
          </table:table-cell>
          <table:table-cell table:style-name="Default" table:formula="of:=(460237/1950000)" office:value-type="float" office:value="0.236018974358974" calcext:value-type="float">
            <text:p>0,2360189744</text:p>
          </table:table-cell>
          <table:table-cell table:style-name="Default" table:formula="of:=(509273/1950000)" office:value-type="float" office:value="0.261165641025641" calcext:value-type="float">
            <text:p>0,261165641</text:p>
          </table:table-cell>
          <table:table-cell table:style-name="Default" table:formula="of:=(148249/487500)" office:value-type="float" office:value="0.304100512820513" calcext:value-type="float">
            <text:p>0,3041005128</text:p>
          </table:table-cell>
          <table:table-cell table:style-name="Default" table:formula="of:=(45271/130000)" office:value-type="float" office:value="0.348238461538462" calcext:value-type="float">
            <text:p>0,3482384615</text:p>
          </table:table-cell>
          <table:table-cell table:style-name="Default" table:formula="of:=(540337/1300000)" office:value-type="float" office:value="0.415643846153846" calcext:value-type="float">
            <text:p>0,4156438462</text:p>
          </table:table-cell>
          <table:table-cell table:style-name="Default" table:formula="of:=(638483/1300000)" office:value-type="float" office:value="0.491140769230769" calcext:value-type="float">
            <text:p>0,4911407692</text:p>
          </table:table-cell>
          <table:table-cell table:style-name="Default" table:formula="of:=(783899/1300000)" office:value-type="float" office:value="0.602999230769231" calcext:value-type="float">
            <text:p>0,6029992308</text:p>
          </table:table-cell>
          <table:table-cell table:style-name="Default" table:formula="of:=(2690029/3900000)" office:value-type="float" office:value="0.689751025641026" calcext:value-type="float">
            <text:p>0,6897510256</text:p>
          </table:table-cell>
          <table:table-cell table:style-name="Default" table:formula="of:=(3116359/3900000)" office:value-type="float" office:value="0.79906641025641" calcext:value-type="float">
            <text:p>0,7990664103</text:p>
          </table:table-cell>
          <table:table-cell table:style-name="Default" table:formula="of:=(700993/780000)" office:value-type="float" office:value="0.898708974358974" calcext:value-type="float">
            <text:p>0,8987089744</text:p>
          </table:table-cell>
          <table:table-cell table:style-name="Default" table:formula="of:=(1286969/1300000)" office:value-type="float" office:value="0.989976153846154" calcext:value-type="float">
            <text:p>0,9899761538</text:p>
          </table:table-cell>
          <table:table-cell table:style-name="Default" table:formula="of:=(4167703/3900000)" office:value-type="float" office:value="1.06864179487179" calcext:value-type="float">
            <text:p>1,0686417949</text:p>
          </table:table-cell>
          <table:table-cell table:style-name="Default" table:formula="of:=(177227/156000)" office:value-type="float" office:value="1.13607051282051" calcext:value-type="float">
            <text:p>1,1360705128</text:p>
          </table:table-cell>
          <table:table-cell table:style-name="Default" table:formula="of:=(49058/40625)" office:value-type="float" office:value="1.20758153846154" calcext:value-type="float">
            <text:p>1,20758153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verage </text:p>
          </table:table-cell>
          <table:table-cell table:style-name="Default" table:formula="of:=(1526731/1300000)" office:value-type="float" office:value="1.17440846153846" calcext:value-type="float">
            <text:p>1,1744084615</text:p>
          </table:table-cell>
          <table:table-cell table:style-name="ce2" table:formula="of:=(432481/390000)" office:value-type="float" office:value="1.10892564102564" calcext:value-type="float">
            <text:p>1,108925641</text:p>
          </table:table-cell>
          <table:table-cell table:style-name="Default" table:formula="of:=(53371/52000)" office:value-type="float" office:value="1.02636538461538" calcext:value-type="float">
            <text:p>1,0263653846</text:p>
          </table:table-cell>
          <table:table-cell table:style-name="Default" table:formula="of:=(3793259/3900000)" office:value-type="float" office:value="0.972630512820513" calcext:value-type="float">
            <text:p>0,9726305128</text:p>
          </table:table-cell>
          <table:table-cell table:style-name="Default" table:formula="of:=(3428497/3900000)" office:value-type="float" office:value="0.879101794871795" calcext:value-type="float">
            <text:p>0,8791017949</text:p>
          </table:table-cell>
          <table:table-cell table:style-name="Default" table:formula="of:=(770461/975000)" office:value-type="float" office:value="0.79021641025641" calcext:value-type="float">
            <text:p>0,7902164103</text:p>
          </table:table-cell>
          <table:table-cell table:style-name="Default" table:formula="of:=(2730541/3900000)" office:value-type="float" office:value="0.700138717948718" calcext:value-type="float">
            <text:p>0,7001387179</text:p>
          </table:table-cell>
          <table:table-cell table:style-name="Default" table:formula="of:=(783899/1300000)" office:value-type="float" office:value="0.602999230769231" calcext:value-type="float">
            <text:p>0,6029992308</text:p>
          </table:table-cell>
          <table:table-cell table:style-name="Default" table:formula="of:=(2690029/3900000)" office:value-type="float" office:value="0.689751025641026" calcext:value-type="float">
            <text:p>0,6897510256</text:p>
          </table:table-cell>
          <table:table-cell table:style-name="Default" table:formula="of:=(3116359/3900000)" office:value-type="float" office:value="0.79906641025641" calcext:value-type="float">
            <text:p>0,7990664103</text:p>
          </table:table-cell>
          <table:table-cell table:style-name="Default" table:formula="of:=(700993/780000)" office:value-type="float" office:value="0.898708974358974" calcext:value-type="float">
            <text:p>0,8987089744</text:p>
          </table:table-cell>
          <table:table-cell table:style-name="Default" table:formula="of:=(1286969/1300000)" office:value-type="float" office:value="0.989976153846154" calcext:value-type="float">
            <text:p>0,9899761538</text:p>
          </table:table-cell>
          <table:table-cell table:style-name="Default" table:formula="of:=(4167703/3900000)" office:value-type="float" office:value="1.06864179487179" calcext:value-type="float">
            <text:p>1,0686417949</text:p>
          </table:table-cell>
          <table:table-cell table:style-name="Default" table:formula="of:=(177227/156000)" office:value-type="float" office:value="1.13607051282051" calcext:value-type="float">
            <text:p>1,1360705128</text:p>
          </table:table-cell>
          <table:table-cell table:style-name="Default" table:formula="of:=(49058/40625)" office:value-type="float" office:value="1.20758153846154" calcext:value-type="float">
            <text:p>1,20758153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penFace Thershold</text:p>
          </table:table-cell>
          <table:table-cell table:number-columns-repeated="15" table:style-name="Default" office:value-type="float" office:value="0.99" calcext:value-type="float">
            <text:p>0,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90-10 Threshold</text:p>
          </table:table-cell>
          <table:table-cell table:number-columns-repeated="15" table:style-name="Default" office:value-type="float" office:value="0.76891524" calcext:value-type="float">
            <text:p>0,76891524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.00.0000</text:date>, <text:time style:data-style-name="N2" text:time-value="15:37:27.04100276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5:37:28.750110255</meta:creation-date>
    <meta:editing-duration>PT6M16S</meta:editing-duration>
    <meta:editing-cycles>2</meta:editing-cycles>
    <meta:generator>LibreOffice/5.1.6.2$Linux_X86_64 LibreOffice_project/10m0$Build-2</meta:generator>
    <dc:date>2017-06-18T17:28:27.990450339</dc:date>
    <meta:document-statistic meta:table-count="4" meta:cell-count="263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42.435cm" svg:height="26.213cm" xlink:href=".." xlink:type="simple" chart:class="chart:line" chart:style-name="ch1">
        <chart:legend chart:legend-position="end" svg:x="34.348cm" svg:y="2.598cm" style:legend-expansion="high" chart:style-name="ch2"/>
        <chart:plot-area chart:style-name="ch3" table:cell-range-address="39subsets.A4:39subsets.P86" chart:data-source-has-labels="column" svg:x="1.859cm" svg:y="0.524cm" svg:width="31.641cm" svg:height="24.184cm">
          <chartooo:coordinate-region svg:x="2.586cm" svg:y="0.723cm" svg:width="30.727cm" svg:height="23.338cm"/>
          <chart:axis chart:dimension="x" chart:name="primary-x" chart:style-name="ch4">
            <chart:title svg:x="17.079cm" svg:y="25.232cm" chart:style-name="ch5">
              <text:p>Morphs</text:p>
            </chart:title>
          </chart:axis>
          <chart:axis chart:dimension="y" chart:name="primary-y" chart:style-name="ch4">
            <chart:title svg:x="0.451cm" svg:y="13.308cm" chart:style-name="ch6">
              <text:p>Distance</text:p>
            </chart:title>
            <chart:grid chart:style-name="ch7" chart:class="major"/>
          </chart:axis>
          <chart:series chart:style-name="ch8" chart:values-cell-range-address="39subsets.B4:39subsets.P4" chart:label-cell-address="39subsets.A4:39subsets.A4" chart:class="chart:line">
            <chart:data-point chart:repeated="15"/>
          </chart:series>
          <chart:series chart:style-name="ch9" chart:values-cell-range-address="39subsets.B5:39subsets.P5" chart:label-cell-address="39subsets.A5:39subsets.A5" chart:class="chart:line">
            <chart:data-point chart:repeated="15"/>
          </chart:series>
          <chart:series chart:style-name="ch10" chart:values-cell-range-address="39subsets.B6:39subsets.P6" chart:label-cell-address="39subsets.A6:39subsets.A6" chart:class="chart:line">
            <chart:data-point chart:repeated="15"/>
          </chart:series>
          <chart:series chart:style-name="ch11" chart:values-cell-range-address="39subsets.B7:39subsets.P7" chart:label-cell-address="39subsets.A7:39subsets.A7" chart:class="chart:line">
            <chart:data-point chart:repeated="15"/>
          </chart:series>
          <chart:series chart:style-name="ch12" chart:values-cell-range-address="39subsets.B8:39subsets.P8" chart:label-cell-address="39subsets.A8:39subsets.A8" chart:class="chart:line">
            <chart:data-point chart:repeated="15"/>
          </chart:series>
          <chart:series chart:style-name="ch13" chart:values-cell-range-address="39subsets.B9:39subsets.P9" chart:label-cell-address="39subsets.A9:39subsets.A9" chart:class="chart:line">
            <chart:data-point chart:repeated="15"/>
          </chart:series>
          <chart:series chart:style-name="ch14" chart:values-cell-range-address="39subsets.B10:39subsets.P10" chart:label-cell-address="39subsets.A10:39subsets.A10" chart:class="chart:line">
            <chart:data-point chart:repeated="15"/>
          </chart:series>
          <chart:series chart:style-name="ch15" chart:values-cell-range-address="39subsets.B11:39subsets.P11" chart:label-cell-address="39subsets.A11:39subsets.A11" chart:class="chart:line">
            <chart:data-point chart:repeated="15"/>
          </chart:series>
          <chart:series chart:style-name="ch16" chart:values-cell-range-address="39subsets.B12:39subsets.P12" chart:label-cell-address="39subsets.A12:39subsets.A12" chart:class="chart:line">
            <chart:data-point chart:repeated="15"/>
          </chart:series>
          <chart:series chart:style-name="ch17" chart:values-cell-range-address="39subsets.B13:39subsets.P13" chart:label-cell-address="39subsets.A13:39subsets.A13" chart:class="chart:line">
            <chart:data-point chart:repeated="15"/>
          </chart:series>
          <chart:series chart:style-name="ch18" chart:values-cell-range-address="39subsets.B14:39subsets.P14" chart:label-cell-address="39subsets.A14:39subsets.A14" chart:class="chart:line">
            <chart:data-point chart:repeated="15"/>
          </chart:series>
          <chart:series chart:style-name="ch19" chart:values-cell-range-address="39subsets.B15:39subsets.P15" chart:label-cell-address="39subsets.A15:39subsets.A15" chart:class="chart:line">
            <chart:data-point chart:repeated="15"/>
          </chart:series>
          <chart:series chart:style-name="ch20" chart:values-cell-range-address="39subsets.B16:39subsets.P16" chart:label-cell-address="39subsets.A16:39subsets.A16" chart:class="chart:line">
            <chart:data-point chart:repeated="15"/>
          </chart:series>
          <chart:series chart:style-name="ch21" chart:values-cell-range-address="39subsets.B17:39subsets.P17" chart:label-cell-address="39subsets.A17:39subsets.A17" chart:class="chart:line">
            <chart:data-point chart:repeated="15"/>
          </chart:series>
          <chart:series chart:style-name="ch22" chart:values-cell-range-address="39subsets.B18:39subsets.P18" chart:label-cell-address="39subsets.A18:39subsets.A18" chart:class="chart:line">
            <chart:data-point chart:repeated="15"/>
          </chart:series>
          <chart:series chart:style-name="ch11" chart:values-cell-range-address="39subsets.B19:39subsets.P19" chart:label-cell-address="39subsets.A19:39subsets.A19" chart:class="chart:line">
            <chart:data-point chart:repeated="15"/>
          </chart:series>
          <chart:series chart:style-name="ch12" chart:values-cell-range-address="39subsets.B20:39subsets.P20" chart:label-cell-address="39subsets.A20:39subsets.A20" chart:class="chart:line">
            <chart:data-point chart:repeated="15"/>
          </chart:series>
          <chart:series chart:style-name="ch13" chart:values-cell-range-address="39subsets.B21:39subsets.P21" chart:label-cell-address="39subsets.A21:39subsets.A21" chart:class="chart:line">
            <chart:data-point chart:repeated="15"/>
          </chart:series>
          <chart:series chart:style-name="ch14" chart:values-cell-range-address="39subsets.B22:39subsets.P22" chart:label-cell-address="39subsets.A22:39subsets.A22" chart:class="chart:line">
            <chart:data-point chart:repeated="15"/>
          </chart:series>
          <chart:series chart:style-name="ch15" chart:values-cell-range-address="39subsets.B23:39subsets.P23" chart:label-cell-address="39subsets.A23:39subsets.A23" chart:class="chart:line">
            <chart:data-point chart:repeated="15"/>
          </chart:series>
          <chart:series chart:style-name="ch16" chart:values-cell-range-address="39subsets.B24:39subsets.P24" chart:label-cell-address="39subsets.A24:39subsets.A24" chart:class="chart:line">
            <chart:data-point chart:repeated="15"/>
          </chart:series>
          <chart:series chart:style-name="ch17" chart:values-cell-range-address="39subsets.B25:39subsets.P25" chart:label-cell-address="39subsets.A25:39subsets.A25" chart:class="chart:line">
            <chart:data-point chart:repeated="15"/>
          </chart:series>
          <chart:series chart:style-name="ch18" chart:values-cell-range-address="39subsets.B26:39subsets.P26" chart:label-cell-address="39subsets.A26:39subsets.A26" chart:class="chart:line">
            <chart:data-point chart:repeated="15"/>
          </chart:series>
          <chart:series chart:style-name="ch19" chart:values-cell-range-address="39subsets.B27:39subsets.P27" chart:label-cell-address="39subsets.A27:39subsets.A27" chart:class="chart:line">
            <chart:data-point chart:repeated="15"/>
          </chart:series>
          <chart:series chart:style-name="ch20" chart:values-cell-range-address="39subsets.B28:39subsets.P28" chart:label-cell-address="39subsets.A28:39subsets.A28" chart:class="chart:line">
            <chart:data-point chart:repeated="15"/>
          </chart:series>
          <chart:series chart:style-name="ch21" chart:values-cell-range-address="39subsets.B29:39subsets.P29" chart:label-cell-address="39subsets.A29:39subsets.A29" chart:class="chart:line">
            <chart:data-point chart:repeated="15"/>
          </chart:series>
          <chart:series chart:style-name="ch22" chart:values-cell-range-address="39subsets.B30:39subsets.P30" chart:label-cell-address="39subsets.A30:39subsets.A30" chart:class="chart:line">
            <chart:data-point chart:repeated="15"/>
          </chart:series>
          <chart:series chart:style-name="ch11" chart:values-cell-range-address="39subsets.B31:39subsets.P31" chart:label-cell-address="39subsets.A31:39subsets.A31" chart:class="chart:line">
            <chart:data-point chart:repeated="15"/>
          </chart:series>
          <chart:series chart:style-name="ch12" chart:values-cell-range-address="39subsets.B32:39subsets.P32" chart:label-cell-address="39subsets.A32:39subsets.A32" chart:class="chart:line">
            <chart:data-point chart:repeated="15"/>
          </chart:series>
          <chart:series chart:style-name="ch13" chart:values-cell-range-address="39subsets.B33:39subsets.P33" chart:label-cell-address="39subsets.A33:39subsets.A33" chart:class="chart:line">
            <chart:data-point chart:repeated="15"/>
          </chart:series>
          <chart:series chart:style-name="ch14" chart:values-cell-range-address="39subsets.B34:39subsets.P34" chart:label-cell-address="39subsets.A34:39subsets.A34" chart:class="chart:line">
            <chart:data-point chart:repeated="15"/>
          </chart:series>
          <chart:series chart:style-name="ch15" chart:values-cell-range-address="39subsets.B35:39subsets.P35" chart:label-cell-address="39subsets.A35:39subsets.A35" chart:class="chart:line">
            <chart:data-point chart:repeated="15"/>
          </chart:series>
          <chart:series chart:style-name="ch16" chart:values-cell-range-address="39subsets.B36:39subsets.P36" chart:label-cell-address="39subsets.A36:39subsets.A36" chart:class="chart:line">
            <chart:data-point chart:repeated="15"/>
          </chart:series>
          <chart:series chart:style-name="ch17" chart:values-cell-range-address="39subsets.B37:39subsets.P37" chart:label-cell-address="39subsets.A37:39subsets.A37" chart:class="chart:line">
            <chart:data-point chart:repeated="15"/>
          </chart:series>
          <chart:series chart:style-name="ch18" chart:values-cell-range-address="39subsets.B38:39subsets.P38" chart:label-cell-address="39subsets.A38:39subsets.A38" chart:class="chart:line">
            <chart:data-point chart:repeated="15"/>
          </chart:series>
          <chart:series chart:style-name="ch19" chart:values-cell-range-address="39subsets.B39:39subsets.P39" chart:label-cell-address="39subsets.A39:39subsets.A39" chart:class="chart:line">
            <chart:data-point chart:repeated="15"/>
          </chart:series>
          <chart:series chart:style-name="ch20" chart:values-cell-range-address="39subsets.B40:39subsets.P40" chart:label-cell-address="39subsets.A40:39subsets.A40" chart:class="chart:line">
            <chart:data-point chart:repeated="15"/>
          </chart:series>
          <chart:series chart:style-name="ch21" chart:values-cell-range-address="39subsets.B41:39subsets.P41" chart:label-cell-address="39subsets.A41:39subsets.A41" chart:class="chart:line">
            <chart:data-point chart:repeated="15"/>
          </chart:series>
          <chart:series chart:style-name="ch22" chart:values-cell-range-address="39subsets.B42:39subsets.P42" chart:label-cell-address="39subsets.A42:39subsets.A42" chart:class="chart:line">
            <chart:data-point chart:repeated="15"/>
          </chart:series>
          <chart:series chart:style-name="ch11" chart:values-cell-range-address="39subsets.B43:39subsets.P43" chart:label-cell-address="39subsets.A43:39subsets.A43" chart:class="chart:line">
            <chart:data-point chart:repeated="15"/>
          </chart:series>
          <chart:series chart:style-name="ch12" chart:values-cell-range-address="39subsets.B44:39subsets.P44" chart:label-cell-address="39subsets.A44:39subsets.A44" chart:class="chart:line">
            <chart:data-point chart:repeated="15"/>
          </chart:series>
          <chart:series chart:style-name="ch13" chart:values-cell-range-address="39subsets.B45:39subsets.P45" chart:label-cell-address="39subsets.A45:39subsets.A45" chart:class="chart:line">
            <chart:data-point chart:repeated="15"/>
          </chart:series>
          <chart:series chart:style-name="ch14" chart:values-cell-range-address="39subsets.B46:39subsets.P46" chart:label-cell-address="39subsets.A46:39subsets.A46" chart:class="chart:line">
            <chart:data-point chart:repeated="15"/>
          </chart:series>
          <chart:series chart:style-name="ch15" chart:values-cell-range-address="39subsets.B47:39subsets.P47" chart:label-cell-address="39subsets.A47:39subsets.A47" chart:class="chart:line">
            <chart:data-point chart:repeated="15"/>
          </chart:series>
          <chart:series chart:style-name="ch16" chart:values-cell-range-address="39subsets.B48:39subsets.P48" chart:label-cell-address="39subsets.A48:39subsets.A48" chart:class="chart:line">
            <chart:data-point chart:repeated="15"/>
          </chart:series>
          <chart:series chart:style-name="ch17" chart:values-cell-range-address="39subsets.B49:39subsets.P49" chart:label-cell-address="39subsets.A49:39subsets.A49" chart:class="chart:line">
            <chart:data-point chart:repeated="15"/>
          </chart:series>
          <chart:series chart:style-name="ch18" chart:values-cell-range-address="39subsets.B50:39subsets.P50" chart:label-cell-address="39subsets.A50:39subsets.A50" chart:class="chart:line">
            <chart:data-point chart:repeated="15"/>
          </chart:series>
          <chart:series chart:style-name="ch19" chart:values-cell-range-address="39subsets.B51:39subsets.P51" chart:label-cell-address="39subsets.A51:39subsets.A51" chart:class="chart:line">
            <chart:data-point chart:repeated="15"/>
          </chart:series>
          <chart:series chart:style-name="ch20" chart:values-cell-range-address="39subsets.B52:39subsets.P52" chart:label-cell-address="39subsets.A52:39subsets.A52" chart:class="chart:line">
            <chart:data-point chart:repeated="15"/>
          </chart:series>
          <chart:series chart:style-name="ch21" chart:values-cell-range-address="39subsets.B53:39subsets.P53" chart:label-cell-address="39subsets.A53:39subsets.A53" chart:class="chart:line">
            <chart:data-point chart:repeated="15"/>
          </chart:series>
          <chart:series chart:style-name="ch22" chart:values-cell-range-address="39subsets.B54:39subsets.P54" chart:label-cell-address="39subsets.A54:39subsets.A54" chart:class="chart:line">
            <chart:data-point chart:repeated="15"/>
          </chart:series>
          <chart:series chart:style-name="ch11" chart:values-cell-range-address="39subsets.B55:39subsets.P55" chart:label-cell-address="39subsets.A55:39subsets.A55" chart:class="chart:line">
            <chart:data-point chart:repeated="15"/>
          </chart:series>
          <chart:series chart:style-name="ch12" chart:values-cell-range-address="39subsets.B56:39subsets.P56" chart:label-cell-address="39subsets.A56:39subsets.A56" chart:class="chart:line">
            <chart:data-point chart:repeated="15"/>
          </chart:series>
          <chart:series chart:style-name="ch13" chart:values-cell-range-address="39subsets.B57:39subsets.P57" chart:label-cell-address="39subsets.A57:39subsets.A57" chart:class="chart:line">
            <chart:data-point chart:repeated="15"/>
          </chart:series>
          <chart:series chart:style-name="ch14" chart:values-cell-range-address="39subsets.B58:39subsets.P58" chart:label-cell-address="39subsets.A58:39subsets.A58" chart:class="chart:line">
            <chart:data-point chart:repeated="15"/>
          </chart:series>
          <chart:series chart:style-name="ch15" chart:values-cell-range-address="39subsets.B59:39subsets.P59" chart:label-cell-address="39subsets.A59:39subsets.A59" chart:class="chart:line">
            <chart:data-point chart:repeated="15"/>
          </chart:series>
          <chart:series chart:style-name="ch16" chart:values-cell-range-address="39subsets.B60:39subsets.P60" chart:label-cell-address="39subsets.A60:39subsets.A60" chart:class="chart:line">
            <chart:data-point chart:repeated="15"/>
          </chart:series>
          <chart:series chart:style-name="ch17" chart:values-cell-range-address="39subsets.B61:39subsets.P61" chart:label-cell-address="39subsets.A61:39subsets.A61" chart:class="chart:line">
            <chart:data-point chart:repeated="15"/>
          </chart:series>
          <chart:series chart:style-name="ch18" chart:values-cell-range-address="39subsets.B62:39subsets.P62" chart:label-cell-address="39subsets.A62:39subsets.A62" chart:class="chart:line">
            <chart:data-point chart:repeated="15"/>
          </chart:series>
          <chart:series chart:style-name="ch19" chart:values-cell-range-address="39subsets.B63:39subsets.P63" chart:label-cell-address="39subsets.A63:39subsets.A63" chart:class="chart:line">
            <chart:data-point chart:repeated="15"/>
          </chart:series>
          <chart:series chart:style-name="ch20" chart:values-cell-range-address="39subsets.B64:39subsets.P64" chart:label-cell-address="39subsets.A64:39subsets.A64" chart:class="chart:line">
            <chart:data-point chart:repeated="15"/>
          </chart:series>
          <chart:series chart:style-name="ch21" chart:values-cell-range-address="39subsets.B65:39subsets.P65" chart:label-cell-address="39subsets.A65:39subsets.A65" chart:class="chart:line">
            <chart:data-point chart:repeated="15"/>
          </chart:series>
          <chart:series chart:style-name="ch22" chart:values-cell-range-address="39subsets.B66:39subsets.P66" chart:label-cell-address="39subsets.A66:39subsets.A66" chart:class="chart:line">
            <chart:data-point chart:repeated="15"/>
          </chart:series>
          <chart:series chart:style-name="ch11" chart:values-cell-range-address="39subsets.B67:39subsets.P67" chart:label-cell-address="39subsets.A67:39subsets.A67" chart:class="chart:line">
            <chart:data-point chart:repeated="15"/>
          </chart:series>
          <chart:series chart:style-name="ch12" chart:values-cell-range-address="39subsets.B68:39subsets.P68" chart:label-cell-address="39subsets.A68:39subsets.A68" chart:class="chart:line">
            <chart:data-point chart:repeated="15"/>
          </chart:series>
          <chart:series chart:style-name="ch13" chart:values-cell-range-address="39subsets.B69:39subsets.P69" chart:label-cell-address="39subsets.A69:39subsets.A69" chart:class="chart:line">
            <chart:data-point chart:repeated="15"/>
          </chart:series>
          <chart:series chart:style-name="ch14" chart:values-cell-range-address="39subsets.B70:39subsets.P70" chart:label-cell-address="39subsets.A70:39subsets.A70" chart:class="chart:line">
            <chart:data-point chart:repeated="15"/>
          </chart:series>
          <chart:series chart:style-name="ch15" chart:values-cell-range-address="39subsets.B71:39subsets.P71" chart:label-cell-address="39subsets.A71:39subsets.A71" chart:class="chart:line">
            <chart:data-point chart:repeated="15"/>
          </chart:series>
          <chart:series chart:style-name="ch16" chart:values-cell-range-address="39subsets.B72:39subsets.P72" chart:label-cell-address="39subsets.A72:39subsets.A72" chart:class="chart:line">
            <chart:data-point chart:repeated="15"/>
          </chart:series>
          <chart:series chart:style-name="ch17" chart:values-cell-range-address="39subsets.B73:39subsets.P73" chart:label-cell-address="39subsets.A73:39subsets.A73" chart:class="chart:line">
            <chart:data-point chart:repeated="15"/>
          </chart:series>
          <chart:series chart:style-name="ch18" chart:values-cell-range-address="39subsets.B74:39subsets.P74" chart:label-cell-address="39subsets.A74:39subsets.A74" chart:class="chart:line">
            <chart:data-point chart:repeated="15"/>
          </chart:series>
          <chart:series chart:style-name="ch19" chart:values-cell-range-address="39subsets.B75:39subsets.P75" chart:label-cell-address="39subsets.A75:39subsets.A75" chart:class="chart:line">
            <chart:data-point chart:repeated="15"/>
          </chart:series>
          <chart:series chart:style-name="ch20" chart:values-cell-range-address="39subsets.B76:39subsets.P76" chart:label-cell-address="39subsets.A76:39subsets.A76" chart:class="chart:line">
            <chart:data-point chart:repeated="15"/>
          </chart:series>
          <chart:series chart:style-name="ch21" chart:values-cell-range-address="39subsets.B77:39subsets.P77" chart:label-cell-address="39subsets.A77:39subsets.A77" chart:class="chart:line">
            <chart:data-point chart:repeated="15"/>
          </chart:series>
          <chart:series chart:style-name="ch22" chart:values-cell-range-address="39subsets.B78:39subsets.P78" chart:label-cell-address="39subsets.A78:39subsets.A78" chart:class="chart:line">
            <chart:data-point chart:repeated="15"/>
          </chart:series>
          <chart:series chart:style-name="ch11" chart:values-cell-range-address="39subsets.B79:39subsets.P79" chart:label-cell-address="39subsets.A79:39subsets.A79" chart:class="chart:line">
            <chart:data-point chart:repeated="15"/>
          </chart:series>
          <chart:series chart:style-name="ch12" chart:values-cell-range-address="39subsets.B80:39subsets.P80" chart:label-cell-address="39subsets.A80:39subsets.A80" chart:class="chart:line">
            <chart:data-point chart:repeated="15"/>
          </chart:series>
          <chart:series chart:style-name="ch13" chart:values-cell-range-address="39subsets.B81:39subsets.P81" chart:label-cell-address="39subsets.A81:39subsets.A81" chart:class="chart:line">
            <chart:data-point chart:repeated="15"/>
          </chart:series>
          <chart:series chart:style-name="ch14" chart:values-cell-range-address="39subsets.B82:39subsets.P82" chart:label-cell-address="39subsets.A82:39subsets.A82" chart:class="chart:line">
            <chart:data-point chart:repeated="15"/>
          </chart:series>
          <chart:series chart:style-name="ch15" chart:values-cell-range-address="39subsets.B83:39subsets.P83" chart:label-cell-address="39subsets.A83:39subsets.A83" chart:class="chart:line">
            <chart:data-point chart:repeated="15"/>
          </chart:series>
          <chart:series chart:style-name="ch16" chart:values-cell-range-address="39subsets.B84:39subsets.P84" chart:label-cell-address="39subsets.A84:39subsets.A84" chart:class="chart:line">
            <chart:data-point chart:repeated="15"/>
          </chart:series>
          <chart:series chart:style-name="ch17" chart:values-cell-range-address="39subsets.B85:39subsets.P85" chart:label-cell-address="39subsets.A85:39subsets.A85" chart:class="chart:line">
            <chart:data-point chart:repeated="15"/>
          </chart:series>
          <chart:series chart:style-name="ch18" chart:values-cell-range-address="39subsets.B86:39subsets.P86" chart:label-cell-address="39subsets.A86:39subsets.A86" chart:class="chart:line">
            <chart:data-point chart:repeated="1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1-1</text:p>
                <draw:g>
                  <svg:desc>39subsets.A4:39subsets.A4</svg:desc>
                </draw:g>
              </table:table-cell>
              <table:table-cell office:value-type="float" office:value="0.13375">
                <text:p>0.13375</text:p>
                <draw:g>
                  <svg:desc>39subsets.B4:39subsets.P4</svg:desc>
                </draw:g>
              </table:table-cell>
              <table:table-cell office:value-type="float" office:value="0.14896">
                <text:p>0.14896</text:p>
              </table:table-cell>
              <table:table-cell office:value-type="float" office:value="0.15091">
                <text:p>0.15091</text:p>
              </table:table-cell>
              <table:table-cell office:value-type="float" office:value="0.19429">
                <text:p>0.19429</text:p>
              </table:table-cell>
              <table:table-cell office:value-type="float" office:value="0.23547">
                <text:p>0.23547</text:p>
              </table:table-cell>
              <table:table-cell office:value-type="float" office:value="0.31067">
                <text:p>0.31067</text:p>
              </table:table-cell>
              <table:table-cell office:value-type="float" office:value="0.39133">
                <text:p>0.39133</text:p>
              </table:table-cell>
              <table:table-cell office:value-type="float" office:value="0.54253">
                <text:p>0.54253</text:p>
              </table:table-cell>
              <table:table-cell office:value-type="float" office:value="0.65201">
                <text:p>0.65201</text:p>
              </table:table-cell>
              <table:table-cell office:value-type="float" office:value="0.74998">
                <text:p>0.74998</text:p>
              </table:table-cell>
              <table:table-cell office:value-type="float" office:value="0.89407">
                <text:p>0.89407</text:p>
              </table:table-cell>
              <table:table-cell office:value-type="float" office:value="1.02823">
                <text:p>1.02823</text:p>
              </table:table-cell>
              <table:table-cell office:value-type="float" office:value="1.09983">
                <text:p>1.09983</text:p>
              </table:table-cell>
              <table:table-cell office:value-type="float" office:value="1.16868">
                <text:p>1.16868</text:p>
              </table:table-cell>
              <table:table-cell office:value-type="float" office:value="1.18859">
                <text:p>1.18859</text:p>
              </table:table-cell>
            </table:table-row>
            <table:table-row>
              <table:table-cell office:value-type="string">
                <text:p>1-2</text:p>
                <draw:g>
                  <svg:desc>39subsets.A5:39subsets.A5</svg:desc>
                </draw:g>
              </table:table-cell>
              <table:table-cell office:value-type="float" office:value="1.2721">
                <text:p>1.2721</text:p>
                <draw:g>
                  <svg:desc>39subsets.B5:39subsets.P5</svg:desc>
                </draw:g>
              </table:table-cell>
              <table:table-cell office:value-type="float" office:value="1.22926">
                <text:p>1.22926</text:p>
              </table:table-cell>
              <table:table-cell office:value-type="float" office:value="1.12308">
                <text:p>1.12308</text:p>
              </table:table-cell>
              <table:table-cell office:value-type="float" office:value="1.02081">
                <text:p>1.02081</text:p>
              </table:table-cell>
              <table:table-cell office:value-type="float" office:value="0.82602">
                <text:p>0.82602</text:p>
              </table:table-cell>
              <table:table-cell office:value-type="float" office:value="0.7315">
                <text:p>0.7315</text:p>
              </table:table-cell>
              <table:table-cell office:value-type="float" office:value="0.63614">
                <text:p>0.63614</text:p>
              </table:table-cell>
              <table:table-cell office:value-type="float" office:value="0.52631">
                <text:p>0.52631</text:p>
              </table:table-cell>
              <table:table-cell office:value-type="float" office:value="0.45024">
                <text:p>0.45024</text:p>
              </table:table-cell>
              <table:table-cell office:value-type="float" office:value="0.33353">
                <text:p>0.33353</text:p>
              </table:table-cell>
              <table:table-cell office:value-type="float" office:value="0.23534">
                <text:p>0.23534</text:p>
              </table:table-cell>
              <table:table-cell office:value-type="float" office:value="0.1664">
                <text:p>0.1664</text:p>
              </table:table-cell>
              <table:table-cell office:value-type="float" office:value="0.13573">
                <text:p>0.13573</text:p>
              </table:table-cell>
              <table:table-cell office:value-type="float" office:value="0.14609">
                <text:p>0.14609</text:p>
              </table:table-cell>
              <table:table-cell office:value-type="float" office:value="0.12699">
                <text:p>0.12699</text:p>
              </table:table-cell>
            </table:table-row>
            <table:table-row>
              <table:table-cell office:value-type="string">
                <text:p>2-1</text:p>
                <draw:g>
                  <svg:desc>39subsets.A6:39subsets.A6</svg:desc>
                </draw:g>
              </table:table-cell>
              <table:table-cell office:value-type="float" office:value="0.12699">
                <text:p>0.12699</text:p>
                <draw:g>
                  <svg:desc>39subsets.B6:39subsets.P6</svg:desc>
                </draw:g>
              </table:table-cell>
              <table:table-cell office:value-type="float" office:value="0.14792">
                <text:p>0.14792</text:p>
              </table:table-cell>
              <table:table-cell office:value-type="float" office:value="0.18214">
                <text:p>0.18214</text:p>
              </table:table-cell>
              <table:table-cell office:value-type="float" office:value="0.2779">
                <text:p>0.2779</text:p>
              </table:table-cell>
              <table:table-cell office:value-type="float" office:value="0.40324">
                <text:p>0.40324</text:p>
              </table:table-cell>
              <table:table-cell office:value-type="float" office:value="0.53474">
                <text:p>0.53474</text:p>
              </table:table-cell>
              <table:table-cell office:value-type="float" office:value="0.67872">
                <text:p>0.67872</text:p>
              </table:table-cell>
              <table:table-cell office:value-type="float" office:value="0.76757">
                <text:p>0.76757</text:p>
              </table:table-cell>
              <table:table-cell office:value-type="float" office:value="0.93039">
                <text:p>0.93039</text:p>
              </table:table-cell>
              <table:table-cell office:value-type="float" office:value="1.0881">
                <text:p>1.0881</text:p>
              </table:table-cell>
              <table:table-cell office:value-type="float" office:value="1.24175">
                <text:p>1.24175</text:p>
              </table:table-cell>
              <table:table-cell office:value-type="float" office:value="1.41906">
                <text:p>1.41906</text:p>
              </table:table-cell>
              <table:table-cell office:value-type="float" office:value="1.59374">
                <text:p>1.59374</text:p>
              </table:table-cell>
              <table:table-cell office:value-type="float" office:value="1.73509">
                <text:p>1.73509</text:p>
              </table:table-cell>
              <table:table-cell office:value-type="float" office:value="1.84074">
                <text:p>1.84074</text:p>
              </table:table-cell>
            </table:table-row>
            <table:table-row>
              <table:table-cell office:value-type="string">
                <text:p>2-2</text:p>
                <draw:g>
                  <svg:desc>39subsets.A7:39subsets.A7</svg:desc>
                </draw:g>
              </table:table-cell>
              <table:table-cell office:value-type="float" office:value="1.6596">
                <text:p>1.6596</text:p>
                <draw:g>
                  <svg:desc>39subsets.B7:39subsets.P7</svg:desc>
                </draw:g>
              </table:table-cell>
              <table:table-cell office:value-type="float" office:value="1.60134">
                <text:p>1.60134</text:p>
              </table:table-cell>
              <table:table-cell office:value-type="float" office:value="1.53648">
                <text:p>1.53648</text:p>
              </table:table-cell>
              <table:table-cell office:value-type="float" office:value="1.38004">
                <text:p>1.38004</text:p>
              </table:table-cell>
              <table:table-cell office:value-type="float" office:value="1.15982">
                <text:p>1.15982</text:p>
              </table:table-cell>
              <table:table-cell office:value-type="float" office:value="0.99846">
                <text:p>0.99846</text:p>
              </table:table-cell>
              <table:table-cell office:value-type="float" office:value="0.86354">
                <text:p>0.86354</text:p>
              </table:table-cell>
              <table:table-cell office:value-type="float" office:value="0.71977">
                <text:p>0.71977</text:p>
              </table:table-cell>
              <table:table-cell office:value-type="float" office:value="0.59687">
                <text:p>0.59687</text:p>
              </table:table-cell>
              <table:table-cell office:value-type="float" office:value="0.47907">
                <text:p>0.47907</text:p>
              </table:table-cell>
              <table:table-cell office:value-type="float" office:value="0.38972">
                <text:p>0.38972</text:p>
              </table:table-cell>
              <table:table-cell office:value-type="float" office:value="0.296">
                <text:p>0.296</text:p>
              </table:table-cell>
              <table:table-cell office:value-type="float" office:value="0.19659">
                <text:p>0.19659</text:p>
              </table:table-cell>
              <table:table-cell office:value-type="float" office:value="0.16673">
                <text:p>0.16673</text:p>
              </table:table-cell>
              <table:table-cell office:value-type="float" office:value="0.16318">
                <text:p>0.16318</text:p>
              </table:table-cell>
            </table:table-row>
            <table:table-row>
              <table:table-cell office:value-type="string">
                <text:p>3-1</text:p>
                <draw:g>
                  <svg:desc>39subsets.A8:39subsets.A8</svg:desc>
                </draw:g>
              </table:table-cell>
              <table:table-cell office:value-type="float" office:value="0.16318">
                <text:p>0.16318</text:p>
                <draw:g>
                  <svg:desc>39subsets.B8:39subsets.P8</svg:desc>
                </draw:g>
              </table:table-cell>
              <table:table-cell office:value-type="float" office:value="0.19295">
                <text:p>0.19295</text:p>
              </table:table-cell>
              <table:table-cell office:value-type="float" office:value="0.20082">
                <text:p>0.20082</text:p>
              </table:table-cell>
              <table:table-cell office:value-type="float" office:value="0.25151">
                <text:p>0.25151</text:p>
              </table:table-cell>
              <table:table-cell office:value-type="float" office:value="0.28916">
                <text:p>0.28916</text:p>
              </table:table-cell>
              <table:table-cell office:value-type="float" office:value="0.31551">
                <text:p>0.31551</text:p>
              </table:table-cell>
              <table:table-cell office:value-type="float" office:value="0.38813">
                <text:p>0.38813</text:p>
              </table:table-cell>
              <table:table-cell office:value-type="float" office:value="0.44224">
                <text:p>0.44224</text:p>
              </table:table-cell>
              <table:table-cell office:value-type="float" office:value="0.48172">
                <text:p>0.48172</text:p>
              </table:table-cell>
              <table:table-cell office:value-type="float" office:value="0.56767">
                <text:p>0.56767</text:p>
              </table:table-cell>
              <table:table-cell office:value-type="float" office:value="0.60642">
                <text:p>0.60642</text:p>
              </table:table-cell>
              <table:table-cell office:value-type="float" office:value="0.65329">
                <text:p>0.65329</text:p>
              </table:table-cell>
              <table:table-cell office:value-type="float" office:value="0.76021">
                <text:p>0.76021</text:p>
              </table:table-cell>
              <table:table-cell office:value-type="float" office:value="0.78281">
                <text:p>0.78281</text:p>
              </table:table-cell>
              <table:table-cell office:value-type="float" office:value="0.8424">
                <text:p>0.8424</text:p>
              </table:table-cell>
            </table:table-row>
            <table:table-row>
              <table:table-cell office:value-type="string">
                <text:p>3-2</text:p>
                <draw:g>
                  <svg:desc>39subsets.A9:39subsets.A9</svg:desc>
                </draw:g>
              </table:table-cell>
              <table:table-cell office:value-type="float" office:value="1.02168">
                <text:p>1.02168</text:p>
                <draw:g>
                  <svg:desc>39subsets.B9:39subsets.P9</svg:desc>
                </draw:g>
              </table:table-cell>
              <table:table-cell office:value-type="float" office:value="0.85741">
                <text:p>0.85741</text:p>
              </table:table-cell>
              <table:table-cell office:value-type="float" office:value="0.79063">
                <text:p>0.79063</text:p>
              </table:table-cell>
              <table:table-cell office:value-type="float" office:value="0.71598">
                <text:p>0.71598</text:p>
              </table:table-cell>
              <table:table-cell office:value-type="float" office:value="0.65377">
                <text:p>0.65377</text:p>
              </table:table-cell>
              <table:table-cell office:value-type="float" office:value="0.58341">
                <text:p>0.58341</text:p>
              </table:table-cell>
              <table:table-cell office:value-type="float" office:value="0.49519">
                <text:p>0.49519</text:p>
              </table:table-cell>
              <table:table-cell office:value-type="float" office:value="0.3795">
                <text:p>0.3795</text:p>
              </table:table-cell>
              <table:table-cell office:value-type="float" office:value="0.29618">
                <text:p>0.29618</text:p>
              </table:table-cell>
              <table:table-cell office:value-type="float" office:value="0.2122">
                <text:p>0.2122</text:p>
              </table:table-cell>
              <table:table-cell office:value-type="float" office:value="0.16574">
                <text:p>0.16574</text:p>
              </table:table-cell>
              <table:table-cell office:value-type="float" office:value="0.1353">
                <text:p>0.1353</text:p>
              </table:table-cell>
              <table:table-cell office:value-type="float" office:value="0.08356">
                <text:p>0.08356</text:p>
              </table:table-cell>
              <table:table-cell office:value-type="float" office:value="0.07072">
                <text:p>0.07072</text:p>
              </table:table-cell>
              <table:table-cell office:value-type="float" office:value="0.05187">
                <text:p>0.05187</text:p>
              </table:table-cell>
            </table:table-row>
            <table:table-row>
              <table:table-cell office:value-type="string">
                <text:p>4-1</text:p>
                <draw:g>
                  <svg:desc>39subsets.A10:39subsets.A10</svg:desc>
                </draw:g>
              </table:table-cell>
              <table:table-cell office:value-type="float" office:value="0.13932">
                <text:p>0.13932</text:p>
                <draw:g>
                  <svg:desc>39subsets.B10:39subsets.P10</svg:desc>
                </draw:g>
              </table:table-cell>
              <table:table-cell office:value-type="float" office:value="0.1456">
                <text:p>0.1456</text:p>
              </table:table-cell>
              <table:table-cell office:value-type="float" office:value="0.14347">
                <text:p>0.14347</text:p>
              </table:table-cell>
              <table:table-cell office:value-type="float" office:value="0.17638">
                <text:p>0.17638</text:p>
              </table:table-cell>
              <table:table-cell office:value-type="float" office:value="0.18816">
                <text:p>0.18816</text:p>
              </table:table-cell>
              <table:table-cell office:value-type="float" office:value="0.22285">
                <text:p>0.22285</text:p>
              </table:table-cell>
              <table:table-cell office:value-type="float" office:value="0.26577">
                <text:p>0.26577</text:p>
              </table:table-cell>
              <table:table-cell office:value-type="float" office:value="0.28963">
                <text:p>0.28963</text:p>
              </table:table-cell>
              <table:table-cell office:value-type="float" office:value="0.34325">
                <text:p>0.34325</text:p>
              </table:table-cell>
              <table:table-cell office:value-type="float" office:value="0.40686">
                <text:p>0.40686</text:p>
              </table:table-cell>
              <table:table-cell office:value-type="float" office:value="0.53788">
                <text:p>0.53788</text:p>
              </table:table-cell>
              <table:table-cell office:value-type="float" office:value="0.61629">
                <text:p>0.61629</text:p>
              </table:table-cell>
              <table:table-cell office:value-type="float" office:value="0.76194">
                <text:p>0.76194</text:p>
              </table:table-cell>
              <table:table-cell office:value-type="float" office:value="0.83603">
                <text:p>0.83603</text:p>
              </table:table-cell>
              <table:table-cell office:value-type="float" office:value="0.94322">
                <text:p>0.94322</text:p>
              </table:table-cell>
            </table:table-row>
            <table:table-row>
              <table:table-cell office:value-type="string">
                <text:p>4-2</text:p>
                <draw:g>
                  <svg:desc>39subsets.A11:39subsets.A11</svg:desc>
                </draw:g>
              </table:table-cell>
              <table:table-cell office:value-type="float" office:value="0.89361">
                <text:p>0.89361</text:p>
                <draw:g>
                  <svg:desc>39subsets.B11:39subsets.P11</svg:desc>
                </draw:g>
              </table:table-cell>
              <table:table-cell office:value-type="float" office:value="0.85556">
                <text:p>0.85556</text:p>
              </table:table-cell>
              <table:table-cell office:value-type="float" office:value="0.7576">
                <text:p>0.7576</text:p>
              </table:table-cell>
              <table:table-cell office:value-type="float" office:value="0.6803">
                <text:p>0.6803</text:p>
              </table:table-cell>
              <table:table-cell office:value-type="float" office:value="0.62754">
                <text:p>0.62754</text:p>
              </table:table-cell>
              <table:table-cell office:value-type="float" office:value="0.56048">
                <text:p>0.56048</text:p>
              </table:table-cell>
              <table:table-cell office:value-type="float" office:value="0.45329">
                <text:p>0.45329</text:p>
              </table:table-cell>
              <table:table-cell office:value-type="float" office:value="0.41629">
                <text:p>0.41629</text:p>
              </table:table-cell>
              <table:table-cell office:value-type="float" office:value="0.33903">
                <text:p>0.33903</text:p>
              </table:table-cell>
              <table:table-cell office:value-type="float" office:value="0.26826">
                <text:p>0.26826</text:p>
              </table:table-cell>
              <table:table-cell office:value-type="float" office:value="0.17032">
                <text:p>0.17032</text:p>
              </table:table-cell>
              <table:table-cell office:value-type="float" office:value="0.12879">
                <text:p>0.12879</text:p>
              </table:table-cell>
              <table:table-cell office:value-type="float" office:value="0.09351">
                <text:p>0.09351</text:p>
              </table:table-cell>
              <table:table-cell office:value-type="float" office:value="0.07825">
                <text:p>0.07825</text:p>
              </table:table-cell>
              <table:table-cell office:value-type="float" office:value="0.06807">
                <text:p>0.06807</text:p>
              </table:table-cell>
            </table:table-row>
            <table:table-row>
              <table:table-cell office:value-type="string">
                <text:p>5-1</text:p>
                <draw:g>
                  <svg:desc>39subsets.A12:39subsets.A12</svg:desc>
                </draw:g>
              </table:table-cell>
              <table:table-cell office:value-type="float" office:value="0.09967">
                <text:p>0.09967</text:p>
                <draw:g>
                  <svg:desc>39subsets.B12:39subsets.P12</svg:desc>
                </draw:g>
              </table:table-cell>
              <table:table-cell office:value-type="float" office:value="0.1063">
                <text:p>0.1063</text:p>
              </table:table-cell>
              <table:table-cell office:value-type="float" office:value="0.0965">
                <text:p>0.0965</text:p>
              </table:table-cell>
              <table:table-cell office:value-type="float" office:value="0.09949">
                <text:p>0.09949</text:p>
              </table:table-cell>
              <table:table-cell office:value-type="float" office:value="0.11014">
                <text:p>0.11014</text:p>
              </table:table-cell>
              <table:table-cell office:value-type="float" office:value="0.12541">
                <text:p>0.12541</text:p>
              </table:table-cell>
              <table:table-cell office:value-type="float" office:value="0.13323">
                <text:p>0.13323</text:p>
              </table:table-cell>
              <table:table-cell office:value-type="float" office:value="0.16195">
                <text:p>0.16195</text:p>
              </table:table-cell>
              <table:table-cell office:value-type="float" office:value="0.17872">
                <text:p>0.17872</text:p>
              </table:table-cell>
              <table:table-cell office:value-type="float" office:value="0.18726">
                <text:p>0.18726</text:p>
              </table:table-cell>
              <table:table-cell office:value-type="float" office:value="0.24687">
                <text:p>0.24687</text:p>
              </table:table-cell>
              <table:table-cell office:value-type="float" office:value="0.2641">
                <text:p>0.2641</text:p>
              </table:table-cell>
              <table:table-cell office:value-type="float" office:value="0.29657">
                <text:p>0.29657</text:p>
              </table:table-cell>
              <table:table-cell office:value-type="float" office:value="0.35231">
                <text:p>0.35231</text:p>
              </table:table-cell>
              <table:table-cell office:value-type="float" office:value="0.42773">
                <text:p>0.42773</text:p>
              </table:table-cell>
            </table:table-row>
            <table:table-row>
              <table:table-cell office:value-type="string">
                <text:p>5-2</text:p>
                <draw:g>
                  <svg:desc>39subsets.A13:39subsets.A13</svg:desc>
                </draw:g>
              </table:table-cell>
              <table:table-cell office:value-type="float" office:value="0.59026">
                <text:p>0.59026</text:p>
                <draw:g>
                  <svg:desc>39subsets.B13:39subsets.P13</svg:desc>
                </draw:g>
              </table:table-cell>
              <table:table-cell office:value-type="float" office:value="0.54738">
                <text:p>0.54738</text:p>
              </table:table-cell>
              <table:table-cell office:value-type="float" office:value="0.50958">
                <text:p>0.50958</text:p>
              </table:table-cell>
              <table:table-cell office:value-type="float" office:value="0.48122">
                <text:p>0.48122</text:p>
              </table:table-cell>
              <table:table-cell office:value-type="float" office:value="0.44642">
                <text:p>0.44642</text:p>
              </table:table-cell>
              <table:table-cell office:value-type="float" office:value="0.42425">
                <text:p>0.42425</text:p>
              </table:table-cell>
              <table:table-cell office:value-type="float" office:value="0.38552">
                <text:p>0.38552</text:p>
              </table:table-cell>
              <table:table-cell office:value-type="float" office:value="0.2934">
                <text:p>0.2934</text:p>
              </table:table-cell>
              <table:table-cell office:value-type="float" office:value="0.23261">
                <text:p>0.23261</text:p>
              </table:table-cell>
              <table:table-cell office:value-type="float" office:value="0.24396">
                <text:p>0.24396</text:p>
              </table:table-cell>
              <table:table-cell office:value-type="float" office:value="0.19453">
                <text:p>0.19453</text:p>
              </table:table-cell>
              <table:table-cell office:value-type="float" office:value="0.19504">
                <text:p>0.19504</text:p>
              </table:table-cell>
              <table:table-cell office:value-type="float" office:value="0.16398">
                <text:p>0.16398</text:p>
              </table:table-cell>
              <table:table-cell office:value-type="float" office:value="0.20124">
                <text:p>0.20124</text:p>
              </table:table-cell>
              <table:table-cell office:value-type="float" office:value="0.19796">
                <text:p>0.19796</text:p>
              </table:table-cell>
            </table:table-row>
            <table:table-row>
              <table:table-cell office:value-type="string">
                <text:p>6-1</text:p>
                <draw:g>
                  <svg:desc>39subsets.A14:39subsets.A14</svg:desc>
                </draw:g>
              </table:table-cell>
              <table:table-cell office:value-type="float" office:value="0.19796">
                <text:p>0.19796</text:p>
                <draw:g>
                  <svg:desc>39subsets.B14:39subsets.P14</svg:desc>
                </draw:g>
              </table:table-cell>
              <table:table-cell office:value-type="float" office:value="0.2258">
                <text:p>0.2258</text:p>
              </table:table-cell>
              <table:table-cell office:value-type="float" office:value="0.21855">
                <text:p>0.21855</text:p>
              </table:table-cell>
              <table:table-cell office:value-type="float" office:value="0.24183">
                <text:p>0.24183</text:p>
              </table:table-cell>
              <table:table-cell office:value-type="float" office:value="0.32321">
                <text:p>0.32321</text:p>
              </table:table-cell>
              <table:table-cell office:value-type="float" office:value="0.34624">
                <text:p>0.34624</text:p>
              </table:table-cell>
              <table:table-cell office:value-type="float" office:value="0.43611">
                <text:p>0.43611</text:p>
              </table:table-cell>
              <table:table-cell office:value-type="float" office:value="0.46641">
                <text:p>0.46641</text:p>
              </table:table-cell>
              <table:table-cell office:value-type="float" office:value="0.56371">
                <text:p>0.56371</text:p>
              </table:table-cell>
              <table:table-cell office:value-type="float" office:value="0.58081">
                <text:p>0.58081</text:p>
              </table:table-cell>
              <table:table-cell office:value-type="float" office:value="0.66151">
                <text:p>0.66151</text:p>
              </table:table-cell>
              <table:table-cell office:value-type="float" office:value="0.71167">
                <text:p>0.71167</text:p>
              </table:table-cell>
              <table:table-cell office:value-type="float" office:value="0.75432">
                <text:p>0.75432</text:p>
              </table:table-cell>
              <table:table-cell office:value-type="float" office:value="0.8214">
                <text:p>0.8214</text:p>
              </table:table-cell>
              <table:table-cell office:value-type="float" office:value="0.86754">
                <text:p>0.86754</text:p>
              </table:table-cell>
            </table:table-row>
            <table:table-row>
              <table:table-cell office:value-type="string">
                <text:p>6-2</text:p>
                <draw:g>
                  <svg:desc>39subsets.A15:39subsets.A15</svg:desc>
                </draw:g>
              </table:table-cell>
              <table:table-cell office:value-type="float" office:value="0.84783">
                <text:p>0.84783</text:p>
                <draw:g>
                  <svg:desc>39subsets.B15:39subsets.P15</svg:desc>
                </draw:g>
              </table:table-cell>
              <table:table-cell office:value-type="float" office:value="0.77901">
                <text:p>0.77901</text:p>
              </table:table-cell>
              <table:table-cell office:value-type="float" office:value="0.69063">
                <text:p>0.69063</text:p>
              </table:table-cell>
              <table:table-cell office:value-type="float" office:value="0.58857">
                <text:p>0.58857</text:p>
              </table:table-cell>
              <table:table-cell office:value-type="float" office:value="0.54454">
                <text:p>0.54454</text:p>
              </table:table-cell>
              <table:table-cell office:value-type="float" office:value="0.46433">
                <text:p>0.46433</text:p>
              </table:table-cell>
              <table:table-cell office:value-type="float" office:value="0.42814">
                <text:p>0.42814</text:p>
              </table:table-cell>
              <table:table-cell office:value-type="float" office:value="0.38465">
                <text:p>0.38465</text:p>
              </table:table-cell>
              <table:table-cell office:value-type="float" office:value="0.3345">
                <text:p>0.3345</text:p>
              </table:table-cell>
              <table:table-cell office:value-type="float" office:value="0.29257">
                <text:p>0.29257</text:p>
              </table:table-cell>
              <table:table-cell office:value-type="float" office:value="0.25598">
                <text:p>0.25598</text:p>
              </table:table-cell>
              <table:table-cell office:value-type="float" office:value="0.23958">
                <text:p>0.23958</text:p>
              </table:table-cell>
              <table:table-cell office:value-type="float" office:value="0.23966">
                <text:p>0.23966</text:p>
              </table:table-cell>
              <table:table-cell office:value-type="float" office:value="0.20889">
                <text:p>0.20889</text:p>
              </table:table-cell>
              <table:table-cell office:value-type="float" office:value="0.22356">
                <text:p>0.22356</text:p>
              </table:table-cell>
            </table:table-row>
            <table:table-row>
              <table:table-cell office:value-type="string">
                <text:p>7-1</text:p>
                <draw:g>
                  <svg:desc>39subsets.A16:39subsets.A16</svg:desc>
                </draw:g>
              </table:table-cell>
              <table:table-cell office:value-type="float" office:value="0.22356">
                <text:p>0.22356</text:p>
                <draw:g>
                  <svg:desc>39subsets.B16:39subsets.P16</svg:desc>
                </draw:g>
              </table:table-cell>
              <table:table-cell office:value-type="float" office:value="0.23896">
                <text:p>0.23896</text:p>
              </table:table-cell>
              <table:table-cell office:value-type="float" office:value="0.24169">
                <text:p>0.24169</text:p>
              </table:table-cell>
              <table:table-cell office:value-type="float" office:value="0.2426">
                <text:p>0.2426</text:p>
              </table:table-cell>
              <table:table-cell office:value-type="float" office:value="0.27212">
                <text:p>0.27212</text:p>
              </table:table-cell>
              <table:table-cell office:value-type="float" office:value="0.35509">
                <text:p>0.35509</text:p>
              </table:table-cell>
              <table:table-cell office:value-type="float" office:value="0.39201">
                <text:p>0.39201</text:p>
              </table:table-cell>
              <table:table-cell office:value-type="float" office:value="0.49224">
                <text:p>0.49224</text:p>
              </table:table-cell>
              <table:table-cell office:value-type="float" office:value="0.52841">
                <text:p>0.52841</text:p>
              </table:table-cell>
              <table:table-cell office:value-type="float" office:value="0.5625">
                <text:p>0.5625</text:p>
              </table:table-cell>
              <table:table-cell office:value-type="float" office:value="0.64197">
                <text:p>0.64197</text:p>
              </table:table-cell>
              <table:table-cell office:value-type="float" office:value="0.70202">
                <text:p>0.70202</text:p>
              </table:table-cell>
              <table:table-cell office:value-type="float" office:value="0.7635">
                <text:p>0.7635</text:p>
              </table:table-cell>
              <table:table-cell office:value-type="float" office:value="0.91754">
                <text:p>0.91754</text:p>
              </table:table-cell>
              <table:table-cell office:value-type="float" office:value="1.02671">
                <text:p>1.02671</text:p>
              </table:table-cell>
            </table:table-row>
            <table:table-row>
              <table:table-cell office:value-type="string">
                <text:p>7-2</text:p>
                <draw:g>
                  <svg:desc>39subsets.A17:39subsets.A17</svg:desc>
                </draw:g>
              </table:table-cell>
              <table:table-cell office:value-type="float" office:value="1.05927">
                <text:p>1.05927</text:p>
                <draw:g>
                  <svg:desc>39subsets.B17:39subsets.P17</svg:desc>
                </draw:g>
              </table:table-cell>
              <table:table-cell office:value-type="float" office:value="0.92283">
                <text:p>0.92283</text:p>
              </table:table-cell>
              <table:table-cell office:value-type="float" office:value="0.83473">
                <text:p>0.83473</text:p>
              </table:table-cell>
              <table:table-cell office:value-type="float" office:value="0.74443">
                <text:p>0.74443</text:p>
              </table:table-cell>
              <table:table-cell office:value-type="float" office:value="0.64111">
                <text:p>0.64111</text:p>
              </table:table-cell>
              <table:table-cell office:value-type="float" office:value="0.55221">
                <text:p>0.55221</text:p>
              </table:table-cell>
              <table:table-cell office:value-type="float" office:value="0.48">
                <text:p>0.48</text:p>
              </table:table-cell>
              <table:table-cell office:value-type="float" office:value="0.37693">
                <text:p>0.37693</text:p>
              </table:table-cell>
              <table:table-cell office:value-type="float" office:value="0.32288">
                <text:p>0.32288</text:p>
              </table:table-cell>
              <table:table-cell office:value-type="float" office:value="0.28706">
                <text:p>0.28706</text:p>
              </table:table-cell>
              <table:table-cell office:value-type="float" office:value="0.19603">
                <text:p>0.19603</text:p>
              </table:table-cell>
              <table:table-cell office:value-type="float" office:value="0.14695">
                <text:p>0.14695</text:p>
              </table:table-cell>
              <table:table-cell office:value-type="float" office:value="0.11872">
                <text:p>0.11872</text:p>
              </table:table-cell>
              <table:table-cell office:value-type="float" office:value="0.09988">
                <text:p>0.09988</text:p>
              </table:table-cell>
              <table:table-cell office:value-type="float" office:value="0.10655">
                <text:p>0.10655</text:p>
              </table:table-cell>
            </table:table-row>
            <table:table-row>
              <table:table-cell office:value-type="string">
                <text:p>8-1</text:p>
                <draw:g>
                  <svg:desc>39subsets.A18:39subsets.A18</svg:desc>
                </draw:g>
              </table:table-cell>
              <table:table-cell office:value-type="float" office:value="0.17792">
                <text:p>0.17792</text:p>
                <draw:g>
                  <svg:desc>39subsets.B18:39subsets.P18</svg:desc>
                </draw:g>
              </table:table-cell>
              <table:table-cell office:value-type="float" office:value="0.20295">
                <text:p>0.20295</text:p>
              </table:table-cell>
              <table:table-cell office:value-type="float" office:value="0.29176">
                <text:p>0.29176</text:p>
              </table:table-cell>
              <table:table-cell office:value-type="float" office:value="0.39625">
                <text:p>0.39625</text:p>
              </table:table-cell>
              <table:table-cell office:value-type="float" office:value="0.46571">
                <text:p>0.46571</text:p>
              </table:table-cell>
              <table:table-cell office:value-type="float" office:value="0.60667">
                <text:p>0.60667</text:p>
              </table:table-cell>
              <table:table-cell office:value-type="float" office:value="0.70163">
                <text:p>0.70163</text:p>
              </table:table-cell>
              <table:table-cell office:value-type="float" office:value="0.81637">
                <text:p>0.81637</text:p>
              </table:table-cell>
              <table:table-cell office:value-type="float" office:value="0.86482">
                <text:p>0.86482</text:p>
              </table:table-cell>
              <table:table-cell office:value-type="float" office:value="0.94265">
                <text:p>0.94265</text:p>
              </table:table-cell>
              <table:table-cell office:value-type="float" office:value="0.92308">
                <text:p>0.92308</text:p>
              </table:table-cell>
              <table:table-cell office:value-type="float" office:value="0.97747">
                <text:p>0.97747</text:p>
              </table:table-cell>
              <table:table-cell office:value-type="float" office:value="0.95521">
                <text:p>0.95521</text:p>
              </table:table-cell>
              <table:table-cell office:value-type="float" office:value="1.03784">
                <text:p>1.03784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string">
                <text:p>8-2</text:p>
                <draw:g>
                  <svg:desc>39subsets.A19:39subsets.A19</svg:desc>
                </draw:g>
              </table:table-cell>
              <table:table-cell office:value-type="float" office:value="1.1923">
                <text:p>1.1923</text:p>
                <draw:g>
                  <svg:desc>39subsets.B19:39subsets.P19</svg:desc>
                </draw:g>
              </table:table-cell>
              <table:table-cell office:value-type="float" office:value="1.10507">
                <text:p>1.10507</text:p>
              </table:table-cell>
              <table:table-cell office:value-type="float" office:value="0.92461">
                <text:p>0.92461</text:p>
              </table:table-cell>
              <table:table-cell office:value-type="float" office:value="0.76733">
                <text:p>0.76733</text:p>
              </table:table-cell>
              <table:table-cell office:value-type="float" office:value="0.72681">
                <text:p>0.72681</text:p>
              </table:table-cell>
              <table:table-cell office:value-type="float" office:value="0.62595">
                <text:p>0.62595</text:p>
              </table:table-cell>
              <table:table-cell office:value-type="float" office:value="0.55028">
                <text:p>0.55028</text:p>
              </table:table-cell>
              <table:table-cell office:value-type="float" office:value="0.43623">
                <text:p>0.43623</text:p>
              </table:table-cell>
              <table:table-cell office:value-type="float" office:value="0.40063">
                <text:p>0.40063</text:p>
              </table:table-cell>
              <table:table-cell office:value-type="float" office:value="0.28495">
                <text:p>0.28495</text:p>
              </table:table-cell>
              <table:table-cell office:value-type="float" office:value="0.25763">
                <text:p>0.25763</text:p>
              </table:table-cell>
              <table:table-cell office:value-type="float" office:value="0.2374">
                <text:p>0.2374</text:p>
              </table:table-cell>
              <table:table-cell office:value-type="float" office:value="0.19946">
                <text:p>0.19946</text:p>
              </table:table-cell>
              <table:table-cell office:value-type="float" office:value="0.18301">
                <text:p>0.18301</text:p>
              </table:table-cell>
              <table:table-cell office:value-type="float" office:value="0.13804">
                <text:p>0.13804</text:p>
              </table:table-cell>
            </table:table-row>
            <table:table-row>
              <table:table-cell office:value-type="string">
                <text:p>9-1</text:p>
                <draw:g>
                  <svg:desc>39subsets.A20:39subsets.A20</svg:desc>
                </draw:g>
              </table:table-cell>
              <table:table-cell office:value-type="float" office:value="0.13804">
                <text:p>0.13804</text:p>
                <draw:g>
                  <svg:desc>39subsets.B20:39subsets.P20</svg:desc>
                </draw:g>
              </table:table-cell>
              <table:table-cell office:value-type="float" office:value="0.17235">
                <text:p>0.17235</text:p>
              </table:table-cell>
              <table:table-cell office:value-type="float" office:value="0.17585">
                <text:p>0.17585</text:p>
              </table:table-cell>
              <table:table-cell office:value-type="float" office:value="0.23773">
                <text:p>0.23773</text:p>
              </table:table-cell>
              <table:table-cell office:value-type="float" office:value="0.29426">
                <text:p>0.29426</text:p>
              </table:table-cell>
              <table:table-cell office:value-type="float" office:value="0.34532">
                <text:p>0.34532</text:p>
              </table:table-cell>
              <table:table-cell office:value-type="float" office:value="0.38549">
                <text:p>0.38549</text:p>
              </table:table-cell>
              <table:table-cell office:value-type="float" office:value="0.4896">
                <text:p>0.4896</text:p>
              </table:table-cell>
              <table:table-cell office:value-type="float" office:value="0.70541">
                <text:p>0.70541</text:p>
              </table:table-cell>
              <table:table-cell office:value-type="float" office:value="0.96522">
                <text:p>0.96522</text:p>
              </table:table-cell>
              <table:table-cell office:value-type="float" office:value="1.12736">
                <text:p>1.12736</text:p>
              </table:table-cell>
              <table:table-cell office:value-type="float" office:value="1.29599">
                <text:p>1.29599</text:p>
              </table:table-cell>
              <table:table-cell office:value-type="float" office:value="1.42166">
                <text:p>1.42166</text:p>
              </table:table-cell>
              <table:table-cell office:value-type="float" office:value="1.61451">
                <text:p>1.61451</text:p>
              </table:table-cell>
              <table:table-cell office:value-type="float" office:value="1.77536">
                <text:p>1.77536</text:p>
              </table:table-cell>
            </table:table-row>
            <table:table-row>
              <table:table-cell office:value-type="string">
                <text:p>9-2</text:p>
                <draw:g>
                  <svg:desc>39subsets.A21:39subsets.A21</svg:desc>
                </draw:g>
              </table:table-cell>
              <table:table-cell office:value-type="float" office:value="1.71383">
                <text:p>1.71383</text:p>
                <draw:g>
                  <svg:desc>39subsets.B21:39subsets.P21</svg:desc>
                </draw:g>
              </table:table-cell>
              <table:table-cell office:value-type="float" office:value="1.67725">
                <text:p>1.67725</text:p>
              </table:table-cell>
              <table:table-cell office:value-type="float" office:value="1.57888">
                <text:p>1.57888</text:p>
              </table:table-cell>
              <table:table-cell office:value-type="float" office:value="1.56645">
                <text:p>1.56645</text:p>
              </table:table-cell>
              <table:table-cell office:value-type="float" office:value="1.50498">
                <text:p>1.50498</text:p>
              </table:table-cell>
              <table:table-cell office:value-type="float" office:value="1.3199">
                <text:p>1.3199</text:p>
              </table:table-cell>
              <table:table-cell office:value-type="float" office:value="1.24186">
                <text:p>1.24186</text:p>
              </table:table-cell>
              <table:table-cell office:value-type="float" office:value="0.96021">
                <text:p>0.96021</text:p>
              </table:table-cell>
              <table:table-cell office:value-type="float" office:value="0.70706">
                <text:p>0.70706</text:p>
              </table:table-cell>
              <table:table-cell office:value-type="float" office:value="0.51899">
                <text:p>0.51899</text:p>
              </table:table-cell>
              <table:table-cell office:value-type="float" office:value="0.38079">
                <text:p>0.38079</text:p>
              </table:table-cell>
              <table:table-cell office:value-type="float" office:value="0.27062">
                <text:p>0.27062</text:p>
              </table:table-cell>
              <table:table-cell office:value-type="float" office:value="0.20785">
                <text:p>0.20785</text:p>
              </table:table-cell>
              <table:table-cell office:value-type="float" office:value="0.12874">
                <text:p>0.12874</text:p>
              </table:table-cell>
              <table:table-cell office:value-type="float" office:value="0.1141">
                <text:p>0.1141</text:p>
              </table:table-cell>
            </table:table-row>
            <table:table-row>
              <table:table-cell office:value-type="string">
                <text:p>10-1</text:p>
                <draw:g>
                  <svg:desc>39subsets.A22:39subsets.A22</svg:desc>
                </draw:g>
              </table:table-cell>
              <table:table-cell office:value-type="float" office:value="0.21508">
                <text:p>0.21508</text:p>
                <draw:g>
                  <svg:desc>39subsets.B22:39subsets.P22</svg:desc>
                </draw:g>
              </table:table-cell>
              <table:table-cell office:value-type="float" office:value="0.16871">
                <text:p>0.16871</text:p>
              </table:table-cell>
              <table:table-cell office:value-type="float" office:value="0.14172">
                <text:p>0.14172</text:p>
              </table:table-cell>
              <table:table-cell office:value-type="float" office:value="0.15397">
                <text:p>0.15397</text:p>
              </table:table-cell>
              <table:table-cell office:value-type="float" office:value="0.16947">
                <text:p>0.16947</text:p>
              </table:table-cell>
              <table:table-cell office:value-type="float" office:value="0.19626">
                <text:p>0.19626</text:p>
              </table:table-cell>
              <table:table-cell office:value-type="float" office:value="0.22527">
                <text:p>0.22527</text:p>
              </table:table-cell>
              <table:table-cell office:value-type="float" office:value="0.27103">
                <text:p>0.27103</text:p>
              </table:table-cell>
              <table:table-cell office:value-type="float" office:value="0.28499">
                <text:p>0.28499</text:p>
              </table:table-cell>
              <table:table-cell office:value-type="float" office:value="0.34931">
                <text:p>0.34931</text:p>
              </table:table-cell>
              <table:table-cell office:value-type="float" office:value="0.3552">
                <text:p>0.3552</text:p>
              </table:table-cell>
              <table:table-cell office:value-type="float" office:value="0.45311">
                <text:p>0.45311</text:p>
              </table:table-cell>
              <table:table-cell office:value-type="float" office:value="0.4956">
                <text:p>0.4956</text:p>
              </table:table-cell>
              <table:table-cell office:value-type="float" office:value="0.53087">
                <text:p>0.53087</text:p>
              </table:table-cell>
              <table:table-cell office:value-type="float" office:value="0.61637">
                <text:p>0.61637</text:p>
              </table:table-cell>
            </table:table-row>
            <table:table-row>
              <table:table-cell office:value-type="string">
                <text:p>10-2</text:p>
                <draw:g>
                  <svg:desc>39subsets.A23:39subsets.A23</svg:desc>
                </draw:g>
              </table:table-cell>
              <table:table-cell office:value-type="float" office:value="0.54314">
                <text:p>0.54314</text:p>
                <draw:g>
                  <svg:desc>39subsets.B23:39subsets.P23</svg:desc>
                </draw:g>
              </table:table-cell>
              <table:table-cell office:value-type="float" office:value="0.52271">
                <text:p>0.52271</text:p>
              </table:table-cell>
              <table:table-cell office:value-type="float" office:value="0.4469">
                <text:p>0.4469</text:p>
              </table:table-cell>
              <table:table-cell office:value-type="float" office:value="0.38594">
                <text:p>0.38594</text:p>
              </table:table-cell>
              <table:table-cell office:value-type="float" office:value="0.35544">
                <text:p>0.35544</text:p>
              </table:table-cell>
              <table:table-cell office:value-type="float" office:value="0.31076">
                <text:p>0.31076</text:p>
              </table:table-cell>
              <table:table-cell office:value-type="float" office:value="0.27605">
                <text:p>0.27605</text:p>
              </table:table-cell>
              <table:table-cell office:value-type="float" office:value="0.22199">
                <text:p>0.22199</text:p>
              </table:table-cell>
              <table:table-cell office:value-type="float" office:value="0.21251">
                <text:p>0.21251</text:p>
              </table:table-cell>
              <table:table-cell office:value-type="float" office:value="0.19514">
                <text:p>0.19514</text:p>
              </table:table-cell>
              <table:table-cell office:value-type="float" office:value="0.17594">
                <text:p>0.17594</text:p>
              </table:table-cell>
              <table:table-cell office:value-type="float" office:value="0.12691">
                <text:p>0.12691</text:p>
              </table:table-cell>
              <table:table-cell office:value-type="float" office:value="0.11549">
                <text:p>0.11549</text:p>
              </table:table-cell>
              <table:table-cell office:value-type="float" office:value="0.10794">
                <text:p>0.10794</text:p>
              </table:table-cell>
              <table:table-cell office:value-type="float" office:value="0.12311">
                <text:p>0.12311</text:p>
              </table:table-cell>
            </table:table-row>
            <table:table-row>
              <table:table-cell office:value-type="string">
                <text:p>11-1</text:p>
                <draw:g>
                  <svg:desc>39subsets.A24:39subsets.A24</svg:desc>
                </draw:g>
              </table:table-cell>
              <table:table-cell office:value-type="float" office:value="0.12311">
                <text:p>0.12311</text:p>
                <draw:g>
                  <svg:desc>39subsets.B24:39subsets.P24</svg:desc>
                </draw:g>
              </table:table-cell>
              <table:table-cell office:value-type="float" office:value="0.13699">
                <text:p>0.13699</text:p>
              </table:table-cell>
              <table:table-cell office:value-type="float" office:value="0.16328">
                <text:p>0.16328</text:p>
              </table:table-cell>
              <table:table-cell office:value-type="float" office:value="0.23257">
                <text:p>0.23257</text:p>
              </table:table-cell>
              <table:table-cell office:value-type="float" office:value="0.26598">
                <text:p>0.26598</text:p>
              </table:table-cell>
              <table:table-cell office:value-type="float" office:value="0.31256">
                <text:p>0.31256</text:p>
              </table:table-cell>
              <table:table-cell office:value-type="float" office:value="0.40937">
                <text:p>0.40937</text:p>
              </table:table-cell>
              <table:table-cell office:value-type="float" office:value="0.50811">
                <text:p>0.50811</text:p>
              </table:table-cell>
              <table:table-cell office:value-type="float" office:value="0.63135">
                <text:p>0.63135</text:p>
              </table:table-cell>
              <table:table-cell office:value-type="float" office:value="0.81495">
                <text:p>0.81495</text:p>
              </table:table-cell>
              <table:table-cell office:value-type="float" office:value="0.93133">
                <text:p>0.93133</text:p>
              </table:table-cell>
              <table:table-cell office:value-type="float" office:value="1.13387">
                <text:p>1.13387</text:p>
              </table:table-cell>
              <table:table-cell office:value-type="float" office:value="1.07079">
                <text:p>1.07079</text:p>
              </table:table-cell>
              <table:table-cell office:value-type="float" office:value="1.18528">
                <text:p>1.18528</text:p>
              </table:table-cell>
              <table:table-cell office:value-type="float" office:value="1.30794">
                <text:p>1.30794</text:p>
              </table:table-cell>
            </table:table-row>
            <table:table-row>
              <table:table-cell office:value-type="string">
                <text:p>11-2</text:p>
                <draw:g>
                  <svg:desc>39subsets.A25:39subsets.A25</svg:desc>
                </draw:g>
              </table:table-cell>
              <table:table-cell office:value-type="float" office:value="1.39396">
                <text:p>1.39396</text:p>
                <draw:g>
                  <svg:desc>39subsets.B25:39subsets.P25</svg:desc>
                </draw:g>
              </table:table-cell>
              <table:table-cell office:value-type="float" office:value="1.25808">
                <text:p>1.25808</text:p>
              </table:table-cell>
              <table:table-cell office:value-type="float" office:value="1.1195">
                <text:p>1.1195</text:p>
              </table:table-cell>
              <table:table-cell office:value-type="float" office:value="1.0085">
                <text:p>1.0085</text:p>
              </table:table-cell>
              <table:table-cell office:value-type="float" office:value="0.8359">
                <text:p>0.8359</text:p>
              </table:table-cell>
              <table:table-cell office:value-type="float" office:value="0.77699">
                <text:p>0.77699</text:p>
              </table:table-cell>
              <table:table-cell office:value-type="float" office:value="0.63538">
                <text:p>0.63538</text:p>
              </table:table-cell>
              <table:table-cell office:value-type="float" office:value="0.49766">
                <text:p>0.49766</text:p>
              </table:table-cell>
              <table:table-cell office:value-type="float" office:value="0.36082">
                <text:p>0.36082</text:p>
              </table:table-cell>
              <table:table-cell office:value-type="float" office:value="0.21507">
                <text:p>0.21507</text:p>
              </table:table-cell>
              <table:table-cell office:value-type="float" office:value="0.15632">
                <text:p>0.15632</text:p>
              </table:table-cell>
              <table:table-cell office:value-type="float" office:value="0.10261">
                <text:p>0.10261</text:p>
              </table:table-cell>
              <table:table-cell office:value-type="float" office:value="0.13455">
                <text:p>0.13455</text:p>
              </table:table-cell>
              <table:table-cell office:value-type="float" office:value="0.14437">
                <text:p>0.14437</text:p>
              </table:table-cell>
              <table:table-cell office:value-type="float" office:value="0.07101">
                <text:p>0.07101</text:p>
              </table:table-cell>
            </table:table-row>
            <table:table-row>
              <table:table-cell office:value-type="string">
                <text:p>12-1</text:p>
                <draw:g>
                  <svg:desc>39subsets.A26:39subsets.A26</svg:desc>
                </draw:g>
              </table:table-cell>
              <table:table-cell office:value-type="float" office:value="0.07101">
                <text:p>0.07101</text:p>
                <draw:g>
                  <svg:desc>39subsets.B26:39subsets.P26</svg:desc>
                </draw:g>
              </table:table-cell>
              <table:table-cell office:value-type="float" office:value="0.11088">
                <text:p>0.11088</text:p>
              </table:table-cell>
              <table:table-cell office:value-type="float" office:value="0.11231">
                <text:p>0.11231</text:p>
              </table:table-cell>
              <table:table-cell office:value-type="float" office:value="0.12393">
                <text:p>0.12393</text:p>
              </table:table-cell>
              <table:table-cell office:value-type="float" office:value="0.15833">
                <text:p>0.15833</text:p>
              </table:table-cell>
              <table:table-cell office:value-type="float" office:value="0.25902">
                <text:p>0.25902</text:p>
              </table:table-cell>
              <table:table-cell office:value-type="float" office:value="0.37607">
                <text:p>0.37607</text:p>
              </table:table-cell>
              <table:table-cell office:value-type="float" office:value="0.49447">
                <text:p>0.49447</text:p>
              </table:table-cell>
              <table:table-cell office:value-type="float" office:value="0.63449">
                <text:p>0.63449</text:p>
              </table:table-cell>
              <table:table-cell office:value-type="float" office:value="0.72566">
                <text:p>0.72566</text:p>
              </table:table-cell>
              <table:table-cell office:value-type="float" office:value="0.88078">
                <text:p>0.88078</text:p>
              </table:table-cell>
              <table:table-cell office:value-type="float" office:value="1.00796">
                <text:p>1.00796</text:p>
              </table:table-cell>
              <table:table-cell office:value-type="float" office:value="1.14657">
                <text:p>1.14657</text:p>
              </table:table-cell>
              <table:table-cell office:value-type="float" office:value="1.25947">
                <text:p>1.25947</text:p>
              </table:table-cell>
              <table:table-cell office:value-type="float" office:value="1.3077">
                <text:p>1.3077</text:p>
              </table:table-cell>
            </table:table-row>
            <table:table-row>
              <table:table-cell office:value-type="string">
                <text:p>12-2</text:p>
                <draw:g>
                  <svg:desc>39subsets.A27:39subsets.A27</svg:desc>
                </draw:g>
              </table:table-cell>
              <table:table-cell office:value-type="float" office:value="1.2006">
                <text:p>1.2006</text:p>
                <draw:g>
                  <svg:desc>39subsets.B27:39subsets.P27</svg:desc>
                </draw:g>
              </table:table-cell>
              <table:table-cell office:value-type="float" office:value="1.11455">
                <text:p>1.11455</text:p>
              </table:table-cell>
              <table:table-cell office:value-type="float" office:value="1.086">
                <text:p>1.086</text:p>
              </table:table-cell>
              <table:table-cell office:value-type="float" office:value="1.04628">
                <text:p>1.04628</text:p>
              </table:table-cell>
              <table:table-cell office:value-type="float" office:value="0.90384">
                <text:p>0.90384</text:p>
              </table:table-cell>
              <table:table-cell office:value-type="float" office:value="0.71706">
                <text:p>0.71706</text:p>
              </table:table-cell>
              <table:table-cell office:value-type="float" office:value="0.5717">
                <text:p>0.5717</text:p>
              </table:table-cell>
              <table:table-cell office:value-type="float" office:value="0.47573">
                <text:p>0.47573</text:p>
              </table:table-cell>
              <table:table-cell office:value-type="float" office:value="0.3808">
                <text:p>0.3808</text:p>
              </table:table-cell>
              <table:table-cell office:value-type="float" office:value="0.36646">
                <text:p>0.36646</text:p>
              </table:table-cell>
              <table:table-cell office:value-type="float" office:value="0.24759">
                <text:p>0.24759</text:p>
              </table:table-cell>
              <table:table-cell office:value-type="float" office:value="0.1795">
                <text:p>0.1795</text:p>
              </table:table-cell>
              <table:table-cell office:value-type="float" office:value="0.10939">
                <text:p>0.10939</text:p>
              </table:table-cell>
              <table:table-cell office:value-type="float" office:value="0.08137">
                <text:p>0.08137</text:p>
              </table:table-cell>
              <table:table-cell office:value-type="float" office:value="0.05996">
                <text:p>0.05996</text:p>
              </table:table-cell>
            </table:table-row>
            <table:table-row>
              <table:table-cell office:value-type="string">
                <text:p>13-1</text:p>
                <draw:g>
                  <svg:desc>39subsets.A28:39subsets.A28</svg:desc>
                </draw:g>
              </table:table-cell>
              <table:table-cell office:value-type="float" office:value="0.1272">
                <text:p>0.1272</text:p>
                <draw:g>
                  <svg:desc>39subsets.B28:39subsets.P28</svg:desc>
                </draw:g>
              </table:table-cell>
              <table:table-cell office:value-type="float" office:value="0.14148">
                <text:p>0.14148</text:p>
              </table:table-cell>
              <table:table-cell office:value-type="float" office:value="0.25612">
                <text:p>0.25612</text:p>
              </table:table-cell>
              <table:table-cell office:value-type="float" office:value="0.46201">
                <text:p>0.46201</text:p>
              </table:table-cell>
              <table:table-cell office:value-type="float" office:value="0.74054">
                <text:p>0.74054</text:p>
              </table:table-cell>
              <table:table-cell office:value-type="float" office:value="1.00298">
                <text:p>1.00298</text:p>
              </table:table-cell>
              <table:table-cell office:value-type="float" office:value="1.16227">
                <text:p>1.16227</text:p>
              </table:table-cell>
              <table:table-cell office:value-type="float" office:value="1.23819">
                <text:p>1.23819</text:p>
              </table:table-cell>
              <table:table-cell office:value-type="float" office:value="1.40933">
                <text:p>1.40933</text:p>
              </table:table-cell>
              <table:table-cell office:value-type="float" office:value="1.42021">
                <text:p>1.42021</text:p>
              </table:table-cell>
              <table:table-cell office:value-type="float" office:value="1.46067">
                <text:p>1.46067</text:p>
              </table:table-cell>
              <table:table-cell office:value-type="float" office:value="1.47729">
                <text:p>1.47729</text:p>
              </table:table-cell>
              <table:table-cell office:value-type="float" office:value="1.5391">
                <text:p>1.5391</text:p>
              </table:table-cell>
              <table:table-cell office:value-type="float" office:value="1.53705">
                <text:p>1.53705</text:p>
              </table:table-cell>
              <table:table-cell office:value-type="float" office:value="1.59245">
                <text:p>1.59245</text:p>
              </table:table-cell>
            </table:table-row>
            <table:table-row>
              <table:table-cell office:value-type="string">
                <text:p>13-2</text:p>
                <draw:g>
                  <svg:desc>39subsets.A29:39subsets.A29</svg:desc>
                </draw:g>
              </table:table-cell>
              <table:table-cell office:value-type="float" office:value="1.34123">
                <text:p>1.34123</text:p>
                <draw:g>
                  <svg:desc>39subsets.B29:39subsets.P29</svg:desc>
                </draw:g>
              </table:table-cell>
              <table:table-cell office:value-type="float" office:value="1.22418">
                <text:p>1.22418</text:p>
              </table:table-cell>
              <table:table-cell office:value-type="float" office:value="1.13304">
                <text:p>1.13304</text:p>
              </table:table-cell>
              <table:table-cell office:value-type="float" office:value="0.9158">
                <text:p>0.9158</text:p>
              </table:table-cell>
              <table:table-cell office:value-type="float" office:value="0.82344">
                <text:p>0.82344</text:p>
              </table:table-cell>
              <table:table-cell office:value-type="float" office:value="0.80004">
                <text:p>0.80004</text:p>
              </table:table-cell>
              <table:table-cell office:value-type="float" office:value="0.6739">
                <text:p>0.6739</text:p>
              </table:table-cell>
              <table:table-cell office:value-type="float" office:value="0.4348">
                <text:p>0.4348</text:p>
              </table:table-cell>
              <table:table-cell office:value-type="float" office:value="0.31421">
                <text:p>0.31421</text:p>
              </table:table-cell>
              <table:table-cell office:value-type="float" office:value="0.26952">
                <text:p>0.26952</text:p>
              </table:table-cell>
              <table:table-cell office:value-type="float" office:value="0.30961">
                <text:p>0.30961</text:p>
              </table:table-cell>
              <table:table-cell office:value-type="float" office:value="0.28819">
                <text:p>0.28819</text:p>
              </table:table-cell>
              <table:table-cell office:value-type="float" office:value="0.29107">
                <text:p>0.29107</text:p>
              </table:table-cell>
              <table:table-cell office:value-type="float" office:value="0.28284">
                <text:p>0.28284</text:p>
              </table:table-cell>
              <table:table-cell office:value-type="float" office:value="0.29848">
                <text:p>0.29848</text:p>
              </table:table-cell>
            </table:table-row>
            <table:table-row>
              <table:table-cell office:value-type="string">
                <text:p>14-1</text:p>
                <draw:g>
                  <svg:desc>39subsets.A30:39subsets.A30</svg:desc>
                </draw:g>
              </table:table-cell>
              <table:table-cell office:value-type="float" office:value="0.29848">
                <text:p>0.29848</text:p>
                <draw:g>
                  <svg:desc>39subsets.B30:39subsets.P30</svg:desc>
                </draw:g>
              </table:table-cell>
              <table:table-cell office:value-type="float" office:value="0.36158">
                <text:p>0.36158</text:p>
              </table:table-cell>
              <table:table-cell office:value-type="float" office:value="0.24231">
                <text:p>0.24231</text:p>
              </table:table-cell>
              <table:table-cell office:value-type="float" office:value="0.32358">
                <text:p>0.32358</text:p>
              </table:table-cell>
              <table:table-cell office:value-type="float" office:value="0.25074">
                <text:p>0.25074</text:p>
              </table:table-cell>
              <table:table-cell office:value-type="float" office:value="0.32811">
                <text:p>0.32811</text:p>
              </table:table-cell>
              <table:table-cell office:value-type="float" office:value="0.4338">
                <text:p>0.4338</text:p>
              </table:table-cell>
              <table:table-cell office:value-type="float" office:value="0.50466">
                <text:p>0.50466</text:p>
              </table:table-cell>
              <table:table-cell office:value-type="float" office:value="0.61293">
                <text:p>0.61293</text:p>
              </table:table-cell>
              <table:table-cell office:value-type="float" office:value="0.9275">
                <text:p>0.9275</text:p>
              </table:table-cell>
              <table:table-cell office:value-type="float" office:value="1.30589">
                <text:p>1.30589</text:p>
              </table:table-cell>
              <table:table-cell office:value-type="float" office:value="1.52223">
                <text:p>1.52223</text:p>
              </table:table-cell>
              <table:table-cell office:value-type="float" office:value="1.73745">
                <text:p>1.73745</text:p>
              </table:table-cell>
              <table:table-cell office:value-type="float" office:value="1.88222">
                <text:p>1.88222</text:p>
              </table:table-cell>
              <table:table-cell office:value-type="float" office:value="1.90031">
                <text:p>1.90031</text:p>
              </table:table-cell>
            </table:table-row>
            <table:table-row>
              <table:table-cell office:value-type="string">
                <text:p>14-2</text:p>
                <draw:g>
                  <svg:desc>39subsets.A31:39subsets.A31</svg:desc>
                </draw:g>
              </table:table-cell>
              <table:table-cell office:value-type="float" office:value="1.95091">
                <text:p>1.95091</text:p>
                <draw:g>
                  <svg:desc>39subsets.B31:39subsets.P31</svg:desc>
                </draw:g>
              </table:table-cell>
              <table:table-cell office:value-type="float" office:value="1.82999">
                <text:p>1.82999</text:p>
              </table:table-cell>
              <table:table-cell office:value-type="float" office:value="1.98218">
                <text:p>1.98218</text:p>
              </table:table-cell>
              <table:table-cell office:value-type="float" office:value="2.07407">
                <text:p>2.07407</text:p>
              </table:table-cell>
              <table:table-cell office:value-type="float" office:value="1.94728">
                <text:p>1.94728</text:p>
              </table:table-cell>
              <table:table-cell office:value-type="float" office:value="2.01764">
                <text:p>2.01764</text:p>
              </table:table-cell>
              <table:table-cell office:value-type="float" office:value="1.91371">
                <text:p>1.91371</text:p>
              </table:table-cell>
              <table:table-cell office:value-type="float" office:value="1.80148">
                <text:p>1.80148</text:p>
              </table:table-cell>
              <table:table-cell office:value-type="float" office:value="1.65773">
                <text:p>1.65773</text:p>
              </table:table-cell>
              <table:table-cell office:value-type="float" office:value="1.46944">
                <text:p>1.46944</text:p>
              </table:table-cell>
              <table:table-cell office:value-type="float" office:value="1.24132">
                <text:p>1.24132</text:p>
              </table:table-cell>
              <table:table-cell office:value-type="float" office:value="1.08534">
                <text:p>1.08534</text:p>
              </table:table-cell>
              <table:table-cell office:value-type="float" office:value="1.02788">
                <text:p>1.02788</text:p>
              </table:table-cell>
              <table:table-cell office:value-type="float" office:value="0.89016">
                <text:p>0.89016</text:p>
              </table:table-cell>
              <table:table-cell office:value-type="float" office:value="0.90789">
                <text:p>0.90789</text:p>
              </table:table-cell>
            </table:table-row>
            <table:table-row>
              <table:table-cell office:value-type="string">
                <text:p>15-1</text:p>
                <draw:g>
                  <svg:desc>39subsets.A32:39subsets.A32</svg:desc>
                </draw:g>
              </table:table-cell>
              <table:table-cell office:value-type="float" office:value="0.90789">
                <text:p>0.90789</text:p>
                <draw:g>
                  <svg:desc>39subsets.B32:39subsets.P32</svg:desc>
                </draw:g>
              </table:table-cell>
              <table:table-cell office:value-type="float" office:value="0.69962">
                <text:p>0.69962</text:p>
              </table:table-cell>
              <table:table-cell office:value-type="float" office:value="0.8522">
                <text:p>0.8522</text:p>
              </table:table-cell>
              <table:table-cell office:value-type="float" office:value="0.98579">
                <text:p>0.98579</text:p>
              </table:table-cell>
              <table:table-cell office:value-type="float" office:value="1.01021">
                <text:p>1.01021</text:p>
              </table:table-cell>
              <table:table-cell office:value-type="float" office:value="1.09573">
                <text:p>1.09573</text:p>
              </table:table-cell>
              <table:table-cell office:value-type="float" office:value="1.04904">
                <text:p>1.04904</text:p>
              </table:table-cell>
              <table:table-cell office:value-type="float" office:value="1.09101">
                <text:p>1.09101</text:p>
              </table:table-cell>
              <table:table-cell office:value-type="float" office:value="1.26897">
                <text:p>1.26897</text:p>
              </table:table-cell>
              <table:table-cell office:value-type="float" office:value="1.29745">
                <text:p>1.29745</text:p>
              </table:table-cell>
              <table:table-cell office:value-type="float" office:value="1.44612">
                <text:p>1.44612</text:p>
              </table:table-cell>
              <table:table-cell office:value-type="float" office:value="1.65376">
                <text:p>1.65376</text:p>
              </table:table-cell>
              <table:table-cell office:value-type="float" office:value="1.62423">
                <text:p>1.62423</text:p>
              </table:table-cell>
              <table:table-cell office:value-type="float" office:value="1.44774">
                <text:p>1.44774</text:p>
              </table:table-cell>
              <table:table-cell office:value-type="float" office:value="1.36787">
                <text:p>1.36787</text:p>
              </table:table-cell>
            </table:table-row>
            <table:table-row>
              <table:table-cell office:value-type="string">
                <text:p>15-2</text:p>
                <draw:g>
                  <svg:desc>39subsets.A33:39subsets.A33</svg:desc>
                </draw:g>
              </table:table-cell>
              <table:table-cell office:value-type="float" office:value="2.02763">
                <text:p>2.02763</text:p>
                <draw:g>
                  <svg:desc>39subsets.B33:39subsets.P33</svg:desc>
                </draw:g>
              </table:table-cell>
              <table:table-cell office:value-type="float" office:value="1.78015">
                <text:p>1.78015</text:p>
              </table:table-cell>
              <table:table-cell office:value-type="float" office:value="1.57387">
                <text:p>1.57387</text:p>
              </table:table-cell>
              <table:table-cell office:value-type="float" office:value="1.86724">
                <text:p>1.86724</text:p>
              </table:table-cell>
              <table:table-cell office:value-type="float" office:value="1.74065">
                <text:p>1.74065</text:p>
              </table:table-cell>
              <table:table-cell office:value-type="float" office:value="1.58733">
                <text:p>1.58733</text:p>
              </table:table-cell>
              <table:table-cell office:value-type="float" office:value="1.24388">
                <text:p>1.24388</text:p>
              </table:table-cell>
              <table:table-cell office:value-type="float" office:value="1.20743">
                <text:p>1.20743</text:p>
              </table:table-cell>
              <table:table-cell office:value-type="float" office:value="0.94495">
                <text:p>0.94495</text:p>
              </table:table-cell>
              <table:table-cell office:value-type="float" office:value="0.83262">
                <text:p>0.83262</text:p>
              </table:table-cell>
              <table:table-cell office:value-type="float" office:value="0.61338">
                <text:p>0.61338</text:p>
              </table:table-cell>
              <table:table-cell office:value-type="float" office:value="0.33188">
                <text:p>0.33188</text:p>
              </table:table-cell>
              <table:table-cell office:value-type="float" office:value="0.27961">
                <text:p>0.27961</text:p>
              </table:table-cell>
              <table:table-cell office:value-type="float" office:value="0.15615">
                <text:p>0.15615</text:p>
              </table:table-cell>
              <table:table-cell office:value-type="float" office:value="0.16846">
                <text:p>0.16846</text:p>
              </table:table-cell>
            </table:table-row>
            <table:table-row>
              <table:table-cell office:value-type="string">
                <text:p>16-1</text:p>
                <draw:g>
                  <svg:desc>39subsets.A34:39subsets.A34</svg:desc>
                </draw:g>
              </table:table-cell>
              <table:table-cell office:value-type="float" office:value="0.16846">
                <text:p>0.16846</text:p>
                <draw:g>
                  <svg:desc>39subsets.B34:39subsets.P34</svg:desc>
                </draw:g>
              </table:table-cell>
              <table:table-cell office:value-type="float" office:value="0.13356">
                <text:p>0.13356</text:p>
              </table:table-cell>
              <table:table-cell office:value-type="float" office:value="0.26084">
                <text:p>0.26084</text:p>
              </table:table-cell>
              <table:table-cell office:value-type="float" office:value="0.2568">
                <text:p>0.2568</text:p>
              </table:table-cell>
              <table:table-cell office:value-type="float" office:value="0.29985">
                <text:p>0.29985</text:p>
              </table:table-cell>
              <table:table-cell office:value-type="float" office:value="0.3984">
                <text:p>0.3984</text:p>
              </table:table-cell>
              <table:table-cell office:value-type="float" office:value="0.53153">
                <text:p>0.53153</text:p>
              </table:table-cell>
              <table:table-cell office:value-type="float" office:value="0.72699">
                <text:p>0.72699</text:p>
              </table:table-cell>
              <table:table-cell office:value-type="float" office:value="0.80257">
                <text:p>0.80257</text:p>
              </table:table-cell>
              <table:table-cell office:value-type="float" office:value="0.97399">
                <text:p>0.97399</text:p>
              </table:table-cell>
              <table:table-cell office:value-type="float" office:value="1.02282">
                <text:p>1.02282</text:p>
              </table:table-cell>
              <table:table-cell office:value-type="float" office:value="0.96729">
                <text:p>0.96729</text:p>
              </table:table-cell>
              <table:table-cell office:value-type="float" office:value="0.93058">
                <text:p>0.93058</text:p>
              </table:table-cell>
              <table:table-cell office:value-type="float" office:value="0.95194">
                <text:p>0.95194</text:p>
              </table:table-cell>
              <table:table-cell office:value-type="float" office:value="0.89445">
                <text:p>0.89445</text:p>
              </table:table-cell>
            </table:table-row>
            <table:table-row>
              <table:table-cell office:value-type="string">
                <text:p>16-2</text:p>
                <draw:g>
                  <svg:desc>39subsets.A35:39subsets.A35</svg:desc>
                </draw:g>
              </table:table-cell>
              <table:table-cell office:value-type="float" office:value="0.72786">
                <text:p>0.72786</text:p>
                <draw:g>
                  <svg:desc>39subsets.B35:39subsets.P35</svg:desc>
                </draw:g>
              </table:table-cell>
              <table:table-cell office:value-type="float" office:value="0.76254">
                <text:p>0.76254</text:p>
              </table:table-cell>
              <table:table-cell office:value-type="float" office:value="0.68005">
                <text:p>0.68005</text:p>
              </table:table-cell>
              <table:table-cell office:value-type="float" office:value="0.67079">
                <text:p>0.67079</text:p>
              </table:table-cell>
              <table:table-cell office:value-type="float" office:value="0.74446">
                <text:p>0.74446</text:p>
              </table:table-cell>
              <table:table-cell office:value-type="float" office:value="0.75777">
                <text:p>0.75777</text:p>
              </table:table-cell>
              <table:table-cell office:value-type="float" office:value="0.81679">
                <text:p>0.81679</text:p>
              </table:table-cell>
              <table:table-cell office:value-type="float" office:value="0.83255">
                <text:p>0.83255</text:p>
              </table:table-cell>
              <table:table-cell office:value-type="float" office:value="0.62807">
                <text:p>0.62807</text:p>
              </table:table-cell>
              <table:table-cell office:value-type="float" office:value="0.74009">
                <text:p>0.74009</text:p>
              </table:table-cell>
              <table:table-cell office:value-type="float" office:value="0.70081">
                <text:p>0.70081</text:p>
              </table:table-cell>
              <table:table-cell office:value-type="float" office:value="0.46182">
                <text:p>0.46182</text:p>
              </table:table-cell>
              <table:table-cell office:value-type="float" office:value="0.43236">
                <text:p>0.43236</text:p>
              </table:table-cell>
              <table:table-cell office:value-type="float" office:value="0.47712">
                <text:p>0.47712</text:p>
              </table:table-cell>
              <table:table-cell office:value-type="float" office:value="0.39063">
                <text:p>0.39063</text:p>
              </table:table-cell>
            </table:table-row>
            <table:table-row>
              <table:table-cell office:value-type="string">
                <text:p>17-1</text:p>
                <draw:g>
                  <svg:desc>39subsets.A36:39subsets.A36</svg:desc>
                </draw:g>
              </table:table-cell>
              <table:table-cell office:value-type="float" office:value="0.39063">
                <text:p>0.39063</text:p>
                <draw:g>
                  <svg:desc>39subsets.B36:39subsets.P36</svg:desc>
                </draw:g>
              </table:table-cell>
              <table:table-cell office:value-type="float" office:value="0.37384">
                <text:p>0.37384</text:p>
              </table:table-cell>
              <table:table-cell office:value-type="float" office:value="0.38554">
                <text:p>0.38554</text:p>
              </table:table-cell>
              <table:table-cell office:value-type="float" office:value="0.43408">
                <text:p>0.43408</text:p>
              </table:table-cell>
              <table:table-cell office:value-type="float" office:value="0.52414">
                <text:p>0.52414</text:p>
              </table:table-cell>
              <table:table-cell office:value-type="float" office:value="0.67946">
                <text:p>0.67946</text:p>
              </table:table-cell>
              <table:table-cell office:value-type="float" office:value="0.79088">
                <text:p>0.79088</text:p>
              </table:table-cell>
              <table:table-cell office:value-type="float" office:value="1.04122">
                <text:p>1.04122</text:p>
              </table:table-cell>
              <table:table-cell office:value-type="float" office:value="1.09956">
                <text:p>1.09956</text:p>
              </table:table-cell>
              <table:table-cell office:value-type="float" office:value="1.28953">
                <text:p>1.28953</text:p>
              </table:table-cell>
              <table:table-cell office:value-type="float" office:value="1.40227">
                <text:p>1.40227</text:p>
              </table:table-cell>
              <table:table-cell office:value-type="float" office:value="1.56037">
                <text:p>1.56037</text:p>
              </table:table-cell>
              <table:table-cell office:value-type="float" office:value="1.56149">
                <text:p>1.56149</text:p>
              </table:table-cell>
              <table:table-cell office:value-type="float" office:value="1.61874">
                <text:p>1.61874</text:p>
              </table:table-cell>
              <table:table-cell office:value-type="float" office:value="1.58896">
                <text:p>1.58896</text:p>
              </table:table-cell>
            </table:table-row>
            <table:table-row>
              <table:table-cell office:value-type="string">
                <text:p>17-2</text:p>
                <draw:g>
                  <svg:desc>39subsets.A37:39subsets.A37</svg:desc>
                </draw:g>
              </table:table-cell>
              <table:table-cell office:value-type="float" office:value="1.38877">
                <text:p>1.38877</text:p>
                <draw:g>
                  <svg:desc>39subsets.B37:39subsets.P37</svg:desc>
                </draw:g>
              </table:table-cell>
              <table:table-cell office:value-type="float" office:value="1.28819">
                <text:p>1.28819</text:p>
              </table:table-cell>
              <table:table-cell office:value-type="float" office:value="1.19591">
                <text:p>1.19591</text:p>
              </table:table-cell>
              <table:table-cell office:value-type="float" office:value="1.03645">
                <text:p>1.03645</text:p>
              </table:table-cell>
              <table:table-cell office:value-type="float" office:value="0.91463">
                <text:p>0.91463</text:p>
              </table:table-cell>
              <table:table-cell office:value-type="float" office:value="0.79364">
                <text:p>0.79364</text:p>
              </table:table-cell>
              <table:table-cell office:value-type="float" office:value="0.64883">
                <text:p>0.64883</text:p>
              </table:table-cell>
              <table:table-cell office:value-type="float" office:value="0.49095">
                <text:p>0.49095</text:p>
              </table:table-cell>
              <table:table-cell office:value-type="float" office:value="0.49247">
                <text:p>0.49247</text:p>
              </table:table-cell>
              <table:table-cell office:value-type="float" office:value="0.44463">
                <text:p>0.44463</text:p>
              </table:table-cell>
              <table:table-cell office:value-type="float" office:value="0.41341">
                <text:p>0.41341</text:p>
              </table:table-cell>
              <table:table-cell office:value-type="float" office:value="0.37539">
                <text:p>0.37539</text:p>
              </table:table-cell>
              <table:table-cell office:value-type="float" office:value="0.41126">
                <text:p>0.41126</text:p>
              </table:table-cell>
              <table:table-cell office:value-type="float" office:value="0.40937">
                <text:p>0.40937</text:p>
              </table:table-cell>
              <table:table-cell office:value-type="float" office:value="0.42812">
                <text:p>0.42812</text:p>
              </table:table-cell>
            </table:table-row>
            <table:table-row>
              <table:table-cell office:value-type="string">
                <text:p>18-1</text:p>
                <draw:g>
                  <svg:desc>39subsets.A38:39subsets.A38</svg:desc>
                </draw:g>
              </table:table-cell>
              <table:table-cell office:value-type="float" office:value="0.42812">
                <text:p>0.42812</text:p>
                <draw:g>
                  <svg:desc>39subsets.B38:39subsets.P38</svg:desc>
                </draw:g>
              </table:table-cell>
              <table:table-cell office:value-type="float" office:value="0.43188">
                <text:p>0.43188</text:p>
              </table:table-cell>
              <table:table-cell office:value-type="float" office:value="0.42372">
                <text:p>0.42372</text:p>
              </table:table-cell>
              <table:table-cell office:value-type="float" office:value="0.47269">
                <text:p>0.47269</text:p>
              </table:table-cell>
              <table:table-cell office:value-type="float" office:value="0.51809">
                <text:p>0.51809</text:p>
              </table:table-cell>
              <table:table-cell office:value-type="float" office:value="0.59994">
                <text:p>0.59994</text:p>
              </table:table-cell>
              <table:table-cell office:value-type="float" office:value="0.73073">
                <text:p>0.73073</text:p>
              </table:table-cell>
              <table:table-cell office:value-type="float" office:value="0.87858">
                <text:p>0.87858</text:p>
              </table:table-cell>
              <table:table-cell office:value-type="float" office:value="0.97399">
                <text:p>0.97399</text:p>
              </table:table-cell>
              <table:table-cell office:value-type="float" office:value="1.17693">
                <text:p>1.17693</text:p>
              </table:table-cell>
              <table:table-cell office:value-type="float" office:value="1.2959">
                <text:p>1.2959</text:p>
              </table:table-cell>
              <table:table-cell office:value-type="float" office:value="1.39351">
                <text:p>1.39351</text:p>
              </table:table-cell>
              <table:table-cell office:value-type="float" office:value="1.50233">
                <text:p>1.50233</text:p>
              </table:table-cell>
              <table:table-cell office:value-type="float" office:value="1.51897">
                <text:p>1.51897</text:p>
              </table:table-cell>
              <table:table-cell office:value-type="float" office:value="1.61215">
                <text:p>1.61215</text:p>
              </table:table-cell>
            </table:table-row>
            <table:table-row>
              <table:table-cell office:value-type="string">
                <text:p>18-2</text:p>
                <draw:g>
                  <svg:desc>39subsets.A39:39subsets.A39</svg:desc>
                </draw:g>
              </table:table-cell>
              <table:table-cell office:value-type="float" office:value="1.32501">
                <text:p>1.32501</text:p>
                <draw:g>
                  <svg:desc>39subsets.B39:39subsets.P39</svg:desc>
                </draw:g>
              </table:table-cell>
              <table:table-cell office:value-type="float" office:value="1.2283">
                <text:p>1.2283</text:p>
              </table:table-cell>
              <table:table-cell office:value-type="float" office:value="1.14324">
                <text:p>1.14324</text:p>
              </table:table-cell>
              <table:table-cell office:value-type="float" office:value="1.03983">
                <text:p>1.03983</text:p>
              </table:table-cell>
              <table:table-cell office:value-type="float" office:value="0.88644">
                <text:p>0.88644</text:p>
              </table:table-cell>
              <table:table-cell office:value-type="float" office:value="0.6781">
                <text:p>0.6781</text:p>
              </table:table-cell>
              <table:table-cell office:value-type="float" office:value="0.52994">
                <text:p>0.52994</text:p>
              </table:table-cell>
              <table:table-cell office:value-type="float" office:value="0.40411">
                <text:p>0.40411</text:p>
              </table:table-cell>
              <table:table-cell office:value-type="float" office:value="0.314">
                <text:p>0.314</text:p>
              </table:table-cell>
              <table:table-cell office:value-type="float" office:value="0.20442">
                <text:p>0.20442</text:p>
              </table:table-cell>
              <table:table-cell office:value-type="float" office:value="0.14763">
                <text:p>0.14763</text:p>
              </table:table-cell>
              <table:table-cell office:value-type="float" office:value="0.13169">
                <text:p>0.13169</text:p>
              </table:table-cell>
              <table:table-cell office:value-type="float" office:value="0.11671">
                <text:p>0.11671</text:p>
              </table:table-cell>
              <table:table-cell office:value-type="float" office:value="0.10064">
                <text:p>0.10064</text:p>
              </table:table-cell>
              <table:table-cell office:value-type="float" office:value="0.09769">
                <text:p>0.09769</text:p>
              </table:table-cell>
            </table:table-row>
            <table:table-row>
              <table:table-cell office:value-type="string">
                <text:p>19-1</text:p>
                <draw:g>
                  <svg:desc>39subsets.A40:39subsets.A40</svg:desc>
                </draw:g>
              </table:table-cell>
              <table:table-cell office:value-type="float" office:value="0.09769">
                <text:p>0.09769</text:p>
                <draw:g>
                  <svg:desc>39subsets.B40:39subsets.P40</svg:desc>
                </draw:g>
              </table:table-cell>
              <table:table-cell office:value-type="float" office:value="0.10157">
                <text:p>0.10157</text:p>
              </table:table-cell>
              <table:table-cell office:value-type="float" office:value="0.10411">
                <text:p>0.10411</text:p>
              </table:table-cell>
              <table:table-cell office:value-type="float" office:value="0.12343">
                <text:p>0.12343</text:p>
              </table:table-cell>
              <table:table-cell office:value-type="float" office:value="0.15067">
                <text:p>0.15067</text:p>
              </table:table-cell>
              <table:table-cell office:value-type="float" office:value="0.17441">
                <text:p>0.17441</text:p>
              </table:table-cell>
              <table:table-cell office:value-type="float" office:value="0.24815">
                <text:p>0.24815</text:p>
              </table:table-cell>
              <table:table-cell office:value-type="float" office:value="0.30131">
                <text:p>0.30131</text:p>
              </table:table-cell>
              <table:table-cell office:value-type="float" office:value="0.41928">
                <text:p>0.41928</text:p>
              </table:table-cell>
              <table:table-cell office:value-type="float" office:value="0.49136">
                <text:p>0.49136</text:p>
              </table:table-cell>
              <table:table-cell office:value-type="float" office:value="0.51497">
                <text:p>0.51497</text:p>
              </table:table-cell>
              <table:table-cell office:value-type="float" office:value="0.60836">
                <text:p>0.60836</text:p>
              </table:table-cell>
              <table:table-cell office:value-type="float" office:value="0.71871">
                <text:p>0.71871</text:p>
              </table:table-cell>
              <table:table-cell office:value-type="float" office:value="0.82744">
                <text:p>0.82744</text:p>
              </table:table-cell>
              <table:table-cell office:value-type="float" office:value="0.85163">
                <text:p>0.85163</text:p>
              </table:table-cell>
            </table:table-row>
            <table:table-row>
              <table:table-cell office:value-type="string">
                <text:p>19-2</text:p>
                <draw:g>
                  <svg:desc>39subsets.A41:39subsets.A41</svg:desc>
                </draw:g>
              </table:table-cell>
              <table:table-cell office:value-type="float" office:value="0.70746">
                <text:p>0.70746</text:p>
                <draw:g>
                  <svg:desc>39subsets.B41:39subsets.P41</svg:desc>
                </draw:g>
              </table:table-cell>
              <table:table-cell office:value-type="float" office:value="0.72655">
                <text:p>0.72655</text:p>
              </table:table-cell>
              <table:table-cell office:value-type="float" office:value="0.65055">
                <text:p>0.65055</text:p>
              </table:table-cell>
              <table:table-cell office:value-type="float" office:value="0.5299">
                <text:p>0.5299</text:p>
              </table:table-cell>
              <table:table-cell office:value-type="float" office:value="0.46722">
                <text:p>0.46722</text:p>
              </table:table-cell>
              <table:table-cell office:value-type="float" office:value="0.40457">
                <text:p>0.40457</text:p>
              </table:table-cell>
              <table:table-cell office:value-type="float" office:value="0.34562">
                <text:p>0.34562</text:p>
              </table:table-cell>
              <table:table-cell office:value-type="float" office:value="0.26088">
                <text:p>0.26088</text:p>
              </table:table-cell>
              <table:table-cell office:value-type="float" office:value="0.2069">
                <text:p>0.2069</text:p>
              </table:table-cell>
              <table:table-cell office:value-type="float" office:value="0.16036">
                <text:p>0.16036</text:p>
              </table:table-cell>
              <table:table-cell office:value-type="float" office:value="0.16541">
                <text:p>0.16541</text:p>
              </table:table-cell>
              <table:table-cell office:value-type="float" office:value="0.13632">
                <text:p>0.13632</text:p>
              </table:table-cell>
              <table:table-cell office:value-type="float" office:value="0.13541">
                <text:p>0.13541</text:p>
              </table:table-cell>
              <table:table-cell office:value-type="float" office:value="0.1467">
                <text:p>0.1467</text:p>
              </table:table-cell>
              <table:table-cell office:value-type="float" office:value="0.15161">
                <text:p>0.15161</text:p>
              </table:table-cell>
            </table:table-row>
            <table:table-row>
              <table:table-cell office:value-type="string">
                <text:p>20-1</text:p>
                <draw:g>
                  <svg:desc>39subsets.A42:39subsets.A42</svg:desc>
                </draw:g>
              </table:table-cell>
              <table:table-cell office:value-type="float" office:value="0.15161">
                <text:p>0.15161</text:p>
                <draw:g>
                  <svg:desc>39subsets.B42:39subsets.P42</svg:desc>
                </draw:g>
              </table:table-cell>
              <table:table-cell office:value-type="float" office:value="0.14603">
                <text:p>0.14603</text:p>
              </table:table-cell>
              <table:table-cell office:value-type="float" office:value="0.163">
                <text:p>0.163</text:p>
              </table:table-cell>
              <table:table-cell office:value-type="float" office:value="0.15806">
                <text:p>0.15806</text:p>
              </table:table-cell>
              <table:table-cell office:value-type="float" office:value="0.20773">
                <text:p>0.20773</text:p>
              </table:table-cell>
              <table:table-cell office:value-type="float" office:value="0.21333">
                <text:p>0.21333</text:p>
              </table:table-cell>
              <table:table-cell office:value-type="float" office:value="0.34858">
                <text:p>0.34858</text:p>
              </table:table-cell>
              <table:table-cell office:value-type="float" office:value="0.43143">
                <text:p>0.43143</text:p>
              </table:table-cell>
              <table:table-cell office:value-type="float" office:value="0.57412">
                <text:p>0.57412</text:p>
              </table:table-cell>
              <table:table-cell office:value-type="float" office:value="0.79679">
                <text:p>0.79679</text:p>
              </table:table-cell>
              <table:table-cell office:value-type="float" office:value="0.9552">
                <text:p>0.9552</text:p>
              </table:table-cell>
              <table:table-cell office:value-type="float" office:value="1.0626">
                <text:p>1.0626</text:p>
              </table:table-cell>
              <table:table-cell office:value-type="float" office:value="1.24722">
                <text:p>1.24722</text:p>
              </table:table-cell>
              <table:table-cell office:value-type="float" office:value="1.35114">
                <text:p>1.35114</text:p>
              </table:table-cell>
              <table:table-cell office:value-type="float" office:value="1.44406">
                <text:p>1.44406</text:p>
              </table:table-cell>
            </table:table-row>
            <table:table-row>
              <table:table-cell office:value-type="string">
                <text:p>20-2</text:p>
                <draw:g>
                  <svg:desc>39subsets.A43:39subsets.A43</svg:desc>
                </draw:g>
              </table:table-cell>
              <table:table-cell office:value-type="float" office:value="1.23416">
                <text:p>1.23416</text:p>
                <draw:g>
                  <svg:desc>39subsets.B43:39subsets.P43</svg:desc>
                </draw:g>
              </table:table-cell>
              <table:table-cell office:value-type="float" office:value="1.15559">
                <text:p>1.15559</text:p>
              </table:table-cell>
              <table:table-cell office:value-type="float" office:value="1.0348">
                <text:p>1.0348</text:p>
              </table:table-cell>
              <table:table-cell office:value-type="float" office:value="1.05817">
                <text:p>1.05817</text:p>
              </table:table-cell>
              <table:table-cell office:value-type="float" office:value="0.9488">
                <text:p>0.9488</text:p>
              </table:table-cell>
              <table:table-cell office:value-type="float" office:value="0.98307">
                <text:p>0.98307</text:p>
              </table:table-cell>
              <table:table-cell office:value-type="float" office:value="0.72283">
                <text:p>0.72283</text:p>
              </table:table-cell>
              <table:table-cell office:value-type="float" office:value="0.63418">
                <text:p>0.63418</text:p>
              </table:table-cell>
              <table:table-cell office:value-type="float" office:value="0.43365">
                <text:p>0.43365</text:p>
              </table:table-cell>
              <table:table-cell office:value-type="float" office:value="0.30355">
                <text:p>0.30355</text:p>
              </table:table-cell>
              <table:table-cell office:value-type="float" office:value="0.25757">
                <text:p>0.25757</text:p>
              </table:table-cell>
              <table:table-cell office:value-type="float" office:value="0.23827">
                <text:p>0.23827</text:p>
              </table:table-cell>
              <table:table-cell office:value-type="float" office:value="0.20615">
                <text:p>0.20615</text:p>
              </table:table-cell>
              <table:table-cell office:value-type="float" office:value="0.1904">
                <text:p>0.1904</text:p>
              </table:table-cell>
              <table:table-cell office:value-type="float" office:value="0.23603">
                <text:p>0.23603</text:p>
              </table:table-cell>
            </table:table-row>
            <table:table-row>
              <table:table-cell office:value-type="string">
                <text:p>21-1</text:p>
                <draw:g>
                  <svg:desc>39subsets.A44:39subsets.A44</svg:desc>
                </draw:g>
              </table:table-cell>
              <table:table-cell office:value-type="float" office:value="0.23603">
                <text:p>0.23603</text:p>
                <draw:g>
                  <svg:desc>39subsets.B44:39subsets.P44</svg:desc>
                </draw:g>
              </table:table-cell>
              <table:table-cell office:value-type="float" office:value="0.19659">
                <text:p>0.19659</text:p>
              </table:table-cell>
              <table:table-cell office:value-type="float" office:value="0.26075">
                <text:p>0.26075</text:p>
              </table:table-cell>
              <table:table-cell office:value-type="float" office:value="0.28847">
                <text:p>0.28847</text:p>
              </table:table-cell>
              <table:table-cell office:value-type="float" office:value="0.29897">
                <text:p>0.29897</text:p>
              </table:table-cell>
              <table:table-cell office:value-type="float" office:value="0.34752">
                <text:p>0.34752</text:p>
              </table:table-cell>
              <table:table-cell office:value-type="float" office:value="0.36611">
                <text:p>0.36611</text:p>
              </table:table-cell>
              <table:table-cell office:value-type="float" office:value="0.43888">
                <text:p>0.43888</text:p>
              </table:table-cell>
              <table:table-cell office:value-type="float" office:value="0.531">
                <text:p>0.531</text:p>
              </table:table-cell>
              <table:table-cell office:value-type="float" office:value="0.64501">
                <text:p>0.64501</text:p>
              </table:table-cell>
              <table:table-cell office:value-type="float" office:value="0.65757">
                <text:p>0.65757</text:p>
              </table:table-cell>
              <table:table-cell office:value-type="float" office:value="0.75232">
                <text:p>0.75232</text:p>
              </table:table-cell>
              <table:table-cell office:value-type="float" office:value="0.78624">
                <text:p>0.78624</text:p>
              </table:table-cell>
              <table:table-cell office:value-type="float" office:value="0.92064">
                <text:p>0.92064</text:p>
              </table:table-cell>
              <table:table-cell office:value-type="float" office:value="1.04872">
                <text:p>1.04872</text:p>
              </table:table-cell>
            </table:table-row>
            <table:table-row>
              <table:table-cell office:value-type="string">
                <text:p>21-2</text:p>
                <draw:g>
                  <svg:desc>39subsets.A45:39subsets.A45</svg:desc>
                </draw:g>
              </table:table-cell>
              <table:table-cell office:value-type="float" office:value="1.31474">
                <text:p>1.31474</text:p>
                <draw:g>
                  <svg:desc>39subsets.B45:39subsets.P45</svg:desc>
                </draw:g>
              </table:table-cell>
              <table:table-cell office:value-type="float" office:value="1.12638">
                <text:p>1.12638</text:p>
              </table:table-cell>
              <table:table-cell office:value-type="float" office:value="0.95415">
                <text:p>0.95415</text:p>
              </table:table-cell>
              <table:table-cell office:value-type="float" office:value="0.94972">
                <text:p>0.94972</text:p>
              </table:table-cell>
              <table:table-cell office:value-type="float" office:value="0.85926">
                <text:p>0.85926</text:p>
              </table:table-cell>
              <table:table-cell office:value-type="float" office:value="0.72054">
                <text:p>0.72054</text:p>
              </table:table-cell>
              <table:table-cell office:value-type="float" office:value="0.71938">
                <text:p>0.71938</text:p>
              </table:table-cell>
              <table:table-cell office:value-type="float" office:value="0.61927">
                <text:p>0.61927</text:p>
              </table:table-cell>
              <table:table-cell office:value-type="float" office:value="0.56311">
                <text:p>0.56311</text:p>
              </table:table-cell>
              <table:table-cell office:value-type="float" office:value="0.48198">
                <text:p>0.48198</text:p>
              </table:table-cell>
              <table:table-cell office:value-type="float" office:value="0.45994">
                <text:p>0.45994</text:p>
              </table:table-cell>
              <table:table-cell office:value-type="float" office:value="0.39885">
                <text:p>0.39885</text:p>
              </table:table-cell>
              <table:table-cell office:value-type="float" office:value="0.40976">
                <text:p>0.40976</text:p>
              </table:table-cell>
              <table:table-cell office:value-type="float" office:value="0.39137">
                <text:p>0.39137</text:p>
              </table:table-cell>
              <table:table-cell office:value-type="float" office:value="0.37414">
                <text:p>0.37414</text:p>
              </table:table-cell>
            </table:table-row>
            <table:table-row>
              <table:table-cell office:value-type="string">
                <text:p>22-1</text:p>
                <draw:g>
                  <svg:desc>39subsets.A46:39subsets.A46</svg:desc>
                </draw:g>
              </table:table-cell>
              <table:table-cell office:value-type="float" office:value="0.37414">
                <text:p>0.37414</text:p>
                <draw:g>
                  <svg:desc>39subsets.B46:39subsets.P46</svg:desc>
                </draw:g>
              </table:table-cell>
              <table:table-cell office:value-type="float" office:value="0.31543">
                <text:p>0.31543</text:p>
              </table:table-cell>
              <table:table-cell office:value-type="float" office:value="0.39037">
                <text:p>0.39037</text:p>
              </table:table-cell>
              <table:table-cell office:value-type="float" office:value="0.46004">
                <text:p>0.46004</text:p>
              </table:table-cell>
              <table:table-cell office:value-type="float" office:value="0.47837">
                <text:p>0.47837</text:p>
              </table:table-cell>
              <table:table-cell office:value-type="float" office:value="0.53395">
                <text:p>0.53395</text:p>
              </table:table-cell>
              <table:table-cell office:value-type="float" office:value="0.60652">
                <text:p>0.60652</text:p>
              </table:table-cell>
              <table:table-cell office:value-type="float" office:value="0.63593">
                <text:p>0.63593</text:p>
              </table:table-cell>
              <table:table-cell office:value-type="float" office:value="0.85355">
                <text:p>0.85355</text:p>
              </table:table-cell>
              <table:table-cell office:value-type="float" office:value="1.02916">
                <text:p>1.02916</text:p>
              </table:table-cell>
              <table:table-cell office:value-type="float" office:value="1.15544">
                <text:p>1.15544</text:p>
              </table:table-cell>
              <table:table-cell office:value-type="float" office:value="1.09577">
                <text:p>1.09577</text:p>
              </table:table-cell>
              <table:table-cell office:value-type="float" office:value="1.0616">
                <text:p>1.0616</text:p>
              </table:table-cell>
              <table:table-cell office:value-type="float" office:value="1.24485">
                <text:p>1.24485</text:p>
              </table:table-cell>
              <table:table-cell office:value-type="float" office:value="1.31382">
                <text:p>1.31382</text:p>
              </table:table-cell>
            </table:table-row>
            <table:table-row>
              <table:table-cell office:value-type="string">
                <text:p>22-2</text:p>
                <draw:g>
                  <svg:desc>39subsets.A47:39subsets.A47</svg:desc>
                </draw:g>
              </table:table-cell>
              <table:table-cell office:value-type="float" office:value="0.90472">
                <text:p>0.90472</text:p>
                <draw:g>
                  <svg:desc>39subsets.B47:39subsets.P47</svg:desc>
                </draw:g>
              </table:table-cell>
              <table:table-cell office:value-type="float" office:value="0.81343">
                <text:p>0.81343</text:p>
              </table:table-cell>
              <table:table-cell office:value-type="float" office:value="0.87032">
                <text:p>0.87032</text:p>
              </table:table-cell>
              <table:table-cell office:value-type="float" office:value="0.79186">
                <text:p>0.79186</text:p>
              </table:table-cell>
              <table:table-cell office:value-type="float" office:value="0.69309">
                <text:p>0.69309</text:p>
              </table:table-cell>
              <table:table-cell office:value-type="float" office:value="0.68174">
                <text:p>0.68174</text:p>
              </table:table-cell>
              <table:table-cell office:value-type="float" office:value="0.58735">
                <text:p>0.58735</text:p>
              </table:table-cell>
              <table:table-cell office:value-type="float" office:value="0.6154">
                <text:p>0.6154</text:p>
              </table:table-cell>
              <table:table-cell office:value-type="float" office:value="0.61802">
                <text:p>0.61802</text:p>
              </table:table-cell>
              <table:table-cell office:value-type="float" office:value="0.70468">
                <text:p>0.70468</text:p>
              </table:table-cell>
              <table:table-cell office:value-type="float" office:value="0.81123">
                <text:p>0.81123</text:p>
              </table:table-cell>
              <table:table-cell office:value-type="float" office:value="0.67335">
                <text:p>0.67335</text:p>
              </table:table-cell>
              <table:table-cell office:value-type="float" office:value="0.63812">
                <text:p>0.63812</text:p>
              </table:table-cell>
              <table:table-cell office:value-type="float" office:value="0.75488">
                <text:p>0.75488</text:p>
              </table:table-cell>
              <table:table-cell office:value-type="float" office:value="0.77969">
                <text:p>0.77969</text:p>
              </table:table-cell>
            </table:table-row>
            <table:table-row>
              <table:table-cell office:value-type="string">
                <text:p>23-1</text:p>
                <draw:g>
                  <svg:desc>39subsets.A48:39subsets.A48</svg:desc>
                </draw:g>
              </table:table-cell>
              <table:table-cell office:value-type="float" office:value="0.77969">
                <text:p>0.77969</text:p>
                <draw:g>
                  <svg:desc>39subsets.B48:39subsets.P48</svg:desc>
                </draw:g>
              </table:table-cell>
              <table:table-cell office:value-type="float" office:value="0.62489">
                <text:p>0.62489</text:p>
              </table:table-cell>
              <table:table-cell office:value-type="float" office:value="0.73995">
                <text:p>0.73995</text:p>
              </table:table-cell>
              <table:table-cell office:value-type="float" office:value="0.99033">
                <text:p>0.99033</text:p>
              </table:table-cell>
              <table:table-cell office:value-type="float" office:value="0.81341">
                <text:p>0.81341</text:p>
              </table:table-cell>
              <table:table-cell office:value-type="float" office:value="0.7598">
                <text:p>0.7598</text:p>
              </table:table-cell>
              <table:table-cell office:value-type="float" office:value="0.81818">
                <text:p>0.81818</text:p>
              </table:table-cell>
              <table:table-cell office:value-type="float" office:value="0.89398">
                <text:p>0.89398</text:p>
              </table:table-cell>
              <table:table-cell office:value-type="float" office:value="0.8698">
                <text:p>0.8698</text:p>
              </table:table-cell>
              <table:table-cell office:value-type="float" office:value="0.86262">
                <text:p>0.86262</text:p>
              </table:table-cell>
              <table:table-cell office:value-type="float" office:value="0.91278">
                <text:p>0.91278</text:p>
              </table:table-cell>
              <table:table-cell office:value-type="float" office:value="0.99535">
                <text:p>0.99535</text:p>
              </table:table-cell>
              <table:table-cell office:value-type="float" office:value="1.01189">
                <text:p>1.01189</text:p>
              </table:table-cell>
              <table:table-cell office:value-type="float" office:value="1.0282">
                <text:p>1.0282</text:p>
              </table:table-cell>
              <table:table-cell office:value-type="float" office:value="1.02728">
                <text:p>1.02728</text:p>
              </table:table-cell>
            </table:table-row>
            <table:table-row>
              <table:table-cell office:value-type="string">
                <text:p>23-2</text:p>
                <draw:g>
                  <svg:desc>39subsets.A49:39subsets.A49</svg:desc>
                </draw:g>
              </table:table-cell>
              <table:table-cell office:value-type="float" office:value="1.41357">
                <text:p>1.41357</text:p>
                <draw:g>
                  <svg:desc>39subsets.B49:39subsets.P49</svg:desc>
                </draw:g>
              </table:table-cell>
              <table:table-cell office:value-type="float" office:value="1.4104">
                <text:p>1.4104</text:p>
              </table:table-cell>
              <table:table-cell office:value-type="float" office:value="1.31604">
                <text:p>1.31604</text:p>
              </table:table-cell>
              <table:table-cell office:value-type="float" office:value="1.61078">
                <text:p>1.61078</text:p>
              </table:table-cell>
              <table:table-cell office:value-type="float" office:value="1.28525">
                <text:p>1.28525</text:p>
              </table:table-cell>
              <table:table-cell office:value-type="float" office:value="1.09455">
                <text:p>1.09455</text:p>
              </table:table-cell>
              <table:table-cell office:value-type="float" office:value="0.89477">
                <text:p>0.89477</text:p>
              </table:table-cell>
              <table:table-cell office:value-type="float" office:value="0.79782">
                <text:p>0.79782</text:p>
              </table:table-cell>
              <table:table-cell office:value-type="float" office:value="0.4522">
                <text:p>0.4522</text:p>
              </table:table-cell>
              <table:table-cell office:value-type="float" office:value="0.3369">
                <text:p>0.3369</text:p>
              </table:table-cell>
              <table:table-cell office:value-type="float" office:value="0.17196">
                <text:p>0.17196</text:p>
              </table:table-cell>
              <table:table-cell office:value-type="float" office:value="0.12898">
                <text:p>0.12898</text:p>
              </table:table-cell>
              <table:table-cell office:value-type="float" office:value="0.08328">
                <text:p>0.08328</text:p>
              </table:table-cell>
              <table:table-cell office:value-type="float" office:value="0.06367">
                <text:p>0.06367</text:p>
              </table:table-cell>
              <table:table-cell office:value-type="float" office:value="0.07073">
                <text:p>0.07073</text:p>
              </table:table-cell>
            </table:table-row>
            <table:table-row>
              <table:table-cell office:value-type="string">
                <text:p>24-1</text:p>
                <draw:g>
                  <svg:desc>39subsets.A50:39subsets.A50</svg:desc>
                </draw:g>
              </table:table-cell>
              <table:table-cell office:value-type="float" office:value="0.07073">
                <text:p>0.07073</text:p>
                <draw:g>
                  <svg:desc>39subsets.B50:39subsets.P50</svg:desc>
                </draw:g>
              </table:table-cell>
              <table:table-cell office:value-type="float" office:value="0.0626">
                <text:p>0.0626</text:p>
              </table:table-cell>
              <table:table-cell office:value-type="float" office:value="0.09233">
                <text:p>0.09233</text:p>
              </table:table-cell>
              <table:table-cell office:value-type="float" office:value="0.12706">
                <text:p>0.12706</text:p>
              </table:table-cell>
              <table:table-cell office:value-type="float" office:value="0.21019">
                <text:p>0.21019</text:p>
              </table:table-cell>
              <table:table-cell office:value-type="float" office:value="0.29805">
                <text:p>0.29805</text:p>
              </table:table-cell>
              <table:table-cell office:value-type="float" office:value="0.42072">
                <text:p>0.42072</text:p>
              </table:table-cell>
              <table:table-cell office:value-type="float" office:value="0.65817">
                <text:p>0.65817</text:p>
              </table:table-cell>
              <table:table-cell office:value-type="float" office:value="0.92092">
                <text:p>0.92092</text:p>
              </table:table-cell>
              <table:table-cell office:value-type="float" office:value="1.15521">
                <text:p>1.15521</text:p>
              </table:table-cell>
              <table:table-cell office:value-type="float" office:value="1.3833">
                <text:p>1.3833</text:p>
              </table:table-cell>
              <table:table-cell office:value-type="float" office:value="1.49922">
                <text:p>1.49922</text:p>
              </table:table-cell>
              <table:table-cell office:value-type="float" office:value="1.69565">
                <text:p>1.69565</text:p>
              </table:table-cell>
              <table:table-cell office:value-type="float" office:value="1.74879">
                <text:p>1.74879</text:p>
              </table:table-cell>
              <table:table-cell office:value-type="float" office:value="1.88067">
                <text:p>1.88067</text:p>
              </table:table-cell>
            </table:table-row>
            <table:table-row>
              <table:table-cell office:value-type="string">
                <text:p>24-2</text:p>
                <draw:g>
                  <svg:desc>39subsets.A51:39subsets.A51</svg:desc>
                </draw:g>
              </table:table-cell>
              <table:table-cell office:value-type="float" office:value="1.45142">
                <text:p>1.45142</text:p>
                <draw:g>
                  <svg:desc>39subsets.B51:39subsets.P51</svg:desc>
                </draw:g>
              </table:table-cell>
              <table:table-cell office:value-type="float" office:value="1.39389">
                <text:p>1.39389</text:p>
              </table:table-cell>
              <table:table-cell office:value-type="float" office:value="1.33756">
                <text:p>1.33756</text:p>
              </table:table-cell>
              <table:table-cell office:value-type="float" office:value="1.299">
                <text:p>1.299</text:p>
              </table:table-cell>
              <table:table-cell office:value-type="float" office:value="1.23305">
                <text:p>1.23305</text:p>
              </table:table-cell>
              <table:table-cell office:value-type="float" office:value="1.10689">
                <text:p>1.10689</text:p>
              </table:table-cell>
              <table:table-cell office:value-type="float" office:value="1.00479">
                <text:p>1.00479</text:p>
              </table:table-cell>
              <table:table-cell office:value-type="float" office:value="0.74897">
                <text:p>0.74897</text:p>
              </table:table-cell>
              <table:table-cell office:value-type="float" office:value="0.55955">
                <text:p>0.55955</text:p>
              </table:table-cell>
              <table:table-cell office:value-type="float" office:value="0.41705">
                <text:p>0.41705</text:p>
              </table:table-cell>
              <table:table-cell office:value-type="float" office:value="0.34962">
                <text:p>0.34962</text:p>
              </table:table-cell>
              <table:table-cell office:value-type="float" office:value="0.33797">
                <text:p>0.33797</text:p>
              </table:table-cell>
              <table:table-cell office:value-type="float" office:value="0.31628">
                <text:p>0.31628</text:p>
              </table:table-cell>
              <table:table-cell office:value-type="float" office:value="0.30971">
                <text:p>0.30971</text:p>
              </table:table-cell>
              <table:table-cell office:value-type="float" office:value="0.3134">
                <text:p>0.3134</text:p>
              </table:table-cell>
            </table:table-row>
            <table:table-row>
              <table:table-cell office:value-type="string">
                <text:p>25-1</text:p>
                <draw:g>
                  <svg:desc>39subsets.A52:39subsets.A52</svg:desc>
                </draw:g>
              </table:table-cell>
              <table:table-cell office:value-type="float" office:value="0.13924">
                <text:p>0.13924</text:p>
                <draw:g>
                  <svg:desc>39subsets.B52:39subsets.P52</svg:desc>
                </draw:g>
              </table:table-cell>
              <table:table-cell office:value-type="float" office:value="0.1441">
                <text:p>0.1441</text:p>
              </table:table-cell>
              <table:table-cell office:value-type="float" office:value="0.15326">
                <text:p>0.15326</text:p>
              </table:table-cell>
              <table:table-cell office:value-type="float" office:value="0.16807">
                <text:p>0.16807</text:p>
              </table:table-cell>
              <table:table-cell office:value-type="float" office:value="0.21203">
                <text:p>0.21203</text:p>
              </table:table-cell>
              <table:table-cell office:value-type="float" office:value="0.2529">
                <text:p>0.2529</text:p>
              </table:table-cell>
              <table:table-cell office:value-type="float" office:value="0.32551">
                <text:p>0.32551</text:p>
              </table:table-cell>
              <table:table-cell office:value-type="float" office:value="0.41086">
                <text:p>0.41086</text:p>
              </table:table-cell>
              <table:table-cell office:value-type="float" office:value="0.49555">
                <text:p>0.49555</text:p>
              </table:table-cell>
              <table:table-cell office:value-type="float" office:value="0.56853">
                <text:p>0.56853</text:p>
              </table:table-cell>
              <table:table-cell office:value-type="float" office:value="0.59653">
                <text:p>0.59653</text:p>
              </table:table-cell>
              <table:table-cell office:value-type="float" office:value="0.62965">
                <text:p>0.62965</text:p>
              </table:table-cell>
              <table:table-cell office:value-type="float" office:value="0.6601">
                <text:p>0.6601</text:p>
              </table:table-cell>
              <table:table-cell office:value-type="float" office:value="0.69419">
                <text:p>0.69419</text:p>
              </table:table-cell>
              <table:table-cell office:value-type="float" office:value="0.67325">
                <text:p>0.67325</text:p>
              </table:table-cell>
            </table:table-row>
            <table:table-row>
              <table:table-cell office:value-type="string">
                <text:p>25-2</text:p>
                <draw:g>
                  <svg:desc>39subsets.A53:39subsets.A53</svg:desc>
                </draw:g>
              </table:table-cell>
              <table:table-cell office:value-type="float" office:value="0.80844">
                <text:p>0.80844</text:p>
                <draw:g>
                  <svg:desc>39subsets.B53:39subsets.P53</svg:desc>
                </draw:g>
              </table:table-cell>
              <table:table-cell office:value-type="float" office:value="0.75957">
                <text:p>0.75957</text:p>
              </table:table-cell>
              <table:table-cell office:value-type="float" office:value="0.70884">
                <text:p>0.70884</text:p>
              </table:table-cell>
              <table:table-cell office:value-type="float" office:value="0.63847">
                <text:p>0.63847</text:p>
              </table:table-cell>
              <table:table-cell office:value-type="float" office:value="0.56386">
                <text:p>0.56386</text:p>
              </table:table-cell>
              <table:table-cell office:value-type="float" office:value="0.48423">
                <text:p>0.48423</text:p>
              </table:table-cell>
              <table:table-cell office:value-type="float" office:value="0.45927">
                <text:p>0.45927</text:p>
              </table:table-cell>
              <table:table-cell office:value-type="float" office:value="0.37143">
                <text:p>0.37143</text:p>
              </table:table-cell>
              <table:table-cell office:value-type="float" office:value="0.31857">
                <text:p>0.31857</text:p>
              </table:table-cell>
              <table:table-cell office:value-type="float" office:value="0.28753">
                <text:p>0.28753</text:p>
              </table:table-cell>
              <table:table-cell office:value-type="float" office:value="0.25838">
                <text:p>0.25838</text:p>
              </table:table-cell>
              <table:table-cell office:value-type="float" office:value="0.21653">
                <text:p>0.21653</text:p>
              </table:table-cell>
              <table:table-cell office:value-type="float" office:value="0.20266">
                <text:p>0.20266</text:p>
              </table:table-cell>
              <table:table-cell office:value-type="float" office:value="0.17767">
                <text:p>0.17767</text:p>
              </table:table-cell>
              <table:table-cell office:value-type="float" office:value="0.16755">
                <text:p>0.16755</text:p>
              </table:table-cell>
            </table:table-row>
            <table:table-row>
              <table:table-cell office:value-type="string">
                <text:p>26-1</text:p>
                <draw:g>
                  <svg:desc>39subsets.A54:39subsets.A54</svg:desc>
                </draw:g>
              </table:table-cell>
              <table:table-cell office:value-type="float" office:value="0.16755">
                <text:p>0.16755</text:p>
                <draw:g>
                  <svg:desc>39subsets.B54:39subsets.P54</svg:desc>
                </draw:g>
              </table:table-cell>
              <table:table-cell office:value-type="float" office:value="0.16559">
                <text:p>0.16559</text:p>
              </table:table-cell>
              <table:table-cell office:value-type="float" office:value="0.14797">
                <text:p>0.14797</text:p>
              </table:table-cell>
              <table:table-cell office:value-type="float" office:value="0.16533">
                <text:p>0.16533</text:p>
              </table:table-cell>
              <table:table-cell office:value-type="float" office:value="0.18614">
                <text:p>0.18614</text:p>
              </table:table-cell>
              <table:table-cell office:value-type="float" office:value="0.20326">
                <text:p>0.20326</text:p>
              </table:table-cell>
              <table:table-cell office:value-type="float" office:value="0.23288">
                <text:p>0.23288</text:p>
              </table:table-cell>
              <table:table-cell office:value-type="float" office:value="0.25291">
                <text:p>0.25291</text:p>
              </table:table-cell>
              <table:table-cell office:value-type="float" office:value="0.24519">
                <text:p>0.24519</text:p>
              </table:table-cell>
              <table:table-cell office:value-type="float" office:value="0.32732">
                <text:p>0.32732</text:p>
              </table:table-cell>
              <table:table-cell office:value-type="float" office:value="0.40742">
                <text:p>0.40742</text:p>
              </table:table-cell>
              <table:table-cell office:value-type="float" office:value="0.40862">
                <text:p>0.40862</text:p>
              </table:table-cell>
              <table:table-cell office:value-type="float" office:value="0.43769">
                <text:p>0.43769</text:p>
              </table:table-cell>
              <table:table-cell office:value-type="float" office:value="0.45082">
                <text:p>0.45082</text:p>
              </table:table-cell>
              <table:table-cell office:value-type="float" office:value="0.52613">
                <text:p>0.52613</text:p>
              </table:table-cell>
            </table:table-row>
            <table:table-row>
              <table:table-cell office:value-type="string">
                <text:p>26-2</text:p>
                <draw:g>
                  <svg:desc>39subsets.A55:39subsets.A55</svg:desc>
                </draw:g>
              </table:table-cell>
              <table:table-cell office:value-type="float" office:value="0.94067">
                <text:p>0.94067</text:p>
                <draw:g>
                  <svg:desc>39subsets.B55:39subsets.P55</svg:desc>
                </draw:g>
              </table:table-cell>
              <table:table-cell office:value-type="float" office:value="0.90224">
                <text:p>0.90224</text:p>
              </table:table-cell>
              <table:table-cell office:value-type="float" office:value="0.84556">
                <text:p>0.84556</text:p>
              </table:table-cell>
              <table:table-cell office:value-type="float" office:value="0.78515">
                <text:p>0.78515</text:p>
              </table:table-cell>
              <table:table-cell office:value-type="float" office:value="0.7764">
                <text:p>0.7764</text:p>
              </table:table-cell>
              <table:table-cell office:value-type="float" office:value="0.71442">
                <text:p>0.71442</text:p>
              </table:table-cell>
              <table:table-cell office:value-type="float" office:value="0.67263">
                <text:p>0.67263</text:p>
              </table:table-cell>
              <table:table-cell office:value-type="float" office:value="0.58655">
                <text:p>0.58655</text:p>
              </table:table-cell>
              <table:table-cell office:value-type="float" office:value="0.53293">
                <text:p>0.53293</text:p>
              </table:table-cell>
              <table:table-cell office:value-type="float" office:value="0.443">
                <text:p>0.443</text:p>
              </table:table-cell>
              <table:table-cell office:value-type="float" office:value="0.39854">
                <text:p>0.39854</text:p>
              </table:table-cell>
              <table:table-cell office:value-type="float" office:value="0.35351">
                <text:p>0.35351</text:p>
              </table:table-cell>
              <table:table-cell office:value-type="float" office:value="0.33758">
                <text:p>0.33758</text:p>
              </table:table-cell>
              <table:table-cell office:value-type="float" office:value="0.33241">
                <text:p>0.33241</text:p>
              </table:table-cell>
              <table:table-cell office:value-type="float" office:value="0.30387">
                <text:p>0.30387</text:p>
              </table:table-cell>
            </table:table-row>
            <table:table-row>
              <table:table-cell office:value-type="string">
                <text:p>27-1</text:p>
                <draw:g>
                  <svg:desc>39subsets.A56:39subsets.A56</svg:desc>
                </draw:g>
              </table:table-cell>
              <table:table-cell office:value-type="float" office:value="0.30387">
                <text:p>0.30387</text:p>
                <draw:g>
                  <svg:desc>39subsets.B56:39subsets.P56</svg:desc>
                </draw:g>
              </table:table-cell>
              <table:table-cell office:value-type="float" office:value="0.29218">
                <text:p>0.29218</text:p>
              </table:table-cell>
              <table:table-cell office:value-type="float" office:value="0.30763">
                <text:p>0.30763</text:p>
              </table:table-cell>
              <table:table-cell office:value-type="float" office:value="0.32005">
                <text:p>0.32005</text:p>
              </table:table-cell>
              <table:table-cell office:value-type="float" office:value="0.31772">
                <text:p>0.31772</text:p>
              </table:table-cell>
              <table:table-cell office:value-type="float" office:value="0.33221">
                <text:p>0.33221</text:p>
              </table:table-cell>
              <table:table-cell office:value-type="float" office:value="0.36138">
                <text:p>0.36138</text:p>
              </table:table-cell>
              <table:table-cell office:value-type="float" office:value="0.38337">
                <text:p>0.38337</text:p>
              </table:table-cell>
              <table:table-cell office:value-type="float" office:value="0.44056">
                <text:p>0.44056</text:p>
              </table:table-cell>
              <table:table-cell office:value-type="float" office:value="0.47933">
                <text:p>0.47933</text:p>
              </table:table-cell>
              <table:table-cell office:value-type="float" office:value="0.53461">
                <text:p>0.53461</text:p>
              </table:table-cell>
              <table:table-cell office:value-type="float" office:value="0.57632">
                <text:p>0.57632</text:p>
              </table:table-cell>
              <table:table-cell office:value-type="float" office:value="0.60659">
                <text:p>0.60659</text:p>
              </table:table-cell>
              <table:table-cell office:value-type="float" office:value="0.64185">
                <text:p>0.64185</text:p>
              </table:table-cell>
              <table:table-cell office:value-type="float" office:value="0.69092">
                <text:p>0.69092</text:p>
              </table:table-cell>
            </table:table-row>
            <table:table-row>
              <table:table-cell office:value-type="string">
                <text:p>27-2</text:p>
                <draw:g>
                  <svg:desc>39subsets.A57:39subsets.A57</svg:desc>
                </draw:g>
              </table:table-cell>
              <table:table-cell office:value-type="float" office:value="0.50693">
                <text:p>0.50693</text:p>
                <draw:g>
                  <svg:desc>39subsets.B57:39subsets.P57</svg:desc>
                </draw:g>
              </table:table-cell>
              <table:table-cell office:value-type="float" office:value="0.48763">
                <text:p>0.48763</text:p>
              </table:table-cell>
              <table:table-cell office:value-type="float" office:value="0.40521">
                <text:p>0.40521</text:p>
              </table:table-cell>
              <table:table-cell office:value-type="float" office:value="0.32506">
                <text:p>0.32506</text:p>
              </table:table-cell>
              <table:table-cell office:value-type="float" office:value="0.30022">
                <text:p>0.30022</text:p>
              </table:table-cell>
              <table:table-cell office:value-type="float" office:value="0.248">
                <text:p>0.248</text:p>
              </table:table-cell>
              <table:table-cell office:value-type="float" office:value="0.17443">
                <text:p>0.17443</text:p>
              </table:table-cell>
              <table:table-cell office:value-type="float" office:value="0.14054">
                <text:p>0.14054</text:p>
              </table:table-cell>
              <table:table-cell office:value-type="float" office:value="0.0923">
                <text:p>0.0923</text:p>
              </table:table-cell>
              <table:table-cell office:value-type="float" office:value="0.06484">
                <text:p>0.06484</text:p>
              </table:table-cell>
              <table:table-cell office:value-type="float" office:value="0.04643">
                <text:p>0.04643</text:p>
              </table:table-cell>
              <table:table-cell office:value-type="float" office:value="0.03462">
                <text:p>0.03462</text:p>
              </table:table-cell>
              <table:table-cell office:value-type="float" office:value="0.02652">
                <text:p>0.02652</text:p>
              </table:table-cell>
              <table:table-cell office:value-type="float" office:value="0.0233">
                <text:p>0.0233</text:p>
              </table:table-cell>
              <table:table-cell office:value-type="float" office:value="0.02557">
                <text:p>0.02557</text:p>
              </table:table-cell>
            </table:table-row>
            <table:table-row>
              <table:table-cell office:value-type="string">
                <text:p>28-1</text:p>
                <draw:g>
                  <svg:desc>39subsets.A58:39subsets.A58</svg:desc>
                </draw:g>
              </table:table-cell>
              <table:table-cell office:value-type="float" office:value="0.02557">
                <text:p>0.02557</text:p>
                <draw:g>
                  <svg:desc>39subsets.B58:39subsets.P58</svg:desc>
                </draw:g>
              </table:table-cell>
              <table:table-cell office:value-type="float" office:value="0.02608">
                <text:p>0.02608</text:p>
              </table:table-cell>
              <table:table-cell office:value-type="float" office:value="0.03173">
                <text:p>0.03173</text:p>
              </table:table-cell>
              <table:table-cell office:value-type="float" office:value="0.04501">
                <text:p>0.04501</text:p>
              </table:table-cell>
              <table:table-cell office:value-type="float" office:value="0.07013">
                <text:p>0.07013</text:p>
              </table:table-cell>
              <table:table-cell office:value-type="float" office:value="0.12632">
                <text:p>0.12632</text:p>
              </table:table-cell>
              <table:table-cell office:value-type="float" office:value="0.16805">
                <text:p>0.16805</text:p>
              </table:table-cell>
              <table:table-cell office:value-type="float" office:value="0.24395">
                <text:p>0.24395</text:p>
              </table:table-cell>
              <table:table-cell office:value-type="float" office:value="0.3247">
                <text:p>0.3247</text:p>
              </table:table-cell>
              <table:table-cell office:value-type="float" office:value="0.4357">
                <text:p>0.4357</text:p>
              </table:table-cell>
              <table:table-cell office:value-type="float" office:value="0.5677">
                <text:p>0.5677</text:p>
              </table:table-cell>
              <table:table-cell office:value-type="float" office:value="0.71118">
                <text:p>0.71118</text:p>
              </table:table-cell>
              <table:table-cell office:value-type="float" office:value="0.83627">
                <text:p>0.83627</text:p>
              </table:table-cell>
              <table:table-cell office:value-type="float" office:value="0.9757">
                <text:p>0.9757</text:p>
              </table:table-cell>
              <table:table-cell office:value-type="float" office:value="1.13046">
                <text:p>1.13046</text:p>
              </table:table-cell>
            </table:table-row>
            <table:table-row>
              <table:table-cell office:value-type="string">
                <text:p>28-2</text:p>
                <draw:g>
                  <svg:desc>39subsets.A59:39subsets.A59</svg:desc>
                </draw:g>
              </table:table-cell>
              <table:table-cell office:value-type="float" office:value="1.22489">
                <text:p>1.22489</text:p>
                <draw:g>
                  <svg:desc>39subsets.B59:39subsets.P59</svg:desc>
                </draw:g>
              </table:table-cell>
              <table:table-cell office:value-type="float" office:value="1.17563">
                <text:p>1.17563</text:p>
              </table:table-cell>
              <table:table-cell office:value-type="float" office:value="1.1033">
                <text:p>1.1033</text:p>
              </table:table-cell>
              <table:table-cell office:value-type="float" office:value="1.09316">
                <text:p>1.09316</text:p>
              </table:table-cell>
              <table:table-cell office:value-type="float" office:value="1.00518">
                <text:p>1.00518</text:p>
              </table:table-cell>
              <table:table-cell office:value-type="float" office:value="0.91093">
                <text:p>0.91093</text:p>
              </table:table-cell>
              <table:table-cell office:value-type="float" office:value="0.83758">
                <text:p>0.83758</text:p>
              </table:table-cell>
              <table:table-cell office:value-type="float" office:value="0.73943">
                <text:p>0.73943</text:p>
              </table:table-cell>
              <table:table-cell office:value-type="float" office:value="0.6829">
                <text:p>0.6829</text:p>
              </table:table-cell>
              <table:table-cell office:value-type="float" office:value="0.61021">
                <text:p>0.61021</text:p>
              </table:table-cell>
              <table:table-cell office:value-type="float" office:value="0.53403">
                <text:p>0.53403</text:p>
              </table:table-cell>
              <table:table-cell office:value-type="float" office:value="0.46211">
                <text:p>0.46211</text:p>
              </table:table-cell>
              <table:table-cell office:value-type="float" office:value="0.40068">
                <text:p>0.40068</text:p>
              </table:table-cell>
              <table:table-cell office:value-type="float" office:value="0.38404">
                <text:p>0.38404</text:p>
              </table:table-cell>
              <table:table-cell office:value-type="float" office:value="0.4284">
                <text:p>0.4284</text:p>
              </table:table-cell>
            </table:table-row>
            <table:table-row>
              <table:table-cell office:value-type="string">
                <text:p>29-1</text:p>
                <draw:g>
                  <svg:desc>39subsets.A60:39subsets.A60</svg:desc>
                </draw:g>
              </table:table-cell>
              <table:table-cell office:value-type="float" office:value="0.42562">
                <text:p>0.42562</text:p>
                <draw:g>
                  <svg:desc>39subsets.B60:39subsets.P60</svg:desc>
                </draw:g>
              </table:table-cell>
              <table:table-cell office:value-type="float" office:value="0.39088">
                <text:p>0.39088</text:p>
              </table:table-cell>
              <table:table-cell office:value-type="float" office:value="0.46069">
                <text:p>0.46069</text:p>
              </table:table-cell>
              <table:table-cell office:value-type="float" office:value="0.45505">
                <text:p>0.45505</text:p>
              </table:table-cell>
              <table:table-cell office:value-type="float" office:value="0.50534">
                <text:p>0.50534</text:p>
              </table:table-cell>
              <table:table-cell office:value-type="float" office:value="0.55936">
                <text:p>0.55936</text:p>
              </table:table-cell>
              <table:table-cell office:value-type="float" office:value="0.62895">
                <text:p>0.62895</text:p>
              </table:table-cell>
              <table:table-cell office:value-type="float" office:value="0.72559">
                <text:p>0.72559</text:p>
              </table:table-cell>
              <table:table-cell office:value-type="float" office:value="0.94261">
                <text:p>0.94261</text:p>
              </table:table-cell>
              <table:table-cell office:value-type="float" office:value="0.97193">
                <text:p>0.97193</text:p>
              </table:table-cell>
              <table:table-cell office:value-type="float" office:value="1.12481">
                <text:p>1.12481</text:p>
              </table:table-cell>
              <table:table-cell office:value-type="float" office:value="1.16892">
                <text:p>1.16892</text:p>
              </table:table-cell>
              <table:table-cell office:value-type="float" office:value="1.26323">
                <text:p>1.26323</text:p>
              </table:table-cell>
              <table:table-cell office:value-type="float" office:value="1.36949">
                <text:p>1.36949</text:p>
              </table:table-cell>
              <table:table-cell office:value-type="float" office:value="1.4764">
                <text:p>1.4764</text:p>
              </table:table-cell>
            </table:table-row>
            <table:table-row>
              <table:table-cell office:value-type="string">
                <text:p>29-2</text:p>
                <draw:g>
                  <svg:desc>39subsets.A61:39subsets.A61</svg:desc>
                </draw:g>
              </table:table-cell>
              <table:table-cell office:value-type="float" office:value="1.27587">
                <text:p>1.27587</text:p>
                <draw:g>
                  <svg:desc>39subsets.B61:39subsets.P61</svg:desc>
                </draw:g>
              </table:table-cell>
              <table:table-cell office:value-type="float" office:value="1.32505">
                <text:p>1.32505</text:p>
              </table:table-cell>
              <table:table-cell office:value-type="float" office:value="1.08821">
                <text:p>1.08821</text:p>
              </table:table-cell>
              <table:table-cell office:value-type="float" office:value="0.96466">
                <text:p>0.96466</text:p>
              </table:table-cell>
              <table:table-cell office:value-type="float" office:value="0.89156">
                <text:p>0.89156</text:p>
              </table:table-cell>
              <table:table-cell office:value-type="float" office:value="0.78287">
                <text:p>0.78287</text:p>
              </table:table-cell>
              <table:table-cell office:value-type="float" office:value="0.71039">
                <text:p>0.71039</text:p>
              </table:table-cell>
              <table:table-cell office:value-type="float" office:value="0.53601">
                <text:p>0.53601</text:p>
              </table:table-cell>
              <table:table-cell office:value-type="float" office:value="0.32029">
                <text:p>0.32029</text:p>
              </table:table-cell>
              <table:table-cell office:value-type="float" office:value="0.31234">
                <text:p>0.31234</text:p>
              </table:table-cell>
              <table:table-cell office:value-type="float" office:value="0.19915">
                <text:p>0.19915</text:p>
              </table:table-cell>
              <table:table-cell office:value-type="float" office:value="0.16143">
                <text:p>0.16143</text:p>
              </table:table-cell>
              <table:table-cell office:value-type="float" office:value="0.15876">
                <text:p>0.15876</text:p>
              </table:table-cell>
              <table:table-cell office:value-type="float" office:value="0.11616">
                <text:p>0.11616</text:p>
              </table:table-cell>
              <table:table-cell office:value-type="float" office:value="0.09173">
                <text:p>0.09173</text:p>
              </table:table-cell>
            </table:table-row>
            <table:table-row>
              <table:table-cell office:value-type="string">
                <text:p>30-1</text:p>
                <draw:g>
                  <svg:desc>39subsets.A62:39subsets.A62</svg:desc>
                </draw:g>
              </table:table-cell>
              <table:table-cell office:value-type="float" office:value="0.20012">
                <text:p>0.20012</text:p>
                <draw:g>
                  <svg:desc>39subsets.B62:39subsets.P62</svg:desc>
                </draw:g>
              </table:table-cell>
              <table:table-cell office:value-type="float" office:value="0.21386">
                <text:p>0.21386</text:p>
              </table:table-cell>
              <table:table-cell office:value-type="float" office:value="0.29197">
                <text:p>0.29197</text:p>
              </table:table-cell>
              <table:table-cell office:value-type="float" office:value="0.29304">
                <text:p>0.29304</text:p>
              </table:table-cell>
              <table:table-cell office:value-type="float" office:value="0.39144">
                <text:p>0.39144</text:p>
              </table:table-cell>
              <table:table-cell office:value-type="float" office:value="0.45186">
                <text:p>0.45186</text:p>
              </table:table-cell>
              <table:table-cell office:value-type="float" office:value="0.56784">
                <text:p>0.56784</text:p>
              </table:table-cell>
              <table:table-cell office:value-type="float" office:value="0.744">
                <text:p>0.744</text:p>
              </table:table-cell>
              <table:table-cell office:value-type="float" office:value="0.73817">
                <text:p>0.73817</text:p>
              </table:table-cell>
              <table:table-cell office:value-type="float" office:value="0.8001">
                <text:p>0.8001</text:p>
              </table:table-cell>
              <table:table-cell office:value-type="float" office:value="0.98842">
                <text:p>0.98842</text:p>
              </table:table-cell>
              <table:table-cell office:value-type="float" office:value="1.207">
                <text:p>1.207</text:p>
              </table:table-cell>
              <table:table-cell office:value-type="float" office:value="1.46548">
                <text:p>1.46548</text:p>
              </table:table-cell>
              <table:table-cell office:value-type="float" office:value="1.63716">
                <text:p>1.63716</text:p>
              </table:table-cell>
              <table:table-cell office:value-type="float" office:value="1.83718">
                <text:p>1.83718</text:p>
              </table:table-cell>
            </table:table-row>
            <table:table-row>
              <table:table-cell office:value-type="string">
                <text:p>30-2</text:p>
                <draw:g>
                  <svg:desc>39subsets.A63:39subsets.A63</svg:desc>
                </draw:g>
              </table:table-cell>
              <table:table-cell office:value-type="float" office:value="1.68267">
                <text:p>1.68267</text:p>
                <draw:g>
                  <svg:desc>39subsets.B63:39subsets.P63</svg:desc>
                </draw:g>
              </table:table-cell>
              <table:table-cell office:value-type="float" office:value="1.58813">
                <text:p>1.58813</text:p>
              </table:table-cell>
              <table:table-cell office:value-type="float" office:value="1.41003">
                <text:p>1.41003</text:p>
              </table:table-cell>
              <table:table-cell office:value-type="float" office:value="1.37877">
                <text:p>1.37877</text:p>
              </table:table-cell>
              <table:table-cell office:value-type="float" office:value="1.23693">
                <text:p>1.23693</text:p>
              </table:table-cell>
              <table:table-cell office:value-type="float" office:value="1.13409">
                <text:p>1.13409</text:p>
              </table:table-cell>
              <table:table-cell office:value-type="float" office:value="0.9976">
                <text:p>0.9976</text:p>
              </table:table-cell>
              <table:table-cell office:value-type="float" office:value="0.73489">
                <text:p>0.73489</text:p>
              </table:table-cell>
              <table:table-cell office:value-type="float" office:value="0.76941">
                <text:p>0.76941</text:p>
              </table:table-cell>
              <table:table-cell office:value-type="float" office:value="0.6484">
                <text:p>0.6484</text:p>
              </table:table-cell>
              <table:table-cell office:value-type="float" office:value="0.47584">
                <text:p>0.47584</text:p>
              </table:table-cell>
              <table:table-cell office:value-type="float" office:value="0.32051">
                <text:p>0.32051</text:p>
              </table:table-cell>
              <table:table-cell office:value-type="float" office:value="0.26694">
                <text:p>0.26694</text:p>
              </table:table-cell>
              <table:table-cell office:value-type="float" office:value="0.26104">
                <text:p>0.26104</text:p>
              </table:table-cell>
              <table:table-cell office:value-type="float" office:value="0.29743">
                <text:p>0.29743</text:p>
              </table:table-cell>
            </table:table-row>
            <table:table-row>
              <table:table-cell office:value-type="string">
                <text:p>31-1</text:p>
                <draw:g>
                  <svg:desc>39subsets.A64:39subsets.A64</svg:desc>
                </draw:g>
              </table:table-cell>
              <table:table-cell office:value-type="float" office:value="0.29743">
                <text:p>0.29743</text:p>
                <draw:g>
                  <svg:desc>39subsets.B64:39subsets.P64</svg:desc>
                </draw:g>
              </table:table-cell>
              <table:table-cell office:value-type="float" office:value="0.27568">
                <text:p>0.27568</text:p>
              </table:table-cell>
              <table:table-cell office:value-type="float" office:value="0.26605">
                <text:p>0.26605</text:p>
              </table:table-cell>
              <table:table-cell office:value-type="float" office:value="0.29072">
                <text:p>0.29072</text:p>
              </table:table-cell>
              <table:table-cell office:value-type="float" office:value="0.32761">
                <text:p>0.32761</text:p>
              </table:table-cell>
              <table:table-cell office:value-type="float" office:value="0.37034">
                <text:p>0.37034</text:p>
              </table:table-cell>
              <table:table-cell office:value-type="float" office:value="0.43124">
                <text:p>0.43124</text:p>
              </table:table-cell>
              <table:table-cell office:value-type="float" office:value="0.50302">
                <text:p>0.50302</text:p>
              </table:table-cell>
              <table:table-cell office:value-type="float" office:value="0.54618">
                <text:p>0.54618</text:p>
              </table:table-cell>
              <table:table-cell office:value-type="float" office:value="0.621">
                <text:p>0.621</text:p>
              </table:table-cell>
              <table:table-cell office:value-type="float" office:value="0.76838">
                <text:p>0.76838</text:p>
              </table:table-cell>
              <table:table-cell office:value-type="float" office:value="0.82435">
                <text:p>0.82435</text:p>
              </table:table-cell>
              <table:table-cell office:value-type="float" office:value="0.90014">
                <text:p>0.90014</text:p>
              </table:table-cell>
              <table:table-cell office:value-type="float" office:value="1.02918">
                <text:p>1.02918</text:p>
              </table:table-cell>
              <table:table-cell office:value-type="float" office:value="1.0194">
                <text:p>1.0194</text:p>
              </table:table-cell>
            </table:table-row>
            <table:table-row>
              <table:table-cell office:value-type="string">
                <text:p>31-2</text:p>
                <draw:g>
                  <svg:desc>39subsets.A65:39subsets.A65</svg:desc>
                </draw:g>
              </table:table-cell>
              <table:table-cell office:value-type="float" office:value="1.44219">
                <text:p>1.44219</text:p>
                <draw:g>
                  <svg:desc>39subsets.B65:39subsets.P65</svg:desc>
                </draw:g>
              </table:table-cell>
              <table:table-cell office:value-type="float" office:value="1.41946">
                <text:p>1.41946</text:p>
              </table:table-cell>
              <table:table-cell office:value-type="float" office:value="1.34243">
                <text:p>1.34243</text:p>
              </table:table-cell>
              <table:table-cell office:value-type="float" office:value="1.21888">
                <text:p>1.21888</text:p>
              </table:table-cell>
              <table:table-cell office:value-type="float" office:value="1.15832">
                <text:p>1.15832</text:p>
              </table:table-cell>
              <table:table-cell office:value-type="float" office:value="1.06862">
                <text:p>1.06862</text:p>
              </table:table-cell>
              <table:table-cell office:value-type="float" office:value="1.02188">
                <text:p>1.02188</text:p>
              </table:table-cell>
              <table:table-cell office:value-type="float" office:value="0.93104">
                <text:p>0.93104</text:p>
              </table:table-cell>
              <table:table-cell office:value-type="float" office:value="0.89434">
                <text:p>0.89434</text:p>
              </table:table-cell>
              <table:table-cell office:value-type="float" office:value="0.82172">
                <text:p>0.82172</text:p>
              </table:table-cell>
              <table:table-cell office:value-type="float" office:value="0.66635">
                <text:p>0.66635</text:p>
              </table:table-cell>
              <table:table-cell office:value-type="float" office:value="0.70963">
                <text:p>0.70963</text:p>
              </table:table-cell>
              <table:table-cell office:value-type="float" office:value="0.65284">
                <text:p>0.65284</text:p>
              </table:table-cell>
              <table:table-cell office:value-type="float" office:value="0.64194">
                <text:p>0.64194</text:p>
              </table:table-cell>
              <table:table-cell office:value-type="float" office:value="0.58045">
                <text:p>0.58045</text:p>
              </table:table-cell>
            </table:table-row>
            <table:table-row>
              <table:table-cell office:value-type="string">
                <text:p>32-1</text:p>
                <draw:g>
                  <svg:desc>39subsets.A66:39subsets.A66</svg:desc>
                </draw:g>
              </table:table-cell>
              <table:table-cell office:value-type="float" office:value="0.18412">
                <text:p>0.18412</text:p>
                <draw:g>
                  <svg:desc>39subsets.B66:39subsets.P66</svg:desc>
                </draw:g>
              </table:table-cell>
              <table:table-cell office:value-type="float" office:value="0.18631">
                <text:p>0.18631</text:p>
              </table:table-cell>
              <table:table-cell office:value-type="float" office:value="0.19782">
                <text:p>0.19782</text:p>
              </table:table-cell>
              <table:table-cell office:value-type="float" office:value="0.25597">
                <text:p>0.25597</text:p>
              </table:table-cell>
              <table:table-cell office:value-type="float" office:value="0.29681">
                <text:p>0.29681</text:p>
              </table:table-cell>
              <table:table-cell office:value-type="float" office:value="0.41894">
                <text:p>0.41894</text:p>
              </table:table-cell>
              <table:table-cell office:value-type="float" office:value="0.50834">
                <text:p>0.50834</text:p>
              </table:table-cell>
              <table:table-cell office:value-type="float" office:value="0.61185">
                <text:p>0.61185</text:p>
              </table:table-cell>
              <table:table-cell office:value-type="float" office:value="0.67708">
                <text:p>0.67708</text:p>
              </table:table-cell>
              <table:table-cell office:value-type="float" office:value="0.81713">
                <text:p>0.81713</text:p>
              </table:table-cell>
              <table:table-cell office:value-type="float" office:value="0.94632">
                <text:p>0.94632</text:p>
              </table:table-cell>
              <table:table-cell office:value-type="float" office:value="1.11355">
                <text:p>1.11355</text:p>
              </table:table-cell>
              <table:table-cell office:value-type="float" office:value="1.21993">
                <text:p>1.21993</text:p>
              </table:table-cell>
              <table:table-cell office:value-type="float" office:value="1.22982">
                <text:p>1.22982</text:p>
              </table:table-cell>
              <table:table-cell office:value-type="float" office:value="1.37482">
                <text:p>1.37482</text:p>
              </table:table-cell>
            </table:table-row>
            <table:table-row>
              <table:table-cell office:value-type="string">
                <text:p>32-2</text:p>
                <draw:g>
                  <svg:desc>39subsets.A67:39subsets.A67</svg:desc>
                </draw:g>
              </table:table-cell>
              <table:table-cell office:value-type="float" office:value="1.11159">
                <text:p>1.11159</text:p>
                <draw:g>
                  <svg:desc>39subsets.B67:39subsets.P67</svg:desc>
                </draw:g>
              </table:table-cell>
              <table:table-cell office:value-type="float" office:value="1.03405">
                <text:p>1.03405</text:p>
              </table:table-cell>
              <table:table-cell office:value-type="float" office:value="0.95462">
                <text:p>0.95462</text:p>
              </table:table-cell>
              <table:table-cell office:value-type="float" office:value="0.78295">
                <text:p>0.78295</text:p>
              </table:table-cell>
              <table:table-cell office:value-type="float" office:value="0.7198">
                <text:p>0.7198</text:p>
              </table:table-cell>
              <table:table-cell office:value-type="float" office:value="0.60451">
                <text:p>0.60451</text:p>
              </table:table-cell>
              <table:table-cell office:value-type="float" office:value="0.50352">
                <text:p>0.50352</text:p>
              </table:table-cell>
              <table:table-cell office:value-type="float" office:value="0.44606">
                <text:p>0.44606</text:p>
              </table:table-cell>
              <table:table-cell office:value-type="float" office:value="0.36755">
                <text:p>0.36755</text:p>
              </table:table-cell>
              <table:table-cell office:value-type="float" office:value="0.29199">
                <text:p>0.29199</text:p>
              </table:table-cell>
              <table:table-cell office:value-type="float" office:value="0.20355">
                <text:p>0.20355</text:p>
              </table:table-cell>
              <table:table-cell office:value-type="float" office:value="0.15724">
                <text:p>0.15724</text:p>
              </table:table-cell>
              <table:table-cell office:value-type="float" office:value="0.13422">
                <text:p>0.13422</text:p>
              </table:table-cell>
              <table:table-cell office:value-type="float" office:value="0.12601">
                <text:p>0.12601</text:p>
              </table:table-cell>
              <table:table-cell office:value-type="float" office:value="0.10731">
                <text:p>0.10731</text:p>
              </table:table-cell>
            </table:table-row>
            <table:table-row>
              <table:table-cell office:value-type="string">
                <text:p>33-1</text:p>
                <draw:g>
                  <svg:desc>39subsets.A68:39subsets.A68</svg:desc>
                </draw:g>
              </table:table-cell>
              <table:table-cell office:value-type="float" office:value="0.10731">
                <text:p>0.10731</text:p>
                <draw:g>
                  <svg:desc>39subsets.B68:39subsets.P68</svg:desc>
                </draw:g>
              </table:table-cell>
              <table:table-cell office:value-type="float" office:value="0.12777">
                <text:p>0.12777</text:p>
              </table:table-cell>
              <table:table-cell office:value-type="float" office:value="0.16298">
                <text:p>0.16298</text:p>
              </table:table-cell>
              <table:table-cell office:value-type="float" office:value="0.18428">
                <text:p>0.18428</text:p>
              </table:table-cell>
              <table:table-cell office:value-type="float" office:value="0.24817">
                <text:p>0.24817</text:p>
              </table:table-cell>
              <table:table-cell office:value-type="float" office:value="0.30031">
                <text:p>0.30031</text:p>
              </table:table-cell>
              <table:table-cell office:value-type="float" office:value="0.34797">
                <text:p>0.34797</text:p>
              </table:table-cell>
              <table:table-cell office:value-type="float" office:value="0.44325">
                <text:p>0.44325</text:p>
              </table:table-cell>
              <table:table-cell office:value-type="float" office:value="0.55308">
                <text:p>0.55308</text:p>
              </table:table-cell>
              <table:table-cell office:value-type="float" office:value="0.65514">
                <text:p>0.65514</text:p>
              </table:table-cell>
              <table:table-cell office:value-type="float" office:value="0.71319">
                <text:p>0.71319</text:p>
              </table:table-cell>
              <table:table-cell office:value-type="float" office:value="0.80496">
                <text:p>0.80496</text:p>
              </table:table-cell>
              <table:table-cell office:value-type="float" office:value="0.95997">
                <text:p>0.95997</text:p>
              </table:table-cell>
              <table:table-cell office:value-type="float" office:value="1.02542">
                <text:p>1.02542</text:p>
              </table:table-cell>
              <table:table-cell office:value-type="float" office:value="1.13906">
                <text:p>1.13906</text:p>
              </table:table-cell>
            </table:table-row>
            <table:table-row>
              <table:table-cell office:value-type="string">
                <text:p>33-2</text:p>
                <draw:g>
                  <svg:desc>39subsets.A69:39subsets.A69</svg:desc>
                </draw:g>
              </table:table-cell>
              <table:table-cell office:value-type="float" office:value="0.794">
                <text:p>0.794</text:p>
                <draw:g>
                  <svg:desc>39subsets.B69:39subsets.P69</svg:desc>
                </draw:g>
              </table:table-cell>
              <table:table-cell office:value-type="float" office:value="0.76583">
                <text:p>0.76583</text:p>
              </table:table-cell>
              <table:table-cell office:value-type="float" office:value="0.65912">
                <text:p>0.65912</text:p>
              </table:table-cell>
              <table:table-cell office:value-type="float" office:value="0.58298">
                <text:p>0.58298</text:p>
              </table:table-cell>
              <table:table-cell office:value-type="float" office:value="0.47689">
                <text:p>0.47689</text:p>
              </table:table-cell>
              <table:table-cell office:value-type="float" office:value="0.39283">
                <text:p>0.39283</text:p>
              </table:table-cell>
              <table:table-cell office:value-type="float" office:value="0.32822">
                <text:p>0.32822</text:p>
              </table:table-cell>
              <table:table-cell office:value-type="float" office:value="0.26949">
                <text:p>0.26949</text:p>
              </table:table-cell>
              <table:table-cell office:value-type="float" office:value="0.2141">
                <text:p>0.2141</text:p>
              </table:table-cell>
              <table:table-cell office:value-type="float" office:value="0.16608">
                <text:p>0.16608</text:p>
              </table:table-cell>
              <table:table-cell office:value-type="float" office:value="0.11964">
                <text:p>0.11964</text:p>
              </table:table-cell>
              <table:table-cell office:value-type="float" office:value="0.11032">
                <text:p>0.11032</text:p>
              </table:table-cell>
              <table:table-cell office:value-type="float" office:value="0.0948">
                <text:p>0.0948</text:p>
              </table:table-cell>
              <table:table-cell office:value-type="float" office:value="0.09289">
                <text:p>0.09289</text:p>
              </table:table-cell>
              <table:table-cell office:value-type="float" office:value="0.10897">
                <text:p>0.10897</text:p>
              </table:table-cell>
            </table:table-row>
            <table:table-row>
              <table:table-cell office:value-type="string">
                <text:p>34-1</text:p>
                <draw:g>
                  <svg:desc>39subsets.A70:39subsets.A70</svg:desc>
                </draw:g>
              </table:table-cell>
              <table:table-cell office:value-type="float" office:value="0.11036">
                <text:p>0.11036</text:p>
                <draw:g>
                  <svg:desc>39subsets.B70:39subsets.P70</svg:desc>
                </draw:g>
              </table:table-cell>
              <table:table-cell office:value-type="float" office:value="0.10447">
                <text:p>0.10447</text:p>
              </table:table-cell>
              <table:table-cell office:value-type="float" office:value="0.12142">
                <text:p>0.12142</text:p>
              </table:table-cell>
              <table:table-cell office:value-type="float" office:value="0.16004">
                <text:p>0.16004</text:p>
              </table:table-cell>
              <table:table-cell office:value-type="float" office:value="0.33173">
                <text:p>0.33173</text:p>
              </table:table-cell>
              <table:table-cell office:value-type="float" office:value="0.49409">
                <text:p>0.49409</text:p>
              </table:table-cell>
              <table:table-cell office:value-type="float" office:value="0.7451">
                <text:p>0.7451</text:p>
              </table:table-cell>
              <table:table-cell office:value-type="float" office:value="1.93669">
                <text:p>1.93669</text:p>
              </table:table-cell>
              <table:table-cell office:value-type="float" office:value="1.56073">
                <text:p>1.56073</text:p>
              </table:table-cell>
              <table:table-cell office:value-type="float" office:value="1.78042">
                <text:p>1.78042</text:p>
              </table:table-cell>
              <table:table-cell office:value-type="float" office:value="1.80647">
                <text:p>1.80647</text:p>
              </table:table-cell>
              <table:table-cell office:value-type="float" office:value="1.87242">
                <text:p>1.87242</text:p>
              </table:table-cell>
              <table:table-cell office:value-type="float" office:value="1.98517">
                <text:p>1.98517</text:p>
              </table:table-cell>
              <table:table-cell office:value-type="float" office:value="1.8067">
                <text:p>1.8067</text:p>
              </table:table-cell>
              <table:table-cell office:value-type="float" office:value="1.92071">
                <text:p>1.92071</text:p>
              </table:table-cell>
            </table:table-row>
            <table:table-row>
              <table:table-cell office:value-type="string">
                <text:p>34-2</text:p>
                <draw:g>
                  <svg:desc>39subsets.A71:39subsets.A71</svg:desc>
                </draw:g>
              </table:table-cell>
              <table:table-cell office:value-type="float" office:value="1.6221">
                <text:p>1.6221</text:p>
                <draw:g>
                  <svg:desc>39subsets.B71:39subsets.P71</svg:desc>
                </draw:g>
              </table:table-cell>
              <table:table-cell office:value-type="float" office:value="1.61577">
                <text:p>1.61577</text:p>
              </table:table-cell>
              <table:table-cell office:value-type="float" office:value="1.58409">
                <text:p>1.58409</text:p>
              </table:table-cell>
              <table:table-cell office:value-type="float" office:value="1.48577">
                <text:p>1.48577</text:p>
              </table:table-cell>
              <table:table-cell office:value-type="float" office:value="1.41114">
                <text:p>1.41114</text:p>
              </table:table-cell>
              <table:table-cell office:value-type="float" office:value="1.3466">
                <text:p>1.3466</text:p>
              </table:table-cell>
              <table:table-cell office:value-type="float" office:value="1.44076">
                <text:p>1.44076</text:p>
              </table:table-cell>
              <table:table-cell office:value-type="float" office:value="0.92283">
                <text:p>0.92283</text:p>
              </table:table-cell>
              <table:table-cell office:value-type="float" office:value="0.87079">
                <text:p>0.87079</text:p>
              </table:table-cell>
              <table:table-cell office:value-type="float" office:value="0.6693">
                <text:p>0.6693</text:p>
              </table:table-cell>
              <table:table-cell office:value-type="float" office:value="0.66342">
                <text:p>0.66342</text:p>
              </table:table-cell>
              <table:table-cell office:value-type="float" office:value="0.5035">
                <text:p>0.5035</text:p>
              </table:table-cell>
              <table:table-cell office:value-type="float" office:value="0.52986">
                <text:p>0.52986</text:p>
              </table:table-cell>
              <table:table-cell office:value-type="float" office:value="0.37314">
                <text:p>0.37314</text:p>
              </table:table-cell>
              <table:table-cell office:value-type="float" office:value="0.41582">
                <text:p>0.41582</text:p>
              </table:table-cell>
            </table:table-row>
            <table:table-row>
              <table:table-cell office:value-type="string">
                <text:p>35-1</text:p>
                <draw:g>
                  <svg:desc>39subsets.A72:39subsets.A72</svg:desc>
                </draw:g>
              </table:table-cell>
              <table:table-cell office:value-type="float" office:value="0.16606">
                <text:p>0.16606</text:p>
                <draw:g>
                  <svg:desc>39subsets.B72:39subsets.P72</svg:desc>
                </draw:g>
              </table:table-cell>
              <table:table-cell office:value-type="float" office:value="0.16389">
                <text:p>0.16389</text:p>
              </table:table-cell>
              <table:table-cell office:value-type="float" office:value="0.16538">
                <text:p>0.16538</text:p>
              </table:table-cell>
              <table:table-cell office:value-type="float" office:value="0.1326">
                <text:p>0.1326</text:p>
              </table:table-cell>
              <table:table-cell office:value-type="float" office:value="0.15835">
                <text:p>0.15835</text:p>
              </table:table-cell>
              <table:table-cell office:value-type="float" office:value="0.20338">
                <text:p>0.20338</text:p>
              </table:table-cell>
              <table:table-cell office:value-type="float" office:value="0.2348">
                <text:p>0.2348</text:p>
              </table:table-cell>
              <table:table-cell office:value-type="float" office:value="0.25888">
                <text:p>0.25888</text:p>
              </table:table-cell>
              <table:table-cell office:value-type="float" office:value="0.32989">
                <text:p>0.32989</text:p>
              </table:table-cell>
              <table:table-cell office:value-type="float" office:value="0.39651">
                <text:p>0.39651</text:p>
              </table:table-cell>
              <table:table-cell office:value-type="float" office:value="0.4402">
                <text:p>0.4402</text:p>
              </table:table-cell>
              <table:table-cell office:value-type="float" office:value="0.51413">
                <text:p>0.51413</text:p>
              </table:table-cell>
              <table:table-cell office:value-type="float" office:value="0.59265">
                <text:p>0.59265</text:p>
              </table:table-cell>
              <table:table-cell office:value-type="float" office:value="0.63786">
                <text:p>0.63786</text:p>
              </table:table-cell>
              <table:table-cell office:value-type="float" office:value="0.77282">
                <text:p>0.77282</text:p>
              </table:table-cell>
            </table:table-row>
            <table:table-row>
              <table:table-cell office:value-type="string">
                <text:p>35-2</text:p>
                <draw:g>
                  <svg:desc>39subsets.A73:39subsets.A73</svg:desc>
                </draw:g>
              </table:table-cell>
              <table:table-cell office:value-type="float" office:value="0.48995">
                <text:p>0.48995</text:p>
                <draw:g>
                  <svg:desc>39subsets.B73:39subsets.P73</svg:desc>
                </draw:g>
              </table:table-cell>
              <table:table-cell office:value-type="float" office:value="0.49267">
                <text:p>0.49267</text:p>
              </table:table-cell>
              <table:table-cell office:value-type="float" office:value="0.44766">
                <text:p>0.44766</text:p>
              </table:table-cell>
              <table:table-cell office:value-type="float" office:value="0.46086">
                <text:p>0.46086</text:p>
              </table:table-cell>
              <table:table-cell office:value-type="float" office:value="0.37843">
                <text:p>0.37843</text:p>
              </table:table-cell>
              <table:table-cell office:value-type="float" office:value="0.37896">
                <text:p>0.37896</text:p>
              </table:table-cell>
              <table:table-cell office:value-type="float" office:value="0.358">
                <text:p>0.358</text:p>
              </table:table-cell>
              <table:table-cell office:value-type="float" office:value="0.32666">
                <text:p>0.32666</text:p>
              </table:table-cell>
              <table:table-cell office:value-type="float" office:value="0.28622">
                <text:p>0.28622</text:p>
              </table:table-cell>
              <table:table-cell office:value-type="float" office:value="0.25569">
                <text:p>0.25569</text:p>
              </table:table-cell>
              <table:table-cell office:value-type="float" office:value="0.22554">
                <text:p>0.22554</text:p>
              </table:table-cell>
              <table:table-cell office:value-type="float" office:value="0.26742">
                <text:p>0.26742</text:p>
              </table:table-cell>
              <table:table-cell office:value-type="float" office:value="0.23019">
                <text:p>0.23019</text:p>
              </table:table-cell>
              <table:table-cell office:value-type="float" office:value="0.23633">
                <text:p>0.23633</text:p>
              </table:table-cell>
              <table:table-cell office:value-type="float" office:value="0.28806">
                <text:p>0.28806</text:p>
              </table:table-cell>
            </table:table-row>
            <table:table-row>
              <table:table-cell office:value-type="string">
                <text:p>36-1</text:p>
                <draw:g>
                  <svg:desc>39subsets.A74:39subsets.A74</svg:desc>
                </draw:g>
              </table:table-cell>
              <table:table-cell office:value-type="float" office:value="0.28806">
                <text:p>0.28806</text:p>
                <draw:g>
                  <svg:desc>39subsets.B74:39subsets.P74</svg:desc>
                </draw:g>
              </table:table-cell>
              <table:table-cell office:value-type="float" office:value="0.24602">
                <text:p>0.24602</text:p>
              </table:table-cell>
              <table:table-cell office:value-type="float" office:value="0.28147">
                <text:p>0.28147</text:p>
              </table:table-cell>
              <table:table-cell office:value-type="float" office:value="0.2818">
                <text:p>0.2818</text:p>
              </table:table-cell>
              <table:table-cell office:value-type="float" office:value="0.32416">
                <text:p>0.32416</text:p>
              </table:table-cell>
              <table:table-cell office:value-type="float" office:value="0.40961">
                <text:p>0.40961</text:p>
              </table:table-cell>
              <table:table-cell office:value-type="float" office:value="0.4865">
                <text:p>0.4865</text:p>
              </table:table-cell>
              <table:table-cell office:value-type="float" office:value="0.54036">
                <text:p>0.54036</text:p>
              </table:table-cell>
              <table:table-cell office:value-type="float" office:value="0.67209">
                <text:p>0.67209</text:p>
              </table:table-cell>
              <table:table-cell office:value-type="float" office:value="0.73655">
                <text:p>0.73655</text:p>
              </table:table-cell>
              <table:table-cell office:value-type="float" office:value="0.79736">
                <text:p>0.79736</text:p>
              </table:table-cell>
              <table:table-cell office:value-type="float" office:value="0.91643">
                <text:p>0.91643</text:p>
              </table:table-cell>
              <table:table-cell office:value-type="float" office:value="1.10186">
                <text:p>1.10186</text:p>
              </table:table-cell>
              <table:table-cell office:value-type="float" office:value="1.21228">
                <text:p>1.21228</text:p>
              </table:table-cell>
              <table:table-cell office:value-type="float" office:value="1.35307">
                <text:p>1.35307</text:p>
              </table:table-cell>
            </table:table-row>
            <table:table-row>
              <table:table-cell office:value-type="string">
                <text:p>36-2</text:p>
                <draw:g>
                  <svg:desc>39subsets.A75:39subsets.A75</svg:desc>
                </draw:g>
              </table:table-cell>
              <table:table-cell office:value-type="float" office:value="1.07774">
                <text:p>1.07774</text:p>
                <draw:g>
                  <svg:desc>39subsets.B75:39subsets.P75</svg:desc>
                </draw:g>
              </table:table-cell>
              <table:table-cell office:value-type="float" office:value="1.05541">
                <text:p>1.05541</text:p>
              </table:table-cell>
              <table:table-cell office:value-type="float" office:value="0.94854">
                <text:p>0.94854</text:p>
              </table:table-cell>
              <table:table-cell office:value-type="float" office:value="0.89349">
                <text:p>0.89349</text:p>
              </table:table-cell>
              <table:table-cell office:value-type="float" office:value="0.76805">
                <text:p>0.76805</text:p>
              </table:table-cell>
              <table:table-cell office:value-type="float" office:value="0.67984">
                <text:p>0.67984</text:p>
              </table:table-cell>
              <table:table-cell office:value-type="float" office:value="0.56649">
                <text:p>0.56649</text:p>
              </table:table-cell>
              <table:table-cell office:value-type="float" office:value="0.53866">
                <text:p>0.53866</text:p>
              </table:table-cell>
              <table:table-cell office:value-type="float" office:value="0.43058">
                <text:p>0.43058</text:p>
              </table:table-cell>
              <table:table-cell office:value-type="float" office:value="0.40006">
                <text:p>0.40006</text:p>
              </table:table-cell>
              <table:table-cell office:value-type="float" office:value="0.37831">
                <text:p>0.37831</text:p>
              </table:table-cell>
              <table:table-cell office:value-type="float" office:value="0.32481">
                <text:p>0.32481</text:p>
              </table:table-cell>
              <table:table-cell office:value-type="float" office:value="0.3143">
                <text:p>0.3143</text:p>
              </table:table-cell>
              <table:table-cell office:value-type="float" office:value="0.25168">
                <text:p>0.25168</text:p>
              </table:table-cell>
              <table:table-cell office:value-type="float" office:value="0.30156">
                <text:p>0.30156</text:p>
              </table:table-cell>
            </table:table-row>
            <table:table-row>
              <table:table-cell office:value-type="string">
                <text:p>37-1</text:p>
                <draw:g>
                  <svg:desc>39subsets.A76:39subsets.A76</svg:desc>
                </draw:g>
              </table:table-cell>
              <table:table-cell office:value-type="float" office:value="0.30156">
                <text:p>0.30156</text:p>
                <draw:g>
                  <svg:desc>39subsets.B76:39subsets.P76</svg:desc>
                </draw:g>
              </table:table-cell>
              <table:table-cell office:value-type="float" office:value="0.28267">
                <text:p>0.28267</text:p>
              </table:table-cell>
              <table:table-cell office:value-type="float" office:value="0.30132">
                <text:p>0.30132</text:p>
              </table:table-cell>
              <table:table-cell office:value-type="float" office:value="0.41671">
                <text:p>0.41671</text:p>
              </table:table-cell>
              <table:table-cell office:value-type="float" office:value="0.4876">
                <text:p>0.4876</text:p>
              </table:table-cell>
              <table:table-cell office:value-type="float" office:value="0.62018">
                <text:p>0.62018</text:p>
              </table:table-cell>
              <table:table-cell office:value-type="float" office:value="0.63665">
                <text:p>0.63665</text:p>
              </table:table-cell>
              <table:table-cell office:value-type="float" office:value="0.6398">
                <text:p>0.6398</text:p>
              </table:table-cell>
              <table:table-cell office:value-type="float" office:value="0.84476">
                <text:p>0.84476</text:p>
              </table:table-cell>
              <table:table-cell office:value-type="float" office:value="1.04265">
                <text:p>1.04265</text:p>
              </table:table-cell>
              <table:table-cell office:value-type="float" office:value="1.13437">
                <text:p>1.13437</text:p>
              </table:table-cell>
              <table:table-cell office:value-type="float" office:value="1.20658">
                <text:p>1.20658</text:p>
              </table:table-cell>
              <table:table-cell office:value-type="float" office:value="1.22753">
                <text:p>1.22753</text:p>
              </table:table-cell>
              <table:table-cell office:value-type="float" office:value="1.24201">
                <text:p>1.24201</text:p>
              </table:table-cell>
              <table:table-cell office:value-type="float" office:value="1.24618">
                <text:p>1.24618</text:p>
              </table:table-cell>
            </table:table-row>
            <table:table-row>
              <table:table-cell office:value-type="string">
                <text:p>37-2</text:p>
                <draw:g>
                  <svg:desc>39subsets.A77:39subsets.A77</svg:desc>
                </draw:g>
              </table:table-cell>
              <table:table-cell office:value-type="float" office:value="1.48269">
                <text:p>1.48269</text:p>
                <draw:g>
                  <svg:desc>39subsets.B77:39subsets.P77</svg:desc>
                </draw:g>
              </table:table-cell>
              <table:table-cell office:value-type="float" office:value="1.44064">
                <text:p>1.44064</text:p>
              </table:table-cell>
              <table:table-cell office:value-type="float" office:value="1.39123">
                <text:p>1.39123</text:p>
              </table:table-cell>
              <table:table-cell office:value-type="float" office:value="1.2882">
                <text:p>1.2882</text:p>
              </table:table-cell>
              <table:table-cell office:value-type="float" office:value="1.17566">
                <text:p>1.17566</text:p>
              </table:table-cell>
              <table:table-cell office:value-type="float" office:value="1.01867">
                <text:p>1.01867</text:p>
              </table:table-cell>
              <table:table-cell office:value-type="float" office:value="0.90791">
                <text:p>0.90791</text:p>
              </table:table-cell>
              <table:table-cell office:value-type="float" office:value="0.82187">
                <text:p>0.82187</text:p>
              </table:table-cell>
              <table:table-cell office:value-type="float" office:value="0.71947">
                <text:p>0.71947</text:p>
              </table:table-cell>
              <table:table-cell office:value-type="float" office:value="0.69509">
                <text:p>0.69509</text:p>
              </table:table-cell>
              <table:table-cell office:value-type="float" office:value="0.4718">
                <text:p>0.4718</text:p>
              </table:table-cell>
              <table:table-cell office:value-type="float" office:value="0.3689">
                <text:p>0.3689</text:p>
              </table:table-cell>
              <table:table-cell office:value-type="float" office:value="0.33578">
                <text:p>0.33578</text:p>
              </table:table-cell>
              <table:table-cell office:value-type="float" office:value="0.23871">
                <text:p>0.23871</text:p>
              </table:table-cell>
              <table:table-cell office:value-type="float" office:value="0.2912">
                <text:p>0.2912</text:p>
              </table:table-cell>
            </table:table-row>
            <table:table-row>
              <table:table-cell office:value-type="string">
                <text:p>38-1</text:p>
                <draw:g>
                  <svg:desc>39subsets.A78:39subsets.A78</svg:desc>
                </draw:g>
              </table:table-cell>
              <table:table-cell office:value-type="float" office:value="0.76172">
                <text:p>0.76172</text:p>
                <draw:g>
                  <svg:desc>39subsets.B78:39subsets.P78</svg:desc>
                </draw:g>
              </table:table-cell>
              <table:table-cell office:value-type="float" office:value="0.7387">
                <text:p>0.7387</text:p>
              </table:table-cell>
              <table:table-cell office:value-type="float" office:value="0.72964">
                <text:p>0.72964</text:p>
              </table:table-cell>
              <table:table-cell office:value-type="float" office:value="0.67815">
                <text:p>0.67815</text:p>
              </table:table-cell>
              <table:table-cell office:value-type="float" office:value="0.70113">
                <text:p>0.70113</text:p>
              </table:table-cell>
              <table:table-cell office:value-type="float" office:value="0.71604">
                <text:p>0.71604</text:p>
              </table:table-cell>
              <table:table-cell office:value-type="float" office:value="0.74629">
                <text:p>0.74629</text:p>
              </table:table-cell>
              <table:table-cell office:value-type="float" office:value="0.72331">
                <text:p>0.72331</text:p>
              </table:table-cell>
              <table:table-cell office:value-type="float" office:value="0.7715">
                <text:p>0.7715</text:p>
              </table:table-cell>
              <table:table-cell office:value-type="float" office:value="0.83299">
                <text:p>0.83299</text:p>
              </table:table-cell>
              <table:table-cell office:value-type="float" office:value="0.86437">
                <text:p>0.86437</text:p>
              </table:table-cell>
              <table:table-cell office:value-type="float" office:value="0.84471">
                <text:p>0.84471</text:p>
              </table:table-cell>
              <table:table-cell office:value-type="float" office:value="0.824">
                <text:p>0.824</text:p>
              </table:table-cell>
              <table:table-cell office:value-type="float" office:value="0.798">
                <text:p>0.798</text:p>
              </table:table-cell>
              <table:table-cell office:value-type="float" office:value="0.87508">
                <text:p>0.87508</text:p>
              </table:table-cell>
            </table:table-row>
            <table:table-row>
              <table:table-cell office:value-type="string">
                <text:p>38-2</text:p>
                <draw:g>
                  <svg:desc>39subsets.A79:39subsets.A79</svg:desc>
                </draw:g>
              </table:table-cell>
              <table:table-cell office:value-type="float" office:value="0.86347">
                <text:p>0.86347</text:p>
                <draw:g>
                  <svg:desc>39subsets.B79:39subsets.P79</svg:desc>
                </draw:g>
              </table:table-cell>
              <table:table-cell office:value-type="float" office:value="0.80196">
                <text:p>0.80196</text:p>
              </table:table-cell>
              <table:table-cell office:value-type="float" office:value="0.71112">
                <text:p>0.71112</text:p>
              </table:table-cell>
              <table:table-cell office:value-type="float" office:value="0.67376">
                <text:p>0.67376</text:p>
              </table:table-cell>
              <table:table-cell office:value-type="float" office:value="0.6424">
                <text:p>0.6424</text:p>
              </table:table-cell>
              <table:table-cell office:value-type="float" office:value="0.50718">
                <text:p>0.50718</text:p>
              </table:table-cell>
              <table:table-cell office:value-type="float" office:value="0.43916">
                <text:p>0.43916</text:p>
              </table:table-cell>
              <table:table-cell office:value-type="float" office:value="0.35157">
                <text:p>0.35157</text:p>
              </table:table-cell>
              <table:table-cell office:value-type="float" office:value="0.29989">
                <text:p>0.29989</text:p>
              </table:table-cell>
              <table:table-cell office:value-type="float" office:value="0.27519">
                <text:p>0.27519</text:p>
              </table:table-cell>
              <table:table-cell office:value-type="float" office:value="0.25317">
                <text:p>0.25317</text:p>
              </table:table-cell>
              <table:table-cell office:value-type="float" office:value="0.21841">
                <text:p>0.21841</text:p>
              </table:table-cell>
              <table:table-cell office:value-type="float" office:value="0.19683">
                <text:p>0.19683</text:p>
              </table:table-cell>
              <table:table-cell office:value-type="float" office:value="0.18494">
                <text:p>0.18494</text:p>
              </table:table-cell>
              <table:table-cell office:value-type="float" office:value="0.23841">
                <text:p>0.23841</text:p>
              </table:table-cell>
            </table:table-row>
            <table:table-row>
              <table:table-cell office:value-type="string">
                <text:p>39-1</text:p>
                <draw:g>
                  <svg:desc>39subsets.A80:39subsets.A80</svg:desc>
                </draw:g>
              </table:table-cell>
              <table:table-cell office:value-type="float" office:value="0.27188">
                <text:p>0.27188</text:p>
                <draw:g>
                  <svg:desc>39subsets.B80:39subsets.P80</svg:desc>
                </draw:g>
              </table:table-cell>
              <table:table-cell office:value-type="float" office:value="0.2591">
                <text:p>0.2591</text:p>
              </table:table-cell>
              <table:table-cell office:value-type="float" office:value="0.27589">
                <text:p>0.27589</text:p>
              </table:table-cell>
              <table:table-cell office:value-type="float" office:value="0.30231">
                <text:p>0.30231</text:p>
              </table:table-cell>
              <table:table-cell office:value-type="float" office:value="0.34478">
                <text:p>0.34478</text:p>
              </table:table-cell>
              <table:table-cell office:value-type="float" office:value="0.38929">
                <text:p>0.38929</text:p>
              </table:table-cell>
              <table:table-cell office:value-type="float" office:value="0.44335">
                <text:p>0.44335</text:p>
              </table:table-cell>
              <table:table-cell office:value-type="float" office:value="0.51663">
                <text:p>0.51663</text:p>
              </table:table-cell>
              <table:table-cell office:value-type="float" office:value="0.62291">
                <text:p>0.62291</text:p>
              </table:table-cell>
              <table:table-cell office:value-type="float" office:value="0.69156">
                <text:p>0.69156</text:p>
              </table:table-cell>
              <table:table-cell office:value-type="float" office:value="0.79835">
                <text:p>0.79835</text:p>
              </table:table-cell>
              <table:table-cell office:value-type="float" office:value="0.95912">
                <text:p>0.95912</text:p>
              </table:table-cell>
              <table:table-cell office:value-type="float" office:value="1.05999">
                <text:p>1.05999</text:p>
              </table:table-cell>
              <table:table-cell office:value-type="float" office:value="1.23672">
                <text:p>1.23672</text:p>
              </table:table-cell>
              <table:table-cell office:value-type="float" office:value="1.33953">
                <text:p>1.33953</text:p>
              </table:table-cell>
            </table:table-row>
            <table:table-row>
              <table:table-cell office:value-type="string">
                <text:p>39-2</text:p>
                <draw:g>
                  <svg:desc>39subsets.A81:39subsets.A81</svg:desc>
                </draw:g>
              </table:table-cell>
              <table:table-cell office:value-type="float" office:value="1.30307">
                <text:p>1.30307</text:p>
                <draw:g>
                  <svg:desc>39subsets.B81:39subsets.P81</svg:desc>
                </draw:g>
              </table:table-cell>
              <table:table-cell office:value-type="float" office:value="1.17402">
                <text:p>1.17402</text:p>
              </table:table-cell>
              <table:table-cell office:value-type="float" office:value="1.15796">
                <text:p>1.15796</text:p>
              </table:table-cell>
              <table:table-cell office:value-type="float" office:value="1.13097">
                <text:p>1.13097</text:p>
              </table:table-cell>
              <table:table-cell office:value-type="float" office:value="1.01037">
                <text:p>1.01037</text:p>
              </table:table-cell>
              <table:table-cell office:value-type="float" office:value="0.85551">
                <text:p>0.85551</text:p>
              </table:table-cell>
              <table:table-cell office:value-type="float" office:value="0.76869">
                <text:p>0.76869</text:p>
              </table:table-cell>
              <table:table-cell office:value-type="float" office:value="0.66571">
                <text:p>0.66571</text:p>
              </table:table-cell>
              <table:table-cell office:value-type="float" office:value="0.48795">
                <text:p>0.48795</text:p>
              </table:table-cell>
              <table:table-cell office:value-type="float" office:value="0.36997">
                <text:p>0.36997</text:p>
              </table:table-cell>
              <table:table-cell office:value-type="float" office:value="0.28594">
                <text:p>0.28594</text:p>
              </table:table-cell>
              <table:table-cell office:value-type="float" office:value="0.20843">
                <text:p>0.20843</text:p>
              </table:table-cell>
              <table:table-cell office:value-type="float" office:value="0.16024">
                <text:p>0.16024</text:p>
              </table:table-cell>
              <table:table-cell office:value-type="float" office:value="0.1107">
                <text:p>0.1107</text:p>
              </table:table-cell>
              <table:table-cell office:value-type="float" office:value="0.09967">
                <text:p>0.09967</text:p>
              </table:table-cell>
            </table:table-row>
            <table:table-row>
              <table:table-cell office:value-type="string">
                <text:p>Average 1</text:p>
                <draw:g>
                  <svg:desc>39subsets.A82:39subsets.A82</svg:desc>
                </draw:g>
              </table:table-cell>
              <table:table-cell office:value-type="float" office:value="1.17440846153846">
                <text:p>1.17440846153846</text:p>
                <draw:g>
                  <svg:desc>39subsets.B82:39subsets.P82</svg:desc>
                </draw:g>
              </table:table-cell>
              <table:table-cell office:value-type="float" office:value="1.10892564102564">
                <text:p>1.10892564102564</text:p>
              </table:table-cell>
              <table:table-cell office:value-type="float" office:value="1.02636538461538">
                <text:p>1.02636538461538</text:p>
              </table:table-cell>
              <table:table-cell office:value-type="float" office:value="0.972630512820513">
                <text:p>0.972630512820513</text:p>
              </table:table-cell>
              <table:table-cell office:value-type="float" office:value="0.879101794871795">
                <text:p>0.879101794871795</text:p>
              </table:table-cell>
              <table:table-cell office:value-type="float" office:value="0.79021641025641">
                <text:p>0.79021641025641</text:p>
              </table:table-cell>
              <table:table-cell office:value-type="float" office:value="0.700138717948718">
                <text:p>0.700138717948718</text:p>
              </table:table-cell>
              <table:table-cell office:value-type="float" office:value="0.587673076923077">
                <text:p>0.587673076923077</text:p>
              </table:table-cell>
              <table:table-cell office:value-type="float" office:value="0.489904615384615">
                <text:p>0.489904615384615</text:p>
              </table:table-cell>
              <table:table-cell office:value-type="float" office:value="0.419843846153846">
                <text:p>0.419843846153846</text:p>
              </table:table-cell>
              <table:table-cell office:value-type="float" office:value="0.34994641025641">
                <text:p>0.34994641025641</text:p>
              </table:table-cell>
              <table:table-cell office:value-type="float" office:value="0.287962051282051">
                <text:p>0.287962051282051</text:p>
              </table:table-cell>
              <table:table-cell office:value-type="float" office:value="0.261245641025641">
                <text:p>0.261245641025641</text:p>
              </table:table-cell>
              <table:table-cell office:value-type="float" office:value="0.239517948717949">
                <text:p>0.239517948717949</text:p>
              </table:table-cell>
              <table:table-cell office:value-type="float" office:value="0.241212051282051">
                <text:p>0.241212051282051</text:p>
              </table:table-cell>
            </table:table-row>
            <table:table-row>
              <table:table-cell office:value-type="string">
                <text:p>Average 2</text:p>
                <draw:g>
                  <svg:desc>39subsets.A83:39subsets.A83</svg:desc>
                </draw:g>
              </table:table-cell>
              <table:table-cell office:value-type="float" office:value="0.245916153846154">
                <text:p>0.245916153846154</text:p>
                <draw:g>
                  <svg:desc>39subsets.B83:39subsets.P83</svg:desc>
                </draw:g>
              </table:table-cell>
              <table:table-cell office:value-type="float" office:value="0.236018974358974">
                <text:p>0.236018974358974</text:p>
              </table:table-cell>
              <table:table-cell office:value-type="float" office:value="0.261165641025641">
                <text:p>0.261165641025641</text:p>
              </table:table-cell>
              <table:table-cell office:value-type="float" office:value="0.304100512820513">
                <text:p>0.304100512820513</text:p>
              </table:table-cell>
              <table:table-cell office:value-type="float" office:value="0.348238461538462">
                <text:p>0.348238461538462</text:p>
              </table:table-cell>
              <table:table-cell office:value-type="float" office:value="0.415643846153846">
                <text:p>0.415643846153846</text:p>
              </table:table-cell>
              <table:table-cell office:value-type="float" office:value="0.491140769230769">
                <text:p>0.491140769230769</text:p>
              </table:table-cell>
              <table:table-cell office:value-type="float" office:value="0.602999230769231">
                <text:p>0.602999230769231</text:p>
              </table:table-cell>
              <table:table-cell office:value-type="float" office:value="0.689751025641026">
                <text:p>0.689751025641026</text:p>
              </table:table-cell>
              <table:table-cell office:value-type="float" office:value="0.79906641025641">
                <text:p>0.79906641025641</text:p>
              </table:table-cell>
              <table:table-cell office:value-type="float" office:value="0.898708974358974">
                <text:p>0.898708974358974</text:p>
              </table:table-cell>
              <table:table-cell office:value-type="float" office:value="0.989976153846154">
                <text:p>0.989976153846154</text:p>
              </table:table-cell>
              <table:table-cell office:value-type="float" office:value="1.06864179487179">
                <text:p>1.06864179487179</text:p>
              </table:table-cell>
              <table:table-cell office:value-type="float" office:value="1.13607051282051">
                <text:p>1.13607051282051</text:p>
              </table:table-cell>
              <table:table-cell office:value-type="float" office:value="1.20758153846154">
                <text:p>1.20758153846154</text:p>
              </table:table-cell>
            </table:table-row>
            <table:table-row>
              <table:table-cell office:value-type="string">
                <text:p>Dinstance</text:p>
                <draw:g>
                  <svg:desc>39subsets.A84:39subsets.A84</svg:desc>
                </draw:g>
              </table:table-cell>
              <table:table-cell office:value-type="float" office:value="1.17440846153846">
                <text:p>1.17440846153846</text:p>
                <draw:g>
                  <svg:desc>39subsets.B84:39subsets.P84</svg:desc>
                </draw:g>
              </table:table-cell>
              <table:table-cell office:value-type="float" office:value="1.10892564102564">
                <text:p>1.10892564102564</text:p>
              </table:table-cell>
              <table:table-cell office:value-type="float" office:value="1.02636538461538">
                <text:p>1.02636538461538</text:p>
              </table:table-cell>
              <table:table-cell office:value-type="float" office:value="0.972630512820513">
                <text:p>0.972630512820513</text:p>
              </table:table-cell>
              <table:table-cell office:value-type="float" office:value="0.879101794871795">
                <text:p>0.879101794871795</text:p>
              </table:table-cell>
              <table:table-cell office:value-type="float" office:value="0.79021641025641">
                <text:p>0.79021641025641</text:p>
              </table:table-cell>
              <table:table-cell office:value-type="float" office:value="0.700138717948718">
                <text:p>0.700138717948718</text:p>
              </table:table-cell>
              <table:table-cell office:value-type="float" office:value="0.602999230769231">
                <text:p>0.602999230769231</text:p>
              </table:table-cell>
              <table:table-cell office:value-type="float" office:value="0.689751025641026">
                <text:p>0.689751025641026</text:p>
              </table:table-cell>
              <table:table-cell office:value-type="float" office:value="0.79906641025641">
                <text:p>0.79906641025641</text:p>
              </table:table-cell>
              <table:table-cell office:value-type="float" office:value="0.898708974358974">
                <text:p>0.898708974358974</text:p>
              </table:table-cell>
              <table:table-cell office:value-type="float" office:value="0.989976153846154">
                <text:p>0.989976153846154</text:p>
              </table:table-cell>
              <table:table-cell office:value-type="float" office:value="1.06864179487179">
                <text:p>1.06864179487179</text:p>
              </table:table-cell>
              <table:table-cell office:value-type="float" office:value="1.13607051282051">
                <text:p>1.13607051282051</text:p>
              </table:table-cell>
              <table:table-cell office:value-type="float" office:value="1.20758153846154">
                <text:p>1.20758153846154</text:p>
              </table:table-cell>
            </table:table-row>
            <table:table-row>
              <table:table-cell office:value-type="string">
                <text:p>OpenFace Thershold</text:p>
                <draw:g>
                  <svg:desc>39subsets.A85:39subsets.A85</svg:desc>
                </draw:g>
              </table:table-cell>
              <table:table-cell office:value-type="float" office:value="0.99">
                <text:p>0.99</text:p>
                <draw:g>
                  <svg:desc>39subsets.B85:39subsets.P85</svg:desc>
                </draw:g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0-10 Threshold</text:p>
                <draw:g>
                  <svg:desc>39subsets.A86:39subsets.A86</svg:desc>
                </draw:g>
              </table:table-cell>
              <table:table-cell office:value-type="float" office:value="0.76891524">
                <text:p>0.76891524</text:p>
                <draw:g>
                  <svg:desc>39subsets.B86:39subsets.P86</svg:desc>
                </draw:g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2.707cm" style:legend-expansion="high" chart:style-name="ch2"/>
        <chart:plot-area chart:style-name="ch3" table:cell-range-address="'Bild 1'.A4:'Bild 1'.P10" chart:data-source-has-labels="column" svg:x="1.331cm" svg:y="0.18cm" svg:width="11.497cm" svg:height="7.659cm">
          <chartooo:coordinate-region svg:x="2.058cm" svg:y="0.379cm" svg:width="10.583cm" svg:height="6.813cm"/>
          <chart:axis chart:dimension="x" chart:name="primary-x" chart:style-name="ch4">
            <chart:title svg:x="6.082cm" svg:y="8.019cm" chart:style-name="ch5">
              <text:p>Morphstages</text:p>
            </chart:title>
          </chart:axis>
          <chart:axis chart:dimension="y" chart:name="primary-y" chart:style-name="ch4">
            <chart:title svg:x="0.451cm" svg:y="4.701cm" chart:style-name="ch6">
              <text:p>Distance</text:p>
            </chart:title>
            <chart:grid chart:style-name="ch7" chart:class="major"/>
          </chart:axis>
          <chart:series chart:style-name="ch8" chart:values-cell-range-address="'Bild 1'.B4:'Bild 1'.P4" chart:label-cell-address="'Bild 1'.A4:'Bild 1'.A4" chart:class="chart:line">
            <chart:data-point chart:repeated="15"/>
          </chart:series>
          <chart:series chart:style-name="ch9" chart:values-cell-range-address="'Bild 1'.B5:'Bild 1'.P5" chart:label-cell-address="'Bild 1'.A5:'Bild 1'.A5" chart:class="chart:line">
            <chart:data-point chart:repeated="15"/>
          </chart:series>
          <chart:series chart:style-name="ch10" chart:values-cell-range-address="'Bild 1'.B6:'Bild 1'.P6" chart:label-cell-address="'Bild 1'.A6:'Bild 1'.A6" chart:class="chart:line">
            <chart:data-point chart:repeated="15"/>
          </chart:series>
          <chart:series chart:style-name="ch11" chart:values-cell-range-address="'Bild 1'.B7:'Bild 1'.P7" chart:label-cell-address="'Bild 1'.A7:'Bild 1'.A7" chart:class="chart:line">
            <chart:data-point chart:repeated="15"/>
          </chart:series>
          <chart:series chart:style-name="ch12" chart:values-cell-range-address="'Bild 1'.B8:'Bild 1'.P8" chart:label-cell-address="'Bild 1'.A8:'Bild 1'.A8" chart:class="chart:line">
            <chart:data-point chart:repeated="15"/>
          </chart:series>
          <chart:series chart:style-name="ch13" chart:values-cell-range-address="'Bild 1'.B9:'Bild 1'.P9" chart:label-cell-address="'Bild 1'.A9:'Bild 1'.A9" chart:class="chart:line">
            <chart:data-point chart:repeated="15"/>
          </chart:series>
          <chart:series chart:style-name="ch14" chart:values-cell-range-address="'Bild 1'.B10:'Bild 1'.P10" chart:label-cell-address="'Bild 1'.A10:'Bild 1'.A10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Bild 1'.A4:'Bild 1'.A4</svg:desc>
                </draw:g>
              </table:table-cell>
              <table:table-cell office:value-type="float" office:value="0.11344">
                <text:p>0.11344</text:p>
                <draw:g>
                  <svg:desc>'Bild 1'.B4:'Bild 1'.P4</svg:desc>
                </draw:g>
              </table:table-cell>
              <table:table-cell office:value-type="float" office:value="0.13068">
                <text:p>0.13068</text:p>
              </table:table-cell>
              <table:table-cell office:value-type="float" office:value="0.16974">
                <text:p>0.16974</text:p>
              </table:table-cell>
              <table:table-cell office:value-type="float" office:value="0.23149">
                <text:p>0.23149</text:p>
              </table:table-cell>
              <table:table-cell office:value-type="float" office:value="0.32879">
                <text:p>0.32879</text:p>
              </table:table-cell>
              <table:table-cell office:value-type="float" office:value="0.41237">
                <text:p>0.41237</text:p>
              </table:table-cell>
              <table:table-cell office:value-type="float" office:value="0.53428">
                <text:p>0.53428</text:p>
              </table:table-cell>
              <table:table-cell office:value-type="float" office:value="0.7063">
                <text:p>0.7063</text:p>
              </table:table-cell>
              <table:table-cell office:value-type="float" office:value="0.77819">
                <text:p>0.77819</text:p>
              </table:table-cell>
              <table:table-cell office:value-type="float" office:value="0.97653">
                <text:p>0.97653</text:p>
              </table:table-cell>
              <table:table-cell office:value-type="float" office:value="1.1041">
                <text:p>1.1041</text:p>
              </table:table-cell>
              <table:table-cell office:value-type="float" office:value="1.25416">
                <text:p>1.25416</text:p>
              </table:table-cell>
              <table:table-cell office:value-type="float" office:value="1.30084">
                <text:p>1.30084</text:p>
              </table:table-cell>
              <table:table-cell office:value-type="float" office:value="1.39747">
                <text:p>1.39747</text:p>
              </table:table-cell>
              <table:table-cell office:value-type="float" office:value="1.42258">
                <text:p>1.42258</text:p>
              </table:table-cell>
            </table:table-row>
            <table:table-row>
              <table:table-cell office:value-type="string">
                <text:p>2</text:p>
                <draw:g>
                  <svg:desc>'Bild 1'.A5:'Bild 1'.A5</svg:desc>
                </draw:g>
              </table:table-cell>
              <table:table-cell office:value-type="float" office:value="0.0633">
                <text:p>0.0633</text:p>
                <draw:g>
                  <svg:desc>'Bild 1'.B5:'Bild 1'.P5</svg:desc>
                </draw:g>
              </table:table-cell>
              <table:table-cell office:value-type="float" office:value="0.05664">
                <text:p>0.05664</text:p>
              </table:table-cell>
              <table:table-cell office:value-type="float" office:value="0.05546">
                <text:p>0.05546</text:p>
              </table:table-cell>
              <table:table-cell office:value-type="float" office:value="0.07463">
                <text:p>0.07463</text:p>
              </table:table-cell>
              <table:table-cell office:value-type="float" office:value="0.12911">
                <text:p>0.12911</text:p>
              </table:table-cell>
              <table:table-cell office:value-type="float" office:value="0.17382">
                <text:p>0.17382</text:p>
              </table:table-cell>
              <table:table-cell office:value-type="float" office:value="0.25823">
                <text:p>0.25823</text:p>
              </table:table-cell>
              <table:table-cell office:value-type="float" office:value="0.4032">
                <text:p>0.4032</text:p>
              </table:table-cell>
              <table:table-cell office:value-type="float" office:value="0.47956">
                <text:p>0.47956</text:p>
              </table:table-cell>
              <table:table-cell office:value-type="float" office:value="0.64249">
                <text:p>0.64249</text:p>
              </table:table-cell>
              <table:table-cell office:value-type="float" office:value="0.78148">
                <text:p>0.78148</text:p>
              </table:table-cell>
              <table:table-cell office:value-type="float" office:value="0.91872">
                <text:p>0.91872</text:p>
              </table:table-cell>
              <table:table-cell office:value-type="float" office:value="0.99591">
                <text:p>0.99591</text:p>
              </table:table-cell>
              <table:table-cell office:value-type="float" office:value="1.08794">
                <text:p>1.08794</text:p>
              </table:table-cell>
              <table:table-cell office:value-type="float" office:value="1.14893">
                <text:p>1.14893</text:p>
              </table:table-cell>
            </table:table-row>
            <table:table-row>
              <table:table-cell office:value-type="string">
                <text:p>3</text:p>
                <draw:g>
                  <svg:desc>'Bild 1'.A6:'Bild 1'.A6</svg:desc>
                </draw:g>
              </table:table-cell>
              <table:table-cell office:value-type="float" office:value="0.1896">
                <text:p>0.1896</text:p>
                <draw:g>
                  <svg:desc>'Bild 1'.B6:'Bild 1'.P6</svg:desc>
                </draw:g>
              </table:table-cell>
              <table:table-cell office:value-type="float" office:value="0.18725">
                <text:p>0.18725</text:p>
              </table:table-cell>
              <table:table-cell office:value-type="float" office:value="0.19375">
                <text:p>0.19375</text:p>
              </table:table-cell>
              <table:table-cell office:value-type="float" office:value="0.21917">
                <text:p>0.21917</text:p>
              </table:table-cell>
              <table:table-cell office:value-type="float" office:value="0.2698">
                <text:p>0.2698</text:p>
              </table:table-cell>
              <table:table-cell office:value-type="float" office:value="0.33691">
                <text:p>0.33691</text:p>
              </table:table-cell>
              <table:table-cell office:value-type="float" office:value="0.43388">
                <text:p>0.43388</text:p>
              </table:table-cell>
              <table:table-cell office:value-type="float" office:value="0.57748">
                <text:p>0.57748</text:p>
              </table:table-cell>
              <table:table-cell office:value-type="float" office:value="0.62852">
                <text:p>0.62852</text:p>
              </table:table-cell>
              <table:table-cell office:value-type="float" office:value="0.79917">
                <text:p>0.79917</text:p>
              </table:table-cell>
              <table:table-cell office:value-type="float" office:value="0.91877">
                <text:p>0.91877</text:p>
              </table:table-cell>
              <table:table-cell office:value-type="float" office:value="1.05006">
                <text:p>1.05006</text:p>
              </table:table-cell>
              <table:table-cell office:value-type="float" office:value="1.11297">
                <text:p>1.11297</text:p>
              </table:table-cell>
              <table:table-cell office:value-type="float" office:value="1.20092">
                <text:p>1.20092</text:p>
              </table:table-cell>
              <table:table-cell office:value-type="float" office:value="1.23576">
                <text:p>1.23576</text:p>
              </table:table-cell>
            </table:table-row>
            <table:table-row>
              <table:table-cell office:value-type="string">
                <text:p>4</text:p>
                <draw:g>
                  <svg:desc>'Bild 1'.A7:'Bild 1'.A7</svg:desc>
                </draw:g>
              </table:table-cell>
              <table:table-cell office:value-type="float" office:value="1.32121">
                <text:p>1.32121</text:p>
                <draw:g>
                  <svg:desc>'Bild 1'.B7:'Bild 1'.P7</svg:desc>
                </draw:g>
              </table:table-cell>
              <table:table-cell office:value-type="float" office:value="1.27242">
                <text:p>1.27242</text:p>
              </table:table-cell>
              <table:table-cell office:value-type="float" office:value="1.18754">
                <text:p>1.18754</text:p>
              </table:table-cell>
              <table:table-cell office:value-type="float" office:value="1.08403">
                <text:p>1.08403</text:p>
              </table:table-cell>
              <table:table-cell office:value-type="float" office:value="0.89656">
                <text:p>0.89656</text:p>
              </table:table-cell>
              <table:table-cell office:value-type="float" office:value="0.81969">
                <text:p>0.81969</text:p>
              </table:table-cell>
              <table:table-cell office:value-type="float" office:value="0.70031">
                <text:p>0.70031</text:p>
              </table:table-cell>
              <table:table-cell office:value-type="float" office:value="0.57274">
                <text:p>0.57274</text:p>
              </table:table-cell>
              <table:table-cell office:value-type="float" office:value="0.48529">
                <text:p>0.48529</text:p>
              </table:table-cell>
              <table:table-cell office:value-type="float" office:value="0.37072">
                <text:p>0.37072</text:p>
              </table:table-cell>
              <table:table-cell office:value-type="float" office:value="0.29041">
                <text:p>0.29041</text:p>
              </table:table-cell>
              <table:table-cell office:value-type="float" office:value="0.23381">
                <text:p>0.23381</text:p>
              </table:table-cell>
              <table:table-cell office:value-type="float" office:value="0.18938">
                <text:p>0.18938</text:p>
              </table:table-cell>
              <table:table-cell office:value-type="float" office:value="0.19237">
                <text:p>0.19237</text:p>
              </table:table-cell>
              <table:table-cell office:value-type="float" office:value="0.16472">
                <text:p>0.16472</text:p>
              </table:table-cell>
            </table:table-row>
            <table:table-row>
              <table:table-cell office:value-type="string">
                <text:p>5</text:p>
                <draw:g>
                  <svg:desc>'Bild 1'.A8:'Bild 1'.A8</svg:desc>
                </draw:g>
              </table:table-cell>
              <table:table-cell office:value-type="float" office:value="1.16901">
                <text:p>1.16901</text:p>
                <draw:g>
                  <svg:desc>'Bild 1'.B8:'Bild 1'.P8</svg:desc>
                </draw:g>
              </table:table-cell>
              <table:table-cell office:value-type="float" office:value="1.1089">
                <text:p>1.1089</text:p>
              </table:table-cell>
              <table:table-cell office:value-type="float" office:value="1.02155">
                <text:p>1.02155</text:p>
              </table:table-cell>
              <table:table-cell office:value-type="float" office:value="0.91436">
                <text:p>0.91436</text:p>
              </table:table-cell>
              <table:table-cell office:value-type="float" office:value="0.71203">
                <text:p>0.71203</text:p>
              </table:table-cell>
              <table:table-cell office:value-type="float" office:value="0.62901">
                <text:p>0.62901</text:p>
              </table:table-cell>
              <table:table-cell office:value-type="float" office:value="0.51845">
                <text:p>0.51845</text:p>
              </table:table-cell>
              <table:table-cell office:value-type="float" office:value="0.39714">
                <text:p>0.39714</text:p>
              </table:table-cell>
              <table:table-cell office:value-type="float" office:value="0.32771">
                <text:p>0.32771</text:p>
              </table:table-cell>
              <table:table-cell office:value-type="float" office:value="0.22137">
                <text:p>0.22137</text:p>
              </table:table-cell>
              <table:table-cell office:value-type="float" office:value="0.14471">
                <text:p>0.14471</text:p>
              </table:table-cell>
              <table:table-cell office:value-type="float" office:value="0.09616">
                <text:p>0.09616</text:p>
              </table:table-cell>
              <table:table-cell office:value-type="float" office:value="0.05921">
                <text:p>0.05921</text:p>
              </table:table-cell>
              <table:table-cell office:value-type="float" office:value="0.05179">
                <text:p>0.05179</text:p>
              </table:table-cell>
              <table:table-cell office:value-type="float" office:value="0.0613">
                <text:p>0.0613</text:p>
              </table:table-cell>
            </table:table-row>
            <table:table-row>
              <table:table-cell office:value-type="string">
                <text:p>6</text:p>
                <draw:g>
                  <svg:desc>'Bild 1'.A9:'Bild 1'.A9</svg:desc>
                </draw:g>
              </table:table-cell>
              <table:table-cell office:value-type="float" office:value="1.33838">
                <text:p>1.33838</text:p>
                <draw:g>
                  <svg:desc>'Bild 1'.B9:'Bild 1'.P9</svg:desc>
                </draw:g>
              </table:table-cell>
              <table:table-cell office:value-type="float" office:value="1.28482">
                <text:p>1.28482</text:p>
              </table:table-cell>
              <table:table-cell office:value-type="float" office:value="1.19649">
                <text:p>1.19649</text:p>
              </table:table-cell>
              <table:table-cell office:value-type="float" office:value="1.08572">
                <text:p>1.08572</text:p>
              </table:table-cell>
              <table:table-cell office:value-type="float" office:value="0.89211">
                <text:p>0.89211</text:p>
              </table:table-cell>
              <table:table-cell office:value-type="float" office:value="0.81884">
                <text:p>0.81884</text:p>
              </table:table-cell>
              <table:table-cell office:value-type="float" office:value="0.70893">
                <text:p>0.70893</text:p>
              </table:table-cell>
              <table:table-cell office:value-type="float" office:value="0.59146">
                <text:p>0.59146</text:p>
              </table:table-cell>
              <table:table-cell office:value-type="float" office:value="0.49857">
                <text:p>0.49857</text:p>
              </table:table-cell>
              <table:table-cell office:value-type="float" office:value="0.36651">
                <text:p>0.36651</text:p>
              </table:table-cell>
              <table:table-cell office:value-type="float" office:value="0.27518">
                <text:p>0.27518</text:p>
              </table:table-cell>
              <table:table-cell office:value-type="float" office:value="0.21277">
                <text:p>0.21277</text:p>
              </table:table-cell>
              <table:table-cell office:value-type="float" office:value="0.17477">
                <text:p>0.17477</text:p>
              </table:table-cell>
              <table:table-cell office:value-type="float" office:value="0.17104">
                <text:p>0.17104</text:p>
              </table:table-cell>
              <table:table-cell office:value-type="float" office:value="0.14236">
                <text:p>0.14236</text:p>
              </table:table-cell>
            </table:table-row>
            <table:table-row>
              <table:table-cell office:value-type="string">
                <text:p>Threshold</text:p>
                <draw:g>
                  <svg:desc>'Bild 1'.A10:'Bild 1'.A10</svg:desc>
                </draw:g>
              </table:table-cell>
              <table:table-cell office:value-type="float" office:value="0.99">
                <text:p>0.99</text:p>
                <draw:g>
                  <svg:desc>'Bild 1'.B10:'Bild 1'.P10</svg:desc>
                </draw:g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82cm" svg:y="0.715cm" style:legend-expansion="high" chart:style-name="ch2"/>
        <chart:plot-area chart:style-name="ch3" table:cell-range-address="'Bild 1-5'.A4:'Bild 1-5'.P33" chart:data-source-has-labels="column" svg:x="1.331cm" svg:y="0.18cm" svg:width="11.131cm" svg:height="7.659cm">
          <chartooo:coordinate-region svg:x="2.058cm" svg:y="0.379cm" svg:width="10.217cm" svg:height="6.813cm"/>
          <chart:axis chart:dimension="x" chart:name="primary-x" chart:style-name="ch4">
            <chart:title svg:x="5.979cm" svg:y="8.019cm" chart:style-name="ch5">
              <text:p>Morphstage</text:p>
            </chart:title>
          </chart:axis>
          <chart:axis chart:dimension="y" chart:name="primary-y" chart:style-name="ch4">
            <chart:title svg:x="0.451cm" svg:y="4.701cm" chart:style-name="ch6">
              <text:p>Distance</text:p>
            </chart:title>
            <chart:grid chart:style-name="ch7" chart:class="major"/>
          </chart:axis>
          <chart:series chart:style-name="ch8" chart:values-cell-range-address="'Bild 1-5'.B4:'Bild 1-5'.P4" chart:label-cell-address="'Bild 1-5'.A4:'Bild 1-5'.A4" chart:class="chart:line">
            <chart:data-point chart:repeated="15"/>
          </chart:series>
          <chart:series chart:style-name="ch9" chart:values-cell-range-address="'Bild 1-5'.B5:'Bild 1-5'.P5" chart:label-cell-address="'Bild 1-5'.A5:'Bild 1-5'.A5" chart:class="chart:line">
            <chart:data-point chart:repeated="15"/>
          </chart:series>
          <chart:series chart:style-name="ch10" chart:values-cell-range-address="'Bild 1-5'.B6:'Bild 1-5'.P6" chart:label-cell-address="'Bild 1-5'.A6:'Bild 1-5'.A6" chart:class="chart:line">
            <chart:data-point chart:repeated="15"/>
          </chart:series>
          <chart:series chart:style-name="ch11" chart:values-cell-range-address="'Bild 1-5'.B7:'Bild 1-5'.P7" chart:label-cell-address="'Bild 1-5'.A7:'Bild 1-5'.A7" chart:class="chart:line">
            <chart:data-point chart:repeated="15"/>
          </chart:series>
          <chart:series chart:style-name="ch12" chart:values-cell-range-address="'Bild 1-5'.B8:'Bild 1-5'.P8" chart:label-cell-address="'Bild 1-5'.A8:'Bild 1-5'.A8" chart:class="chart:line">
            <chart:data-point chart:repeated="15"/>
          </chart:series>
          <chart:series chart:style-name="ch13" chart:values-cell-range-address="'Bild 1-5'.B9:'Bild 1-5'.P9" chart:label-cell-address="'Bild 1-5'.A9:'Bild 1-5'.A9" chart:class="chart:line">
            <chart:data-point chart:repeated="15"/>
          </chart:series>
          <chart:series chart:style-name="ch14" chart:values-cell-range-address="'Bild 1-5'.B10:'Bild 1-5'.P10" chart:label-cell-address="'Bild 1-5'.A10:'Bild 1-5'.A10" chart:class="chart:line">
            <chart:data-point chart:repeated="15"/>
          </chart:series>
          <chart:series chart:style-name="ch15" chart:values-cell-range-address="'Bild 1-5'.B11:'Bild 1-5'.P11" chart:label-cell-address="'Bild 1-5'.A11:'Bild 1-5'.A11" chart:class="chart:line">
            <chart:data-point chart:repeated="15"/>
          </chart:series>
          <chart:series chart:style-name="ch16" chart:values-cell-range-address="'Bild 1-5'.B12:'Bild 1-5'.P12" chart:label-cell-address="'Bild 1-5'.A12:'Bild 1-5'.A12" chart:class="chart:line">
            <chart:data-point chart:repeated="15"/>
          </chart:series>
          <chart:series chart:style-name="ch17" chart:values-cell-range-address="'Bild 1-5'.B13:'Bild 1-5'.P13" chart:label-cell-address="'Bild 1-5'.A13:'Bild 1-5'.A13" chart:class="chart:line">
            <chart:data-point chart:repeated="15"/>
          </chart:series>
          <chart:series chart:style-name="ch18" chart:values-cell-range-address="'Bild 1-5'.B14:'Bild 1-5'.P14" chart:label-cell-address="'Bild 1-5'.A14:'Bild 1-5'.A14" chart:class="chart:line">
            <chart:data-point chart:repeated="15"/>
          </chart:series>
          <chart:series chart:style-name="ch19" chart:values-cell-range-address="'Bild 1-5'.B15:'Bild 1-5'.P15" chart:label-cell-address="'Bild 1-5'.A15:'Bild 1-5'.A15" chart:class="chart:line">
            <chart:data-point chart:repeated="15"/>
          </chart:series>
          <chart:series chart:style-name="ch20" chart:values-cell-range-address="'Bild 1-5'.B16:'Bild 1-5'.P16" chart:label-cell-address="'Bild 1-5'.A16:'Bild 1-5'.A16" chart:class="chart:line">
            <chart:data-point chart:repeated="15"/>
          </chart:series>
          <chart:series chart:style-name="ch21" chart:values-cell-range-address="'Bild 1-5'.B17:'Bild 1-5'.P17" chart:label-cell-address="'Bild 1-5'.A17:'Bild 1-5'.A17" chart:class="chart:line">
            <chart:data-point chart:repeated="15"/>
          </chart:series>
          <chart:series chart:style-name="ch22" chart:values-cell-range-address="'Bild 1-5'.B18:'Bild 1-5'.P18" chart:label-cell-address="'Bild 1-5'.A18:'Bild 1-5'.A18" chart:class="chart:line">
            <chart:data-point chart:repeated="15"/>
          </chart:series>
          <chart:series chart:style-name="ch11" chart:values-cell-range-address="'Bild 1-5'.B19:'Bild 1-5'.P19" chart:label-cell-address="'Bild 1-5'.A19:'Bild 1-5'.A19" chart:class="chart:line">
            <chart:data-point chart:repeated="15"/>
          </chart:series>
          <chart:series chart:style-name="ch12" chart:values-cell-range-address="'Bild 1-5'.B20:'Bild 1-5'.P20" chart:label-cell-address="'Bild 1-5'.A20:'Bild 1-5'.A20" chart:class="chart:line">
            <chart:data-point chart:repeated="15"/>
          </chart:series>
          <chart:series chart:style-name="ch13" chart:values-cell-range-address="'Bild 1-5'.B21:'Bild 1-5'.P21" chart:label-cell-address="'Bild 1-5'.A21:'Bild 1-5'.A21" chart:class="chart:line">
            <chart:data-point chart:repeated="15"/>
          </chart:series>
          <chart:series chart:style-name="ch14" chart:values-cell-range-address="'Bild 1-5'.B22:'Bild 1-5'.P22" chart:label-cell-address="'Bild 1-5'.A22:'Bild 1-5'.A22" chart:class="chart:line">
            <chart:data-point chart:repeated="15"/>
          </chart:series>
          <chart:series chart:style-name="ch15" chart:values-cell-range-address="'Bild 1-5'.B23:'Bild 1-5'.P23" chart:label-cell-address="'Bild 1-5'.A23:'Bild 1-5'.A23" chart:class="chart:line">
            <chart:data-point chart:repeated="15"/>
          </chart:series>
          <chart:series chart:style-name="ch16" chart:values-cell-range-address="'Bild 1-5'.B24:'Bild 1-5'.P24" chart:label-cell-address="'Bild 1-5'.A24:'Bild 1-5'.A24" chart:class="chart:line">
            <chart:data-point chart:repeated="15"/>
          </chart:series>
          <chart:series chart:style-name="ch17" chart:values-cell-range-address="'Bild 1-5'.B25:'Bild 1-5'.P25" chart:label-cell-address="'Bild 1-5'.A25:'Bild 1-5'.A25" chart:class="chart:line">
            <chart:data-point chart:repeated="15"/>
          </chart:series>
          <chart:series chart:style-name="ch18" chart:values-cell-range-address="'Bild 1-5'.B26:'Bild 1-5'.P26" chart:label-cell-address="'Bild 1-5'.A26:'Bild 1-5'.A26" chart:class="chart:line">
            <chart:data-point chart:repeated="15"/>
          </chart:series>
          <chart:series chart:style-name="ch19" chart:values-cell-range-address="'Bild 1-5'.B27:'Bild 1-5'.P27" chart:label-cell-address="'Bild 1-5'.A27:'Bild 1-5'.A27" chart:class="chart:line">
            <chart:data-point chart:repeated="15"/>
          </chart:series>
          <chart:series chart:style-name="ch20" chart:values-cell-range-address="'Bild 1-5'.B28:'Bild 1-5'.P28" chart:label-cell-address="'Bild 1-5'.A28:'Bild 1-5'.A28" chart:class="chart:line">
            <chart:data-point chart:repeated="15"/>
          </chart:series>
          <chart:series chart:style-name="ch21" chart:values-cell-range-address="'Bild 1-5'.B29:'Bild 1-5'.P29" chart:label-cell-address="'Bild 1-5'.A29:'Bild 1-5'.A29" chart:class="chart:line">
            <chart:data-point chart:repeated="15"/>
          </chart:series>
          <chart:series chart:style-name="ch22" chart:values-cell-range-address="'Bild 1-5'.B30:'Bild 1-5'.P30" chart:label-cell-address="'Bild 1-5'.A30:'Bild 1-5'.A30" chart:class="chart:line">
            <chart:data-point chart:repeated="15"/>
          </chart:series>
          <chart:series chart:style-name="ch11" chart:values-cell-range-address="'Bild 1-5'.B31:'Bild 1-5'.P31" chart:label-cell-address="'Bild 1-5'.A31:'Bild 1-5'.A31" chart:class="chart:line">
            <chart:data-point chart:repeated="15"/>
          </chart:series>
          <chart:series chart:style-name="ch12" chart:values-cell-range-address="'Bild 1-5'.B32:'Bild 1-5'.P32" chart:label-cell-address="'Bild 1-5'.A32:'Bild 1-5'.A32" chart:class="chart:line">
            <chart:data-point chart:repeated="15"/>
          </chart:series>
          <chart:series chart:style-name="ch13" chart:values-cell-range-address="'Bild 1-5'.B33:'Bild 1-5'.P33" chart:label-cell-address="'Bild 1-5'.A33:'Bild 1-5'.A33" chart:class="chart:line">
            <chart:data-point chart:repeated="1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Bild 1-5'.A4:'Bild 1-5'.A4</svg:desc>
                </draw:g>
              </table:table-cell>
              <table:table-cell office:value-type="float" office:value="0.11916">
                <text:p>0.11916</text:p>
                <draw:g>
                  <svg:desc>'Bild 1-5'.B4:'Bild 1-5'.P4</svg:desc>
                </draw:g>
              </table:table-cell>
              <table:table-cell office:value-type="float" office:value="0.13701">
                <text:p>0.13701</text:p>
              </table:table-cell>
              <table:table-cell office:value-type="float" office:value="0.17384">
                <text:p>0.17384</text:p>
              </table:table-cell>
              <table:table-cell office:value-type="float" office:value="0.22901">
                <text:p>0.22901</text:p>
              </table:table-cell>
              <table:table-cell office:value-type="float" office:value="0.31766">
                <text:p>0.31766</text:p>
              </table:table-cell>
              <table:table-cell office:value-type="float" office:value="0.397">
                <text:p>0.397</text:p>
              </table:table-cell>
              <table:table-cell office:value-type="float" office:value="0.50975">
                <text:p>0.50975</text:p>
              </table:table-cell>
              <table:table-cell office:value-type="float" office:value="0.674">
                <text:p>0.674</text:p>
              </table:table-cell>
              <table:table-cell office:value-type="float" office:value="0.74737">
                <text:p>0.74737</text:p>
              </table:table-cell>
              <table:table-cell office:value-type="float" office:value="0.94108">
                <text:p>0.94108</text:p>
              </table:table-cell>
              <table:table-cell office:value-type="float" office:value="1.05918">
                <text:p>1.05918</text:p>
              </table:table-cell>
              <table:table-cell office:value-type="float" office:value="1.21209">
                <text:p>1.21209</text:p>
              </table:table-cell>
              <table:table-cell office:value-type="float" office:value="1.25246">
                <text:p>1.25246</text:p>
              </table:table-cell>
              <table:table-cell office:value-type="float" office:value="1.34758">
                <text:p>1.34758</text:p>
              </table:table-cell>
              <table:table-cell office:value-type="float" office:value="1.37122">
                <text:p>1.37122</text:p>
              </table:table-cell>
            </table:table-row>
            <table:table-row>
              <table:table-cell office:value-type="string">
                <text:p>2</text:p>
                <draw:g>
                  <svg:desc>'Bild 1-5'.A5:'Bild 1-5'.A5</svg:desc>
                </draw:g>
              </table:table-cell>
              <table:table-cell office:value-type="float" office:value="0.07499">
                <text:p>0.07499</text:p>
                <draw:g>
                  <svg:desc>'Bild 1-5'.B5:'Bild 1-5'.P5</svg:desc>
                </draw:g>
              </table:table-cell>
              <table:table-cell office:value-type="float" office:value="0.06885">
                <text:p>0.06885</text:p>
              </table:table-cell>
              <table:table-cell office:value-type="float" office:value="0.06523">
                <text:p>0.06523</text:p>
              </table:table-cell>
              <table:table-cell office:value-type="float" office:value="0.07982">
                <text:p>0.07982</text:p>
              </table:table-cell>
              <table:table-cell office:value-type="float" office:value="0.12439">
                <text:p>0.12439</text:p>
              </table:table-cell>
              <table:table-cell office:value-type="float" office:value="0.16766">
                <text:p>0.16766</text:p>
              </table:table-cell>
              <table:table-cell office:value-type="float" office:value="0.24823">
                <text:p>0.24823</text:p>
              </table:table-cell>
              <table:table-cell office:value-type="float" office:value="0.39087">
                <text:p>0.39087</text:p>
              </table:table-cell>
              <table:table-cell office:value-type="float" office:value="0.46525">
                <text:p>0.46525</text:p>
              </table:table-cell>
              <table:table-cell office:value-type="float" office:value="0.62628">
                <text:p>0.62628</text:p>
              </table:table-cell>
              <table:table-cell office:value-type="float" office:value="0.76321">
                <text:p>0.76321</text:p>
              </table:table-cell>
              <table:table-cell office:value-type="float" office:value="0.90143">
                <text:p>0.90143</text:p>
              </table:table-cell>
              <table:table-cell office:value-type="float" office:value="0.97993">
                <text:p>0.97993</text:p>
              </table:table-cell>
              <table:table-cell office:value-type="float" office:value="1.07654">
                <text:p>1.07654</text:p>
              </table:table-cell>
              <table:table-cell office:value-type="float" office:value="1.13813">
                <text:p>1.13813</text:p>
              </table:table-cell>
            </table:table-row>
            <table:table-row>
              <table:table-cell office:value-type="string">
                <text:p>3</text:p>
                <draw:g>
                  <svg:desc>'Bild 1-5'.A6:'Bild 1-5'.A6</svg:desc>
                </draw:g>
              </table:table-cell>
              <table:table-cell office:value-type="float" office:value="0.19188">
                <text:p>0.19188</text:p>
                <draw:g>
                  <svg:desc>'Bild 1-5'.B6:'Bild 1-5'.P6</svg:desc>
                </draw:g>
              </table:table-cell>
              <table:table-cell office:value-type="float" office:value="0.18756">
                <text:p>0.18756</text:p>
              </table:table-cell>
              <table:table-cell office:value-type="float" office:value="0.1906">
                <text:p>0.1906</text:p>
              </table:table-cell>
              <table:table-cell office:value-type="float" office:value="0.21253">
                <text:p>0.21253</text:p>
              </table:table-cell>
              <table:table-cell office:value-type="float" office:value="0.24763">
                <text:p>0.24763</text:p>
              </table:table-cell>
              <table:table-cell office:value-type="float" office:value="0.3099">
                <text:p>0.3099</text:p>
              </table:table-cell>
              <table:table-cell office:value-type="float" office:value="0.40167">
                <text:p>0.40167</text:p>
              </table:table-cell>
              <table:table-cell office:value-type="float" office:value="0.53792">
                <text:p>0.53792</text:p>
              </table:table-cell>
              <table:table-cell office:value-type="float" office:value="0.5801">
                <text:p>0.5801</text:p>
              </table:table-cell>
              <table:table-cell office:value-type="float" office:value="0.74969">
                <text:p>0.74969</text:p>
              </table:table-cell>
              <table:table-cell office:value-type="float" office:value="0.86483">
                <text:p>0.86483</text:p>
              </table:table-cell>
              <table:table-cell office:value-type="float" office:value="0.99503">
                <text:p>0.99503</text:p>
              </table:table-cell>
              <table:table-cell office:value-type="float" office:value="1.05583">
                <text:p>1.05583</text:p>
              </table:table-cell>
              <table:table-cell office:value-type="float" office:value="1.14637">
                <text:p>1.14637</text:p>
              </table:table-cell>
              <table:table-cell office:value-type="float" office:value="1.18339">
                <text:p>1.18339</text:p>
              </table:table-cell>
            </table:table-row>
            <table:table-row>
              <table:table-cell office:value-type="string">
                <text:p>4</text:p>
                <draw:g>
                  <svg:desc>'Bild 1-5'.A7:'Bild 1-5'.A7</svg:desc>
                </draw:g>
              </table:table-cell>
              <table:table-cell office:value-type="float" office:value="1.30874">
                <text:p>1.30874</text:p>
                <draw:g>
                  <svg:desc>'Bild 1-5'.B7:'Bild 1-5'.P7</svg:desc>
                </draw:g>
              </table:table-cell>
              <table:table-cell office:value-type="float" office:value="1.25716">
                <text:p>1.25716</text:p>
              </table:table-cell>
              <table:table-cell office:value-type="float" office:value="1.17656">
                <text:p>1.17656</text:p>
              </table:table-cell>
              <table:table-cell office:value-type="float" office:value="1.08009">
                <text:p>1.08009</text:p>
              </table:table-cell>
              <table:table-cell office:value-type="float" office:value="0.89989">
                <text:p>0.89989</text:p>
              </table:table-cell>
              <table:table-cell office:value-type="float" office:value="0.83492">
                <text:p>0.83492</text:p>
              </table:table-cell>
              <table:table-cell office:value-type="float" office:value="0.72848">
                <text:p>0.72848</text:p>
              </table:table-cell>
              <table:table-cell office:value-type="float" office:value="0.60985">
                <text:p>0.60985</text:p>
              </table:table-cell>
              <table:table-cell office:value-type="float" office:value="0.52552">
                <text:p>0.52552</text:p>
              </table:table-cell>
              <table:table-cell office:value-type="float" office:value="0.40924">
                <text:p>0.40924</text:p>
              </table:table-cell>
              <table:table-cell office:value-type="float" office:value="0.32472">
                <text:p>0.32472</text:p>
              </table:table-cell>
              <table:table-cell office:value-type="float" office:value="0.25177">
                <text:p>0.25177</text:p>
              </table:table-cell>
              <table:table-cell office:value-type="float" office:value="0.19876">
                <text:p>0.19876</text:p>
              </table:table-cell>
              <table:table-cell office:value-type="float" office:value="0.19252">
                <text:p>0.19252</text:p>
              </table:table-cell>
              <table:table-cell office:value-type="float" office:value="0.14941">
                <text:p>0.14941</text:p>
              </table:table-cell>
            </table:table-row>
            <table:table-row>
              <table:table-cell office:value-type="string">
                <text:p>5</text:p>
                <draw:g>
                  <svg:desc>'Bild 1-5'.A8:'Bild 1-5'.A8</svg:desc>
                </draw:g>
              </table:table-cell>
              <table:table-cell office:value-type="float" office:value="1.16709">
                <text:p>1.16709</text:p>
                <draw:g>
                  <svg:desc>'Bild 1-5'.B8:'Bild 1-5'.P8</svg:desc>
                </draw:g>
              </table:table-cell>
              <table:table-cell office:value-type="float" office:value="1.10248">
                <text:p>1.10248</text:p>
              </table:table-cell>
              <table:table-cell office:value-type="float" office:value="1.01354">
                <text:p>1.01354</text:p>
              </table:table-cell>
              <table:table-cell office:value-type="float" office:value="0.90457">
                <text:p>0.90457</text:p>
              </table:table-cell>
              <table:table-cell office:value-type="float" office:value="0.70834">
                <text:p>0.70834</text:p>
              </table:table-cell>
              <table:table-cell office:value-type="float" office:value="0.62518">
                <text:p>0.62518</text:p>
              </table:table-cell>
              <table:table-cell office:value-type="float" office:value="0.51501">
                <text:p>0.51501</text:p>
              </table:table-cell>
              <table:table-cell office:value-type="float" office:value="0.39251">
                <text:p>0.39251</text:p>
              </table:table-cell>
              <table:table-cell office:value-type="float" office:value="0.32146">
                <text:p>0.32146</text:p>
              </table:table-cell>
              <table:table-cell office:value-type="float" office:value="0.2106">
                <text:p>0.2106</text:p>
              </table:table-cell>
              <table:table-cell office:value-type="float" office:value="0.13804">
                <text:p>0.13804</text:p>
              </table:table-cell>
              <table:table-cell office:value-type="float" office:value="0.08833">
                <text:p>0.08833</text:p>
              </table:table-cell>
              <table:table-cell office:value-type="float" office:value="0.05832">
                <text:p>0.05832</text:p>
              </table:table-cell>
              <table:table-cell office:value-type="float" office:value="0.04679">
                <text:p>0.04679</text:p>
              </table:table-cell>
              <table:table-cell office:value-type="float" office:value="0.05522">
                <text:p>0.05522</text:p>
              </table:table-cell>
            </table:table-row>
            <table:table-row>
              <table:table-cell office:value-type="string">
                <text:p>6</text:p>
                <draw:g>
                  <svg:desc>'Bild 1-5'.A9:'Bild 1-5'.A9</svg:desc>
                </draw:g>
              </table:table-cell>
              <table:table-cell office:value-type="float" office:value="1.31322">
                <text:p>1.31322</text:p>
                <draw:g>
                  <svg:desc>'Bild 1-5'.B9:'Bild 1-5'.P9</svg:desc>
                </draw:g>
              </table:table-cell>
              <table:table-cell office:value-type="float" office:value="1.25841">
                <text:p>1.25841</text:p>
              </table:table-cell>
              <table:table-cell office:value-type="float" office:value="1.17311">
                <text:p>1.17311</text:p>
              </table:table-cell>
              <table:table-cell office:value-type="float" office:value="1.06856">
                <text:p>1.06856</text:p>
              </table:table-cell>
              <table:table-cell office:value-type="float" office:value="0.88006">
                <text:p>0.88006</text:p>
              </table:table-cell>
              <table:table-cell office:value-type="float" office:value="0.81035">
                <text:p>0.81035</text:p>
              </table:table-cell>
              <table:table-cell office:value-type="float" office:value="0.70676">
                <text:p>0.70676</text:p>
              </table:table-cell>
              <table:table-cell office:value-type="float" office:value="0.59632">
                <text:p>0.59632</text:p>
              </table:table-cell>
              <table:table-cell office:value-type="float" office:value="0.50314">
                <text:p>0.50314</text:p>
              </table:table-cell>
              <table:table-cell office:value-type="float" office:value="0.37129">
                <text:p>0.37129</text:p>
              </table:table-cell>
              <table:table-cell office:value-type="float" office:value="0.28219">
                <text:p>0.28219</text:p>
              </table:table-cell>
              <table:table-cell office:value-type="float" office:value="0.20977">
                <text:p>0.20977</text:p>
              </table:table-cell>
              <table:table-cell office:value-type="float" office:value="0.17236">
                <text:p>0.17236</text:p>
              </table:table-cell>
              <table:table-cell office:value-type="float" office:value="0.16232">
                <text:p>0.16232</text:p>
              </table:table-cell>
              <table:table-cell office:value-type="float" office:value="0.13605">
                <text:p>0.13605</text:p>
              </table:table-cell>
            </table:table-row>
            <table:table-row>
              <table:table-cell office:value-type="string">
                <text:p>7</text:p>
                <draw:g>
                  <svg:desc>'Bild 1-5'.A10:'Bild 1-5'.A10</svg:desc>
                </draw:g>
              </table:table-cell>
              <table:table-cell office:value-type="float" office:value="0.15779">
                <text:p>0.15779</text:p>
                <draw:g>
                  <svg:desc>'Bild 1-5'.B10:'Bild 1-5'.P10</svg:desc>
                </draw:g>
              </table:table-cell>
              <table:table-cell office:value-type="float" office:value="0.16551">
                <text:p>0.16551</text:p>
              </table:table-cell>
              <table:table-cell office:value-type="float" office:value="0.23517">
                <text:p>0.23517</text:p>
              </table:table-cell>
              <table:table-cell office:value-type="float" office:value="0.30739">
                <text:p>0.30739</text:p>
              </table:table-cell>
              <table:table-cell office:value-type="float" office:value="0.37763">
                <text:p>0.37763</text:p>
              </table:table-cell>
              <table:table-cell office:value-type="float" office:value="0.40365">
                <text:p>0.40365</text:p>
              </table:table-cell>
              <table:table-cell office:value-type="float" office:value="0.52334">
                <text:p>0.52334</text:p>
              </table:table-cell>
              <table:table-cell office:value-type="float" office:value="0.637">
                <text:p>0.637</text:p>
              </table:table-cell>
              <table:table-cell office:value-type="float" office:value="0.70648">
                <text:p>0.70648</text:p>
              </table:table-cell>
              <table:table-cell office:value-type="float" office:value="0.90751">
                <text:p>0.90751</text:p>
              </table:table-cell>
              <table:table-cell office:value-type="float" office:value="1.0377">
                <text:p>1.0377</text:p>
              </table:table-cell>
              <table:table-cell office:value-type="float" office:value="1.20926">
                <text:p>1.20926</text:p>
              </table:table-cell>
              <table:table-cell office:value-type="float" office:value="1.31001">
                <text:p>1.31001</text:p>
              </table:table-cell>
              <table:table-cell office:value-type="float" office:value="1.47433">
                <text:p>1.47433</text:p>
              </table:table-cell>
              <table:table-cell office:value-type="float" office:value="1.5244">
                <text:p>1.5244</text:p>
              </table:table-cell>
            </table:table-row>
            <table:table-row>
              <table:table-cell office:value-type="string">
                <text:p>8</text:p>
                <draw:g>
                  <svg:desc>'Bild 1-5'.A11:'Bild 1-5'.A11</svg:desc>
                </draw:g>
              </table:table-cell>
              <table:table-cell office:value-type="float" office:value="0.05414">
                <text:p>0.05414</text:p>
                <draw:g>
                  <svg:desc>'Bild 1-5'.B11:'Bild 1-5'.P11</svg:desc>
                </draw:g>
              </table:table-cell>
              <table:table-cell office:value-type="float" office:value="0.0519">
                <text:p>0.0519</text:p>
              </table:table-cell>
              <table:table-cell office:value-type="float" office:value="0.07469">
                <text:p>0.07469</text:p>
              </table:table-cell>
              <table:table-cell office:value-type="float" office:value="0.09361">
                <text:p>0.09361</text:p>
              </table:table-cell>
              <table:table-cell office:value-type="float" office:value="0.1377">
                <text:p>0.1377</text:p>
              </table:table-cell>
              <table:table-cell office:value-type="float" office:value="0.14957">
                <text:p>0.14957</text:p>
              </table:table-cell>
              <table:table-cell office:value-type="float" office:value="0.23557">
                <text:p>0.23557</text:p>
              </table:table-cell>
              <table:table-cell office:value-type="float" office:value="0.34449">
                <text:p>0.34449</text:p>
              </table:table-cell>
              <table:table-cell office:value-type="float" office:value="0.44211">
                <text:p>0.44211</text:p>
              </table:table-cell>
              <table:table-cell office:value-type="float" office:value="0.60945">
                <text:p>0.60945</text:p>
              </table:table-cell>
              <table:table-cell office:value-type="float" office:value="0.77833">
                <text:p>0.77833</text:p>
              </table:table-cell>
              <table:table-cell office:value-type="float" office:value="0.94285">
                <text:p>0.94285</text:p>
              </table:table-cell>
              <table:table-cell office:value-type="float" office:value="1.04408">
                <text:p>1.04408</text:p>
              </table:table-cell>
              <table:table-cell office:value-type="float" office:value="1.24526">
                <text:p>1.24526</text:p>
              </table:table-cell>
              <table:table-cell office:value-type="float" office:value="1.32303">
                <text:p>1.32303</text:p>
              </table:table-cell>
            </table:table-row>
            <table:table-row>
              <table:table-cell office:value-type="string">
                <text:p>9</text:p>
                <draw:g>
                  <svg:desc>'Bild 1-5'.A12:'Bild 1-5'.A12</svg:desc>
                </draw:g>
              </table:table-cell>
              <table:table-cell office:value-type="float" office:value="0.16903">
                <text:p>0.16903</text:p>
                <draw:g>
                  <svg:desc>'Bild 1-5'.B12:'Bild 1-5'.P12</svg:desc>
                </draw:g>
              </table:table-cell>
              <table:table-cell office:value-type="float" office:value="0.12761">
                <text:p>0.12761</text:p>
              </table:table-cell>
              <table:table-cell office:value-type="float" office:value="0.16352">
                <text:p>0.16352</text:p>
              </table:table-cell>
              <table:table-cell office:value-type="float" office:value="0.22385">
                <text:p>0.22385</text:p>
              </table:table-cell>
              <table:table-cell office:value-type="float" office:value="0.27434">
                <text:p>0.27434</text:p>
              </table:table-cell>
              <table:table-cell office:value-type="float" office:value="0.27838">
                <text:p>0.27838</text:p>
              </table:table-cell>
              <table:table-cell office:value-type="float" office:value="0.37654">
                <text:p>0.37654</text:p>
              </table:table-cell>
              <table:table-cell office:value-type="float" office:value="0.46683">
                <text:p>0.46683</text:p>
              </table:table-cell>
              <table:table-cell office:value-type="float" office:value="0.53855">
                <text:p>0.53855</text:p>
              </table:table-cell>
              <table:table-cell office:value-type="float" office:value="0.71924">
                <text:p>0.71924</text:p>
              </table:table-cell>
              <table:table-cell office:value-type="float" office:value="0.84829">
                <text:p>0.84829</text:p>
              </table:table-cell>
              <table:table-cell office:value-type="float" office:value="1.00983">
                <text:p>1.00983</text:p>
              </table:table-cell>
              <table:table-cell office:value-type="float" office:value="1.08628">
                <text:p>1.08628</text:p>
              </table:table-cell>
              <table:table-cell office:value-type="float" office:value="1.2632">
                <text:p>1.2632</text:p>
              </table:table-cell>
              <table:table-cell office:value-type="float" office:value="1.31859">
                <text:p>1.31859</text:p>
              </table:table-cell>
            </table:table-row>
            <table:table-row>
              <table:table-cell office:value-type="string">
                <text:p>10</text:p>
                <draw:g>
                  <svg:desc>'Bild 1-5'.A13:'Bild 1-5'.A13</svg:desc>
                </draw:g>
              </table:table-cell>
              <table:table-cell office:value-type="float" office:value="1.33163">
                <text:p>1.33163</text:p>
                <draw:g>
                  <svg:desc>'Bild 1-5'.B13:'Bild 1-5'.P13</svg:desc>
                </draw:g>
              </table:table-cell>
              <table:table-cell office:value-type="float" office:value="1.2536">
                <text:p>1.2536</text:p>
              </table:table-cell>
              <table:table-cell office:value-type="float" office:value="1.18819">
                <text:p>1.18819</text:p>
              </table:table-cell>
              <table:table-cell office:value-type="float" office:value="1.03819">
                <text:p>1.03819</text:p>
              </table:table-cell>
              <table:table-cell office:value-type="float" office:value="0.8951">
                <text:p>0.8951</text:p>
              </table:table-cell>
              <table:table-cell office:value-type="float" office:value="0.82794">
                <text:p>0.82794</text:p>
              </table:table-cell>
              <table:table-cell office:value-type="float" office:value="0.63179">
                <text:p>0.63179</text:p>
              </table:table-cell>
              <table:table-cell office:value-type="float" office:value="0.48889">
                <text:p>0.48889</text:p>
              </table:table-cell>
              <table:table-cell office:value-type="float" office:value="0.35346">
                <text:p>0.35346</text:p>
              </table:table-cell>
              <table:table-cell office:value-type="float" office:value="0.21778">
                <text:p>0.21778</text:p>
              </table:table-cell>
              <table:table-cell office:value-type="float" office:value="0.12309">
                <text:p>0.12309</text:p>
              </table:table-cell>
              <table:table-cell office:value-type="float" office:value="0.06665">
                <text:p>0.06665</text:p>
              </table:table-cell>
              <table:table-cell office:value-type="float" office:value="0.04027">
                <text:p>0.04027</text:p>
              </table:table-cell>
              <table:table-cell office:value-type="float" office:value="0.01862">
                <text:p>0.01862</text:p>
              </table:table-cell>
              <table:table-cell office:value-type="float" office:value="0.01565">
                <text:p>0.01565</text:p>
              </table:table-cell>
            </table:table-row>
            <table:table-row>
              <table:table-cell office:value-type="string">
                <text:p>11</text:p>
                <draw:g>
                  <svg:desc>'Bild 1-5'.A14:'Bild 1-5'.A14</svg:desc>
                </draw:g>
              </table:table-cell>
              <table:table-cell office:value-type="float" office:value="1.29522">
                <text:p>1.29522</text:p>
                <draw:g>
                  <svg:desc>'Bild 1-5'.B14:'Bild 1-5'.P14</svg:desc>
                </draw:g>
              </table:table-cell>
              <table:table-cell office:value-type="float" office:value="1.20292">
                <text:p>1.20292</text:p>
              </table:table-cell>
              <table:table-cell office:value-type="float" office:value="1.15097">
                <text:p>1.15097</text:p>
              </table:table-cell>
              <table:table-cell office:value-type="float" office:value="1.00195">
                <text:p>1.00195</text:p>
              </table:table-cell>
              <table:table-cell office:value-type="float" office:value="0.86333">
                <text:p>0.86333</text:p>
              </table:table-cell>
              <table:table-cell office:value-type="float" office:value="0.80031">
                <text:p>0.80031</text:p>
              </table:table-cell>
              <table:table-cell office:value-type="float" office:value="0.6058">
                <text:p>0.6058</text:p>
              </table:table-cell>
              <table:table-cell office:value-type="float" office:value="0.46796">
                <text:p>0.46796</text:p>
              </table:table-cell>
              <table:table-cell office:value-type="float" office:value="0.33455">
                <text:p>0.33455</text:p>
              </table:table-cell>
              <table:table-cell office:value-type="float" office:value="0.21057">
                <text:p>0.21057</text:p>
              </table:table-cell>
              <table:table-cell office:value-type="float" office:value="0.12399">
                <text:p>0.12399</text:p>
              </table:table-cell>
              <table:table-cell office:value-type="float" office:value="0.07383">
                <text:p>0.07383</text:p>
              </table:table-cell>
              <table:table-cell office:value-type="float" office:value="0.04954">
                <text:p>0.04954</text:p>
              </table:table-cell>
              <table:table-cell office:value-type="float" office:value="0.04206">
                <text:p>0.04206</text:p>
              </table:table-cell>
              <table:table-cell office:value-type="float" office:value="0.04059">
                <text:p>0.04059</text:p>
              </table:table-cell>
            </table:table-row>
            <table:table-row>
              <table:table-cell office:value-type="string">
                <text:p>12</text:p>
                <draw:g>
                  <svg:desc>'Bild 1-5'.A15:'Bild 1-5'.A15</svg:desc>
                </draw:g>
              </table:table-cell>
              <table:table-cell office:value-type="float" office:value="1.41115">
                <text:p>1.41115</text:p>
                <draw:g>
                  <svg:desc>'Bild 1-5'.B15:'Bild 1-5'.P15</svg:desc>
                </draw:g>
              </table:table-cell>
              <table:table-cell office:value-type="float" office:value="1.32935">
                <text:p>1.32935</text:p>
              </table:table-cell>
              <table:table-cell office:value-type="float" office:value="1.28329">
                <text:p>1.28329</text:p>
              </table:table-cell>
              <table:table-cell office:value-type="float" office:value="1.13415">
                <text:p>1.13415</text:p>
              </table:table-cell>
              <table:table-cell office:value-type="float" office:value="0.99402">
                <text:p>0.99402</text:p>
              </table:table-cell>
              <table:table-cell office:value-type="float" office:value="0.92467">
                <text:p>0.92467</text:p>
              </table:table-cell>
              <table:table-cell office:value-type="float" office:value="0.73841">
                <text:p>0.73841</text:p>
              </table:table-cell>
              <table:table-cell office:value-type="float" office:value="0.59668">
                <text:p>0.59668</text:p>
              </table:table-cell>
              <table:table-cell office:value-type="float" office:value="0.45106">
                <text:p>0.45106</text:p>
              </table:table-cell>
              <table:table-cell office:value-type="float" office:value="0.31425">
                <text:p>0.31425</text:p>
              </table:table-cell>
              <table:table-cell office:value-type="float" office:value="0.21788">
                <text:p>0.21788</text:p>
              </table:table-cell>
              <table:table-cell office:value-type="float" office:value="0.17073">
                <text:p>0.17073</text:p>
              </table:table-cell>
              <table:table-cell office:value-type="float" office:value="0.14631">
                <text:p>0.14631</text:p>
              </table:table-cell>
              <table:table-cell office:value-type="float" office:value="0.11492">
                <text:p>0.11492</text:p>
              </table:table-cell>
              <table:table-cell office:value-type="float" office:value="0.09938">
                <text:p>0.09938</text:p>
              </table:table-cell>
            </table:table-row>
            <table:table-row>
              <table:table-cell office:value-type="string">
                <text:p>13</text:p>
                <draw:g>
                  <svg:desc>'Bild 1-5'.A16:'Bild 1-5'.A16</svg:desc>
                </draw:g>
              </table:table-cell>
              <table:table-cell office:value-type="float" office:value="0.07702">
                <text:p>0.07702</text:p>
                <draw:g>
                  <svg:desc>'Bild 1-5'.B16:'Bild 1-5'.P16</svg:desc>
                </draw:g>
              </table:table-cell>
              <table:table-cell office:value-type="float" office:value="0.10171">
                <text:p>0.10171</text:p>
              </table:table-cell>
              <table:table-cell office:value-type="float" office:value="0.11335">
                <text:p>0.11335</text:p>
              </table:table-cell>
              <table:table-cell office:value-type="float" office:value="0.16347">
                <text:p>0.16347</text:p>
              </table:table-cell>
              <table:table-cell office:value-type="float" office:value="0.19398">
                <text:p>0.19398</text:p>
              </table:table-cell>
              <table:table-cell office:value-type="float" office:value="0.22736">
                <text:p>0.22736</text:p>
              </table:table-cell>
              <table:table-cell office:value-type="float" office:value="0.30544">
                <text:p>0.30544</text:p>
              </table:table-cell>
              <table:table-cell office:value-type="float" office:value="0.36133">
                <text:p>0.36133</text:p>
              </table:table-cell>
              <table:table-cell office:value-type="float" office:value="0.41317">
                <text:p>0.41317</text:p>
              </table:table-cell>
              <table:table-cell office:value-type="float" office:value="0.51302">
                <text:p>0.51302</text:p>
              </table:table-cell>
              <table:table-cell office:value-type="float" office:value="0.55528">
                <text:p>0.55528</text:p>
              </table:table-cell>
              <table:table-cell office:value-type="float" office:value="0.61222">
                <text:p>0.61222</text:p>
              </table:table-cell>
              <table:table-cell office:value-type="float" office:value="0.71808">
                <text:p>0.71808</text:p>
              </table:table-cell>
              <table:table-cell office:value-type="float" office:value="0.75072">
                <text:p>0.75072</text:p>
              </table:table-cell>
              <table:table-cell office:value-type="float" office:value="0.8057">
                <text:p>0.8057</text:p>
              </table:table-cell>
            </table:table-row>
            <table:table-row>
              <table:table-cell office:value-type="string">
                <text:p>14</text:p>
                <draw:g>
                  <svg:desc>'Bild 1-5'.A17:'Bild 1-5'.A17</svg:desc>
                </draw:g>
              </table:table-cell>
              <table:table-cell office:value-type="float" office:value="0.23105">
                <text:p>0.23105</text:p>
                <draw:g>
                  <svg:desc>'Bild 1-5'.B17:'Bild 1-5'.P17</svg:desc>
                </draw:g>
              </table:table-cell>
              <table:table-cell office:value-type="float" office:value="0.29749">
                <text:p>0.29749</text:p>
              </table:table-cell>
              <table:table-cell office:value-type="float" office:value="0.30915">
                <text:p>0.30915</text:p>
              </table:table-cell>
              <table:table-cell office:value-type="float" office:value="0.37703">
                <text:p>0.37703</text:p>
              </table:table-cell>
              <table:table-cell office:value-type="float" office:value="0.424">
                <text:p>0.424</text:p>
              </table:table-cell>
              <table:table-cell office:value-type="float" office:value="0.44993">
                <text:p>0.44993</text:p>
              </table:table-cell>
              <table:table-cell office:value-type="float" office:value="0.54993">
                <text:p>0.54993</text:p>
              </table:table-cell>
              <table:table-cell office:value-type="float" office:value="0.60648">
                <text:p>0.60648</text:p>
              </table:table-cell>
              <table:table-cell office:value-type="float" office:value="0.65342">
                <text:p>0.65342</text:p>
              </table:table-cell>
              <table:table-cell office:value-type="float" office:value="0.75198">
                <text:p>0.75198</text:p>
              </table:table-cell>
              <table:table-cell office:value-type="float" office:value="0.79055">
                <text:p>0.79055</text:p>
              </table:table-cell>
              <table:table-cell office:value-type="float" office:value="0.83294">
                <text:p>0.83294</text:p>
              </table:table-cell>
              <table:table-cell office:value-type="float" office:value="0.94555">
                <text:p>0.94555</text:p>
              </table:table-cell>
              <table:table-cell office:value-type="float" office:value="0.96098">
                <text:p>0.96098</text:p>
              </table:table-cell>
              <table:table-cell office:value-type="float" office:value="1.02099">
                <text:p>1.02099</text:p>
              </table:table-cell>
            </table:table-row>
            <table:table-row>
              <table:table-cell office:value-type="string">
                <text:p>15</text:p>
                <draw:g>
                  <svg:desc>'Bild 1-5'.A18:'Bild 1-5'.A18</svg:desc>
                </draw:g>
              </table:table-cell>
              <table:table-cell office:value-type="float" office:value="0.18148">
                <text:p>0.18148</text:p>
                <draw:g>
                  <svg:desc>'Bild 1-5'.B18:'Bild 1-5'.P18</svg:desc>
                </draw:g>
              </table:table-cell>
              <table:table-cell office:value-type="float" office:value="0.17964">
                <text:p>0.17964</text:p>
              </table:table-cell>
              <table:table-cell office:value-type="float" office:value="0.17996">
                <text:p>0.17996</text:p>
              </table:table-cell>
              <table:table-cell office:value-type="float" office:value="0.21403">
                <text:p>0.21403</text:p>
              </table:table-cell>
              <table:table-cell office:value-type="float" office:value="0.2495">
                <text:p>0.2495</text:p>
              </table:table-cell>
              <table:table-cell office:value-type="float" office:value="0.26924">
                <text:p>0.26924</text:p>
              </table:table-cell>
              <table:table-cell office:value-type="float" office:value="0.30901">
                <text:p>0.30901</text:p>
              </table:table-cell>
              <table:table-cell office:value-type="float" office:value="0.35892">
                <text:p>0.35892</text:p>
              </table:table-cell>
              <table:table-cell office:value-type="float" office:value="0.37858">
                <text:p>0.37858</text:p>
              </table:table-cell>
              <table:table-cell office:value-type="float" office:value="0.43803">
                <text:p>0.43803</text:p>
              </table:table-cell>
              <table:table-cell office:value-type="float" office:value="0.47342">
                <text:p>0.47342</text:p>
              </table:table-cell>
              <table:table-cell office:value-type="float" office:value="0.5147">
                <text:p>0.5147</text:p>
              </table:table-cell>
              <table:table-cell office:value-type="float" office:value="0.61699">
                <text:p>0.61699</text:p>
              </table:table-cell>
              <table:table-cell office:value-type="float" office:value="0.63673">
                <text:p>0.63673</text:p>
              </table:table-cell>
              <table:table-cell office:value-type="float" office:value="0.70051">
                <text:p>0.70051</text:p>
              </table:table-cell>
            </table:table-row>
            <table:table-row>
              <table:table-cell office:value-type="string">
                <text:p>16</text:p>
                <draw:g>
                  <svg:desc>'Bild 1-5'.A19:'Bild 1-5'.A19</svg:desc>
                </draw:g>
              </table:table-cell>
              <table:table-cell office:value-type="float" office:value="0.87989">
                <text:p>0.87989</text:p>
                <draw:g>
                  <svg:desc>'Bild 1-5'.B19:'Bild 1-5'.P19</svg:desc>
                </draw:g>
              </table:table-cell>
              <table:table-cell office:value-type="float" office:value="0.72022">
                <text:p>0.72022</text:p>
              </table:table-cell>
              <table:table-cell office:value-type="float" office:value="0.66009">
                <text:p>0.66009</text:p>
              </table:table-cell>
              <table:table-cell office:value-type="float" office:value="0.58559">
                <text:p>0.58559</text:p>
              </table:table-cell>
              <table:table-cell office:value-type="float" office:value="0.54234">
                <text:p>0.54234</text:p>
              </table:table-cell>
              <table:table-cell office:value-type="float" office:value="0.46907">
                <text:p>0.46907</text:p>
              </table:table-cell>
              <table:table-cell office:value-type="float" office:value="0.39072">
                <text:p>0.39072</text:p>
              </table:table-cell>
              <table:table-cell office:value-type="float" office:value="0.28494">
                <text:p>0.28494</text:p>
              </table:table-cell>
              <table:table-cell office:value-type="float" office:value="0.20841">
                <text:p>0.20841</text:p>
              </table:table-cell>
              <table:table-cell office:value-type="float" office:value="0.14324">
                <text:p>0.14324</text:p>
              </table:table-cell>
              <table:table-cell office:value-type="float" office:value="0.10076">
                <text:p>0.10076</text:p>
              </table:table-cell>
              <table:table-cell office:value-type="float" office:value="0.07403">
                <text:p>0.07403</text:p>
              </table:table-cell>
              <table:table-cell office:value-type="float" office:value="0.03521">
                <text:p>0.03521</text:p>
              </table:table-cell>
              <table:table-cell office:value-type="float" office:value="0.0269">
                <text:p>0.0269</text:p>
              </table:table-cell>
              <table:table-cell office:value-type="float" office:value="0.01565">
                <text:p>0.01565</text:p>
              </table:table-cell>
            </table:table-row>
            <table:table-row>
              <table:table-cell office:value-type="string">
                <text:p>17</text:p>
                <draw:g>
                  <svg:desc>'Bild 1-5'.A20:'Bild 1-5'.A20</svg:desc>
                </draw:g>
              </table:table-cell>
              <table:table-cell office:value-type="float" office:value="1.01963">
                <text:p>1.01963</text:p>
                <draw:g>
                  <svg:desc>'Bild 1-5'.B20:'Bild 1-5'.P20</svg:desc>
                </draw:g>
              </table:table-cell>
              <table:table-cell office:value-type="float" office:value="0.85414">
                <text:p>0.85414</text:p>
              </table:table-cell>
              <table:table-cell office:value-type="float" office:value="0.78791">
                <text:p>0.78791</text:p>
              </table:table-cell>
              <table:table-cell office:value-type="float" office:value="0.7065">
                <text:p>0.7065</text:p>
              </table:table-cell>
              <table:table-cell office:value-type="float" office:value="0.64459">
                <text:p>0.64459</text:p>
              </table:table-cell>
              <table:table-cell office:value-type="float" office:value="0.57782">
                <text:p>0.57782</text:p>
              </table:table-cell>
              <table:table-cell office:value-type="float" office:value="0.4817">
                <text:p>0.4817</text:p>
              </table:table-cell>
              <table:table-cell office:value-type="float" office:value="0.36828">
                <text:p>0.36828</text:p>
              </table:table-cell>
              <table:table-cell office:value-type="float" office:value="0.28436">
                <text:p>0.28436</text:p>
              </table:table-cell>
              <table:table-cell office:value-type="float" office:value="0.19526">
                <text:p>0.19526</text:p>
              </table:table-cell>
              <table:table-cell office:value-type="float" office:value="0.15175">
                <text:p>0.15175</text:p>
              </table:table-cell>
              <table:table-cell office:value-type="float" office:value="0.12394">
                <text:p>0.12394</text:p>
              </table:table-cell>
              <table:table-cell office:value-type="float" office:value="0.06644">
                <text:p>0.06644</text:p>
              </table:table-cell>
              <table:table-cell office:value-type="float" office:value="0.05554">
                <text:p>0.05554</text:p>
              </table:table-cell>
              <table:table-cell office:value-type="float" office:value="0.04059">
                <text:p>0.04059</text:p>
              </table:table-cell>
            </table:table-row>
            <table:table-row>
              <table:table-cell office:value-type="string">
                <text:p>18</text:p>
                <draw:g>
                  <svg:desc>'Bild 1-5'.A21:'Bild 1-5'.A21</svg:desc>
                </draw:g>
              </table:table-cell>
              <table:table-cell office:value-type="float" office:value="1.16553">
                <text:p>1.16553</text:p>
                <draw:g>
                  <svg:desc>'Bild 1-5'.B21:'Bild 1-5'.P21</svg:desc>
                </draw:g>
              </table:table-cell>
              <table:table-cell office:value-type="float" office:value="0.99787">
                <text:p>0.99787</text:p>
              </table:table-cell>
              <table:table-cell office:value-type="float" office:value="0.92388">
                <text:p>0.92388</text:p>
              </table:table-cell>
              <table:table-cell office:value-type="float" office:value="0.85585">
                <text:p>0.85585</text:p>
              </table:table-cell>
              <table:table-cell office:value-type="float" office:value="0.77439">
                <text:p>0.77439</text:p>
              </table:table-cell>
              <table:table-cell office:value-type="float" office:value="0.70334">
                <text:p>0.70334</text:p>
              </table:table-cell>
              <table:table-cell office:value-type="float" office:value="0.61314">
                <text:p>0.61314</text:p>
              </table:table-cell>
              <table:table-cell office:value-type="float" office:value="0.48528">
                <text:p>0.48528</text:p>
              </table:table-cell>
              <table:table-cell office:value-type="float" office:value="0.39577">
                <text:p>0.39577</text:p>
              </table:table-cell>
              <table:table-cell office:value-type="float" office:value="0.2981">
                <text:p>0.2981</text:p>
              </table:table-cell>
              <table:table-cell office:value-type="float" office:value="0.24471">
                <text:p>0.24471</text:p>
              </table:table-cell>
              <table:table-cell office:value-type="float" office:value="0.20793">
                <text:p>0.20793</text:p>
              </table:table-cell>
              <table:table-cell office:value-type="float" office:value="0.14902">
                <text:p>0.14902</text:p>
              </table:table-cell>
              <table:table-cell office:value-type="float" office:value="0.12972">
                <text:p>0.12972</text:p>
              </table:table-cell>
              <table:table-cell office:value-type="float" office:value="0.09938">
                <text:p>0.09938</text:p>
              </table:table-cell>
            </table:table-row>
            <table:table-row>
              <table:table-cell office:value-type="string">
                <text:p>19</text:p>
                <draw:g>
                  <svg:desc>'Bild 1-5'.A22:'Bild 1-5'.A22</svg:desc>
                </draw:g>
              </table:table-cell>
              <table:table-cell office:value-type="float" office:value="0.09522">
                <text:p>0.09522</text:p>
                <draw:g>
                  <svg:desc>'Bild 1-5'.B22:'Bild 1-5'.P22</svg:desc>
                </draw:g>
              </table:table-cell>
              <table:table-cell office:value-type="float" office:value="0.08508">
                <text:p>0.08508</text:p>
              </table:table-cell>
              <table:table-cell office:value-type="float" office:value="0.0782">
                <text:p>0.0782</text:p>
              </table:table-cell>
              <table:table-cell office:value-type="float" office:value="0.0761">
                <text:p>0.0761</text:p>
              </table:table-cell>
              <table:table-cell office:value-type="float" office:value="0.08267">
                <text:p>0.08267</text:p>
              </table:table-cell>
              <table:table-cell office:value-type="float" office:value="0.11294">
                <text:p>0.11294</text:p>
              </table:table-cell>
              <table:table-cell office:value-type="float" office:value="0.13124">
                <text:p>0.13124</text:p>
              </table:table-cell>
              <table:table-cell office:value-type="float" office:value="0.18957">
                <text:p>0.18957</text:p>
              </table:table-cell>
              <table:table-cell office:value-type="float" office:value="0.23121">
                <text:p>0.23121</text:p>
              </table:table-cell>
              <table:table-cell office:value-type="float" office:value="0.26686">
                <text:p>0.26686</text:p>
              </table:table-cell>
              <table:table-cell office:value-type="float" office:value="0.31239">
                <text:p>0.31239</text:p>
              </table:table-cell>
              <table:table-cell office:value-type="float" office:value="0.35349">
                <text:p>0.35349</text:p>
              </table:table-cell>
              <table:table-cell office:value-type="float" office:value="0.42636">
                <text:p>0.42636</text:p>
              </table:table-cell>
              <table:table-cell office:value-type="float" office:value="0.47668">
                <text:p>0.47668</text:p>
              </table:table-cell>
              <table:table-cell office:value-type="float" office:value="0.56788">
                <text:p>0.56788</text:p>
              </table:table-cell>
            </table:table-row>
            <table:table-row>
              <table:table-cell office:value-type="string">
                <text:p>20</text:p>
                <draw:g>
                  <svg:desc>'Bild 1-5'.A23:'Bild 1-5'.A23</svg:desc>
                </draw:g>
              </table:table-cell>
              <table:table-cell office:value-type="float" office:value="0.1918">
                <text:p>0.1918</text:p>
                <draw:g>
                  <svg:desc>'Bild 1-5'.B23:'Bild 1-5'.P23</svg:desc>
                </draw:g>
              </table:table-cell>
              <table:table-cell office:value-type="float" office:value="0.16915">
                <text:p>0.16915</text:p>
              </table:table-cell>
              <table:table-cell office:value-type="float" office:value="0.17251">
                <text:p>0.17251</text:p>
              </table:table-cell>
              <table:table-cell office:value-type="float" office:value="0.14312">
                <text:p>0.14312</text:p>
              </table:table-cell>
              <table:table-cell office:value-type="float" office:value="0.144">
                <text:p>0.144</text:p>
              </table:table-cell>
              <table:table-cell office:value-type="float" office:value="0.15055">
                <text:p>0.15055</text:p>
              </table:table-cell>
              <table:table-cell office:value-type="float" office:value="0.16652">
                <text:p>0.16652</text:p>
              </table:table-cell>
              <table:table-cell office:value-type="float" office:value="0.19036">
                <text:p>0.19036</text:p>
              </table:table-cell>
              <table:table-cell office:value-type="float" office:value="0.23407">
                <text:p>0.23407</text:p>
              </table:table-cell>
              <table:table-cell office:value-type="float" office:value="0.26222">
                <text:p>0.26222</text:p>
              </table:table-cell>
              <table:table-cell office:value-type="float" office:value="0.29777">
                <text:p>0.29777</text:p>
              </table:table-cell>
              <table:table-cell office:value-type="float" office:value="0.34755">
                <text:p>0.34755</text:p>
              </table:table-cell>
              <table:table-cell office:value-type="float" office:value="0.41819">
                <text:p>0.41819</text:p>
              </table:table-cell>
              <table:table-cell office:value-type="float" office:value="0.46178">
                <text:p>0.46178</text:p>
              </table:table-cell>
              <table:table-cell office:value-type="float" office:value="0.51599">
                <text:p>0.51599</text:p>
              </table:table-cell>
            </table:table-row>
            <table:table-row>
              <table:table-cell office:value-type="string">
                <text:p>21</text:p>
                <draw:g>
                  <svg:desc>'Bild 1-5'.A24:'Bild 1-5'.A24</svg:desc>
                </draw:g>
              </table:table-cell>
              <table:table-cell office:value-type="float" office:value="0.12227">
                <text:p>0.12227</text:p>
                <draw:g>
                  <svg:desc>'Bild 1-5'.B24:'Bild 1-5'.P24</svg:desc>
                </draw:g>
              </table:table-cell>
              <table:table-cell office:value-type="float" office:value="0.11061">
                <text:p>0.11061</text:p>
              </table:table-cell>
              <table:table-cell office:value-type="float" office:value="0.11551">
                <text:p>0.11551</text:p>
              </table:table-cell>
              <table:table-cell office:value-type="float" office:value="0.11973">
                <text:p>0.11973</text:p>
              </table:table-cell>
              <table:table-cell office:value-type="float" office:value="0.13637">
                <text:p>0.13637</text:p>
              </table:table-cell>
              <table:table-cell office:value-type="float" office:value="0.15907">
                <text:p>0.15907</text:p>
              </table:table-cell>
              <table:table-cell office:value-type="float" office:value="0.17575">
                <text:p>0.17575</text:p>
              </table:table-cell>
              <table:table-cell office:value-type="float" office:value="0.22122">
                <text:p>0.22122</text:p>
              </table:table-cell>
              <table:table-cell office:value-type="float" office:value="0.27253">
                <text:p>0.27253</text:p>
              </table:table-cell>
              <table:table-cell office:value-type="float" office:value="0.29761">
                <text:p>0.29761</text:p>
              </table:table-cell>
              <table:table-cell office:value-type="float" office:value="0.34378">
                <text:p>0.34378</text:p>
              </table:table-cell>
              <table:table-cell office:value-type="float" office:value="0.40168">
                <text:p>0.40168</text:p>
              </table:table-cell>
              <table:table-cell office:value-type="float" office:value="0.48073">
                <text:p>0.48073</text:p>
              </table:table-cell>
              <table:table-cell office:value-type="float" office:value="0.54478">
                <text:p>0.54478</text:p>
              </table:table-cell>
              <table:table-cell office:value-type="float" office:value="0.60691">
                <text:p>0.60691</text:p>
              </table:table-cell>
            </table:table-row>
            <table:table-row>
              <table:table-cell office:value-type="string">
                <text:p>22</text:p>
                <draw:g>
                  <svg:desc>'Bild 1-5'.A25:'Bild 1-5'.A25</svg:desc>
                </draw:g>
              </table:table-cell>
              <table:table-cell office:value-type="float" office:value="0.77084">
                <text:p>0.77084</text:p>
                <draw:g>
                  <svg:desc>'Bild 1-5'.B25:'Bild 1-5'.P25</svg:desc>
                </draw:g>
              </table:table-cell>
              <table:table-cell office:value-type="float" office:value="0.69541">
                <text:p>0.69541</text:p>
              </table:table-cell>
              <table:table-cell office:value-type="float" office:value="0.68787">
                <text:p>0.68787</text:p>
              </table:table-cell>
              <table:table-cell office:value-type="float" office:value="0.53344">
                <text:p>0.53344</text:p>
              </table:table-cell>
              <table:table-cell office:value-type="float" office:value="0.47964">
                <text:p>0.47964</text:p>
              </table:table-cell>
              <table:table-cell office:value-type="float" office:value="0.39052">
                <text:p>0.39052</text:p>
              </table:table-cell>
              <table:table-cell office:value-type="float" office:value="0.37589">
                <text:p>0.37589</text:p>
              </table:table-cell>
              <table:table-cell office:value-type="float" office:value="0.27414">
                <text:p>0.27414</text:p>
              </table:table-cell>
              <table:table-cell office:value-type="float" office:value="0.21914">
                <text:p>0.21914</text:p>
              </table:table-cell>
              <table:table-cell office:value-type="float" office:value="0.18494">
                <text:p>0.18494</text:p>
              </table:table-cell>
              <table:table-cell office:value-type="float" office:value="0.15244">
                <text:p>0.15244</text:p>
              </table:table-cell>
              <table:table-cell office:value-type="float" office:value="0.12774">
                <text:p>0.12774</text:p>
              </table:table-cell>
              <table:table-cell office:value-type="float" office:value="0.10258">
                <text:p>0.10258</text:p>
              </table:table-cell>
              <table:table-cell office:value-type="float" office:value="0.09555">
                <text:p>0.09555</text:p>
              </table:table-cell>
              <table:table-cell office:value-type="float" office:value="0.06904">
                <text:p>0.06904</text:p>
              </table:table-cell>
            </table:table-row>
            <table:table-row>
              <table:table-cell office:value-type="string">
                <text:p>23</text:p>
                <draw:g>
                  <svg:desc>'Bild 1-5'.A26:'Bild 1-5'.A26</svg:desc>
                </draw:g>
              </table:table-cell>
              <table:table-cell office:value-type="float" office:value="0.83468">
                <text:p>0.83468</text:p>
                <draw:g>
                  <svg:desc>'Bild 1-5'.B26:'Bild 1-5'.P26</svg:desc>
                </draw:g>
              </table:table-cell>
              <table:table-cell office:value-type="float" office:value="0.76219">
                <text:p>0.76219</text:p>
              </table:table-cell>
              <table:table-cell office:value-type="float" office:value="0.74373">
                <text:p>0.74373</text:p>
              </table:table-cell>
              <table:table-cell office:value-type="float" office:value="0.59028">
                <text:p>0.59028</text:p>
              </table:table-cell>
              <table:table-cell office:value-type="float" office:value="0.5495">
                <text:p>0.5495</text:p>
              </table:table-cell>
              <table:table-cell office:value-type="float" office:value="0.45578">
                <text:p>0.45578</text:p>
              </table:table-cell>
              <table:table-cell office:value-type="float" office:value="0.43603">
                <text:p>0.43603</text:p>
              </table:table-cell>
              <table:table-cell office:value-type="float" office:value="0.33529">
                <text:p>0.33529</text:p>
              </table:table-cell>
              <table:table-cell office:value-type="float" office:value="0.29186">
                <text:p>0.29186</text:p>
              </table:table-cell>
              <table:table-cell office:value-type="float" office:value="0.25758">
                <text:p>0.25758</text:p>
              </table:table-cell>
              <table:table-cell office:value-type="float" office:value="0.22555">
                <text:p>0.22555</text:p>
              </table:table-cell>
              <table:table-cell office:value-type="float" office:value="0.20401">
                <text:p>0.20401</text:p>
              </table:table-cell>
              <table:table-cell office:value-type="float" office:value="0.1725">
                <text:p>0.1725</text:p>
              </table:table-cell>
              <table:table-cell office:value-type="float" office:value="0.16682">
                <text:p>0.16682</text:p>
              </table:table-cell>
              <table:table-cell office:value-type="float" office:value="0.14637">
                <text:p>0.14637</text:p>
              </table:table-cell>
            </table:table-row>
            <table:table-row>
              <table:table-cell office:value-type="string">
                <text:p>24</text:p>
                <draw:g>
                  <svg:desc>'Bild 1-5'.A27:'Bild 1-5'.A27</svg:desc>
                </draw:g>
              </table:table-cell>
              <table:table-cell office:value-type="float" office:value="0.84189">
                <text:p>0.84189</text:p>
                <draw:g>
                  <svg:desc>'Bild 1-5'.B27:'Bild 1-5'.P27</svg:desc>
                </draw:g>
              </table:table-cell>
              <table:table-cell office:value-type="float" office:value="0.77383">
                <text:p>0.77383</text:p>
              </table:table-cell>
              <table:table-cell office:value-type="float" office:value="0.75535">
                <text:p>0.75535</text:p>
              </table:table-cell>
              <table:table-cell office:value-type="float" office:value="0.6186">
                <text:p>0.6186</text:p>
              </table:table-cell>
              <table:table-cell office:value-type="float" office:value="0.5888">
                <text:p>0.5888</text:p>
              </table:table-cell>
              <table:table-cell office:value-type="float" office:value="0.49855">
                <text:p>0.49855</text:p>
              </table:table-cell>
              <table:table-cell office:value-type="float" office:value="0.46563">
                <text:p>0.46563</text:p>
              </table:table-cell>
              <table:table-cell office:value-type="float" office:value="0.37633">
                <text:p>0.37633</text:p>
              </table:table-cell>
              <table:table-cell office:value-type="float" office:value="0.33406">
                <text:p>0.33406</text:p>
              </table:table-cell>
              <table:table-cell office:value-type="float" office:value="0.30138">
                <text:p>0.30138</text:p>
              </table:table-cell>
              <table:table-cell office:value-type="float" office:value="0.26498">
                <text:p>0.26498</text:p>
              </table:table-cell>
              <table:table-cell office:value-type="float" office:value="0.2456">
                <text:p>0.2456</text:p>
              </table:table-cell>
              <table:table-cell office:value-type="float" office:value="0.208">
                <text:p>0.208</text:p>
              </table:table-cell>
              <table:table-cell office:value-type="float" office:value="0.19863">
                <text:p>0.19863</text:p>
              </table:table-cell>
              <table:table-cell office:value-type="float" office:value="0.20254">
                <text:p>0.20254</text:p>
              </table:table-cell>
            </table:table-row>
            <table:table-row>
              <table:table-cell office:value-type="string">
                <text:p>25</text:p>
                <draw:g>
                  <svg:desc>'Bild 1-5'.A28:'Bild 1-5'.A28</svg:desc>
                </draw:g>
              </table:table-cell>
              <table:table-cell office:value-type="float" office:value="0.01735">
                <text:p>0.01735</text:p>
                <draw:g>
                  <svg:desc>'Bild 1-5'.B28:'Bild 1-5'.P28</svg:desc>
                </draw:g>
              </table:table-cell>
              <table:table-cell office:value-type="float" office:value="0.03016">
                <text:p>0.03016</text:p>
              </table:table-cell>
              <table:table-cell office:value-type="float" office:value="0.06124">
                <text:p>0.06124</text:p>
              </table:table-cell>
              <table:table-cell office:value-type="float" office:value="0.10048">
                <text:p>0.10048</text:p>
              </table:table-cell>
              <table:table-cell office:value-type="float" office:value="0.13755">
                <text:p>0.13755</text:p>
              </table:table-cell>
              <table:table-cell office:value-type="float" office:value="0.18444">
                <text:p>0.18444</text:p>
              </table:table-cell>
              <table:table-cell office:value-type="float" office:value="0.24981">
                <text:p>0.24981</text:p>
              </table:table-cell>
              <table:table-cell office:value-type="float" office:value="0.34328">
                <text:p>0.34328</text:p>
              </table:table-cell>
              <table:table-cell office:value-type="float" office:value="0.48662">
                <text:p>0.48662</text:p>
              </table:table-cell>
              <table:table-cell office:value-type="float" office:value="0.5447">
                <text:p>0.5447</text:p>
              </table:table-cell>
              <table:table-cell office:value-type="float" office:value="0.78559">
                <text:p>0.78559</text:p>
              </table:table-cell>
              <table:table-cell office:value-type="float" office:value="0.79772">
                <text:p>0.79772</text:p>
              </table:table-cell>
              <table:table-cell office:value-type="float" office:value="1.02575">
                <text:p>1.02575</text:p>
              </table:table-cell>
              <table:table-cell office:value-type="float" office:value="1.03247">
                <text:p>1.03247</text:p>
              </table:table-cell>
              <table:table-cell office:value-type="float" office:value="1.24707">
                <text:p>1.24707</text:p>
              </table:table-cell>
            </table:table-row>
            <table:table-row>
              <table:table-cell office:value-type="string">
                <text:p>26</text:p>
                <draw:g>
                  <svg:desc>'Bild 1-5'.A29:'Bild 1-5'.A29</svg:desc>
                </draw:g>
              </table:table-cell>
              <table:table-cell office:value-type="float" office:value="0.06323">
                <text:p>0.06323</text:p>
                <draw:g>
                  <svg:desc>'Bild 1-5'.B29:'Bild 1-5'.P29</svg:desc>
                </draw:g>
              </table:table-cell>
              <table:table-cell office:value-type="float" office:value="0.06705">
                <text:p>0.06705</text:p>
              </table:table-cell>
              <table:table-cell office:value-type="float" office:value="0.08554">
                <text:p>0.08554</text:p>
              </table:table-cell>
              <table:table-cell office:value-type="float" office:value="0.13345">
                <text:p>0.13345</text:p>
              </table:table-cell>
              <table:table-cell office:value-type="float" office:value="0.16592">
                <text:p>0.16592</text:p>
              </table:table-cell>
              <table:table-cell office:value-type="float" office:value="0.20992">
                <text:p>0.20992</text:p>
              </table:table-cell>
              <table:table-cell office:value-type="float" office:value="0.28511">
                <text:p>0.28511</text:p>
              </table:table-cell>
              <table:table-cell office:value-type="float" office:value="0.38137">
                <text:p>0.38137</text:p>
              </table:table-cell>
              <table:table-cell office:value-type="float" office:value="0.52998">
                <text:p>0.52998</text:p>
              </table:table-cell>
              <table:table-cell office:value-type="float" office:value="0.5862">
                <text:p>0.5862</text:p>
              </table:table-cell>
              <table:table-cell office:value-type="float" office:value="0.86991">
                <text:p>0.86991</text:p>
              </table:table-cell>
              <table:table-cell office:value-type="float" office:value="0.89578">
                <text:p>0.89578</text:p>
              </table:table-cell>
              <table:table-cell office:value-type="float" office:value="1.13076">
                <text:p>1.13076</text:p>
              </table:table-cell>
              <table:table-cell office:value-type="float" office:value="1.11536">
                <text:p>1.11536</text:p>
              </table:table-cell>
              <table:table-cell office:value-type="float" office:value="1.33512">
                <text:p>1.33512</text:p>
              </table:table-cell>
            </table:table-row>
            <table:table-row>
              <table:table-cell office:value-type="string">
                <text:p>27</text:p>
                <draw:g>
                  <svg:desc>'Bild 1-5'.A30:'Bild 1-5'.A30</svg:desc>
                </draw:g>
              </table:table-cell>
              <table:table-cell office:value-type="float" office:value="0.12362">
                <text:p>0.12362</text:p>
                <draw:g>
                  <svg:desc>'Bild 1-5'.B30:'Bild 1-5'.P30</svg:desc>
                </draw:g>
              </table:table-cell>
              <table:table-cell office:value-type="float" office:value="0.12479">
                <text:p>0.12479</text:p>
              </table:table-cell>
              <table:table-cell office:value-type="float" office:value="0.14801">
                <text:p>0.14801</text:p>
              </table:table-cell>
              <table:table-cell office:value-type="float" office:value="0.20458">
                <text:p>0.20458</text:p>
              </table:table-cell>
              <table:table-cell office:value-type="float" office:value="0.19586">
                <text:p>0.19586</text:p>
              </table:table-cell>
              <table:table-cell office:value-type="float" office:value="0.24675">
                <text:p>0.24675</text:p>
              </table:table-cell>
              <table:table-cell office:value-type="float" office:value="0.29966">
                <text:p>0.29966</text:p>
              </table:table-cell>
              <table:table-cell office:value-type="float" office:value="0.39484">
                <text:p>0.39484</text:p>
              </table:table-cell>
              <table:table-cell office:value-type="float" office:value="0.53846">
                <text:p>0.53846</text:p>
              </table:table-cell>
              <table:table-cell office:value-type="float" office:value="0.57383">
                <text:p>0.57383</text:p>
              </table:table-cell>
              <table:table-cell office:value-type="float" office:value="0.82894">
                <text:p>0.82894</text:p>
              </table:table-cell>
              <table:table-cell office:value-type="float" office:value="0.86921">
                <text:p>0.86921</text:p>
              </table:table-cell>
              <table:table-cell office:value-type="float" office:value="1.1333">
                <text:p>1.1333</text:p>
              </table:table-cell>
              <table:table-cell office:value-type="float" office:value="1.13253">
                <text:p>1.13253</text:p>
              </table:table-cell>
              <table:table-cell office:value-type="float" office:value="1.38441">
                <text:p>1.38441</text:p>
              </table:table-cell>
            </table:table-row>
            <table:table-row>
              <table:table-cell office:value-type="string">
                <text:p>28</text:p>
                <draw:g>
                  <svg:desc>'Bild 1-5'.A31:'Bild 1-5'.A31</svg:desc>
                </draw:g>
              </table:table-cell>
              <table:table-cell office:value-type="float" office:value="1.29082">
                <text:p>1.29082</text:p>
                <draw:g>
                  <svg:desc>'Bild 1-5'.B31:'Bild 1-5'.P31</svg:desc>
                </draw:g>
              </table:table-cell>
              <table:table-cell office:value-type="float" office:value="1.15394">
                <text:p>1.15394</text:p>
              </table:table-cell>
              <table:table-cell office:value-type="float" office:value="1.09841">
                <text:p>1.09841</text:p>
              </table:table-cell>
              <table:table-cell office:value-type="float" office:value="1.07545">
                <text:p>1.07545</text:p>
              </table:table-cell>
              <table:table-cell office:value-type="float" office:value="1.04281">
                <text:p>1.04281</text:p>
              </table:table-cell>
              <table:table-cell office:value-type="float" office:value="1.0578">
                <text:p>1.0578</text:p>
              </table:table-cell>
              <table:table-cell office:value-type="float" office:value="0.97113">
                <text:p>0.97113</text:p>
              </table:table-cell>
              <table:table-cell office:value-type="float" office:value="0.91849">
                <text:p>0.91849</text:p>
              </table:table-cell>
              <table:table-cell office:value-type="float" office:value="0.89738">
                <text:p>0.89738</text:p>
              </table:table-cell>
              <table:table-cell office:value-type="float" office:value="0.89074">
                <text:p>0.89074</text:p>
              </table:table-cell>
              <table:table-cell office:value-type="float" office:value="0.79736">
                <text:p>0.79736</text:p>
              </table:table-cell>
              <table:table-cell office:value-type="float" office:value="0.74758">
                <text:p>0.74758</text:p>
              </table:table-cell>
              <table:table-cell office:value-type="float" office:value="0.6939">
                <text:p>0.6939</text:p>
              </table:table-cell>
              <table:table-cell office:value-type="float" office:value="0.67733">
                <text:p>0.67733</text:p>
              </table:table-cell>
              <table:table-cell office:value-type="float" office:value="0.71486">
                <text:p>0.71486</text:p>
              </table:table-cell>
            </table:table-row>
            <table:table-row>
              <table:table-cell office:value-type="string">
                <text:p>29</text:p>
                <draw:g>
                  <svg:desc>'Bild 1-5'.A32:'Bild 1-5'.A32</svg:desc>
                </draw:g>
              </table:table-cell>
              <table:table-cell office:value-type="float" office:value="1.29327">
                <text:p>1.29327</text:p>
                <draw:g>
                  <svg:desc>'Bild 1-5'.B32:'Bild 1-5'.P32</svg:desc>
                </draw:g>
              </table:table-cell>
              <table:table-cell office:value-type="float" office:value="1.19922">
                <text:p>1.19922</text:p>
              </table:table-cell>
              <table:table-cell office:value-type="float" office:value="1.17305">
                <text:p>1.17305</text:p>
              </table:table-cell>
              <table:table-cell office:value-type="float" office:value="1.17626">
                <text:p>1.17626</text:p>
              </table:table-cell>
              <table:table-cell office:value-type="float" office:value="1.15413">
                <text:p>1.15413</text:p>
              </table:table-cell>
              <table:table-cell office:value-type="float" office:value="1.19315">
                <text:p>1.19315</text:p>
              </table:table-cell>
              <table:table-cell office:value-type="float" office:value="1.11436">
                <text:p>1.11436</text:p>
              </table:table-cell>
              <table:table-cell office:value-type="float" office:value="1.06925">
                <text:p>1.06925</text:p>
              </table:table-cell>
              <table:table-cell office:value-type="float" office:value="1.04241">
                <text:p>1.04241</text:p>
              </table:table-cell>
              <table:table-cell office:value-type="float" office:value="1.01272">
                <text:p>1.01272</text:p>
              </table:table-cell>
              <table:table-cell office:value-type="float" office:value="0.91072">
                <text:p>0.91072</text:p>
              </table:table-cell>
              <table:table-cell office:value-type="float" office:value="0.87379">
                <text:p>0.87379</text:p>
              </table:table-cell>
              <table:table-cell office:value-type="float" office:value="0.80621">
                <text:p>0.80621</text:p>
              </table:table-cell>
              <table:table-cell office:value-type="float" office:value="0.77322">
                <text:p>0.77322</text:p>
              </table:table-cell>
              <table:table-cell office:value-type="float" office:value="0.76143">
                <text:p>0.76143</text:p>
              </table:table-cell>
            </table:table-row>
            <table:table-row>
              <table:table-cell office:value-type="string">
                <text:p>30</text:p>
                <draw:g>
                  <svg:desc>'Bild 1-5'.A33:'Bild 1-5'.A33</svg:desc>
                </draw:g>
              </table:table-cell>
              <table:table-cell office:value-type="float" office:value="1.43117">
                <text:p>1.43117</text:p>
                <draw:g>
                  <svg:desc>'Bild 1-5'.B33:'Bild 1-5'.P33</svg:desc>
                </draw:g>
              </table:table-cell>
              <table:table-cell office:value-type="float" office:value="1.34043">
                <text:p>1.34043</text:p>
              </table:table-cell>
              <table:table-cell office:value-type="float" office:value="1.33721">
                <text:p>1.33721</text:p>
              </table:table-cell>
              <table:table-cell office:value-type="float" office:value="1.33803">
                <text:p>1.33803</text:p>
              </table:table-cell>
              <table:table-cell office:value-type="float" office:value="1.30637">
                <text:p>1.30637</text:p>
              </table:table-cell>
              <table:table-cell office:value-type="float" office:value="1.36066">
                <text:p>1.36066</text:p>
              </table:table-cell>
              <table:table-cell office:value-type="float" office:value="1.25195">
                <text:p>1.25195</text:p>
              </table:table-cell>
              <table:table-cell office:value-type="float" office:value="1.19039">
                <text:p>1.19039</text:p>
              </table:table-cell>
              <table:table-cell office:value-type="float" office:value="1.16798">
                <text:p>1.16798</text:p>
              </table:table-cell>
              <table:table-cell office:value-type="float" office:value="1.12608">
                <text:p>1.12608</text:p>
              </table:table-cell>
              <table:table-cell office:value-type="float" office:value="0.98209">
                <text:p>0.98209</text:p>
              </table:table-cell>
              <table:table-cell office:value-type="float" office:value="0.92911">
                <text:p>0.92911</text:p>
              </table:table-cell>
              <table:table-cell office:value-type="float" office:value="0.79471">
                <text:p>0.79471</text:p>
              </table:table-cell>
              <table:table-cell office:value-type="float" office:value="0.85752">
                <text:p>0.85752</text:p>
              </table:table-cell>
              <table:table-cell office:value-type="float" office:value="0.80887">
                <text:p>0.808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703cm" style:legend-expansion="high" chart:style-name="ch2"/>
        <chart:plot-area chart:style-name="ch3" table:cell-range-address="'Bild 1-5'.A34:'Bild 1-5'.P36" chart:data-source-has-labels="column" svg:x="1.331cm" svg:y="0.18cm" svg:width="11.47cm" svg:height="7.659cm">
          <chartooo:coordinate-region svg:x="2.058cm" svg:y="0.38cm" svg:width="10.556cm" svg:height="6.812cm"/>
          <chart:axis chart:dimension="x" chart:name="primary-x" chart:style-name="ch4">
            <chart:title svg:x="6.069cm" svg:y="8.019cm" chart:style-name="ch5">
              <text:p>Morphstages</text:p>
            </chart:title>
          </chart:axis>
          <chart:axis chart:dimension="y" chart:name="primary-y" chart:style-name="ch4">
            <chart:title svg:x="0.451cm" svg:y="4.701cm" chart:style-name="ch6">
              <text:p>Distance</text:p>
            </chart:title>
            <chart:grid chart:style-name="ch7" chart:class="major"/>
          </chart:axis>
          <chart:series chart:style-name="ch8" chart:values-cell-range-address="'Bild 1-5'.B34:'Bild 1-5'.P34" chart:label-cell-address="'Bild 1-5'.A34:'Bild 1-5'.A34" chart:class="chart:line">
            <chart:data-point chart:repeated="15"/>
          </chart:series>
          <chart:series chart:style-name="ch9" chart:values-cell-range-address="'Bild 1-5'.B35:'Bild 1-5'.P35" chart:label-cell-address="'Bild 1-5'.A35:'Bild 1-5'.A35" chart:class="chart:line">
            <chart:data-point chart:repeated="15"/>
          </chart:series>
          <chart:series chart:style-name="ch10" chart:values-cell-range-address="'Bild 1-5'.B36:'Bild 1-5'.P36" chart:label-cell-address="'Bild 1-5'.A36:'Bild 1-5'.A36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Average 1</text:p>
                <draw:g>
                  <svg:desc>'Bild 1-5'.A34:'Bild 1-5'.A34</svg:desc>
                </draw:g>
              </table:table-cell>
              <table:table-cell office:value-type="float" office:value="0.124668666666667">
                <text:p>0.124668666666667</text:p>
                <draw:g>
                  <svg:desc>'Bild 1-5'.B34:'Bild 1-5'.P34</svg:desc>
                </draw:g>
              </table:table-cell>
              <table:table-cell office:value-type="float" office:value="0.126941333333333">
                <text:p>0.126941333333333</text:p>
              </table:table-cell>
              <table:table-cell office:value-type="float" office:value="0.144434666666667">
                <text:p>0.144434666666667</text:p>
              </table:table-cell>
              <table:table-cell office:value-type="float" office:value="0.178546666666667">
                <text:p>0.178546666666667</text:p>
              </table:table-cell>
              <table:table-cell office:value-type="float" office:value="0.213946666666667">
                <text:p>0.213946666666667</text:p>
              </table:table-cell>
              <table:table-cell office:value-type="float" office:value="0.247757333333333">
                <text:p>0.247757333333333</text:p>
              </table:table-cell>
              <table:table-cell office:value-type="float" office:value="0.317838">
                <text:p>0.317838</text:p>
              </table:table-cell>
              <table:table-cell office:value-type="float" office:value="0.406565333333333">
                <text:p>0.406565333333333</text:p>
              </table:table-cell>
              <table:table-cell office:value-type="float" office:value="0.481193333333333">
                <text:p>0.481193333333333</text:p>
              </table:table-cell>
              <table:table-cell office:value-type="float" office:value="0.585846666666667">
                <text:p>0.585846666666667</text:p>
              </table:table-cell>
              <table:table-cell office:value-type="float" office:value="0.707278">
                <text:p>0.707278</text:p>
              </table:table-cell>
              <table:table-cell office:value-type="float" office:value="0.793052">
                <text:p>0.793052</text:p>
              </table:table-cell>
              <table:table-cell office:value-type="float" office:value="0.908286666666667">
                <text:p>0.908286666666667</text:p>
              </table:table-cell>
              <table:table-cell office:value-type="float" office:value="0.977687333333333">
                <text:p>0.977687333333333</text:p>
              </table:table-cell>
              <table:table-cell office:value-type="float" office:value="1.069556">
                <text:p>1.069556</text:p>
              </table:table-cell>
            </table:table-row>
            <table:table-row>
              <table:table-cell office:value-type="string">
                <text:p>Average 2</text:p>
                <draw:g>
                  <svg:desc>'Bild 1-5'.A35:'Bild 1-5'.A35</svg:desc>
                </draw:g>
              </table:table-cell>
              <table:table-cell office:value-type="float" office:value="1.15698466666667">
                <text:p>1.15698466666667</text:p>
                <draw:g>
                  <svg:desc>'Bild 1-5'.B35:'Bild 1-5'.P35</svg:desc>
                </draw:g>
              </table:table-cell>
              <table:table-cell office:value-type="float" office:value="1.060078">
                <text:p>1.060078</text:p>
              </table:table-cell>
              <table:table-cell office:value-type="float" office:value="1.01021066666667">
                <text:p>1.01021066666667</text:p>
              </table:table-cell>
              <table:table-cell office:value-type="float" office:value="0.913834">
                <text:p>0.913834</text:p>
              </table:table-cell>
              <table:table-cell office:value-type="float" office:value="0.821554">
                <text:p>0.821554</text:p>
              </table:table-cell>
              <table:table-cell office:value-type="float" office:value="0.768670666666667">
                <text:p>0.768670666666667</text:p>
              </table:table-cell>
              <table:table-cell office:value-type="float" office:value="0.668453333333333">
                <text:p>0.668453333333333</text:p>
              </table:table-cell>
              <table:table-cell office:value-type="float" office:value="0.56364">
                <text:p>0.56364</text:p>
              </table:table-cell>
              <table:table-cell office:value-type="float" office:value="0.488704">
                <text:p>0.488704</text:p>
              </table:table-cell>
              <table:table-cell office:value-type="float" office:value="0.409584666666667">
                <text:p>0.409584666666667</text:p>
              </table:table-cell>
              <table:table-cell office:value-type="float" office:value="0.336018">
                <text:p>0.336018</text:p>
              </table:table-cell>
              <table:table-cell office:value-type="float" office:value="0.292987333333333">
                <text:p>0.292987333333333</text:p>
              </table:table-cell>
              <table:table-cell office:value-type="float" office:value="0.246275333333333">
                <text:p>0.246275333333333</text:p>
              </table:table-cell>
              <table:table-cell office:value-type="float" office:value="0.237230666666667">
                <text:p>0.237230666666667</text:p>
              </table:table-cell>
              <table:table-cell office:value-type="float" office:value="0.223668666666667">
                <text:p>0.223668666666667</text:p>
              </table:table-cell>
            </table:table-row>
            <table:table-row>
              <table:table-cell office:value-type="string">
                <text:p>Threshold</text:p>
                <draw:g>
                  <svg:desc>'Bild 1-5'.A36:'Bild 1-5'.A36</svg:desc>
                </draw:g>
              </table:table-cell>
              <table:table-cell office:value-type="float" office:value="0.99">
                <text:p>0.99</text:p>
                <draw:g>
                  <svg:desc>'Bild 1-5'.B36:'Bild 1-5'.P36</svg:desc>
                </draw:g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0.466cm" style:legend-expansion="high" chart:style-name="ch2"/>
        <chart:plot-area chart:style-name="ch3" table:cell-range-address="'Jannis morph'.A4:'Jannis morph'.AE19" chart:data-source-has-labels="column" svg:x="1.331cm" svg:y="0.18cm" svg:width="12.529cm" svg:height="7.659cm">
          <chartooo:coordinate-region svg:x="2.058cm" svg:y="0.379cm" svg:width="11.615cm" svg:height="6.813cm"/>
          <chart:axis chart:dimension="x" chart:name="primary-x" chart:style-name="ch4">
            <chart:title svg:x="6.678cm" svg:y="8.019cm" chart:style-name="ch5">
              <text:p>Morphstage</text:p>
            </chart:title>
          </chart:axis>
          <chart:axis chart:dimension="y" chart:name="primary-y" chart:style-name="ch4">
            <chart:title svg:x="0.451cm" svg:y="4.701cm" chart:style-name="ch6">
              <text:p>Distance</text:p>
            </chart:title>
            <chart:grid chart:style-name="ch7" chart:class="major"/>
          </chart:axis>
          <chart:series chart:style-name="ch8" chart:values-cell-range-address="'Jannis morph'.B4:'Jannis morph'.AE4" chart:label-cell-address="'Jannis morph'.A4:'Jannis morph'.A4" chart:class="chart:line">
            <chart:data-point chart:repeated="30"/>
          </chart:series>
          <chart:series chart:style-name="ch9" chart:values-cell-range-address="'Jannis morph'.B5:'Jannis morph'.AE5" chart:label-cell-address="'Jannis morph'.A5:'Jannis morph'.A5" chart:class="chart:line">
            <chart:data-point chart:repeated="30"/>
          </chart:series>
          <chart:series chart:style-name="ch10" chart:values-cell-range-address="'Jannis morph'.B6:'Jannis morph'.AE6" chart:label-cell-address="'Jannis morph'.A6:'Jannis morph'.A6" chart:class="chart:line">
            <chart:data-point chart:repeated="30"/>
          </chart:series>
          <chart:series chart:style-name="ch11" chart:values-cell-range-address="'Jannis morph'.B7:'Jannis morph'.AE7" chart:label-cell-address="'Jannis morph'.A7:'Jannis morph'.A7" chart:class="chart:line">
            <chart:data-point chart:repeated="30"/>
          </chart:series>
          <chart:series chart:style-name="ch12" chart:values-cell-range-address="'Jannis morph'.B8:'Jannis morph'.AE8" chart:label-cell-address="'Jannis morph'.A8:'Jannis morph'.A8" chart:class="chart:line">
            <chart:data-point chart:repeated="30"/>
          </chart:series>
          <chart:series chart:style-name="ch13" chart:values-cell-range-address="'Jannis morph'.B9:'Jannis morph'.AE9" chart:label-cell-address="'Jannis morph'.A9:'Jannis morph'.A9" chart:class="chart:line">
            <chart:data-point chart:repeated="30"/>
          </chart:series>
          <chart:series chart:style-name="ch14" chart:values-cell-range-address="'Jannis morph'.B10:'Jannis morph'.AE10" chart:label-cell-address="'Jannis morph'.A10:'Jannis morph'.A10" chart:class="chart:line">
            <chart:data-point chart:repeated="30"/>
          </chart:series>
          <chart:series chart:style-name="ch15" chart:values-cell-range-address="'Jannis morph'.B11:'Jannis morph'.AE11" chart:label-cell-address="'Jannis morph'.A11:'Jannis morph'.A11" chart:class="chart:line">
            <chart:data-point chart:repeated="30"/>
          </chart:series>
          <chart:series chart:style-name="ch16" chart:values-cell-range-address="'Jannis morph'.B12:'Jannis morph'.AE12" chart:label-cell-address="'Jannis morph'.A12:'Jannis morph'.A12" chart:class="chart:line">
            <chart:data-point chart:repeated="30"/>
          </chart:series>
          <chart:series chart:style-name="ch17" chart:values-cell-range-address="'Jannis morph'.B13:'Jannis morph'.AE13" chart:label-cell-address="'Jannis morph'.A13:'Jannis morph'.A13" chart:class="chart:line">
            <chart:data-point chart:repeated="30"/>
          </chart:series>
          <chart:series chart:style-name="ch18" chart:values-cell-range-address="'Jannis morph'.B14:'Jannis morph'.AE14" chart:label-cell-address="'Jannis morph'.A14:'Jannis morph'.A14" chart:class="chart:line">
            <chart:data-point chart:repeated="30"/>
          </chart:series>
          <chart:series chart:style-name="ch19" chart:values-cell-range-address="'Jannis morph'.B15:'Jannis morph'.AE15" chart:label-cell-address="'Jannis morph'.A15:'Jannis morph'.A15" chart:class="chart:line">
            <chart:data-point chart:repeated="30"/>
          </chart:series>
          <chart:series chart:style-name="ch20" chart:values-cell-range-address="'Jannis morph'.B16:'Jannis morph'.AE16" chart:label-cell-address="'Jannis morph'.A16:'Jannis morph'.A16" chart:class="chart:line">
            <chart:data-point chart:repeated="30"/>
          </chart:series>
          <chart:series chart:style-name="ch21" chart:values-cell-range-address="'Jannis morph'.B17:'Jannis morph'.AE17" chart:label-cell-address="'Jannis morph'.A17:'Jannis morph'.A17" chart:class="chart:line">
            <chart:data-point chart:repeated="30"/>
          </chart:series>
          <chart:series chart:style-name="ch22" chart:values-cell-range-address="'Jannis morph'.B18:'Jannis morph'.AE18" chart:label-cell-address="'Jannis morph'.A18:'Jannis morph'.A18" chart:class="chart:line">
            <chart:data-point chart:repeated="30"/>
          </chart:series>
          <chart:series chart:style-name="ch11" chart:values-cell-range-address="'Jannis morph'.B19:'Jannis morph'.AE19" chart:label-cell-address="'Jannis morph'.A19:'Jannis morph'.A19" chart:class="chart:line">
            <chart:data-point chart:repeated="3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1-1</text:p>
                <draw:g>
                  <svg:desc>'Jannis morph'.A4:'Jannis morph'.A4</svg:desc>
                </draw:g>
              </table:table-cell>
              <table:table-cell office:value-type="float" office:value="0.12684">
                <text:p>0.12684</text:p>
                <draw:g>
                  <svg:desc>'Jannis morph'.B4:'Jannis morph'.AE4</svg:desc>
                </draw:g>
              </table:table-cell>
              <table:table-cell office:value-type="float" office:value="0.13871">
                <text:p>0.13871</text:p>
              </table:table-cell>
              <table:table-cell office:value-type="float" office:value="0.1418">
                <text:p>0.1418</text:p>
              </table:table-cell>
              <table:table-cell office:value-type="float" office:value="0.15076">
                <text:p>0.15076</text:p>
              </table:table-cell>
              <table:table-cell office:value-type="float" office:value="0.17805">
                <text:p>0.17805</text:p>
              </table:table-cell>
              <table:table-cell office:value-type="float" office:value="0.17577">
                <text:p>0.17577</text:p>
              </table:table-cell>
              <table:table-cell office:value-type="float" office:value="0.19834">
                <text:p>0.19834</text:p>
              </table:table-cell>
              <table:table-cell office:value-type="float" office:value="0.22485">
                <text:p>0.22485</text:p>
              </table:table-cell>
              <table:table-cell office:value-type="float" office:value="0.27128">
                <text:p>0.27128</text:p>
              </table:table-cell>
              <table:table-cell office:value-type="float" office:value="0.31509">
                <text:p>0.31509</text:p>
              </table:table-cell>
              <table:table-cell office:value-type="float" office:value="0.36171">
                <text:p>0.36171</text:p>
              </table:table-cell>
              <table:table-cell office:value-type="float" office:value="0.43005">
                <text:p>0.43005</text:p>
              </table:table-cell>
              <table:table-cell office:value-type="float" office:value="0.43645">
                <text:p>0.43645</text:p>
              </table:table-cell>
              <table:table-cell office:value-type="float" office:value="0.55472">
                <text:p>0.55472</text:p>
              </table:table-cell>
              <table:table-cell office:value-type="float" office:value="0.58617">
                <text:p>0.58617</text:p>
              </table:table-cell>
              <table:table-cell office:value-type="float" office:value="0.68074">
                <text:p>0.68074</text:p>
              </table:table-cell>
              <table:table-cell office:value-type="float" office:value="0.72931">
                <text:p>0.72931</text:p>
              </table:table-cell>
              <table:table-cell office:value-type="float" office:value="0.82347">
                <text:p>0.82347</text:p>
              </table:table-cell>
              <table:table-cell office:value-type="float" office:value="0.87884">
                <text:p>0.87884</text:p>
              </table:table-cell>
              <table:table-cell office:value-type="float" office:value="0.92654">
                <text:p>0.92654</text:p>
              </table:table-cell>
              <table:table-cell office:value-type="float" office:value="0.92077">
                <text:p>0.92077</text:p>
              </table:table-cell>
              <table:table-cell office:value-type="float" office:value="1.02258">
                <text:p>1.02258</text:p>
              </table:table-cell>
              <table:table-cell office:value-type="float" office:value="1.04053">
                <text:p>1.04053</text:p>
              </table:table-cell>
              <table:table-cell office:value-type="float" office:value="1.0914">
                <text:p>1.0914</text:p>
              </table:table-cell>
              <table:table-cell office:value-type="float" office:value="1.13075">
                <text:p>1.13075</text:p>
              </table:table-cell>
              <table:table-cell office:value-type="float" office:value="1.129">
                <text:p>1.129</text:p>
              </table:table-cell>
              <table:table-cell office:value-type="float" office:value="1.15044">
                <text:p>1.15044</text:p>
              </table:table-cell>
              <table:table-cell office:value-type="float" office:value="1.21227">
                <text:p>1.21227</text:p>
              </table:table-cell>
              <table:table-cell office:value-type="float" office:value="1.2077">
                <text:p>1.2077</text:p>
              </table:table-cell>
              <table:table-cell office:value-type="float" office:value="1.23852">
                <text:p>1.23852</text:p>
              </table:table-cell>
            </table:table-row>
            <table:table-row>
              <table:table-cell office:value-type="string">
                <text:p>1-2</text:p>
                <draw:g>
                  <svg:desc>'Jannis morph'.A5:'Jannis morph'.A5</svg:desc>
                </draw:g>
              </table:table-cell>
              <table:table-cell office:value-type="float" office:value="1.25099">
                <text:p>1.25099</text:p>
                <draw:g>
                  <svg:desc>'Jannis morph'.B5:'Jannis morph'.AE5</svg:desc>
                </draw:g>
              </table:table-cell>
              <table:table-cell office:value-type="float" office:value="1.24057">
                <text:p>1.24057</text:p>
              </table:table-cell>
              <table:table-cell office:value-type="float" office:value="1.20297">
                <text:p>1.20297</text:p>
              </table:table-cell>
              <table:table-cell office:value-type="float" office:value="1.171">
                <text:p>1.171</text:p>
              </table:table-cell>
              <table:table-cell office:value-type="float" office:value="1.08012">
                <text:p>1.08012</text:p>
              </table:table-cell>
              <table:table-cell office:value-type="float" office:value="1.0332">
                <text:p>1.0332</text:p>
              </table:table-cell>
              <table:table-cell office:value-type="float" office:value="0.98297">
                <text:p>0.98297</text:p>
              </table:table-cell>
              <table:table-cell office:value-type="float" office:value="0.93059">
                <text:p>0.93059</text:p>
              </table:table-cell>
              <table:table-cell office:value-type="float" office:value="0.85989">
                <text:p>0.85989</text:p>
              </table:table-cell>
              <table:table-cell office:value-type="float" office:value="0.80009">
                <text:p>0.80009</text:p>
              </table:table-cell>
              <table:table-cell office:value-type="float" office:value="0.73349">
                <text:p>0.73349</text:p>
              </table:table-cell>
              <table:table-cell office:value-type="float" office:value="0.67755">
                <text:p>0.67755</text:p>
              </table:table-cell>
              <table:table-cell office:value-type="float" office:value="0.66145">
                <text:p>0.66145</text:p>
              </table:table-cell>
              <table:table-cell office:value-type="float" office:value="0.61475">
                <text:p>0.61475</text:p>
              </table:table-cell>
              <table:table-cell office:value-type="float" office:value="0.51513">
                <text:p>0.51513</text:p>
              </table:table-cell>
              <table:table-cell office:value-type="float" office:value="0.47455">
                <text:p>0.47455</text:p>
              </table:table-cell>
              <table:table-cell office:value-type="float" office:value="0.42398">
                <text:p>0.42398</text:p>
              </table:table-cell>
              <table:table-cell office:value-type="float" office:value="0.38511">
                <text:p>0.38511</text:p>
              </table:table-cell>
              <table:table-cell office:value-type="float" office:value="0.33711">
                <text:p>0.33711</text:p>
              </table:table-cell>
              <table:table-cell office:value-type="float" office:value="0.30597">
                <text:p>0.30597</text:p>
              </table:table-cell>
              <table:table-cell office:value-type="float" office:value="0.28645">
                <text:p>0.28645</text:p>
              </table:table-cell>
              <table:table-cell office:value-type="float" office:value="0.21716">
                <text:p>0.21716</text:p>
              </table:table-cell>
              <table:table-cell office:value-type="float" office:value="0.21388">
                <text:p>0.21388</text:p>
              </table:table-cell>
              <table:table-cell office:value-type="float" office:value="0.17131">
                <text:p>0.17131</text:p>
              </table:table-cell>
              <table:table-cell office:value-type="float" office:value="0.14505">
                <text:p>0.14505</text:p>
              </table:table-cell>
              <table:table-cell office:value-type="float" office:value="0.16342">
                <text:p>0.16342</text:p>
              </table:table-cell>
              <table:table-cell office:value-type="float" office:value="0.15776">
                <text:p>0.15776</text:p>
              </table:table-cell>
              <table:table-cell office:value-type="float" office:value="0.1223">
                <text:p>0.1223</text:p>
              </table:table-cell>
              <table:table-cell office:value-type="float" office:value="0.14838">
                <text:p>0.14838</text:p>
              </table:table-cell>
              <table:table-cell office:value-type="float" office:value="0.13686">
                <text:p>0.13686</text:p>
              </table:table-cell>
            </table:table-row>
            <table:table-row>
              <table:table-cell office:value-type="string">
                <text:p>2-2</text:p>
                <draw:g>
                  <svg:desc>'Jannis morph'.A6:'Jannis morph'.A6</svg:desc>
                </draw:g>
              </table:table-cell>
              <table:table-cell office:value-type="float" office:value="1.32461">
                <text:p>1.32461</text:p>
                <draw:g>
                  <svg:desc>'Jannis morph'.B6:'Jannis morph'.AE6</svg:desc>
                </draw:g>
              </table:table-cell>
              <table:table-cell office:value-type="float" office:value="1.27373">
                <text:p>1.27373</text:p>
              </table:table-cell>
              <table:table-cell office:value-type="float" office:value="1.19596">
                <text:p>1.19596</text:p>
              </table:table-cell>
              <table:table-cell office:value-type="float" office:value="1.12716">
                <text:p>1.12716</text:p>
              </table:table-cell>
              <table:table-cell office:value-type="float" office:value="1.04352">
                <text:p>1.04352</text:p>
              </table:table-cell>
              <table:table-cell office:value-type="float" office:value="0.98347">
                <text:p>0.98347</text:p>
              </table:table-cell>
              <table:table-cell office:value-type="float" office:value="0.93215">
                <text:p>0.93215</text:p>
              </table:table-cell>
              <table:table-cell office:value-type="float" office:value="0.86074">
                <text:p>0.86074</text:p>
              </table:table-cell>
              <table:table-cell office:value-type="float" office:value="0.79936">
                <text:p>0.79936</text:p>
              </table:table-cell>
              <table:table-cell office:value-type="float" office:value="0.73856">
                <text:p>0.73856</text:p>
              </table:table-cell>
              <table:table-cell office:value-type="float" office:value="0.65469">
                <text:p>0.65469</text:p>
              </table:table-cell>
              <table:table-cell office:value-type="float" office:value="0.60296">
                <text:p>0.60296</text:p>
              </table:table-cell>
              <table:table-cell office:value-type="float" office:value="0.54502">
                <text:p>0.54502</text:p>
              </table:table-cell>
              <table:table-cell office:value-type="float" office:value="0.50735">
                <text:p>0.50735</text:p>
              </table:table-cell>
              <table:table-cell office:value-type="float" office:value="0.4534">
                <text:p>0.4534</text:p>
              </table:table-cell>
              <table:table-cell office:value-type="float" office:value="0.43136">
                <text:p>0.43136</text:p>
              </table:table-cell>
              <table:table-cell office:value-type="float" office:value="0.38703">
                <text:p>0.38703</text:p>
              </table:table-cell>
              <table:table-cell office:value-type="float" office:value="0.36497">
                <text:p>0.36497</text:p>
              </table:table-cell>
              <table:table-cell office:value-type="float" office:value="0.31109">
                <text:p>0.31109</text:p>
              </table:table-cell>
              <table:table-cell office:value-type="float" office:value="0.28509">
                <text:p>0.28509</text:p>
              </table:table-cell>
              <table:table-cell office:value-type="float" office:value="0.24235">
                <text:p>0.24235</text:p>
              </table:table-cell>
              <table:table-cell office:value-type="float" office:value="0.23747">
                <text:p>0.23747</text:p>
              </table:table-cell>
              <table:table-cell office:value-type="float" office:value="0.21033">
                <text:p>0.21033</text:p>
              </table:table-cell>
              <table:table-cell office:value-type="float" office:value="0.19149">
                <text:p>0.19149</text:p>
              </table:table-cell>
              <table:table-cell office:value-type="float" office:value="0.17927">
                <text:p>0.17927</text:p>
              </table:table-cell>
              <table:table-cell office:value-type="float" office:value="0.15715">
                <text:p>0.15715</text:p>
              </table:table-cell>
              <table:table-cell office:value-type="float" office:value="0.14969">
                <text:p>0.14969</text:p>
              </table:table-cell>
              <table:table-cell office:value-type="float" office:value="0.14095">
                <text:p>0.14095</text:p>
              </table:table-cell>
              <table:table-cell office:value-type="float" office:value="0.10765">
                <text:p>0.10765</text:p>
              </table:table-cell>
              <table:table-cell office:value-type="float" office:value="0.13231">
                <text:p>0.13231</text:p>
              </table:table-cell>
            </table:table-row>
            <table:table-row>
              <table:table-cell office:value-type="string">
                <text:p>2-1</text:p>
                <draw:g>
                  <svg:desc>'Jannis morph'.A7:'Jannis morph'.A7</svg:desc>
                </draw:g>
              </table:table-cell>
              <table:table-cell office:value-type="float" office:value="0.05295">
                <text:p>0.05295</text:p>
                <draw:g>
                  <svg:desc>'Jannis morph'.B7:'Jannis morph'.AE7</svg:desc>
                </draw:g>
              </table:table-cell>
              <table:table-cell office:value-type="float" office:value="0.0585">
                <text:p>0.0585</text:p>
              </table:table-cell>
              <table:table-cell office:value-type="float" office:value="0.07042">
                <text:p>0.07042</text:p>
              </table:table-cell>
              <table:table-cell office:value-type="float" office:value="0.08203">
                <text:p>0.08203</text:p>
              </table:table-cell>
              <table:table-cell office:value-type="float" office:value="0.10669">
                <text:p>0.10669</text:p>
              </table:table-cell>
              <table:table-cell office:value-type="float" office:value="0.13007">
                <text:p>0.13007</text:p>
              </table:table-cell>
              <table:table-cell office:value-type="float" office:value="0.14422">
                <text:p>0.14422</text:p>
              </table:table-cell>
              <table:table-cell office:value-type="float" office:value="0.1784">
                <text:p>0.1784</text:p>
              </table:table-cell>
              <table:table-cell office:value-type="float" office:value="0.21299">
                <text:p>0.21299</text:p>
              </table:table-cell>
              <table:table-cell office:value-type="float" office:value="0.25451">
                <text:p>0.25451</text:p>
              </table:table-cell>
              <table:table-cell office:value-type="float" office:value="0.31559">
                <text:p>0.31559</text:p>
              </table:table-cell>
              <table:table-cell office:value-type="float" office:value="0.37928">
                <text:p>0.37928</text:p>
              </table:table-cell>
              <table:table-cell office:value-type="float" office:value="0.43801">
                <text:p>0.43801</text:p>
              </table:table-cell>
              <table:table-cell office:value-type="float" office:value="0.47064">
                <text:p>0.47064</text:p>
              </table:table-cell>
              <table:table-cell office:value-type="float" office:value="0.57584">
                <text:p>0.57584</text:p>
              </table:table-cell>
              <table:table-cell office:value-type="float" office:value="0.59844">
                <text:p>0.59844</text:p>
              </table:table-cell>
              <table:table-cell office:value-type="float" office:value="0.66846">
                <text:p>0.66846</text:p>
              </table:table-cell>
              <table:table-cell office:value-type="float" office:value="0.73399">
                <text:p>0.73399</text:p>
              </table:table-cell>
              <table:table-cell office:value-type="float" office:value="0.82226">
                <text:p>0.82226</text:p>
              </table:table-cell>
              <table:table-cell office:value-type="float" office:value="0.88165">
                <text:p>0.88165</text:p>
              </table:table-cell>
              <table:table-cell office:value-type="float" office:value="0.90871">
                <text:p>0.90871</text:p>
              </table:table-cell>
              <table:table-cell office:value-type="float" office:value="0.92923">
                <text:p>0.92923</text:p>
              </table:table-cell>
              <table:table-cell office:value-type="float" office:value="0.97806">
                <text:p>0.97806</text:p>
              </table:table-cell>
              <table:table-cell office:value-type="float" office:value="1.02844">
                <text:p>1.02844</text:p>
              </table:table-cell>
              <table:table-cell office:value-type="float" office:value="1.07914">
                <text:p>1.07914</text:p>
              </table:table-cell>
              <table:table-cell office:value-type="float" office:value="1.13462">
                <text:p>1.13462</text:p>
              </table:table-cell>
              <table:table-cell office:value-type="float" office:value="1.19283">
                <text:p>1.19283</text:p>
              </table:table-cell>
              <table:table-cell office:value-type="float" office:value="1.24507">
                <text:p>1.24507</text:p>
              </table:table-cell>
              <table:table-cell office:value-type="float" office:value="1.32641">
                <text:p>1.32641</text:p>
              </table:table-cell>
              <table:table-cell office:value-type="float" office:value="1.35534">
                <text:p>1.35534</text:p>
              </table:table-cell>
            </table:table-row>
            <table:table-row>
              <table:table-cell office:value-type="string">
                <text:p>3-1</text:p>
                <draw:g>
                  <svg:desc>'Jannis morph'.A8:'Jannis morph'.A8</svg:desc>
                </draw:g>
              </table:table-cell>
              <table:table-cell office:value-type="float" office:value="0.82065">
                <text:p>0.82065</text:p>
                <draw:g>
                  <svg:desc>'Jannis morph'.B8:'Jannis morph'.AE8</svg:desc>
                </draw:g>
              </table:table-cell>
              <table:table-cell office:value-type="float" office:value="0.81107">
                <text:p>0.81107</text:p>
              </table:table-cell>
              <table:table-cell office:value-type="float" office:value="0.79389">
                <text:p>0.79389</text:p>
              </table:table-cell>
              <table:table-cell office:value-type="float" office:value="0.77201">
                <text:p>0.77201</text:p>
              </table:table-cell>
              <table:table-cell office:value-type="float" office:value="0.75067">
                <text:p>0.75067</text:p>
              </table:table-cell>
              <table:table-cell office:value-type="float" office:value="0.72125">
                <text:p>0.72125</text:p>
              </table:table-cell>
              <table:table-cell office:value-type="float" office:value="0.66913">
                <text:p>0.66913</text:p>
              </table:table-cell>
              <table:table-cell office:value-type="float" office:value="0.62941">
                <text:p>0.62941</text:p>
              </table:table-cell>
              <table:table-cell office:value-type="float" office:value="0.6558">
                <text:p>0.6558</text:p>
              </table:table-cell>
              <table:table-cell office:value-type="float" office:value="0.62884">
                <text:p>0.62884</text:p>
              </table:table-cell>
              <table:table-cell office:value-type="float" office:value="0.577">
                <text:p>0.577</text:p>
              </table:table-cell>
              <table:table-cell office:value-type="float" office:value="0.59202">
                <text:p>0.59202</text:p>
              </table:table-cell>
              <table:table-cell office:value-type="float" office:value="0.56109">
                <text:p>0.56109</text:p>
              </table:table-cell>
              <table:table-cell office:value-type="float" office:value="0.51025">
                <text:p>0.51025</text:p>
              </table:table-cell>
              <table:table-cell office:value-type="float" office:value="0.4913">
                <text:p>0.4913</text:p>
              </table:table-cell>
              <table:table-cell office:value-type="float" office:value="0.4653">
                <text:p>0.4653</text:p>
              </table:table-cell>
              <table:table-cell office:value-type="float" office:value="0.42633">
                <text:p>0.42633</text:p>
              </table:table-cell>
              <table:table-cell office:value-type="float" office:value="0.40023">
                <text:p>0.40023</text:p>
              </table:table-cell>
              <table:table-cell office:value-type="float" office:value="0.34936">
                <text:p>0.34936</text:p>
              </table:table-cell>
              <table:table-cell office:value-type="float" office:value="0.3182">
                <text:p>0.3182</text:p>
              </table:table-cell>
              <table:table-cell office:value-type="float" office:value="0.29047">
                <text:p>0.29047</text:p>
              </table:table-cell>
              <table:table-cell office:value-type="float" office:value="0.2545">
                <text:p>0.2545</text:p>
              </table:table-cell>
              <table:table-cell office:value-type="float" office:value="0.22164">
                <text:p>0.22164</text:p>
              </table:table-cell>
              <table:table-cell office:value-type="float" office:value="0.21017">
                <text:p>0.21017</text:p>
              </table:table-cell>
              <table:table-cell office:value-type="float" office:value="0.20208">
                <text:p>0.20208</text:p>
              </table:table-cell>
              <table:table-cell office:value-type="float" office:value="0.20902">
                <text:p>0.20902</text:p>
              </table:table-cell>
              <table:table-cell office:value-type="float" office:value="0.17492">
                <text:p>0.17492</text:p>
              </table:table-cell>
              <table:table-cell office:value-type="float" office:value="0.17746">
                <text:p>0.17746</text:p>
              </table:table-cell>
              <table:table-cell office:value-type="float" office:value="0.16879">
                <text:p>0.16879</text:p>
              </table:table-cell>
              <table:table-cell office:value-type="float" office:value="0.19056">
                <text:p>0.19056</text:p>
              </table:table-cell>
            </table:table-row>
            <table:table-row>
              <table:table-cell office:value-type="string">
                <text:p>3-2</text:p>
                <draw:g>
                  <svg:desc>'Jannis morph'.A9:'Jannis morph'.A9</svg:desc>
                </draw:g>
              </table:table-cell>
              <table:table-cell office:value-type="float" office:value="0.05816">
                <text:p>0.05816</text:p>
                <draw:g>
                  <svg:desc>'Jannis morph'.B9:'Jannis morph'.AE9</svg:desc>
                </draw:g>
              </table:table-cell>
              <table:table-cell office:value-type="float" office:value="0.06424">
                <text:p>0.06424</text:p>
              </table:table-cell>
              <table:table-cell office:value-type="float" office:value="0.06838">
                <text:p>0.06838</text:p>
              </table:table-cell>
              <table:table-cell office:value-type="float" office:value="0.07448">
                <text:p>0.07448</text:p>
              </table:table-cell>
              <table:table-cell office:value-type="float" office:value="0.08142">
                <text:p>0.08142</text:p>
              </table:table-cell>
              <table:table-cell office:value-type="float" office:value="0.08929">
                <text:p>0.08929</text:p>
              </table:table-cell>
              <table:table-cell office:value-type="float" office:value="0.11213">
                <text:p>0.11213</text:p>
              </table:table-cell>
              <table:table-cell office:value-type="float" office:value="0.12835">
                <text:p>0.12835</text:p>
              </table:table-cell>
              <table:table-cell office:value-type="float" office:value="0.12171">
                <text:p>0.12171</text:p>
              </table:table-cell>
              <table:table-cell office:value-type="float" office:value="0.14576">
                <text:p>0.14576</text:p>
              </table:table-cell>
              <table:table-cell office:value-type="float" office:value="0.16266">
                <text:p>0.16266</text:p>
              </table:table-cell>
              <table:table-cell office:value-type="float" office:value="0.18173">
                <text:p>0.18173</text:p>
              </table:table-cell>
              <table:table-cell office:value-type="float" office:value="0.20586">
                <text:p>0.20586</text:p>
              </table:table-cell>
              <table:table-cell office:value-type="float" office:value="0.23288">
                <text:p>0.23288</text:p>
              </table:table-cell>
              <table:table-cell office:value-type="float" office:value="0.26692">
                <text:p>0.26692</text:p>
              </table:table-cell>
              <table:table-cell office:value-type="float" office:value="0.2852">
                <text:p>0.2852</text:p>
              </table:table-cell>
              <table:table-cell office:value-type="float" office:value="0.33183">
                <text:p>0.33183</text:p>
              </table:table-cell>
              <table:table-cell office:value-type="float" office:value="0.36388">
                <text:p>0.36388</text:p>
              </table:table-cell>
              <table:table-cell office:value-type="float" office:value="0.3949">
                <text:p>0.3949</text:p>
              </table:table-cell>
              <table:table-cell office:value-type="float" office:value="0.44386">
                <text:p>0.44386</text:p>
              </table:table-cell>
              <table:table-cell office:value-type="float" office:value="0.48924">
                <text:p>0.48924</text:p>
              </table:table-cell>
              <table:table-cell office:value-type="float" office:value="0.5502">
                <text:p>0.5502</text:p>
              </table:table-cell>
              <table:table-cell office:value-type="float" office:value="0.6138">
                <text:p>0.6138</text:p>
              </table:table-cell>
              <table:table-cell office:value-type="float" office:value="0.64855">
                <text:p>0.64855</text:p>
              </table:table-cell>
              <table:table-cell office:value-type="float" office:value="0.69427">
                <text:p>0.69427</text:p>
              </table:table-cell>
              <table:table-cell office:value-type="float" office:value="0.75925">
                <text:p>0.75925</text:p>
              </table:table-cell>
              <table:table-cell office:value-type="float" office:value="0.83346">
                <text:p>0.83346</text:p>
              </table:table-cell>
              <table:table-cell office:value-type="float" office:value="0.8755">
                <text:p>0.8755</text:p>
              </table:table-cell>
              <table:table-cell office:value-type="float" office:value="0.92322">
                <text:p>0.92322</text:p>
              </table:table-cell>
              <table:table-cell office:value-type="float" office:value="0.92256">
                <text:p>0.92256</text:p>
              </table:table-cell>
            </table:table-row>
            <table:table-row>
              <table:table-cell office:value-type="string">
                <text:p>4-1</text:p>
                <draw:g>
                  <svg:desc>'Jannis morph'.A10:'Jannis morph'.A10</svg:desc>
                </draw:g>
              </table:table-cell>
              <table:table-cell office:value-type="float" office:value="1.09834">
                <text:p>1.09834</text:p>
                <draw:g>
                  <svg:desc>'Jannis morph'.B10:'Jannis morph'.AE10</svg:desc>
                </draw:g>
              </table:table-cell>
              <table:table-cell office:value-type="float" office:value="1.11624">
                <text:p>1.11624</text:p>
              </table:table-cell>
              <table:table-cell office:value-type="float" office:value="1.1111">
                <text:p>1.1111</text:p>
              </table:table-cell>
              <table:table-cell office:value-type="float" office:value="1.07467">
                <text:p>1.07467</text:p>
              </table:table-cell>
              <table:table-cell office:value-type="float" office:value="1.07699">
                <text:p>1.07699</text:p>
              </table:table-cell>
              <table:table-cell office:value-type="float" office:value="0.96696">
                <text:p>0.96696</text:p>
              </table:table-cell>
              <table:table-cell office:value-type="float" office:value="0.9083">
                <text:p>0.9083</text:p>
              </table:table-cell>
              <table:table-cell office:value-type="float" office:value="0.86173">
                <text:p>0.86173</text:p>
              </table:table-cell>
              <table:table-cell office:value-type="float" office:value="0.82267">
                <text:p>0.82267</text:p>
              </table:table-cell>
              <table:table-cell office:value-type="float" office:value="0.74089">
                <text:p>0.74089</text:p>
              </table:table-cell>
              <table:table-cell office:value-type="float" office:value="0.70306">
                <text:p>0.70306</text:p>
              </table:table-cell>
              <table:table-cell office:value-type="float" office:value="0.58174">
                <text:p>0.58174</text:p>
              </table:table-cell>
              <table:table-cell office:value-type="float" office:value="0.53833">
                <text:p>0.53833</text:p>
              </table:table-cell>
              <table:table-cell office:value-type="float" office:value="0.48982">
                <text:p>0.48982</text:p>
              </table:table-cell>
              <table:table-cell office:value-type="float" office:value="0.41732">
                <text:p>0.41732</text:p>
              </table:table-cell>
              <table:table-cell office:value-type="float" office:value="0.384">
                <text:p>0.384</text:p>
              </table:table-cell>
              <table:table-cell office:value-type="float" office:value="0.33143">
                <text:p>0.33143</text:p>
              </table:table-cell>
              <table:table-cell office:value-type="float" office:value="0.29657">
                <text:p>0.29657</text:p>
              </table:table-cell>
              <table:table-cell office:value-type="float" office:value="0.26704">
                <text:p>0.26704</text:p>
              </table:table-cell>
              <table:table-cell office:value-type="float" office:value="0.23471">
                <text:p>0.23471</text:p>
              </table:table-cell>
              <table:table-cell office:value-type="float" office:value="0.22305">
                <text:p>0.22305</text:p>
              </table:table-cell>
              <table:table-cell office:value-type="float" office:value="0.18867">
                <text:p>0.18867</text:p>
              </table:table-cell>
              <table:table-cell office:value-type="float" office:value="0.16731">
                <text:p>0.16731</text:p>
              </table:table-cell>
              <table:table-cell office:value-type="float" office:value="0.13834">
                <text:p>0.13834</text:p>
              </table:table-cell>
              <table:table-cell office:value-type="float" office:value="0.13791">
                <text:p>0.13791</text:p>
              </table:table-cell>
              <table:table-cell office:value-type="float" office:value="0.11654">
                <text:p>0.11654</text:p>
              </table:table-cell>
              <table:table-cell office:value-type="float" office:value="0.08993">
                <text:p>0.08993</text:p>
              </table:table-cell>
              <table:table-cell office:value-type="float" office:value="0.07101">
                <text:p>0.07101</text:p>
              </table:table-cell>
              <table:table-cell office:value-type="float" office:value="0.06083">
                <text:p>0.06083</text:p>
              </table:table-cell>
              <table:table-cell office:value-type="float" office:value="0.06652">
                <text:p>0.06652</text:p>
              </table:table-cell>
            </table:table-row>
            <table:table-row>
              <table:table-cell office:value-type="string">
                <text:p>4-2</text:p>
                <draw:g>
                  <svg:desc>'Jannis morph'.A11:'Jannis morph'.A11</svg:desc>
                </draw:g>
              </table:table-cell>
              <table:table-cell office:value-type="float" office:value="0.72149">
                <text:p>0.72149</text:p>
                <draw:g>
                  <svg:desc>'Jannis morph'.B11:'Jannis morph'.AE11</svg:desc>
                </draw:g>
              </table:table-cell>
              <table:table-cell office:value-type="float" office:value="0.71165">
                <text:p>0.71165</text:p>
              </table:table-cell>
              <table:table-cell office:value-type="float" office:value="0.75696">
                <text:p>0.75696</text:p>
              </table:table-cell>
              <table:table-cell office:value-type="float" office:value="0.71996">
                <text:p>0.71996</text:p>
              </table:table-cell>
              <table:table-cell office:value-type="float" office:value="0.84197">
                <text:p>0.84197</text:p>
              </table:table-cell>
              <table:table-cell office:value-type="float" office:value="0.7878">
                <text:p>0.7878</text:p>
              </table:table-cell>
              <table:table-cell office:value-type="float" office:value="0.82114">
                <text:p>0.82114</text:p>
              </table:table-cell>
              <table:table-cell office:value-type="float" office:value="0.87035">
                <text:p>0.87035</text:p>
              </table:table-cell>
              <table:table-cell office:value-type="float" office:value="0.84772">
                <text:p>0.84772</text:p>
              </table:table-cell>
              <table:table-cell office:value-type="float" office:value="0.89867">
                <text:p>0.89867</text:p>
              </table:table-cell>
              <table:table-cell office:value-type="float" office:value="0.92271">
                <text:p>0.92271</text:p>
              </table:table-cell>
              <table:table-cell office:value-type="float" office:value="0.94798">
                <text:p>0.94798</text:p>
              </table:table-cell>
              <table:table-cell office:value-type="float" office:value="0.95445">
                <text:p>0.95445</text:p>
              </table:table-cell>
              <table:table-cell office:value-type="float" office:value="0.98534">
                <text:p>0.98534</text:p>
              </table:table-cell>
              <table:table-cell office:value-type="float" office:value="1.01332">
                <text:p>1.01332</text:p>
              </table:table-cell>
              <table:table-cell office:value-type="float" office:value="1.03189">
                <text:p>1.03189</text:p>
              </table:table-cell>
              <table:table-cell office:value-type="float" office:value="1.0457">
                <text:p>1.0457</text:p>
              </table:table-cell>
              <table:table-cell office:value-type="float" office:value="1.08007">
                <text:p>1.08007</text:p>
              </table:table-cell>
              <table:table-cell office:value-type="float" office:value="1.09652">
                <text:p>1.09652</text:p>
              </table:table-cell>
              <table:table-cell office:value-type="float" office:value="1.13329">
                <text:p>1.13329</text:p>
              </table:table-cell>
              <table:table-cell office:value-type="float" office:value="1.13095">
                <text:p>1.13095</text:p>
              </table:table-cell>
              <table:table-cell office:value-type="float" office:value="1.11597">
                <text:p>1.11597</text:p>
              </table:table-cell>
              <table:table-cell office:value-type="float" office:value="1.1225">
                <text:p>1.1225</text:p>
              </table:table-cell>
              <table:table-cell office:value-type="float" office:value="1.16113">
                <text:p>1.16113</text:p>
              </table:table-cell>
              <table:table-cell office:value-type="float" office:value="1.21087">
                <text:p>1.21087</text:p>
              </table:table-cell>
              <table:table-cell office:value-type="float" office:value="1.22076">
                <text:p>1.22076</text:p>
              </table:table-cell>
              <table:table-cell office:value-type="float" office:value="1.23547">
                <text:p>1.23547</text:p>
              </table:table-cell>
              <table:table-cell office:value-type="float" office:value="1.26336">
                <text:p>1.26336</text:p>
              </table:table-cell>
              <table:table-cell office:value-type="float" office:value="1.28809">
                <text:p>1.28809</text:p>
              </table:table-cell>
              <table:table-cell office:value-type="float" office:value="1.30965">
                <text:p>1.30965</text:p>
              </table:table-cell>
            </table:table-row>
            <table:table-row>
              <table:table-cell office:value-type="string">
                <text:p>5-1</text:p>
                <draw:g>
                  <svg:desc>'Jannis morph'.A12:'Jannis morph'.A12</svg:desc>
                </draw:g>
              </table:table-cell>
              <table:table-cell office:value-type="float" office:value="0.53417">
                <text:p>0.53417</text:p>
                <draw:g>
                  <svg:desc>'Jannis morph'.B12:'Jannis morph'.AE12</svg:desc>
                </draw:g>
              </table:table-cell>
              <table:table-cell office:value-type="float" office:value="0.51311">
                <text:p>0.51311</text:p>
              </table:table-cell>
              <table:table-cell office:value-type="float" office:value="0.47176">
                <text:p>0.47176</text:p>
              </table:table-cell>
              <table:table-cell office:value-type="float" office:value="0.43104">
                <text:p>0.43104</text:p>
              </table:table-cell>
              <table:table-cell office:value-type="float" office:value="0.40719">
                <text:p>0.40719</text:p>
              </table:table-cell>
              <table:table-cell office:value-type="float" office:value="0.37264">
                <text:p>0.37264</text:p>
              </table:table-cell>
              <table:table-cell office:value-type="float" office:value="0.34898">
                <text:p>0.34898</text:p>
              </table:table-cell>
              <table:table-cell office:value-type="float" office:value="0.32397">
                <text:p>0.32397</text:p>
              </table:table-cell>
              <table:table-cell office:value-type="float" office:value="0.30035">
                <text:p>0.30035</text:p>
              </table:table-cell>
              <table:table-cell office:value-type="float" office:value="0.27842">
                <text:p>0.27842</text:p>
              </table:table-cell>
              <table:table-cell office:value-type="float" office:value="0.26449">
                <text:p>0.26449</text:p>
              </table:table-cell>
              <table:table-cell office:value-type="float" office:value="0.23684">
                <text:p>0.23684</text:p>
              </table:table-cell>
              <table:table-cell office:value-type="float" office:value="0.22626">
                <text:p>0.22626</text:p>
              </table:table-cell>
              <table:table-cell office:value-type="float" office:value="0.20348">
                <text:p>0.20348</text:p>
              </table:table-cell>
              <table:table-cell office:value-type="float" office:value="0.18728">
                <text:p>0.18728</text:p>
              </table:table-cell>
              <table:table-cell office:value-type="float" office:value="0.17166">
                <text:p>0.17166</text:p>
              </table:table-cell>
              <table:table-cell office:value-type="float" office:value="0.16667">
                <text:p>0.16667</text:p>
              </table:table-cell>
              <table:table-cell office:value-type="float" office:value="0.15448">
                <text:p>0.15448</text:p>
              </table:table-cell>
              <table:table-cell office:value-type="float" office:value="0.14375">
                <text:p>0.14375</text:p>
              </table:table-cell>
              <table:table-cell office:value-type="float" office:value="0.14922">
                <text:p>0.14922</text:p>
              </table:table-cell>
              <table:table-cell office:value-type="float" office:value="0.12613">
                <text:p>0.12613</text:p>
              </table:table-cell>
              <table:table-cell office:value-type="float" office:value="0.12729">
                <text:p>0.12729</text:p>
              </table:table-cell>
              <table:table-cell office:value-type="float" office:value="0.1175">
                <text:p>0.1175</text:p>
              </table:table-cell>
              <table:table-cell office:value-type="float" office:value="0.12416">
                <text:p>0.12416</text:p>
              </table:table-cell>
              <table:table-cell office:value-type="float" office:value="0.11639">
                <text:p>0.11639</text:p>
              </table:table-cell>
              <table:table-cell office:value-type="float" office:value="0.11612">
                <text:p>0.11612</text:p>
              </table:table-cell>
              <table:table-cell office:value-type="float" office:value="0.11875">
                <text:p>0.11875</text:p>
              </table:table-cell>
              <table:table-cell office:value-type="float" office:value="0.11982">
                <text:p>0.11982</text:p>
              </table:table-cell>
              <table:table-cell office:value-type="float" office:value="0.11995">
                <text:p>0.11995</text:p>
              </table:table-cell>
              <table:table-cell office:value-type="float" office:value="0.12811">
                <text:p>0.12811</text:p>
              </table:table-cell>
            </table:table-row>
            <table:table-row>
              <table:table-cell office:value-type="string">
                <text:p>5-2</text:p>
                <draw:g>
                  <svg:desc>'Jannis morph'.A13:'Jannis morph'.A13</svg:desc>
                </draw:g>
              </table:table-cell>
              <table:table-cell office:value-type="float" office:value="0.13973">
                <text:p>0.13973</text:p>
                <draw:g>
                  <svg:desc>'Jannis morph'.B13:'Jannis morph'.AE13</svg:desc>
                </draw:g>
              </table:table-cell>
              <table:table-cell office:value-type="float" office:value="0.1439">
                <text:p>0.1439</text:p>
              </table:table-cell>
              <table:table-cell office:value-type="float" office:value="0.14779">
                <text:p>0.14779</text:p>
              </table:table-cell>
              <table:table-cell office:value-type="float" office:value="0.15754">
                <text:p>0.15754</text:p>
              </table:table-cell>
              <table:table-cell office:value-type="float" office:value="0.16826">
                <text:p>0.16826</text:p>
              </table:table-cell>
              <table:table-cell office:value-type="float" office:value="0.18014">
                <text:p>0.18014</text:p>
              </table:table-cell>
              <table:table-cell office:value-type="float" office:value="0.20404">
                <text:p>0.20404</text:p>
              </table:table-cell>
              <table:table-cell office:value-type="float" office:value="0.20736">
                <text:p>0.20736</text:p>
              </table:table-cell>
              <table:table-cell office:value-type="float" office:value="0.22569">
                <text:p>0.22569</text:p>
              </table:table-cell>
              <table:table-cell office:value-type="float" office:value="0.24464">
                <text:p>0.24464</text:p>
              </table:table-cell>
              <table:table-cell office:value-type="float" office:value="0.25873">
                <text:p>0.25873</text:p>
              </table:table-cell>
              <table:table-cell office:value-type="float" office:value="0.28542">
                <text:p>0.28542</text:p>
              </table:table-cell>
              <table:table-cell office:value-type="float" office:value="0.29665">
                <text:p>0.29665</text:p>
              </table:table-cell>
              <table:table-cell office:value-type="float" office:value="0.33268">
                <text:p>0.33268</text:p>
              </table:table-cell>
              <table:table-cell office:value-type="float" office:value="0.36452">
                <text:p>0.36452</text:p>
              </table:table-cell>
              <table:table-cell office:value-type="float" office:value="0.39056">
                <text:p>0.39056</text:p>
              </table:table-cell>
              <table:table-cell office:value-type="float" office:value="0.40504">
                <text:p>0.40504</text:p>
              </table:table-cell>
              <table:table-cell office:value-type="float" office:value="0.43819">
                <text:p>0.43819</text:p>
              </table:table-cell>
              <table:table-cell office:value-type="float" office:value="0.46629">
                <text:p>0.46629</text:p>
              </table:table-cell>
              <table:table-cell office:value-type="float" office:value="0.48814">
                <text:p>0.48814</text:p>
              </table:table-cell>
              <table:table-cell office:value-type="float" office:value="0.52269">
                <text:p>0.52269</text:p>
              </table:table-cell>
              <table:table-cell office:value-type="float" office:value="0.55705">
                <text:p>0.55705</text:p>
              </table:table-cell>
              <table:table-cell office:value-type="float" office:value="0.58769">
                <text:p>0.58769</text:p>
              </table:table-cell>
              <table:table-cell office:value-type="float" office:value="0.62447">
                <text:p>0.62447</text:p>
              </table:table-cell>
              <table:table-cell office:value-type="float" office:value="0.65362">
                <text:p>0.65362</text:p>
              </table:table-cell>
              <table:table-cell office:value-type="float" office:value="0.68395">
                <text:p>0.68395</text:p>
              </table:table-cell>
              <table:table-cell office:value-type="float" office:value="0.72255">
                <text:p>0.72255</text:p>
              </table:table-cell>
              <table:table-cell office:value-type="float" office:value="0.69077">
                <text:p>0.69077</text:p>
              </table:table-cell>
              <table:table-cell office:value-type="float" office:value="0.78034">
                <text:p>0.78034</text:p>
              </table:table-cell>
              <table:table-cell office:value-type="float" office:value="0.75066">
                <text:p>0.75066</text:p>
              </table:table-cell>
            </table:table-row>
            <table:table-row>
              <table:table-cell office:value-type="string">
                <text:p>6-1</text:p>
                <draw:g>
                  <svg:desc>'Jannis morph'.A14:'Jannis morph'.A14</svg:desc>
                </draw:g>
              </table:table-cell>
              <table:table-cell office:value-type="float" office:value="0.19874">
                <text:p>0.19874</text:p>
                <draw:g>
                  <svg:desc>'Jannis morph'.B14:'Jannis morph'.AE14</svg:desc>
                </draw:g>
              </table:table-cell>
              <table:table-cell office:value-type="float" office:value="0.2253">
                <text:p>0.2253</text:p>
              </table:table-cell>
              <table:table-cell office:value-type="float" office:value="0.22538">
                <text:p>0.22538</text:p>
              </table:table-cell>
              <table:table-cell office:value-type="float" office:value="0.23358">
                <text:p>0.23358</text:p>
              </table:table-cell>
              <table:table-cell office:value-type="float" office:value="0.25473">
                <text:p>0.25473</text:p>
              </table:table-cell>
              <table:table-cell office:value-type="float" office:value="0.2402">
                <text:p>0.2402</text:p>
              </table:table-cell>
              <table:table-cell office:value-type="float" office:value="0.2454">
                <text:p>0.2454</text:p>
              </table:table-cell>
              <table:table-cell office:value-type="float" office:value="0.26124">
                <text:p>0.26124</text:p>
              </table:table-cell>
              <table:table-cell office:value-type="float" office:value="0.26363">
                <text:p>0.26363</text:p>
              </table:table-cell>
              <table:table-cell office:value-type="float" office:value="0.29097">
                <text:p>0.29097</text:p>
              </table:table-cell>
              <table:table-cell office:value-type="float" office:value="0.30845">
                <text:p>0.30845</text:p>
              </table:table-cell>
              <table:table-cell office:value-type="float" office:value="0.39097">
                <text:p>0.39097</text:p>
              </table:table-cell>
              <table:table-cell office:value-type="float" office:value="0.40723">
                <text:p>0.40723</text:p>
              </table:table-cell>
              <table:table-cell office:value-type="float" office:value="0.42502">
                <text:p>0.42502</text:p>
              </table:table-cell>
              <table:table-cell office:value-type="float" office:value="0.48199">
                <text:p>0.48199</text:p>
              </table:table-cell>
              <table:table-cell office:value-type="float" office:value="0.47331">
                <text:p>0.47331</text:p>
              </table:table-cell>
              <table:table-cell office:value-type="float" office:value="0.50531">
                <text:p>0.50531</text:p>
              </table:table-cell>
              <table:table-cell office:value-type="float" office:value="0.55398">
                <text:p>0.55398</text:p>
              </table:table-cell>
              <table:table-cell office:value-type="float" office:value="0.71003">
                <text:p>0.71003</text:p>
              </table:table-cell>
              <table:table-cell office:value-type="float" office:value="0.63533">
                <text:p>0.63533</text:p>
              </table:table-cell>
              <table:table-cell office:value-type="float" office:value="0.69928">
                <text:p>0.69928</text:p>
              </table:table-cell>
              <table:table-cell office:value-type="float" office:value="0.81519">
                <text:p>0.81519</text:p>
              </table:table-cell>
              <table:table-cell office:value-type="float" office:value="0.80805">
                <text:p>0.80805</text:p>
              </table:table-cell>
              <table:table-cell office:value-type="float" office:value="0.84962">
                <text:p>0.84962</text:p>
              </table:table-cell>
              <table:table-cell office:value-type="float" office:value="0.84978">
                <text:p>0.84978</text:p>
              </table:table-cell>
              <table:table-cell office:value-type="float" office:value="0.86938">
                <text:p>0.86938</text:p>
              </table:table-cell>
              <table:table-cell office:value-type="float" office:value="0.90343">
                <text:p>0.90343</text:p>
              </table:table-cell>
              <table:table-cell office:value-type="float" office:value="0.93139">
                <text:p>0.93139</text:p>
              </table:table-cell>
              <table:table-cell office:value-type="float" office:value="0.91167">
                <text:p>0.91167</text:p>
              </table:table-cell>
              <table:table-cell office:value-type="float" office:value="0.90527">
                <text:p>0.90527</text:p>
              </table:table-cell>
            </table:table-row>
            <table:table-row>
              <table:table-cell office:value-type="string">
                <text:p>6-2</text:p>
                <draw:g>
                  <svg:desc>'Jannis morph'.A15:'Jannis morph'.A15</svg:desc>
                </draw:g>
              </table:table-cell>
              <table:table-cell office:value-type="float" office:value="1.1678">
                <text:p>1.1678</text:p>
                <draw:g>
                  <svg:desc>'Jannis morph'.B15:'Jannis morph'.AE15</svg:desc>
                </draw:g>
              </table:table-cell>
              <table:table-cell office:value-type="float" office:value="1.03592">
                <text:p>1.03592</text:p>
              </table:table-cell>
              <table:table-cell office:value-type="float" office:value="0.99986">
                <text:p>0.99986</text:p>
              </table:table-cell>
              <table:table-cell office:value-type="float" office:value="0.92112">
                <text:p>0.92112</text:p>
              </table:table-cell>
              <table:table-cell office:value-type="float" office:value="0.92166">
                <text:p>0.92166</text:p>
              </table:table-cell>
              <table:table-cell office:value-type="float" office:value="0.90148">
                <text:p>0.90148</text:p>
              </table:table-cell>
              <table:table-cell office:value-type="float" office:value="0.84841">
                <text:p>0.84841</text:p>
              </table:table-cell>
              <table:table-cell office:value-type="float" office:value="0.80935">
                <text:p>0.80935</text:p>
              </table:table-cell>
              <table:table-cell office:value-type="float" office:value="0.78585">
                <text:p>0.78585</text:p>
              </table:table-cell>
              <table:table-cell office:value-type="float" office:value="0.70257">
                <text:p>0.70257</text:p>
              </table:table-cell>
              <table:table-cell office:value-type="float" office:value="0.73351">
                <text:p>0.73351</text:p>
              </table:table-cell>
              <table:table-cell office:value-type="float" office:value="0.69986">
                <text:p>0.69986</text:p>
              </table:table-cell>
              <table:table-cell office:value-type="float" office:value="0.64594">
                <text:p>0.64594</text:p>
              </table:table-cell>
              <table:table-cell office:value-type="float" office:value="0.60819">
                <text:p>0.60819</text:p>
              </table:table-cell>
              <table:table-cell office:value-type="float" office:value="0.53481">
                <text:p>0.53481</text:p>
              </table:table-cell>
              <table:table-cell office:value-type="float" office:value="0.54614">
                <text:p>0.54614</text:p>
              </table:table-cell>
              <table:table-cell office:value-type="float" office:value="0.51679">
                <text:p>0.51679</text:p>
              </table:table-cell>
              <table:table-cell office:value-type="float" office:value="0.46776">
                <text:p>0.46776</text:p>
              </table:table-cell>
              <table:table-cell office:value-type="float" office:value="0.43061">
                <text:p>0.43061</text:p>
              </table:table-cell>
              <table:table-cell office:value-type="float" office:value="0.41079">
                <text:p>0.41079</text:p>
              </table:table-cell>
              <table:table-cell office:value-type="float" office:value="0.37329">
                <text:p>0.37329</text:p>
              </table:table-cell>
              <table:table-cell office:value-type="float" office:value="0.32852">
                <text:p>0.32852</text:p>
              </table:table-cell>
              <table:table-cell office:value-type="float" office:value="0.32652">
                <text:p>0.32652</text:p>
              </table:table-cell>
              <table:table-cell office:value-type="float" office:value="0.29424">
                <text:p>0.29424</text:p>
              </table:table-cell>
              <table:table-cell office:value-type="float" office:value="0.28641">
                <text:p>0.28641</text:p>
              </table:table-cell>
              <table:table-cell office:value-type="float" office:value="0.26043">
                <text:p>0.26043</text:p>
              </table:table-cell>
              <table:table-cell office:value-type="float" office:value="0.27024">
                <text:p>0.27024</text:p>
              </table:table-cell>
              <table:table-cell office:value-type="float" office:value="0.25996">
                <text:p>0.25996</text:p>
              </table:table-cell>
              <table:table-cell office:value-type="float" office:value="0.25387">
                <text:p>0.25387</text:p>
              </table:table-cell>
              <table:table-cell office:value-type="float" office:value="0.23905">
                <text:p>0.23905</text:p>
              </table:table-cell>
            </table:table-row>
            <table:table-row>
              <table:table-cell office:value-type="string">
                <text:p>7-1</text:p>
                <draw:g>
                  <svg:desc>'Jannis morph'.A16:'Jannis morph'.A16</svg:desc>
                </draw:g>
              </table:table-cell>
              <table:table-cell office:value-type="float" office:value="2.07729">
                <text:p>2.07729</text:p>
                <draw:g>
                  <svg:desc>'Jannis morph'.B16:'Jannis morph'.AE16</svg:desc>
                </draw:g>
              </table:table-cell>
              <table:table-cell office:value-type="float" office:value="2.01141">
                <text:p>2.01141</text:p>
              </table:table-cell>
              <table:table-cell office:value-type="float" office:value="1.91151">
                <text:p>1.91151</text:p>
              </table:table-cell>
              <table:table-cell office:value-type="float" office:value="1.92441">
                <text:p>1.92441</text:p>
              </table:table-cell>
              <table:table-cell office:value-type="float" office:value="1.77114">
                <text:p>1.77114</text:p>
              </table:table-cell>
              <table:table-cell office:value-type="float" office:value="1.6638">
                <text:p>1.6638</text:p>
              </table:table-cell>
              <table:table-cell office:value-type="float" office:value="1.57489">
                <text:p>1.57489</text:p>
              </table:table-cell>
              <table:table-cell office:value-type="float" office:value="1.49767">
                <text:p>1.49767</text:p>
              </table:table-cell>
              <table:table-cell office:value-type="float" office:value="1.38321">
                <text:p>1.38321</text:p>
              </table:table-cell>
              <table:table-cell office:value-type="float" office:value="1.25725">
                <text:p>1.25725</text:p>
              </table:table-cell>
              <table:table-cell office:value-type="float" office:value="1.15319">
                <text:p>1.15319</text:p>
              </table:table-cell>
              <table:table-cell office:value-type="float" office:value="1.04257">
                <text:p>1.04257</text:p>
              </table:table-cell>
              <table:table-cell office:value-type="float" office:value="0.93939">
                <text:p>0.93939</text:p>
              </table:table-cell>
              <table:table-cell office:value-type="float" office:value="0.85082">
                <text:p>0.85082</text:p>
              </table:table-cell>
              <table:table-cell office:value-type="float" office:value="0.72128">
                <text:p>0.72128</text:p>
              </table:table-cell>
              <table:table-cell office:value-type="float" office:value="0.61516">
                <text:p>0.61516</text:p>
              </table:table-cell>
              <table:table-cell office:value-type="float" office:value="0.51814">
                <text:p>0.51814</text:p>
              </table:table-cell>
              <table:table-cell office:value-type="float" office:value="0.43313">
                <text:p>0.43313</text:p>
              </table:table-cell>
              <table:table-cell office:value-type="float" office:value="0.38319">
                <text:p>0.38319</text:p>
              </table:table-cell>
              <table:table-cell office:value-type="float" office:value="0.3483">
                <text:p>0.3483</text:p>
              </table:table-cell>
              <table:table-cell office:value-type="float" office:value="0.27419">
                <text:p>0.27419</text:p>
              </table:table-cell>
              <table:table-cell office:value-type="float" office:value="0.24028">
                <text:p>0.24028</text:p>
              </table:table-cell>
              <table:table-cell office:value-type="float" office:value="0.2022">
                <text:p>0.2022</text:p>
              </table:table-cell>
              <table:table-cell office:value-type="float" office:value="0.17533">
                <text:p>0.17533</text:p>
              </table:table-cell>
              <table:table-cell office:value-type="float" office:value="0.15453">
                <text:p>0.15453</text:p>
              </table:table-cell>
              <table:table-cell office:value-type="float" office:value="0.12775">
                <text:p>0.12775</text:p>
              </table:table-cell>
              <table:table-cell office:value-type="float" office:value="0.11685">
                <text:p>0.11685</text:p>
              </table:table-cell>
              <table:table-cell office:value-type="float" office:value="0.11594">
                <text:p>0.11594</text:p>
              </table:table-cell>
              <table:table-cell office:value-type="float" office:value="0.10714">
                <text:p>0.10714</text:p>
              </table:table-cell>
              <table:table-cell office:value-type="float" office:value="0.1034">
                <text:p>0.1034</text:p>
              </table:table-cell>
            </table:table-row>
            <table:table-row>
              <table:table-cell office:value-type="string">
                <text:p>7-2</text:p>
                <draw:g>
                  <svg:desc>'Jannis morph'.A17:'Jannis morph'.A17</svg:desc>
                </draw:g>
              </table:table-cell>
              <table:table-cell office:value-type="float" office:value="0.20543">
                <text:p>0.20543</text:p>
                <draw:g>
                  <svg:desc>'Jannis morph'.B17:'Jannis morph'.AE17</svg:desc>
                </draw:g>
              </table:table-cell>
              <table:table-cell office:value-type="float" office:value="0.23561">
                <text:p>0.23561</text:p>
              </table:table-cell>
              <table:table-cell office:value-type="float" office:value="0.27386">
                <text:p>0.27386</text:p>
              </table:table-cell>
              <table:table-cell office:value-type="float" office:value="0.26112">
                <text:p>0.26112</text:p>
              </table:table-cell>
              <table:table-cell office:value-type="float" office:value="0.36867">
                <text:p>0.36867</text:p>
              </table:table-cell>
              <table:table-cell office:value-type="float" office:value="0.41923">
                <text:p>0.41923</text:p>
              </table:table-cell>
              <table:table-cell office:value-type="float" office:value="0.4826">
                <text:p>0.4826</text:p>
              </table:table-cell>
              <table:table-cell office:value-type="float" office:value="0.55732">
                <text:p>0.55732</text:p>
              </table:table-cell>
              <table:table-cell office:value-type="float" office:value="0.65351">
                <text:p>0.65351</text:p>
              </table:table-cell>
              <table:table-cell office:value-type="float" office:value="0.72167">
                <text:p>0.72167</text:p>
              </table:table-cell>
              <table:table-cell office:value-type="float" office:value="0.80775">
                <text:p>0.80775</text:p>
              </table:table-cell>
              <table:table-cell office:value-type="float" office:value="0.92914">
                <text:p>0.92914</text:p>
              </table:table-cell>
              <table:table-cell office:value-type="float" office:value="1.02468">
                <text:p>1.02468</text:p>
              </table:table-cell>
              <table:table-cell office:value-type="float" office:value="1.12556">
                <text:p>1.12556</text:p>
              </table:table-cell>
              <table:table-cell office:value-type="float" office:value="1.24717">
                <text:p>1.24717</text:p>
              </table:table-cell>
              <table:table-cell office:value-type="float" office:value="1.3674">
                <text:p>1.3674</text:p>
              </table:table-cell>
              <table:table-cell office:value-type="float" office:value="1.45805">
                <text:p>1.45805</text:p>
              </table:table-cell>
              <table:table-cell office:value-type="float" office:value="1.61484">
                <text:p>1.61484</text:p>
              </table:table-cell>
              <table:table-cell office:value-type="float" office:value="1.69659">
                <text:p>1.69659</text:p>
              </table:table-cell>
              <table:table-cell office:value-type="float" office:value="1.7273">
                <text:p>1.7273</text:p>
              </table:table-cell>
              <table:table-cell office:value-type="float" office:value="1.8743">
                <text:p>1.8743</text:p>
              </table:table-cell>
              <table:table-cell office:value-type="float" office:value="1.90494">
                <text:p>1.90494</text:p>
              </table:table-cell>
              <table:table-cell office:value-type="float" office:value="1.98947">
                <text:p>1.98947</text:p>
              </table:table-cell>
              <table:table-cell office:value-type="float" office:value="2.0633">
                <text:p>2.0633</text:p>
              </table:table-cell>
              <table:table-cell office:value-type="float" office:value="2.14612">
                <text:p>2.14612</text:p>
              </table:table-cell>
              <table:table-cell office:value-type="float" office:value="2.19487">
                <text:p>2.19487</text:p>
              </table:table-cell>
              <table:table-cell office:value-type="float" office:value="2.24102">
                <text:p>2.24102</text:p>
              </table:table-cell>
              <table:table-cell office:value-type="float" office:value="2.24024">
                <text:p>2.24024</text:p>
              </table:table-cell>
              <table:table-cell office:value-type="float" office:value="2.29355">
                <text:p>2.29355</text:p>
              </table:table-cell>
              <table:table-cell office:value-type="float" office:value="2.32553">
                <text:p>2.32553</text:p>
              </table:table-cell>
            </table:table-row>
            <table:table-row>
              <table:table-cell office:value-type="string">
                <text:p>8-1</text:p>
                <draw:g>
                  <svg:desc>'Jannis morph'.A18:'Jannis morph'.A18</svg:desc>
                </draw:g>
              </table:table-cell>
              <table:table-cell office:value-type="float" office:value="0.09241">
                <text:p>0.09241</text:p>
                <draw:g>
                  <svg:desc>'Jannis morph'.B18:'Jannis morph'.AE18</svg:desc>
                </draw:g>
              </table:table-cell>
              <table:table-cell office:value-type="float" office:value="0.09678">
                <text:p>0.09678</text:p>
              </table:table-cell>
              <table:table-cell office:value-type="float" office:value="0.11163">
                <text:p>0.11163</text:p>
              </table:table-cell>
              <table:table-cell office:value-type="float" office:value="0.11834">
                <text:p>0.11834</text:p>
              </table:table-cell>
              <table:table-cell office:value-type="float" office:value="0.12872">
                <text:p>0.12872</text:p>
              </table:table-cell>
              <table:table-cell office:value-type="float" office:value="0.13657">
                <text:p>0.13657</text:p>
              </table:table-cell>
              <table:table-cell office:value-type="float" office:value="0.14746">
                <text:p>0.14746</text:p>
              </table:table-cell>
              <table:table-cell office:value-type="float" office:value="0.17472">
                <text:p>0.17472</text:p>
              </table:table-cell>
              <table:table-cell office:value-type="float" office:value="0.19183">
                <text:p>0.19183</text:p>
              </table:table-cell>
              <table:table-cell office:value-type="float" office:value="0.21341">
                <text:p>0.21341</text:p>
              </table:table-cell>
              <table:table-cell office:value-type="float" office:value="0.23528">
                <text:p>0.23528</text:p>
              </table:table-cell>
              <table:table-cell office:value-type="float" office:value="0.26386">
                <text:p>0.26386</text:p>
              </table:table-cell>
              <table:table-cell office:value-type="float" office:value="0.27416">
                <text:p>0.27416</text:p>
              </table:table-cell>
              <table:table-cell office:value-type="float" office:value="0.32309">
                <text:p>0.32309</text:p>
              </table:table-cell>
              <table:table-cell office:value-type="float" office:value="0.33468">
                <text:p>0.33468</text:p>
              </table:table-cell>
              <table:table-cell office:value-type="float" office:value="0.36594">
                <text:p>0.36594</text:p>
              </table:table-cell>
              <table:table-cell office:value-type="float" office:value="0.38209">
                <text:p>0.38209</text:p>
              </table:table-cell>
              <table:table-cell office:value-type="float" office:value="0.41205">
                <text:p>0.41205</text:p>
              </table:table-cell>
              <table:table-cell office:value-type="float" office:value="0.45531">
                <text:p>0.45531</text:p>
              </table:table-cell>
              <table:table-cell office:value-type="float" office:value="0.49094">
                <text:p>0.49094</text:p>
              </table:table-cell>
              <table:table-cell office:value-type="float" office:value="0.50043">
                <text:p>0.50043</text:p>
              </table:table-cell>
              <table:table-cell office:value-type="float" office:value="0.59389">
                <text:p>0.59389</text:p>
              </table:table-cell>
              <table:table-cell office:value-type="float" office:value="0.63514">
                <text:p>0.63514</text:p>
              </table:table-cell>
              <table:table-cell office:value-type="float" office:value="0.67989">
                <text:p>0.67989</text:p>
              </table:table-cell>
              <table:table-cell office:value-type="float" office:value="0.69759">
                <text:p>0.69759</text:p>
              </table:table-cell>
              <table:table-cell office:value-type="float" office:value="0.74829">
                <text:p>0.74829</text:p>
              </table:table-cell>
              <table:table-cell office:value-type="float" office:value="0.83552">
                <text:p>0.83552</text:p>
              </table:table-cell>
              <table:table-cell office:value-type="float" office:value="0.85409">
                <text:p>0.85409</text:p>
              </table:table-cell>
              <table:table-cell office:value-type="float" office:value="0.93366">
                <text:p>0.93366</text:p>
              </table:table-cell>
              <table:table-cell office:value-type="float" office:value="0.93515">
                <text:p>0.93515</text:p>
              </table:table-cell>
            </table:table-row>
            <table:table-row>
              <table:table-cell office:value-type="string">
                <text:p>8-2</text:p>
                <draw:g>
                  <svg:desc>'Jannis morph'.A19:'Jannis morph'.A19</svg:desc>
                </draw:g>
              </table:table-cell>
              <table:table-cell office:value-type="float" office:value="0.85069">
                <text:p>0.85069</text:p>
                <draw:g>
                  <svg:desc>'Jannis morph'.B19:'Jannis morph'.AE19</svg:desc>
                </draw:g>
              </table:table-cell>
              <table:table-cell office:value-type="float" office:value="0.81269">
                <text:p>0.81269</text:p>
              </table:table-cell>
              <table:table-cell office:value-type="float" office:value="0.73404">
                <text:p>0.73404</text:p>
              </table:table-cell>
              <table:table-cell office:value-type="float" office:value="0.69441">
                <text:p>0.69441</text:p>
              </table:table-cell>
              <table:table-cell office:value-type="float" office:value="0.68033">
                <text:p>0.68033</text:p>
              </table:table-cell>
              <table:table-cell office:value-type="float" office:value="0.66565">
                <text:p>0.66565</text:p>
              </table:table-cell>
              <table:table-cell office:value-type="float" office:value="0.63754">
                <text:p>0.63754</text:p>
              </table:table-cell>
              <table:table-cell office:value-type="float" office:value="0.61672">
                <text:p>0.61672</text:p>
              </table:table-cell>
              <table:table-cell office:value-type="float" office:value="0.58824">
                <text:p>0.58824</text:p>
              </table:table-cell>
              <table:table-cell office:value-type="float" office:value="0.56344">
                <text:p>0.56344</text:p>
              </table:table-cell>
              <table:table-cell office:value-type="float" office:value="0.54034">
                <text:p>0.54034</text:p>
              </table:table-cell>
              <table:table-cell office:value-type="float" office:value="0.50338">
                <text:p>0.50338</text:p>
              </table:table-cell>
              <table:table-cell office:value-type="float" office:value="0.44292">
                <text:p>0.44292</text:p>
              </table:table-cell>
              <table:table-cell office:value-type="float" office:value="0.3897">
                <text:p>0.3897</text:p>
              </table:table-cell>
              <table:table-cell office:value-type="float" office:value="0.35736">
                <text:p>0.35736</text:p>
              </table:table-cell>
              <table:table-cell office:value-type="float" office:value="0.38023">
                <text:p>0.38023</text:p>
              </table:table-cell>
              <table:table-cell office:value-type="float" office:value="0.34139">
                <text:p>0.34139</text:p>
              </table:table-cell>
              <table:table-cell office:value-type="float" office:value="0.2921">
                <text:p>0.2921</text:p>
              </table:table-cell>
              <table:table-cell office:value-type="float" office:value="0.27265">
                <text:p>0.27265</text:p>
              </table:table-cell>
              <table:table-cell office:value-type="float" office:value="0.17454">
                <text:p>0.17454</text:p>
              </table:table-cell>
              <table:table-cell office:value-type="float" office:value="0.17745">
                <text:p>0.17745</text:p>
              </table:table-cell>
              <table:table-cell office:value-type="float" office:value="0.11892">
                <text:p>0.11892</text:p>
              </table:table-cell>
              <table:table-cell office:value-type="float" office:value="0.10006">
                <text:p>0.10006</text:p>
              </table:table-cell>
              <table:table-cell office:value-type="float" office:value="0.08828">
                <text:p>0.08828</text:p>
              </table:table-cell>
              <table:table-cell office:value-type="float" office:value="0.08055">
                <text:p>0.08055</text:p>
              </table:table-cell>
              <table:table-cell office:value-type="float" office:value="0.07256">
                <text:p>0.07256</text:p>
              </table:table-cell>
              <table:table-cell office:value-type="float" office:value="0.07787">
                <text:p>0.07787</text:p>
              </table:table-cell>
              <table:table-cell office:value-type="float" office:value="0.079">
                <text:p>0.079</text:p>
              </table:table-cell>
              <table:table-cell office:value-type="float" office:value="0.09359">
                <text:p>0.09359</text:p>
              </table:table-cell>
              <table:table-cell office:value-type="float" office:value="0.09822">
                <text:p>0.098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745cm" svg:height="13.477cm" xlink:href=".." xlink:type="simple" chart:class="chart:line" chart:style-name="ch1">
        <chart:legend chart:legend-position="end" svg:x="18.226cm" svg:y="5.941cm" style:legend-expansion="high" chart:style-name="ch2"/>
        <chart:plot-area chart:style-name="ch3" table:cell-range-address="39subsets.A84:39subsets.P86" chart:data-source-has-labels="column" svg:x="1.465cm" svg:y="0.269cm" svg:width="16.307cm" svg:height="11.958cm">
          <chartooo:coordinate-region svg:x="2.192cm" svg:y="0.468cm" svg:width="15.393cm" svg:height="11.112cm"/>
          <chart:axis chart:dimension="x" chart:name="primary-x" chart:style-name="ch4">
            <chart:title svg:x="8.621cm" svg:y="12.496cm" chart:style-name="ch5">
              <text:p>Morphstages</text:p>
            </chart:title>
          </chart:axis>
          <chart:axis chart:dimension="y" chart:name="primary-y" chart:style-name="ch4">
            <chart:title svg:x="0.451cm" svg:y="6.94cm" chart:style-name="ch6">
              <text:p>Distance</text:p>
            </chart:title>
            <chart:grid chart:style-name="ch7" chart:class="major"/>
          </chart:axis>
          <chart:series chart:style-name="ch8" chart:values-cell-range-address="39subsets.B84:39subsets.P84" chart:label-cell-address="39subsets.A84:39subsets.A84" chart:class="chart:line">
            <chart:data-point chart:repeated="15"/>
          </chart:series>
          <chart:series chart:style-name="ch9" chart:values-cell-range-address="39subsets.B85:39subsets.P85" chart:label-cell-address="39subsets.A85:39subsets.A85" chart:class="chart:line">
            <chart:data-point chart:repeated="15"/>
          </chart:series>
          <chart:series chart:style-name="ch10" chart:values-cell-range-address="39subsets.B86:39subsets.P86" chart:label-cell-address="39subsets.A86:39subsets.A86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Average </text:p>
                <draw:g>
                  <svg:desc>39subsets.A84:39subsets.A84</svg:desc>
                </draw:g>
              </table:table-cell>
              <table:table-cell office:value-type="float" office:value="1.17440846153846">
                <text:p>1.17440846153846</text:p>
                <draw:g>
                  <svg:desc>39subsets.B84:39subsets.P84</svg:desc>
                </draw:g>
              </table:table-cell>
              <table:table-cell office:value-type="float" office:value="1.10892564102564">
                <text:p>1.10892564102564</text:p>
              </table:table-cell>
              <table:table-cell office:value-type="float" office:value="1.02636538461538">
                <text:p>1.02636538461538</text:p>
              </table:table-cell>
              <table:table-cell office:value-type="float" office:value="0.972630512820513">
                <text:p>0.972630512820513</text:p>
              </table:table-cell>
              <table:table-cell office:value-type="float" office:value="0.879101794871795">
                <text:p>0.879101794871795</text:p>
              </table:table-cell>
              <table:table-cell office:value-type="float" office:value="0.79021641025641">
                <text:p>0.79021641025641</text:p>
              </table:table-cell>
              <table:table-cell office:value-type="float" office:value="0.700138717948718">
                <text:p>0.700138717948718</text:p>
              </table:table-cell>
              <table:table-cell office:value-type="float" office:value="0.602999230769231">
                <text:p>0.602999230769231</text:p>
              </table:table-cell>
              <table:table-cell office:value-type="float" office:value="0.689751025641026">
                <text:p>0.689751025641026</text:p>
              </table:table-cell>
              <table:table-cell office:value-type="float" office:value="0.79906641025641">
                <text:p>0.79906641025641</text:p>
              </table:table-cell>
              <table:table-cell office:value-type="float" office:value="0.898708974358974">
                <text:p>0.898708974358974</text:p>
              </table:table-cell>
              <table:table-cell office:value-type="float" office:value="0.989976153846154">
                <text:p>0.989976153846154</text:p>
              </table:table-cell>
              <table:table-cell office:value-type="float" office:value="1.06864179487179">
                <text:p>1.06864179487179</text:p>
              </table:table-cell>
              <table:table-cell office:value-type="float" office:value="1.13607051282051">
                <text:p>1.13607051282051</text:p>
              </table:table-cell>
              <table:table-cell office:value-type="float" office:value="1.20758153846154">
                <text:p>1.20758153846154</text:p>
              </table:table-cell>
            </table:table-row>
            <table:table-row>
              <table:table-cell office:value-type="string">
                <text:p>OpenFace Thershold</text:p>
                <draw:g>
                  <svg:desc>39subsets.A85:39subsets.A85</svg:desc>
                </draw:g>
              </table:table-cell>
              <table:table-cell office:value-type="float" office:value="0.99">
                <text:p>0.99</text:p>
                <draw:g>
                  <svg:desc>39subsets.B85:39subsets.P85</svg:desc>
                </draw:g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0-10 Threshold</text:p>
                <draw:g>
                  <svg:desc>39subsets.A86:39subsets.A86</svg:desc>
                </draw:g>
              </table:table-cell>
              <table:table-cell office:value-type="float" office:value="0.76891524">
                <text:p>0.76891524</text:p>
                <draw:g>
                  <svg:desc>39subsets.B86:39subsets.P86</svg:desc>
                </draw:g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33cm" svg:height="13.303cm" xlink:href=".." xlink:type="simple" chart:class="chart:line" chart:style-name="ch1">
        <chart:legend chart:legend-position="end" svg:x="17.914cm" svg:y="5.605cm" style:legend-expansion="high" chart:style-name="ch2"/>
        <chart:plot-area chart:style-name="ch3" table:cell-range-address="39subsets.A82:39subsets.P83 39subsets.A85:39subsets.P86" chart:data-source-has-labels="column" svg:x="1.459cm" svg:y="0.266cm" svg:width="16.007cm" svg:height="11.79cm">
          <chartooo:coordinate-region svg:x="2.186cm" svg:y="0.465cm" svg:width="15.093cm" svg:height="10.944cm"/>
          <chart:axis chart:dimension="x" chart:name="primary-x" chart:style-name="ch4">
            <chart:title svg:x="8.545cm" svg:y="12.322cm" chart:style-name="ch5">
              <text:p>Morphstage</text:p>
            </chart:title>
          </chart:axis>
          <chart:axis chart:dimension="y" chart:name="primary-y" chart:style-name="ch4">
            <chart:title svg:x="0.451cm" svg:y="6.853cm" chart:style-name="ch6">
              <text:p>Distance</text:p>
            </chart:title>
            <chart:grid chart:style-name="ch7" chart:class="major"/>
          </chart:axis>
          <chart:series chart:style-name="ch8" chart:values-cell-range-address="39subsets.B82:39subsets.P82" chart:label-cell-address="39subsets.A82:39subsets.A82" chart:class="chart:line">
            <chart:data-point chart:repeated="15"/>
          </chart:series>
          <chart:series chart:style-name="ch9" chart:values-cell-range-address="39subsets.B83:39subsets.P83" chart:label-cell-address="39subsets.A83:39subsets.A83" chart:class="chart:line">
            <chart:data-point chart:repeated="15"/>
          </chart:series>
          <chart:series chart:style-name="ch10" chart:values-cell-range-address="39subsets.B85:39subsets.P85" chart:label-cell-address="39subsets.A85:39subsets.A85" chart:class="chart:line">
            <chart:data-point chart:repeated="15"/>
          </chart:series>
          <chart:series chart:style-name="ch11" chart:values-cell-range-address="39subsets.B86:39subsets.P86" chart:label-cell-address="39subsets.A86:39subsets.A86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Average 1</text:p>
                <draw:g>
                  <svg:desc>39subsets.A82:39subsets.A82</svg:desc>
                </draw:g>
              </table:table-cell>
              <table:table-cell office:value-type="float" office:value="1.17440846153846">
                <text:p>1.17440846153846</text:p>
                <draw:g>
                  <svg:desc>39subsets.B82:39subsets.P82</svg:desc>
                </draw:g>
              </table:table-cell>
              <table:table-cell office:value-type="float" office:value="1.10892564102564">
                <text:p>1.10892564102564</text:p>
              </table:table-cell>
              <table:table-cell office:value-type="float" office:value="1.02636538461538">
                <text:p>1.02636538461538</text:p>
              </table:table-cell>
              <table:table-cell office:value-type="float" office:value="0.972630512820513">
                <text:p>0.972630512820513</text:p>
              </table:table-cell>
              <table:table-cell office:value-type="float" office:value="0.879101794871795">
                <text:p>0.879101794871795</text:p>
              </table:table-cell>
              <table:table-cell office:value-type="float" office:value="0.79021641025641">
                <text:p>0.79021641025641</text:p>
              </table:table-cell>
              <table:table-cell office:value-type="float" office:value="0.700138717948718">
                <text:p>0.700138717948718</text:p>
              </table:table-cell>
              <table:table-cell office:value-type="float" office:value="0.587673076923077">
                <text:p>0.587673076923077</text:p>
              </table:table-cell>
              <table:table-cell office:value-type="float" office:value="0.489904615384615">
                <text:p>0.489904615384615</text:p>
              </table:table-cell>
              <table:table-cell office:value-type="float" office:value="0.419843846153846">
                <text:p>0.419843846153846</text:p>
              </table:table-cell>
              <table:table-cell office:value-type="float" office:value="0.34994641025641">
                <text:p>0.34994641025641</text:p>
              </table:table-cell>
              <table:table-cell office:value-type="float" office:value="0.287962051282051">
                <text:p>0.287962051282051</text:p>
              </table:table-cell>
              <table:table-cell office:value-type="float" office:value="0.261245641025641">
                <text:p>0.261245641025641</text:p>
              </table:table-cell>
              <table:table-cell office:value-type="float" office:value="0.239517948717949">
                <text:p>0.239517948717949</text:p>
              </table:table-cell>
              <table:table-cell office:value-type="float" office:value="0.241212051282051">
                <text:p>0.241212051282051</text:p>
              </table:table-cell>
            </table:table-row>
            <table:table-row>
              <table:table-cell office:value-type="string">
                <text:p>Average 2</text:p>
                <draw:g>
                  <svg:desc>39subsets.A83:39subsets.A83</svg:desc>
                </draw:g>
              </table:table-cell>
              <table:table-cell office:value-type="float" office:value="0.245916153846154">
                <text:p>0.245916153846154</text:p>
                <draw:g>
                  <svg:desc>39subsets.B83:39subsets.P83</svg:desc>
                </draw:g>
              </table:table-cell>
              <table:table-cell office:value-type="float" office:value="0.236018974358974">
                <text:p>0.236018974358974</text:p>
              </table:table-cell>
              <table:table-cell office:value-type="float" office:value="0.261165641025641">
                <text:p>0.261165641025641</text:p>
              </table:table-cell>
              <table:table-cell office:value-type="float" office:value="0.304100512820513">
                <text:p>0.304100512820513</text:p>
              </table:table-cell>
              <table:table-cell office:value-type="float" office:value="0.348238461538462">
                <text:p>0.348238461538462</text:p>
              </table:table-cell>
              <table:table-cell office:value-type="float" office:value="0.415643846153846">
                <text:p>0.415643846153846</text:p>
              </table:table-cell>
              <table:table-cell office:value-type="float" office:value="0.491140769230769">
                <text:p>0.491140769230769</text:p>
              </table:table-cell>
              <table:table-cell office:value-type="float" office:value="0.602999230769231">
                <text:p>0.602999230769231</text:p>
              </table:table-cell>
              <table:table-cell office:value-type="float" office:value="0.689751025641026">
                <text:p>0.689751025641026</text:p>
              </table:table-cell>
              <table:table-cell office:value-type="float" office:value="0.79906641025641">
                <text:p>0.79906641025641</text:p>
              </table:table-cell>
              <table:table-cell office:value-type="float" office:value="0.898708974358974">
                <text:p>0.898708974358974</text:p>
              </table:table-cell>
              <table:table-cell office:value-type="float" office:value="0.989976153846154">
                <text:p>0.989976153846154</text:p>
              </table:table-cell>
              <table:table-cell office:value-type="float" office:value="1.06864179487179">
                <text:p>1.06864179487179</text:p>
              </table:table-cell>
              <table:table-cell office:value-type="float" office:value="1.13607051282051">
                <text:p>1.13607051282051</text:p>
              </table:table-cell>
              <table:table-cell office:value-type="float" office:value="1.20758153846154">
                <text:p>1.20758153846154</text:p>
              </table:table-cell>
            </table:table-row>
            <table:table-row>
              <table:table-cell office:value-type="string">
                <text:p>OpenFace Thershold</text:p>
                <draw:g>
                  <svg:desc>39subsets.A85:39subsets.A85</svg:desc>
                </draw:g>
              </table:table-cell>
              <table:table-cell office:value-type="float" office:value="0.99">
                <text:p>0.99</text:p>
                <draw:g>
                  <svg:desc>39subsets.B85:39subsets.P85</svg:desc>
                </draw:g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0-10 Threshold</text:p>
                <draw:g>
                  <svg:desc>39subsets.A86:39subsets.A86</svg:desc>
                </draw:g>
              </table:table-cell>
              <table:table-cell office:value-type="float" office:value="0.76891524">
                <text:p>0.76891524</text:p>
                <draw:g>
                  <svg:desc>39subsets.B86:39subsets.P86</svg:desc>
                </draw:g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  <table:table-cell office:value-type="float" office:value="0.76891524">
                <text:p>0.768915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952cm" style:legend-expansion="high" chart:style-name="ch2"/>
        <chart:plot-area chart:style-name="ch3" table:cell-range-address="'Jannis morph'.A20:'Jannis morph'.AE21" chart:data-source-has-labels="column" svg:x="1.331cm" svg:y="0.18cm" svg:width="11.47cm" svg:height="7.659cm">
          <chartooo:coordinate-region svg:x="2.058cm" svg:y="0.379cm" svg:width="10.743cm" svg:height="6.668cm"/>
          <chart:axis chart:dimension="x" chart:name="primary-x" chart:style-name="ch4">
            <chart:title svg:x="6.374cm" svg:y="8.019cm" chart:style-name="ch5">
              <text:p>Distance</text:p>
            </chart:title>
          </chart:axis>
          <chart:axis chart:dimension="y" chart:name="primary-y" chart:style-name="ch4">
            <chart:title svg:x="0.451cm" svg:y="5.006cm" chart:style-name="ch6">
              <text:p>Morphstages</text:p>
            </chart:title>
            <chart:grid chart:style-name="ch7" chart:class="major"/>
          </chart:axis>
          <chart:series chart:style-name="ch8" chart:values-cell-range-address="'Jannis morph'.B20:'Jannis morph'.AE20" chart:label-cell-address="'Jannis morph'.A20:'Jannis morph'.A20" chart:class="chart:line">
            <chart:data-point chart:repeated="30"/>
          </chart:series>
          <chart:series chart:style-name="ch9" chart:values-cell-range-address="'Jannis morph'.B21:'Jannis morph'.AE21" chart:label-cell-address="'Jannis morph'.A21:'Jannis morph'.A2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verage 1</text:p>
                <draw:g>
                  <svg:desc>'Jannis morph'.A20:'Jannis morph'.A20</svg:desc>
                </draw:g>
              </table:table-cell>
              <table:table-cell office:value-type="float" office:value="0.19946875">
                <text:p>0.19946875</text:p>
                <draw:g>
                  <svg:desc>'Jannis morph'.B20:'Jannis morph'.AE20</svg:desc>
                </draw:g>
              </table:table-cell>
              <table:table-cell office:value-type="float" office:value="0.20933625">
                <text:p>0.20933625</text:p>
              </table:table-cell>
              <table:table-cell office:value-type="float" office:value="0.2245275">
                <text:p>0.2245275</text:p>
              </table:table-cell>
              <table:table-cell office:value-type="float" office:value="0.22472625">
                <text:p>0.22472625</text:p>
              </table:table-cell>
              <table:table-cell office:value-type="float" office:value="0.26606375">
                <text:p>0.26606375</text:p>
              </table:table-cell>
              <table:table-cell office:value-type="float" office:value="0.26988375">
                <text:p>0.26988375</text:p>
              </table:table-cell>
              <table:table-cell office:value-type="float" office:value="0.29441625">
                <text:p>0.29441625</text:p>
              </table:table-cell>
              <table:table-cell office:value-type="float" office:value="0.32532375">
                <text:p>0.32532375</text:p>
              </table:table-cell>
              <table:table-cell office:value-type="float" office:value="0.348545">
                <text:p>0.348545</text:p>
              </table:table-cell>
              <table:table-cell office:value-type="float" office:value="0.38559">
                <text:p>0.38559</text:p>
              </table:table-cell>
              <table:table-cell office:value-type="float" office:value="0.42161">
                <text:p>0.42161</text:p>
              </table:table-cell>
              <table:table-cell office:value-type="float" office:value="0.47605375">
                <text:p>0.47605375</text:p>
              </table:table-cell>
              <table:table-cell office:value-type="float" office:value="0.50468625">
                <text:p>0.50468625</text:p>
              </table:table-cell>
              <table:table-cell office:value-type="float" office:value="0.55624125">
                <text:p>0.55624125</text:p>
              </table:table-cell>
              <table:table-cell office:value-type="float" office:value="0.60882625">
                <text:p>0.60882625</text:p>
              </table:table-cell>
              <table:table-cell office:value-type="float" office:value="0.649185">
                <text:p>0.649185</text:p>
              </table:table-cell>
              <table:table-cell office:value-type="float" office:value="0.69072375">
                <text:p>0.69072375</text:p>
              </table:table-cell>
              <table:table-cell office:value-type="float" office:value="0.75255875">
                <text:p>0.75255875</text:p>
              </table:table-cell>
              <table:table-cell office:value-type="float" office:value="0.8150925">
                <text:p>0.8150925</text:p>
              </table:table-cell>
              <table:table-cell office:value-type="float" office:value="0.84088125">
                <text:p>0.84088125</text:p>
              </table:table-cell>
              <table:table-cell office:value-type="float" office:value="0.88079625">
                <text:p>0.88079625</text:p>
              </table:table-cell>
              <table:table-cell office:value-type="float" office:value="0.93613125">
                <text:p>0.93613125</text:p>
              </table:table-cell>
              <table:table-cell office:value-type="float" office:value="0.971905">
                <text:p>0.971905</text:p>
              </table:table-cell>
              <table:table-cell office:value-type="float" office:value="1.01835">
                <text:p>1.01835</text:p>
              </table:table-cell>
              <table:table-cell office:value-type="float" office:value="1.0577675">
                <text:p>1.0577675</text:p>
              </table:table-cell>
              <table:table-cell office:value-type="float" office:value="1.092515">
                <text:p>1.092515</text:p>
              </table:table-cell>
              <table:table-cell office:value-type="float" office:value="1.13934">
                <text:p>1.13934</text:p>
              </table:table-cell>
              <table:table-cell office:value-type="float" office:value="1.16408625">
                <text:p>1.16408625</text:p>
              </table:table-cell>
              <table:table-cell office:value-type="float" office:value="1.20808">
                <text:p>1.20808</text:p>
              </table:table-cell>
              <table:table-cell office:value-type="float" office:value="1.217835">
                <text:p>1.217835</text:p>
              </table:table-cell>
            </table:table-row>
            <table:table-row>
              <table:table-cell office:value-type="string">
                <text:p>Average 2</text:p>
                <draw:g>
                  <svg:desc>'Jannis morph'.A21:'Jannis morph'.A21</svg:desc>
                </draw:g>
              </table:table-cell>
              <table:table-cell office:value-type="float" office:value="1.1405675">
                <text:p>1.1405675</text:p>
                <draw:g>
                  <svg:desc>'Jannis morph'.B21:'Jannis morph'.AE21</svg:desc>
                </draw:g>
              </table:table-cell>
              <table:table-cell office:value-type="float" office:value="1.1018425">
                <text:p>1.1018425</text:p>
              </table:table-cell>
              <table:table-cell office:value-type="float" office:value="1.05263625">
                <text:p>1.05263625</text:p>
              </table:table-cell>
              <table:table-cell office:value-type="float" office:value="1.0144775">
                <text:p>1.0144775</text:p>
              </table:table-cell>
              <table:table-cell office:value-type="float" office:value="0.9664525">
                <text:p>0.9664525</text:p>
              </table:table-cell>
              <table:table-cell office:value-type="float" office:value="0.91355625">
                <text:p>0.91355625</text:p>
              </table:table-cell>
              <table:table-cell office:value-type="float" office:value="0.86279625">
                <text:p>0.86279625</text:p>
              </table:table-cell>
              <table:table-cell office:value-type="float" office:value="0.8162725">
                <text:p>0.8162725</text:p>
              </table:table-cell>
              <table:table-cell office:value-type="float" office:value="0.77442125">
                <text:p>0.77442125</text:p>
              </table:table-cell>
              <table:table-cell office:value-type="float" office:value="0.7137575">
                <text:p>0.7137575</text:p>
              </table:table-cell>
              <table:table-cell office:value-type="float" office:value="0.66997125">
                <text:p>0.66997125</text:p>
              </table:table-cell>
              <table:table-cell office:value-type="float" office:value="0.617115">
                <text:p>0.617115</text:p>
              </table:table-cell>
              <table:table-cell office:value-type="float" office:value="0.57005">
                <text:p>0.57005</text:p>
              </table:table-cell>
              <table:table-cell office:value-type="float" office:value="0.521795">
                <text:p>0.521795</text:p>
              </table:table-cell>
              <table:table-cell office:value-type="float" office:value="0.459735">
                <text:p>0.459735</text:p>
              </table:table-cell>
              <table:table-cell office:value-type="float" office:value="0.43355">
                <text:p>0.43355</text:p>
              </table:table-cell>
              <table:table-cell office:value-type="float" office:value="0.38897">
                <text:p>0.38897</text:p>
              </table:table-cell>
              <table:table-cell office:value-type="float" office:value="0.34929375">
                <text:p>0.34929375</text:p>
              </table:table-cell>
              <table:table-cell office:value-type="float" office:value="0.31185">
                <text:p>0.31185</text:p>
              </table:table-cell>
              <table:table-cell office:value-type="float" office:value="0.2783525">
                <text:p>0.2783525</text:p>
              </table:table-cell>
              <table:table-cell office:value-type="float" office:value="0.2491725">
                <text:p>0.2491725</text:p>
              </table:table-cell>
              <table:table-cell office:value-type="float" office:value="0.21410125">
                <text:p>0.21410125</text:p>
              </table:table-cell>
              <table:table-cell office:value-type="float" office:value="0.19493">
                <text:p>0.19493</text:p>
              </table:table-cell>
              <table:table-cell office:value-type="float" office:value="0.174165">
                <text:p>0.174165</text:p>
              </table:table-cell>
              <table:table-cell office:value-type="float" office:value="0.16277375">
                <text:p>0.16277375</text:p>
              </table:table-cell>
              <table:table-cell office:value-type="float" office:value="0.15287375">
                <text:p>0.15287375</text:p>
              </table:table-cell>
              <table:table-cell office:value-type="float" office:value="0.14450125">
                <text:p>0.14450125</text:p>
              </table:table-cell>
              <table:table-cell office:value-type="float" office:value="0.135805">
                <text:p>0.135805</text:p>
              </table:table-cell>
              <table:table-cell office:value-type="float" office:value="0.132525">
                <text:p>0.132525</text:p>
              </table:table-cell>
              <table:table-cell office:value-type="float" office:value="0.13687875">
                <text:p>0.136878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481cm" svg:y="3.703cm" style:legend-expansion="high" chart:style-name="ch2"/>
        <chart:plot-area chart:style-name="ch3" table:cell-range-address="'Jannis morph'.A22:'Jannis morph'.AE24" chart:data-source-has-labels="column" svg:x="1.331cm" svg:y="0.18cm" svg:width="9.83cm" svg:height="7.659cm">
          <chartooo:coordinate-region svg:x="2.058cm" svg:y="0.379cm" svg:width="9.103cm" svg:height="6.668cm"/>
          <chart:axis chart:dimension="x" chart:name="primary-x" chart:style-name="ch4">
            <chart:title svg:x="5.249cm" svg:y="8.019cm" chart:style-name="ch5">
              <text:p>Morphstages</text:p>
            </chart:title>
          </chart:axis>
          <chart:axis chart:dimension="y" chart:name="primary-y" chart:style-name="ch4">
            <chart:title svg:x="0.451cm" svg:y="4.701cm" chart:style-name="ch6">
              <text:p>Distance</text:p>
            </chart:title>
            <chart:grid chart:style-name="ch7" chart:class="major"/>
          </chart:axis>
          <chart:series chart:style-name="ch8" chart:values-cell-range-address="'Jannis morph'.B22:'Jannis morph'.AE22" chart:label-cell-address="'Jannis morph'.A22:'Jannis morph'.A22" chart:class="chart:line">
            <chart:data-point chart:repeated="30"/>
          </chart:series>
          <chart:series chart:style-name="ch9" chart:values-cell-range-address="'Jannis morph'.B23:'Jannis morph'.AE23" chart:label-cell-address="'Jannis morph'.A23:'Jannis morph'.A23" chart:class="chart:line">
            <chart:data-point chart:repeated="30"/>
          </chart:series>
          <chart:series chart:style-name="ch10" chart:values-cell-range-address="'Jannis morph'.B24:'Jannis morph'.AE24" chart:label-cell-address="'Jannis morph'.A24:'Jannis morph'.A24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'Jannis morph'.A22:'Jannis morph'.A22</svg:desc>
                </draw:g>
              </table:table-cell>
              <table:table-cell office:value-type="float" office:value="1.1405675">
                <text:p>1.1405675</text:p>
                <draw:g>
                  <svg:desc>'Jannis morph'.B22:'Jannis morph'.AE22</svg:desc>
                </draw:g>
              </table:table-cell>
              <table:table-cell office:value-type="float" office:value="1.1018425">
                <text:p>1.1018425</text:p>
              </table:table-cell>
              <table:table-cell office:value-type="float" office:value="1.05263625">
                <text:p>1.05263625</text:p>
              </table:table-cell>
              <table:table-cell office:value-type="float" office:value="1.0144775">
                <text:p>1.0144775</text:p>
              </table:table-cell>
              <table:table-cell office:value-type="float" office:value="0.9664525">
                <text:p>0.9664525</text:p>
              </table:table-cell>
              <table:table-cell office:value-type="float" office:value="0.91355625">
                <text:p>0.91355625</text:p>
              </table:table-cell>
              <table:table-cell office:value-type="float" office:value="0.86279625">
                <text:p>0.86279625</text:p>
              </table:table-cell>
              <table:table-cell office:value-type="float" office:value="0.8162725">
                <text:p>0.8162725</text:p>
              </table:table-cell>
              <table:table-cell office:value-type="float" office:value="0.77442125">
                <text:p>0.77442125</text:p>
              </table:table-cell>
              <table:table-cell office:value-type="float" office:value="0.7137575">
                <text:p>0.7137575</text:p>
              </table:table-cell>
              <table:table-cell office:value-type="float" office:value="0.66997125">
                <text:p>0.66997125</text:p>
              </table:table-cell>
              <table:table-cell office:value-type="float" office:value="0.617115">
                <text:p>0.617115</text:p>
              </table:table-cell>
              <table:table-cell office:value-type="float" office:value="0.57005">
                <text:p>0.57005</text:p>
              </table:table-cell>
              <table:table-cell office:value-type="float" office:value="0.55624125">
                <text:p>0.55624125</text:p>
              </table:table-cell>
              <table:table-cell office:value-type="float" office:value="0.60882625">
                <text:p>0.60882625</text:p>
              </table:table-cell>
              <table:table-cell office:value-type="float" office:value="0.649185">
                <text:p>0.649185</text:p>
              </table:table-cell>
              <table:table-cell office:value-type="float" office:value="0.69072375">
                <text:p>0.69072375</text:p>
              </table:table-cell>
              <table:table-cell office:value-type="float" office:value="0.75255875">
                <text:p>0.75255875</text:p>
              </table:table-cell>
              <table:table-cell office:value-type="float" office:value="0.8150925">
                <text:p>0.8150925</text:p>
              </table:table-cell>
              <table:table-cell office:value-type="float" office:value="0.84088125">
                <text:p>0.84088125</text:p>
              </table:table-cell>
              <table:table-cell office:value-type="float" office:value="0.88079625">
                <text:p>0.88079625</text:p>
              </table:table-cell>
              <table:table-cell office:value-type="float" office:value="0.93613125">
                <text:p>0.93613125</text:p>
              </table:table-cell>
              <table:table-cell office:value-type="float" office:value="0.971905">
                <text:p>0.971905</text:p>
              </table:table-cell>
              <table:table-cell office:value-type="float" office:value="1.01835">
                <text:p>1.01835</text:p>
              </table:table-cell>
              <table:table-cell office:value-type="float" office:value="1.0577675">
                <text:p>1.0577675</text:p>
              </table:table-cell>
              <table:table-cell office:value-type="float" office:value="1.092515">
                <text:p>1.092515</text:p>
              </table:table-cell>
              <table:table-cell office:value-type="float" office:value="1.13934">
                <text:p>1.13934</text:p>
              </table:table-cell>
              <table:table-cell office:value-type="float" office:value="1.16408625">
                <text:p>1.16408625</text:p>
              </table:table-cell>
              <table:table-cell office:value-type="float" office:value="1.20808">
                <text:p>1.20808</text:p>
              </table:table-cell>
              <table:table-cell office:value-type="float" office:value="1.217835">
                <text:p>1.217835</text:p>
              </table:table-cell>
            </table:table-row>
            <table:table-row>
              <table:table-cell office:value-type="string">
                <text:p>OpenFace Thershold</text:p>
                <draw:g>
                  <svg:desc>'Jannis morph'.A23:'Jannis morph'.A23</svg:desc>
                </draw:g>
              </table:table-cell>
              <table:table-cell office:value-type="float" office:value="0.99">
                <text:p>0.99</text:p>
                <draw:g>
                  <svg:desc>'Jannis morph'.B23:'Jannis morph'.AE23</svg:desc>
                </draw:g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0-10 Threshold</text:p>
                <draw:g>
                  <svg:desc>'Jannis morph'.A24:'Jannis morph'.A24</svg:desc>
                </draw:g>
              </table:table-cell>
              <table:table-cell office:value-type="float" office:value="0.7172467154">
                <text:p>0.7172467154</text:p>
                <draw:g>
                  <svg:desc>'Jannis morph'.B24:'Jannis morph'.AE24</svg:desc>
                </draw:g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  <table:table-cell office:value-type="float" office:value="0.7172467154">
                <text:p>0.717246715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